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022985c" style:font-size-asian="15pt" style:font-weight-asian="bold" style:font-size-complex="15pt" style:font-weight-complex="bold"/>
    </style:style>
    <style:style style:name="P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19b403" officeooo:paragraph-rsid="0319b403" style:font-size-asian="15pt" style:font-weight-asian="normal" style:font-size-complex="15pt" style:font-weight-complex="normal"/>
    </style:style>
    <style:style style:name="P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20fd85" officeooo:paragraph-rsid="0320fd85" style:font-size-asian="15pt" style:font-weight-asian="normal" style:font-size-complex="15pt" style:font-weight-complex="normal"/>
    </style:style>
    <style:style style:name="P4" style:family="paragraph" style:parent-style-name="Text_20_body">
      <style:text-properties fo:font-size="15pt" style:font-size-asian="15pt" style:font-size-complex="15pt"/>
    </style:style>
    <style:style style:name="P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1cc851"/>
    </style:style>
    <style:style style:name="P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24cccb"/>
    </style:style>
    <style:style style:name="P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2f038b"/>
    </style:style>
    <style:style style:name="P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38bb4c"/>
    </style:style>
    <style:style style:name="P9" style:family="paragraph" style:parent-style-name="Text_20_body">
      <style:text-properties fo:font-size="12pt" fo:font-style="italic" officeooo:rsid="0324cccb" officeooo:paragraph-rsid="0324cccb" style:font-size-asian="12pt" style:font-style-asian="italic" style:font-size-complex="12pt" style:font-style-complex="italic"/>
    </style:style>
    <style:style style:name="P1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9b403" officeooo:paragraph-rsid="0319b403" style:font-size-asian="14pt" style:font-weight-asian="normal" style:font-size-complex="14pt" style:font-weight-complex="normal"/>
    </style:style>
    <style:style style:name="P1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d6a43" officeooo:paragraph-rsid="031d6a43" style:font-size-asian="14pt" style:font-weight-asian="normal" style:font-size-complex="14pt" style:font-weight-complex="normal"/>
    </style:style>
    <style:style style:name="P1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d6a43" officeooo:paragraph-rsid="031e0504" style:font-size-asian="14pt" style:font-weight-asian="normal" style:font-size-complex="14pt" style:font-weight-complex="normal"/>
    </style:style>
    <style:style style:name="P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e0504" officeooo:paragraph-rsid="031f46a2" style:font-size-asian="14pt" style:font-weight-asian="normal" style:font-size-complex="14pt" style:font-weight-complex="normal"/>
    </style:style>
    <style:style style:name="P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f46a2" officeooo:paragraph-rsid="031f46a2" style:font-size-asian="14pt" style:font-weight-asian="normal" style:font-size-complex="14pt" style:font-weight-complex="normal"/>
    </style:style>
    <style:style style:name="P1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aeb4" officeooo:paragraph-rsid="0320aeb4" style:font-size-asian="14pt" style:font-weight-asian="normal" style:font-size-complex="14pt" style:font-weight-complex="normal"/>
    </style:style>
    <style:style style:name="P16"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2c416" style:font-size-asian="14pt" style:font-weight-asian="normal" style:font-size-complex="14pt" style:font-weight-complex="normal"/>
    </style:style>
    <style:style style:name="P17"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0fd85" style:font-size-asian="14pt" style:font-weight-asian="normal" style:font-size-complex="14pt" style:font-weight-complex="normal"/>
    </style:style>
    <style:style style:name="P18"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588c4" officeooo:paragraph-rsid="032588c4" style:font-size-asian="14pt" style:font-weight-asian="normal" style:font-size-complex="14pt" style:font-weight-complex="normal"/>
    </style:style>
    <style:style style:name="P19" style:family="paragraph" style:parent-style-name="Text_20_body">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20" style:family="paragraph" style:parent-style-name="Text_20_body">
      <style:text-properties fo:font-size="14pt" style:font-size-asian="14pt" style:font-size-complex="14pt"/>
    </style:style>
    <style:style style:name="P2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31e0504" style:font-size-asian="14pt" style:font-size-complex="14pt"/>
    </style:style>
    <style:style style:name="P22" style:family="paragraph" style:parent-style-name="Text_20_body">
      <style:text-properties fo:font-size="14pt" officeooo:rsid="0322c416" officeooo:paragraph-rsid="0322c416" style:font-size-asian="14pt" style:font-size-complex="14pt"/>
    </style:style>
    <style:style style:name="P23" style:family="paragraph" style:parent-style-name="Text_20_body">
      <style:text-properties fo:font-size="14pt" officeooo:rsid="0323d520" officeooo:paragraph-rsid="0323d520" style:font-size-asian="14pt" style:font-size-complex="14pt"/>
    </style:style>
    <style:style style:name="P24" style:family="paragraph" style:parent-style-name="Text_20_body">
      <style:text-properties fo:font-size="14pt" officeooo:rsid="0329bffd" officeooo:paragraph-rsid="0329bffd" style:font-size-asian="14pt" style:font-size-complex="14pt"/>
    </style:style>
    <style:style style:name="P2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2f038b" officeooo:paragraph-rsid="032f038b" style:font-size-asian="14pt" style:font-size-complex="14pt"/>
    </style:style>
    <style:style style:name="P26" style:family="paragraph" style:parent-style-name="Text_20_body">
      <style:text-properties fo:font-size="14pt" officeooo:rsid="032f038b" officeooo:paragraph-rsid="032f038b" style:font-size-asian="14pt" style:font-size-complex="14pt"/>
    </style:style>
    <style:style style:name="P2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2fd7f7" officeooo:paragraph-rsid="03335e73" style:font-size-asian="14pt" style:font-size-complex="14pt"/>
    </style:style>
    <style:style style:name="P2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35e73" officeooo:paragraph-rsid="03335e73" style:font-size-asian="14pt" style:font-size-complex="14pt"/>
    </style:style>
    <style:style style:name="P2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41863" officeooo:paragraph-rsid="03341863" style:font-size-asian="14pt" style:font-size-complex="14pt"/>
    </style:style>
    <style:style style:name="P30" style:family="paragraph" style:parent-style-name="Text_20_body">
      <style:text-properties fo:font-size="14pt" officeooo:rsid="03341863" officeooo:paragraph-rsid="03341863" style:font-size-asian="14pt" style:font-size-complex="14pt"/>
    </style:style>
    <style:style style:name="P31" style:family="paragraph" style:parent-style-name="Text_20_body">
      <style:text-properties fo:font-size="14pt" officeooo:rsid="0335ba75" style:font-size-asian="12.25pt" style:font-size-complex="14pt"/>
    </style:style>
    <style:style style:name="P32" style:family="paragraph" style:parent-style-name="Text_20_body">
      <style:text-properties fo:font-size="14pt" officeooo:rsid="03376391" officeooo:paragraph-rsid="03376391" style:font-size-asian="12.25pt" style:font-size-complex="14pt"/>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center" style:justify-single-word="false"/>
      <style:text-properties officeooo:paragraph-rsid="0323d520"/>
    </style:style>
    <style:style style:name="P35" style:family="paragraph" style:parent-style-name="Text_20_body">
      <style:text-properties officeooo:paragraph-rsid="0323d520"/>
    </style:style>
    <style:style style:name="P36" style:family="paragraph" style:parent-style-name="Text_20_body">
      <style:text-properties officeooo:paragraph-rsid="03341863"/>
    </style:style>
    <style:style style:name="P37" style:family="paragraph" style:parent-style-name="Text_20_body">
      <style:text-properties officeooo:rsid="03341863" officeooo:paragraph-rsid="03341863"/>
    </style:style>
    <style:style style:name="P38"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text-underline-style="none" officeooo:rsid="0255c5b9" officeooo:paragraph-rsid="0255c5b9"/>
    </style:style>
    <style:style style:name="P39"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font-name="Liberation Serif" fo:font-size="24pt" fo:font-weight="bold" officeooo:rsid="0319b403" officeooo:paragraph-rsid="0319b403" style:font-name-asian="Noto Serif CJK SC" style:font-size-asian="24pt" style:font-weight-asian="bold" style:font-name-complex="Lohit Devanagari" style:font-size-complex="24pt" style:font-weight-complex="bold"/>
    </style:style>
    <style:style style:name="P40" style:family="paragraph" style:parent-style-name="Text_20_body">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41" style:family="paragraph" style:parent-style-name="Text_20_body" style:master-page-name="">
      <loext:graphic-properties draw:fill="none"/>
      <style:paragraph-properties fo:margin-left="0.5618in" fo:margin-right="0in" fo:margin-top="0in" fo:margin-bottom="0.0972in" loext:contextual-spacing="false" fo:line-height="115%" fo:text-align="start" style:justify-single-word="false" fo:text-indent="0in" style:auto-text-indent="false" style:page-number="auto"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42" style:family="paragraph" style:parent-style-name="Text_20_body" style:master-page-name="">
      <loext:graphic-properties draw:fill="none"/>
      <style:paragraph-properties fo:margin-left="0.5618in" fo:margin-right="0in" fo:margin-top="0in" fo:margin-bottom="0.0972in" loext:contextual-spacing="false" fo:line-height="115%" fo:text-indent="0in" style:auto-text-indent="false" style:page-number="auto" fo:background-color="transparent"/>
      <style:text-properties officeooo:paragraph-rsid="03274d26"/>
    </style:style>
    <style:style style:name="P43" style:family="paragraph" style:parent-style-name="Text_20_body">
      <loext:graphic-properties draw:fill="none"/>
      <style:paragraph-properties fo:margin-left="0.56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44" style:family="paragraph" style:parent-style-name="Standard">
      <style:paragraph-properties fo:text-align="center" style:justify-single-word="false"/>
      <style:text-properties officeooo:paragraph-rsid="033ac4af"/>
    </style:style>
    <style:style style:name="P45" style:family="paragraph" style:parent-style-name="Standard">
      <style:paragraph-properties fo:text-align="center" style:justify-single-word="false"/>
      <style:text-properties officeooo:paragraph-rsid="033ac4af"/>
    </style:style>
    <style:style style:name="P46" style:family="paragraph" style:parent-style-name="Standard">
      <style:paragraph-properties fo:text-align="center" style:justify-single-word="false"/>
      <style:text-properties officeooo:paragraph-rsid="0340fa9c"/>
    </style:style>
    <style:style style:name="P47" style:family="paragraph" style:parent-style-name="Standard">
      <style:paragraph-properties fo:text-align="center" style:justify-single-word="false"/>
      <style:text-properties officeooo:paragraph-rsid="03439925"/>
    </style:style>
    <style:style style:name="P48" style:family="paragraph" style:parent-style-name="Standard">
      <style:paragraph-properties fo:text-align="center" style:justify-single-word="false"/>
      <style:text-properties officeooo:paragraph-rsid="034520b1"/>
    </style:style>
    <style:style style:name="P49"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50"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3ac4af"/>
    </style:style>
    <style:style style:name="P51"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40fa9c"/>
    </style:style>
    <style:style style:name="P52" style:family="paragraph" style:parent-style-name="Standard"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439925"/>
    </style:style>
    <style:style style:name="P53"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rsid="033ac4af" officeooo:paragraph-rsid="033ac4af"/>
    </style:style>
    <style:style style:name="P54"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rsid="033ac4af" officeooo:paragraph-rsid="0340fa9c"/>
    </style:style>
    <style:style style:name="P55" style:family="paragraph" style:parent-style-name="Standard"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439925" officeooo:paragraph-rsid="03439925" style:font-size-asian="15pt" style:font-size-complex="15pt"/>
    </style:style>
    <style:style style:name="P56"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fd85" officeooo:paragraph-rsid="0320fd85" style:font-size-asian="14pt" style:font-weight-asian="normal" style:font-size-complex="14pt" style:font-weight-complex="normal"/>
    </style:style>
    <style:style style:name="P57"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fd85" officeooo:paragraph-rsid="0320fd85" style:font-size-asian="14pt" style:font-weight-asian="normal" style:font-size-complex="14pt" style:font-weight-complex="normal"/>
    </style:style>
    <style:style style:name="P58"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2c416" style:font-size-asian="14pt" style:font-weight-asian="normal" style:font-size-complex="14pt" style:font-weight-complex="normal"/>
    </style:style>
    <style:style style:name="P59"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3e6296" style:font-size-asian="14pt" style:font-weight-asian="normal" style:font-size-complex="14pt" style:font-weight-complex="normal"/>
    </style:style>
    <style:style style:name="P60"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588c4" officeooo:paragraph-rsid="033e6296" style:font-size-asian="14pt" style:font-weight-asian="normal" style:font-size-complex="14pt" style:font-weight-complex="normal"/>
    </style:style>
    <style:style style:name="P61"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3e8019" officeooo:paragraph-rsid="033e8019" style:font-size-asian="14pt" style:font-weight-asian="normal" style:font-size-complex="14pt" style:font-weight-complex="normal"/>
    </style:style>
    <style:style style:name="P62"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46ce97" officeooo:paragraph-rsid="0346ce97" style:font-size-asian="14pt" style:font-weight-asian="normal" style:font-size-complex="14pt" style:font-weight-complex="normal"/>
    </style:style>
    <style:style style:name="P63" style:family="paragraph" style:parent-style-name="Text_20_body" style:list-style-name="L4">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35e73" officeooo:paragraph-rsid="03335e73" style:font-size-asian="14pt" style:font-size-complex="14pt"/>
    </style:style>
    <style:style style:name="P64"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20fd85"/>
    </style:style>
    <style:style style:name="P65"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44355c"/>
    </style:style>
    <style:style style:name="P66"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320fd85" officeooo:paragraph-rsid="0320fd85"/>
    </style:style>
    <style:style style:name="P6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2bb812" officeooo:paragraph-rsid="032bb812" style:font-size-asian="15pt" style:font-weight-asian="normal" style:font-size-complex="15pt" style:font-weight-complex="normal"/>
    </style:style>
    <style:style style:name="P68" style:family="paragraph" style:parent-style-name="Text_20_body">
      <style:text-properties fo:font-size="15pt" style:font-size-asian="15pt" style:font-size-complex="15pt"/>
    </style:style>
    <style:style style:name="P69"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32588c4" officeooo:paragraph-rsid="032588c4"/>
    </style:style>
    <style:style style:name="P70"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2pt" fo:font-style="italic" style:text-underline-style="none" fo:font-weight="normal" officeooo:rsid="0346ce97" officeooo:paragraph-rsid="0346ce97" style:font-size-asian="12pt" style:font-style-asian="italic" style:font-weight-asian="normal" style:font-size-complex="12pt" style:font-style-complex="italic" style:font-weight-complex="normal"/>
    </style:style>
    <style:style style:name="P71" style:family="paragraph" style:parent-style-name="Text_20_body" style:list-style-name="L2"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style>
    <style:style style:name="P72"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officeooo:paragraph-rsid="0341c688"/>
    </style:style>
    <style:style style:name="P73"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fo:font-size="15pt" officeooo:rsid="03274d26" officeooo:paragraph-rsid="033ac4af" style:font-size-asian="15pt" style:font-size-complex="15pt"/>
    </style:style>
    <style:style style:name="P74" style:family="paragraph" style:parent-style-name="Text_20_body" style:list-style-name="L2">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75" style:family="paragraph" style:parent-style-name="Text_20_body">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76"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41c688"/>
    </style:style>
    <style:style style:name="P77"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3ac4af" style:font-size-asian="15pt" style:font-size-complex="15pt"/>
    </style:style>
    <style:style style:name="P78"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439925" style:font-size-asian="15pt" style:font-size-complex="15pt"/>
    </style:style>
    <style:style style:name="P79"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fo:font-size="15pt" officeooo:paragraph-rsid="0340fa9c" style:font-size-asian="15pt" style:font-size-complex="15pt"/>
    </style:style>
    <style:style style:name="P80" style:family="paragraph" style:parent-style-name="Text_20_body" style:master-page-name="">
      <loext:graphic-properties draw:fill="none"/>
      <style:paragraph-properties fo:margin-left="0.5618in" fo:margin-right="0in" fo:margin-top="0in" fo:margin-bottom="0.0972in" loext:contextual-spacing="false" fo:line-height="115%" fo:text-align="start" style:justify-single-word="false" fo:text-indent="0in" style:auto-text-indent="false" style:page-number="auto"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81" style:family="paragraph" style:parent-style-name="Text_20_body" style:master-page-name="">
      <loext:graphic-properties draw:fill="none"/>
      <style:paragraph-properties fo:margin-left="0.5618in" fo:margin-right="0in" fo:margin-top="0in" fo:margin-bottom="0.0972in" loext:contextual-spacing="false" fo:line-height="115%" fo:text-indent="0in" style:auto-text-indent="false" style:page-number="auto" fo:background-color="transparent"/>
      <style:text-properties officeooo:paragraph-rsid="0340fa9c"/>
    </style:style>
    <style:style style:name="P82" style:family="paragraph" style:parent-style-name="Text_20_body">
      <loext:graphic-properties draw:fill="none"/>
      <style:paragraph-properties fo:margin-left="0.56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8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style:text-underline-style="none" fo:font-weight="normal" officeooo:rsid="031e0504" style:font-weight-asian="normal" style:font-weight-complex="normal"/>
    </style:style>
    <style:style style:name="T3" style:family="text">
      <style:text-properties style:text-underline-style="none" fo:font-weight="normal" officeooo:rsid="031f46a2" style:font-weight-asian="normal" style:font-weight-complex="normal"/>
    </style:style>
    <style:style style:name="T4" style:family="text">
      <style:text-properties fo:font-size="15pt" style:text-underline-style="solid" style:text-underline-width="auto" style:text-underline-color="font-color" fo:font-weight="bold" officeooo:rsid="031f46a2" style:font-size-asian="15pt" style:font-weight-asian="bold" style:font-size-complex="15pt" style:font-weight-complex="bold"/>
    </style:style>
    <style:style style:name="T5" style:family="text">
      <style:text-properties fo:font-size="15pt" style:text-underline-style="solid" style:text-underline-width="auto" style:text-underline-color="font-color" fo:font-weight="bold" officeooo:rsid="0324cccb" style:font-size-asian="15pt" style:font-weight-asian="bold" style:font-size-complex="15pt" style:font-weight-complex="bold"/>
    </style:style>
    <style:style style:name="T6" style:family="text">
      <style:text-properties fo:font-size="15pt" style:text-underline-style="solid" style:text-underline-width="auto" style:text-underline-color="font-color" fo:font-weight="bold" officeooo:rsid="032f038b" style:font-size-asian="15pt" style:font-weight-asian="bold" style:font-size-complex="15pt" style:font-weight-complex="bold"/>
    </style:style>
    <style:style style:name="T7" style:family="text">
      <style:text-properties fo:font-size="15pt" style:text-underline-style="solid" style:text-underline-width="auto" style:text-underline-color="font-color" fo:font-weight="bold" officeooo:rsid="0338bb4c" style:font-size-asian="15pt" style:font-weight-asian="bold" style:font-size-complex="15pt" style:font-weight-complex="bold"/>
    </style:style>
    <style:style style:name="T8" style:family="text">
      <style:text-properties fo:font-size="15pt" style:text-underline-style="none" fo:font-weight="bold" officeooo:rsid="0022985c" style:font-size-asian="15pt" style:font-weight-asian="bold" style:font-size-complex="15pt" style:font-weight-complex="bold"/>
    </style:style>
    <style:style style:name="T9" style:family="text">
      <style:text-properties fo:font-size="15pt" style:text-underline-style="none" fo:font-weight="bold" officeooo:rsid="031cc851" style:font-size-asian="15pt" style:font-weight-asian="bold" style:font-size-complex="15pt" style:font-weight-complex="bold"/>
    </style:style>
    <style:style style:name="T10" style:family="text">
      <style:text-properties fo:font-size="15pt" style:text-underline-style="none" fo:font-weight="bold" officeooo:rsid="032f038b" style:font-size-asian="15pt" style:font-weight-asian="bold" style:font-size-complex="15pt" style:font-weight-complex="bold"/>
    </style:style>
    <style:style style:name="T11" style:family="text">
      <style:text-properties fo:font-size="15pt" style:text-underline-style="none" fo:font-weight="bold" officeooo:rsid="0338bb4c" style:font-size-asian="15pt" style:font-weight-asian="bold" style:font-size-complex="15pt" style:font-weight-complex="bold"/>
    </style:style>
    <style:style style:name="T12" style:family="text">
      <style:text-properties fo:font-size="15pt" officeooo:rsid="03274d26" style:font-size-asian="15pt" style:font-size-complex="15pt"/>
    </style:style>
    <style:style style:name="T13" style:family="text">
      <style:text-properties fo:font-size="15pt" fo:font-weight="bold" officeooo:rsid="0341c688" style:font-size-asian="15pt" style:font-weight-asian="bold" style:font-size-complex="15pt" style:font-weight-complex="bold"/>
    </style:style>
    <style:style style:name="T14" style:family="text">
      <style:text-properties fo:font-size="15pt" fo:font-weight="bold" officeooo:rsid="0346ce97" style:font-size-asian="15pt" style:font-weight-asian="bold" style:font-size-complex="15pt" style:font-weight-complex="bold"/>
    </style:style>
    <style:style style:name="T15" style:family="text">
      <style:text-properties fo:font-weight="bold" style:font-weight-asian="bold" style:font-weight-complex="bold"/>
    </style:style>
    <style:style style:name="T16" style:family="text">
      <style:text-properties fo:font-weight="bold" officeooo:rsid="03274d26" style:font-weight-asian="bold" style:font-weight-complex="bold"/>
    </style:style>
    <style:style style:name="T17" style:family="text">
      <style:text-properties officeooo:rsid="031a063c"/>
    </style:style>
    <style:style style:name="T18" style:family="text">
      <style:text-properties officeooo:rsid="031e0504"/>
    </style:style>
    <style:style style:name="T19" style:family="text">
      <style:text-properties officeooo:rsid="031f46a2"/>
    </style:style>
    <style:style style:name="T20" style:family="text">
      <style:text-properties style:text-underline-style="solid" style:text-underline-width="auto" style:text-underline-color="font-color"/>
    </style:style>
    <style:style style:name="T21" style:family="text">
      <style:text-properties fo:font-size="14pt" style:text-underline-style="none" fo:font-weight="normal" style:font-size-asian="14pt" style:font-weight-asian="normal" style:font-size-complex="14pt" style:font-weight-complex="normal"/>
    </style:style>
    <style:style style:name="T22" style:family="text">
      <style:text-properties fo:font-size="14pt" style:text-underline-style="none" fo:font-weight="normal" officeooo:rsid="0320fd85" style:font-size-asian="14pt" style:font-weight-asian="normal" style:font-size-complex="14pt" style:font-weight-complex="normal"/>
    </style:style>
    <style:style style:name="T23" style:family="text">
      <style:text-properties fo:font-size="14pt" style:text-underline-style="none" fo:font-weight="normal" officeooo:rsid="0322c416" style:font-size-asian="14pt" style:font-weight-asian="normal" style:font-size-complex="14pt" style:font-weight-complex="normal"/>
    </style:style>
    <style:style style:name="T24" style:family="text">
      <style:text-properties fo:font-size="14pt" style:text-underline-style="none" fo:font-weight="normal" officeooo:rsid="032588c4" style:font-size-asian="14pt" style:font-weight-asian="normal" style:font-size-complex="14pt" style:font-weight-complex="normal"/>
    </style:style>
    <style:style style:name="T25" style:family="text">
      <style:text-properties fo:font-size="14pt" style:text-underline-style="none" fo:font-weight="normal" officeooo:rsid="033e6296" style:font-size-asian="14pt" style:font-weight-asian="normal" style:font-size-complex="14pt" style:font-weight-complex="normal"/>
    </style:style>
    <style:style style:name="T26" style:family="text">
      <style:text-properties fo:font-size="14pt" style:text-underline-style="none" fo:font-weight="normal" officeooo:rsid="033e8019" style:font-size-asian="14pt" style:font-weight-asian="normal" style:font-size-complex="14pt" style:font-weight-complex="normal"/>
    </style:style>
    <style:style style:name="T27" style:family="text">
      <style:text-properties fo:font-size="14pt" style:text-underline-style="none" fo:font-weight="normal" officeooo:rsid="0344355c" style:font-size-asian="14pt" style:font-weight-asian="normal" style:font-size-complex="14pt" style:font-weight-complex="normal"/>
    </style:style>
    <style:style style:name="T28" style:family="text">
      <style:text-properties fo:font-size="14pt" style:font-size-asian="14pt" style:font-size-complex="14pt"/>
    </style:style>
    <style:style style:name="T29" style:family="text">
      <style:text-properties fo:font-size="14pt" officeooo:rsid="0323d520" style:font-size-asian="14pt" style:font-size-complex="14pt"/>
    </style:style>
    <style:style style:name="T30" style:family="text">
      <style:text-properties fo:font-size="14pt" officeooo:rsid="0323eec4" style:font-size-asian="14pt" style:font-size-complex="14pt"/>
    </style:style>
    <style:style style:name="T31" style:family="text">
      <style:text-properties fo:font-size="14pt" officeooo:rsid="03341863" style:font-size-asian="14pt" style:font-size-complex="14pt"/>
    </style:style>
    <style:style style:name="T32" style:family="text">
      <style:text-properties officeooo:rsid="0324cccb"/>
    </style:style>
    <style:style style:name="T33" style:family="text">
      <style:text-properties officeooo:rsid="03274d26"/>
    </style:style>
    <style:style style:name="T34" style:family="text">
      <style:text-properties fo:font-size="12pt" fo:font-style="italic" style:font-size-asian="12pt" style:font-style-asian="italic" style:font-size-complex="12pt" style:font-style-complex="italic"/>
    </style:style>
    <style:style style:name="T35" style:family="text">
      <style:text-properties officeooo:rsid="0329bffd"/>
    </style:style>
    <style:style style:name="T36" style:family="text">
      <style:text-properties officeooo:rsid="03335e73"/>
    </style:style>
    <style:style style:name="T37" style:family="text">
      <style:text-properties officeooo:rsid="03341863"/>
    </style:style>
    <style:style style:name="T38" style:family="text">
      <style:text-properties officeooo:rsid="0334568a"/>
    </style:style>
    <style:style style:name="T39" style:family="text">
      <style:text-properties officeooo:rsid="03376391"/>
    </style:style>
    <style:style style:name="T40" style:family="text">
      <style:text-properties officeooo:rsid="0340fa9c"/>
    </style:style>
    <style:style style:name="T41" style:family="text">
      <style:text-properties officeooo:rsid="0341c688"/>
    </style:style>
    <style:style style:name="T42" style:family="text">
      <style:text-properties officeooo:rsid="0346ce97"/>
    </style:style>
    <style:style style:name="T43" style:family="text">
      <style:text-properties officeooo:rsid="03477a4c"/>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fo:padding="0.0591in" fo:border="0.06pt solid #000000" style:shadow="none" draw:shadow-opacity="100%" draw:wrap-influence-on-position="once-concurrent" loext:allow-overlap="true">
        <style:columns fo:column-count="1" fo:column-gap="0in"/>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38" text:outline-level="1"><draw:frame draw:style-name="fr2" draw:name="Frame1" text:anchor-type="paragraph" svg:width="6.5634in" draw:z-index="0"><draw:text-box fo:min-height="0.9327in"><text:h text:style-name="P39" text:outline-level="1">Notions mathématiques utilisées en physiques</text:h></draw:text-box></draw:frame><text:tab/></text:h>
      <text:p text:style-name="P1"><text:span text:style-name="T1">0) </text:span>Introduction</text:p>
      <text:p text:style-name="P10">L’idée c’est d’expliquer les concepts mathématiques dont j’ai besoin, au fur et à mesure que je les rencontre dans mon parcour<text:span text:style-name="T17">s</text:span>.</text:p>
      <text:p text:style-name="P2"/>
      <text:p text:style-name="P5"><text:span text:style-name="T9">1</text:span><text:span text:style-name="T8">) </text:span><text:span text:style-name="T4">La confusion entre variable de grandeur et fonction</text:span></text:p>
      <text:p text:style-name="P11">En physique on manipule des <text:span text:style-name="T15">grandeurs</text:span> (position, distance, température, durée, instant, énergie, etc) que l’on exprime <text:span text:style-name="T15">sous forme de fonction</text:span> (position fonction du temps, énergie fonction de la température et de la distance, etc).</text:p>
      <text:p text:style-name="P11">Ces fonctions sont donc utilisées comme des fonctions mathématiques, avec ce que cela implique comme trucs que l’on peut faire avec (dérivation, intégration, étude de variation, etc).</text:p>
      <text:p text:style-name="P11">Le problème c’est que <text:span text:style-name="T15">d’un point de vue formalisme, il y a confusion</text:span> entre la fonction elle-même (un objet mathématique qui est constitué d’un ensemble de départ, d’un ensemble d’arrivée, d’une variable nommée et d’une expression mettant en jeu cette variable nommée), et la valeur que prend la fonction en fonction de la variable qu’on lui passe.</text:p>
      <text:p text:style-name="P12">En d’autres termes, on confond la fonction <draw:g text:anchor-type="as-char" svg:y="-0.1366in" draw:z-index="1" draw:name="Shape1" draw:style-name="gr131"><svg:title>TexMaths</svg:title><svg:desc>14§display§f§svg§600§FALSE§</svg:desc><draw:g draw:style-name="gr2"><draw:path draw:style-name="gr132" draw:text-style-name="P83" svg:width="0.0854in" svg:height="0.1551in" svg:x="0.0004in" svg:y="0.0102in" svg:viewBox="0 0 218 395" svg:d="M0 0c73 0 145 0 218 0 0 132 0 263 0 395-73 0-145 0-218 0 0-132 0-263 0-395z"><text:p/></draw:path><draw:path draw:style-name="gr133" draw:text-style-name="P8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 <text:span text:style-name="T18">et la valeur que prend f pour un argument </text:span><text:span text:style-name="T18"><draw:g text:anchor-type="as-char" svg:y="-0.0866in" draw:z-index="2" draw:name="Shape2" draw:style-name="gr131"><svg:title>TexMaths</svg:title><svg:desc>14§display§x§svg§600§FALSE§</svg:desc><draw:g draw:style-name="gr2"><draw:path draw:style-name="gr132" draw:text-style-name="P83" svg:width="0.0807in" svg:height="0.0665in" svg:x="0.0047in" svg:y="0.0102in" svg:viewBox="0 0 206 170" svg:d="M0 0c69 0 137 0 206 0 0 56 0 114 0 170-69 0-137 0-206 0 0-56 0-114 0-170z"><text:p/></draw:path><draw:path draw:style-name="gr133" draw:text-style-name="P84"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3 50-46 50-3 0-14 0-24-5 13-3 23-13 23-27 0-13-10-17-18-17-14 0-27 13-27 28 0 23 25 33 46 33 32 0 50-34 52-38 5 18 22 38 50 38 51 0 78-64 78-76 0-5-4-5-5-5-4 0-6 2-7 6-15 52-49 63-64 63-20 0-26-15-26-32 0-10 3-21 7-42 6-23 12-44 17-66z"><text:p/></draw:path></draw:g></draw:g></text:span><text:span text:style-name="T18"><text:s/>donné, c’est-à-dire </text:span><text:span text:style-name="T18"><draw:g text:anchor-type="as-char" svg:y="-0.1445in" draw:z-index="3" draw:name="Shape3" draw:style-name="gr131"><svg:title>TexMaths</svg:title><svg:desc>14§display§f(x)§svg§600§FALSE§</svg:desc><draw:g draw:style-name="gr2"><draw:path draw:style-name="gr132" draw:text-style-name="P83" svg:width="0.3362in" svg:height="0.172in" svg:x="0.0004in" svg:y="0.0098in" svg:viewBox="0 0 855 438" svg:d="M0 0c285 0 569 0 855 0 0 145 0 292 0 438-286 0-570 0-855 0 0-146 0-293 0-438z"><text:p/></draw:path><draw:path draw:style-name="gr133" draw:text-style-name="P84" svg:width="0.0961in" svg:height="0.174in" svg:x="0.0008in" svg:y="0.0087in" svg:viewBox="0 0 245 443" svg:d="M154 150c14 0 28 0 42 0 10 0 14 0 14-11 0-5-4-5-13-5-14 0-28 0-40 0 2-19 5-37 9-56 3-11 10-44 13-51 4-9 13-17 22-17 3 0 16 0 24 10-21 1-26 18-26 26 0 11 9 17 18 17 14 0 28-11 28-29 0-23-23-34-44-34-16 0-47 8-61 57-3 10-6 16-17 77-11 0-22 0-33 0-10 0-16 0-16 9 0 7 4 7 14 7 11 0 21 0 32 0-12 64-23 127-36 191-8 48-17 93-43 93-2 0-14 0-23-10 23-2 27-18 27-27 0-11-9-16-18-16-13 0-27 11-27 29 0 22 21 33 41 33 28 0 47-27 56-47 15-31 26-90 27-94 10-50 20-102 30-152z"><text:p/></draw:path><draw:path draw:style-name="gr133" draw:text-style-name="P84" svg:width="0.0449in" svg:height="0.1917in" svg:x="0.1248in" svg:y="0in" svg:viewBox="0 0 115 488" svg:d="M115 483c0-2 0-2-9-10-61-62-77-154-77-228 0-86 19-171 79-232 7-6 7-6 7-9s-3-4-6-4c-4 0-49 34-78 95-24 55-31 109-31 150 0 36 6 96 32 151 31 60 73 92 77 92 3 0 6-1 6-5z"><text:p/></draw:path><draw:path draw:style-name="gr133" draw:text-style-name="P84" svg:width="0.0961in" svg:height="0.0866in" svg:x="0.1858in" svg:y="0.0594in" svg:viewBox="0 0 245 221" svg:d="M150 69c2-13 14-59 49-59 2 0 14 0 25 7-14 3-24 15-24 26 0 9 6 17 18 17 11 0 27-8 27-28 0-25-30-32-46-32-28 0-45 25-52 36-11-32-38-36-52-36-52 0-80 63-80 76 0 4 5 2 6 4 4 0 6-2 7-6 17-52 49-64 66-64 10 0 26 5 26 33 0 16-8 48-26 116-9 31-25 52-46 52-5 0-16 0-26-7 13-3 23-12 23-26 0-13-10-17-17-17-15 0-28 12-28 28 0 22 25 32 46 32 32 0 51-34 52-36 6 18 24 36 53 36 50 0 78-63 78-76 0-4-4-4-5-4-4 0-6 2-7 6-16 52-49 64-65 64-19 0-28-17-28-32 0-11 3-22 9-43 5-23 11-45 17-67z"><text:p/></draw:path><draw:path draw:style-name="gr133" draw:text-style-name="P84" svg:width="0.0441in" svg:height="0.1917in" svg:x="0.302in" svg:y="0in" svg:viewBox="0 0 113 488" svg:d="M113 245c0-38-5-98-32-153-29-60-71-92-77-92-3 0-4 1-4 4s0 3 8 13c49 47 77 126 77 228 0 82-18 168-79 231-6 5-6 5-6 7 0 4 1 5 4 5 6 0 49-33 79-95 25-54 30-109 30-148z"><text:p/></draw:path></draw:g></draw:g></text:span><text:span text:style-name="T18">.</text:span></text:p>
      <text:p text:style-name="P21"><text:span text:style-name="T2">Cela pose des problèmes de cohérence parce que ça n’a pas de sens de dériver une valeur alors qu’on cherche à dériver une expression ou une fonction, </text:span><text:span text:style-name="T3">idem</text:span><text:span text:style-name="T2"> dans le cadre d’une intégration.</text:span></text:p>
      <text:p text:style-name="P13">De même, dans le formaliste, si on note <draw:g text:anchor-type="as-char" svg:y="-0.0866in" draw:z-index="4" draw:name="Shape4" draw:style-name="gr131"><svg:title>TexMaths</svg:title><svg:desc>14§display§z§svg§600§FALSE§</svg:desc><draw:g draw:style-name="gr2"><draw:path draw:style-name="gr132" draw:text-style-name="P83" svg:width="0.0689in" svg:height="0.0665in" svg:x="0.0012in" svg:y="0.0102in" svg:viewBox="0 0 176 170" svg:d="M0 0c59 0 117 0 176 0 0 56 0 114 0 170-59 0-117 0-176 0 0-56 0-114 0-170z"><text:p/></draw:path><draw:path draw:style-name="gr133" draw:text-style-name="P84" svg:width="0.0803in" svg:height="0.0866in" svg:x="-0.0004in" svg:y="0in" svg:viewBox="0 0 205 221" svg:d="M43 174c27-28 41-41 59-56 15-14 29-24 46-42 46-45 57-69 57-72 0-4-4-4-5-4-3 0-4 1-7 6-16 23-24 31-36 31s-19-8-26-16c-9-11-16-21-32-21-36 0-58 45-58 56 0 3 1 6 5 6s6-3 6-6c9-22 37-24 42-24 9 0 19 5 29 9 20 7 25 7 38 7-18 21-58 56-67 63-16 14-30 28-44 41-33 32-50 60-50 64 0 5 4 5 6 5 4 0 5-2 8-8 11-16 25-29 41-29 11 0 16 4 29 18 8 10 17 19 31 19 47 0 75-62 75-76 0-2-3-5-6-5-4 0-5 3-7 6-11 32-43 42-58 42-9 0-17-3-28-7-17-5-24-8-34-8-1 0-8 0-14 1z"><text:p/></draw:path></draw:g></draw:g><text:s/><text:span text:style-name="T19">la position verticale d’un système, à un instant t, noter </text:span><text:span text:style-name="T19"><draw:g text:anchor-type="as-char" svg:y="-0.1445in" draw:z-index="5" draw:name="Shape5" draw:style-name="gr131"><svg:title>TexMaths</svg:title><svg:desc>14§display§z(t_A)§svg§600§FALSE§</svg:desc><draw:g draw:style-name="gr2"><draw:path draw:style-name="gr132" draw:text-style-name="P83" svg:width="0.4047in" svg:height="0.1724in" svg:x="0.0012in" svg:y="0.0091in" svg:viewBox="0 0 1029 439" svg:d="M515 439c-172 0-343 0-515 0 0-147 0-292 0-439 343 0 686 0 1029 0 0 147 0 292 0 439-171 0-343 0-514 0z"><text:p/></draw:path><draw:path draw:style-name="gr133" draw:text-style-name="P84" svg:width="0.0819in" svg:height="0.087in" svg:x="-0.0004in" svg:y="0.0591in" svg:viewBox="0 0 209 222" svg:d="M45 176c26-28 40-40 59-56 15-15 29-26 47-43 46-46 58-70 58-71 0-6-5-6-6-6-3 0-4 1-7 6-15 23-25 30-36 30-13 0-19-7-26-15-9-11-18-21-33-21-38 0-60 46-60 56 0 3 1 6 5 6s6-3 7-6c9-22 38-22 42-22 10 0 20 2 31 7 20 7 25 7 38 7-18 21-59 57-69 64-15 14-29 28-45 42-32 32-50 60-50 64s4 3 6 4c4 0 5-1 8-7 11-16 27-29 42-29 11 0 17 4 28 18 8 10 18 18 32 18 48 0 77-63 77-75 0-3-3-4-5-4-6 0-6 2-7 5-12 32-44 42-59 42-10 0-20-4-30-7-16-7-23-8-35-8-4 0-8 0-12 1z"><text:p/></draw:path><draw:path draw:style-name="gr133" draw:text-style-name="P84" svg:width="0.0441in" svg:height="0.1925in" svg:x="0.1091in" svg:y="-0.0004in" svg:viewBox="0 0 113 490" svg:d="M113 484c0-1 0-1-8-10-62-63-77-155-77-229 0-86 18-171 78-231 7-7 7-7 7-8 0-5-2-6-5-6-4 0-49 34-77 97-25 53-31 107-31 148 0 38 4 96 32 152 30 60 72 93 76 93 3 0 5-2 5-6z"><text:p/></draw:path><draw:path draw:style-name="gr133" draw:text-style-name="P84" svg:width="0.0591in" svg:height="0.122in" svg:x="0.1693in" svg:y="0.0236in" svg:viewBox="0 0 151 311" svg:d="M90 111c15 0 30 0 46 0 10 0 15 0 15-10 0-6-5-6-14-6-14 0-29 0-43 0 18-70 21-80 21-82 0-9-7-13-16-13-1 0-14 0-19 17-6 26-13 52-18 78-16 0-31 0-47 0-9 0-15 0-15 10 0 6 4 6 14 6 14 0 29 0 43 0-35 138-37 146-37 155 0 26 19 45 46 45 49 0 77-70 77-75 0-4-3-4-6-4-4 0-4 2-7 6-21 50-47 61-64 61-10 0-16-5-16-22 0-11 2-14 5-22 11-49 23-97 35-144z"><text:p/></draw:path><draw:path draw:style-name="gr133" draw:text-style-name="P84" svg:width="0.1016in" svg:height="0.0961in" svg:x="0.2417in" svg:y="0.0772in" svg:viewBox="0 0 259 245" svg:d="M50 203c-11 19-22 28-42 29-4 0-8 0-8 7 0 4 3 6 4 6 10 0 21-2 30-2 11 0 25 2 36 2 1 0 7 0 7-9 0-4-6-4-7-4s-14-1-14-10c0-4 3-11 4-14 10-14 18-28 28-42 32 0 66 0 98 0 3 19 6 38 9 58-2 3-3 8-24 8-4 0-9 0-9 7 0 2 2 6 6 6 10 0 34-2 43-2 7 0 14 0 21 0 6 0 13 2 20 2 4 0 7-3 7-7 0-6-4-6-10-6-19 0-21-3-22-11-10-71-20-141-30-211-1-9-1-10-8-10s-8 3-11 7c-42 66-86 130-128 196zM97 154c23-38 47-74 71-112 6 38 11 74 17 112-30 0-59 0-88 0z"><text:p/></draw:path><draw:path draw:style-name="gr133" draw:text-style-name="P84" svg:width="0.0449in" svg:height="0.1925in" svg:x="0.3709in" svg:y="-0.0004in" svg:viewBox="0 0 115 490" svg:d="M115 245c0-38-6-97-32-153-30-60-73-92-77-92-3 0-6 3-6 6 0 1 0 1 10 11 47 47 75 126 75 228 0 82-18 169-78 231-7 7-7 7-7 8 0 3 3 6 6 6 4 0 49-34 78-97 25-53 31-108 31-148z"><text:p/></draw:path></draw:g></draw:g></text:span><text:span text:style-name="T19"><text:s/>comme si passer </text:span><text:span text:style-name="T19"><draw:g text:anchor-type="as-char" svg:y="-0.1201in" draw:z-index="6" draw:name="Shape6" draw:style-name="gr131"><svg:title>TexMaths</svg:title><svg:desc>14§display§t_A§svg§600§FALSE§</svg:desc><draw:g draw:style-name="gr2"><draw:path draw:style-name="gr132" draw:text-style-name="P83" svg:width="0.1587in" svg:height="0.1295in" svg:x="0.0051in" svg:y="0.0098in" svg:viewBox="0 0 404 330" svg:d="M0 0c135 0 269 0 404 0 0 109 0 220 0 330-135 0-269 0-404 0 0-110 0-221 0-330z"><text:p/></draw:path><draw:path draw:style-name="gr133" draw:text-style-name="P84"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133" draw:text-style-name="P84" svg:width="0.1012in" svg:height="0.0957in" svg:x="0.0724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text:span><text:span text:style-name="T19"><text:s/>à la fonction z allait retourner la valeur, alors qu’il ne s’agit pas d’une fonction, est un en soi un non-sens.</text:span></text:p>
      <text:p text:style-name="P14">On pourrait simplement se dire « oui mais cette notation signifie “la valeur que prend z quand t égal <draw:g text:anchor-type="as-char" svg:y="-0.1201in" draw:z-index="7" draw:name="Shape7" draw:style-name="gr131"><svg:title>TexMaths</svg:title><svg:desc>14§display§t_A§svg§600§FALSE§</svg:desc><draw:g draw:style-name="gr2"><draw:path draw:style-name="gr132" draw:text-style-name="P83" svg:width="0.1587in" svg:height="0.1295in" svg:x="0.0051in" svg:y="0.0098in" svg:viewBox="0 0 404 330" svg:d="M0 0c135 0 269 0 404 0 0 109 0 220 0 330-135 0-269 0-404 0 0-110 0-221 0-330z"><text:p/></draw:path><draw:path draw:style-name="gr133" draw:text-style-name="P84"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133" draw:text-style-name="P84" svg:width="0.1012in" svg:height="0.0957in" svg:x="0.0724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 <text:s/>», seulement par la suite on va traiter z comme une fonction en intégrant ou dérivant par rapport au temps, ce n’est donc pas une simple notation comme l’argument ci-dessous le sous-entend.</text:p>
      <text:p text:style-name="P15"><text:soft-page-break/><text:span text:style-name="T20">La solution est de considérer que le « parseur » fonctionne comme suit</text:span>:</text:p>
      <text:list xml:id="list2111054006" text:style-name="L1">
        <text:list-item>
          <text:p text:style-name="P56">Toute grandeur (par exemple <draw:g text:anchor-type="as-char" svg:y="-0.0866in" draw:z-index="8" draw:name="Shape8" draw:style-name="gr131"><svg:title>TexMaths</svg:title><svg:desc>14§display§z§svg§600§FALSE§</svg:desc><draw:g draw:style-name="gr2"><draw:path draw:style-name="gr132" draw:text-style-name="P83" svg:width="0.0689in" svg:height="0.0665in" svg:x="0.0012in" svg:y="0.0102in" svg:viewBox="0 0 176 170" svg:d="M0 0c59 0 117 0 176 0 0 56 0 114 0 170-59 0-117 0-176 0 0-56 0-114 0-170z"><text:p/></draw:path><draw:path draw:style-name="gr133" draw:text-style-name="P84" svg:width="0.0803in" svg:height="0.0866in" svg:x="-0.0004in" svg:y="0in" svg:viewBox="0 0 205 221" svg:d="M43 174c27-28 41-41 59-56 15-14 29-24 46-42 46-45 57-69 57-72 0-4-4-4-5-4-3 0-4 1-7 6-16 23-24 31-36 31s-19-8-26-16c-9-11-16-21-32-21-36 0-58 45-58 56 0 3 1 6 5 6s6-3 6-6c9-22 37-24 42-24 9 0 19 5 29 9 20 7 25 7 38 7-18 21-58 56-67 63-16 14-30 28-44 41-33 32-50 60-50 64 0 5 4 5 6 5 4 0 5-2 8-8 11-16 25-29 41-29 11 0 16 4 29 18 8 10 17 19 31 19 47 0 75-62 75-76 0-2-3-5-6-5-4 0-5 3-7 6-11 32-43 42-58 42-9 0-17-3-28-7-17-5-24-8-34-8-1 0-8 0-14 1z"><text:p/></draw:path></draw:g></draw:g><text:s/>ou <draw:g text:anchor-type="as-char" svg:y="-0.1299in" draw:z-index="9" draw:name="Shape9" draw:style-name="gr131"><svg:title>TexMaths</svg:title><svg:desc>14§display§T§svg§600§FALSE§</svg:desc><draw:g draw:style-name="gr2"><draw:path draw:style-name="gr132" draw:text-style-name="P83" svg:width="0.1146in" svg:height="0.1094in" svg:x="0.0051in" svg:y="0.0098in" svg:viewBox="0 0 292 279" svg:d="M0 0c98 0 194 0 292 0 0 93 0 186 0 279-98 0-194 0-292 0 0-93 0-186 0-279z"><text:p/></draw:path><draw:path draw:style-name="gr133" draw:text-style-name="P84" svg:width="0.1299in" svg:height="0.1291in" svg:x="-0.0004in" svg:y="0in" svg:viewBox="0 0 331 329" svg:d="M195 35c5-14 6-17 12-18 4-2 20-2 30-2 50 0 71 2 71 41 0 7-1 25-4 39 0 1-1 7-1 8 0 3 1 7 7 7 4 0 5-4 7-11 4-29 8-57 12-85 2-3 2-7 2-8 0-6-4-6-13-6-89 0-180 0-269 0-13 0-13 0-17 10-10 29-19 57-29 86-2 3-3 7-3 9s3 5 7 5 4-3 8-11c25-75 38-84 111-84 5 0 12 0 19 0 14 0 14 2 14 6 0 3-1 8-3 10-22 86-44 173-65 259-4 18-6 24-58 24-18 0-20 0-20 10 0 5 5 5 8 5 12 0 26-1 40-1 13 0 27 0 41 0 12 0 28 0 40 0 16 0 30 1 42 1 4 0 11 0 11-9 0-6-4-6-16-6s-19 0-31-1c-14-2-18-3-18-10 0-2 0-3 3-11 21-85 41-172 62-257z"><text:p/></draw:path></draw:g></draw:g>) varie en fonction du temps, et à chaque instant, elle prend une valeur donnée.</text:p>
        </text:list-item>
        <text:list-item>
          <text:p text:style-name="P56">Donc toute grandeur est régie par une fonction du temps.</text:p>
        </text:list-item>
        <text:list-item>
          <text:p text:style-name="P57">Cette fonction, on peut la noter f indice nom de la variable (<draw:g text:anchor-type="as-char" svg:y="-0.1366in" draw:z-index="10" draw:name="Shape10" draw:style-name="gr131"><svg:title>TexMaths</svg:title><svg:desc>14§display§f_z§svg§600§FALSE§</svg:desc><draw:g draw:style-name="gr2"><draw:path draw:style-name="gr132" draw:text-style-name="P83" svg:width="0.1445in" svg:height="0.1551in" svg:x="-0.0004in" svg:y="0.0102in" svg:viewBox="0 0 368 395" svg:d="M0 0c122 0 246 0 368 0 0 132 0 263 0 395-122 0-246 0-368 0 0-132 0-263 0-395z"><text:p/></draw:path><draw:path draw:style-name="gr133" draw:text-style-name="P84" svg:width="0.0953in" svg:height="0.1748in" svg:x="0in" svg:y="0in" svg:viewBox="0 0 243 445" svg:d="M153 150c14 0 28 0 44 0 10 0 14 0 14-10 0-6-4-6-13-6-14 0-28 0-41 0 3-19 6-37 10-56 2-9 9-44 11-50 5-10 13-17 24-17 2 0 13 0 23 9-21 1-25 19-25 26 0 11 8 17 16 17 13 0 27-10 27-29 0-23-22-34-41-34-17 0-47 8-63 57-3 10-4 16-15 77-12 0-23 0-34 0-10 0-16 0-16 10 0 6 5 6 15 6 9 0 21 0 32 0-13 64-25 127-37 192-10 47-18 92-43 92-2 0-14 0-24-8 24-2 28-20 28-27 0-11-10-17-18-17-13 0-27 10-27 30 0 22 21 33 41 33 28 0 48-29 56-47 15-31 27-91 27-94 9-52 19-102 29-154z"><text:p/></draw:path><draw:path draw:style-name="gr133" draw:text-style-name="P84" svg:width="0.0622in" svg:height="0.0602in" svg:x="0.0917in" svg:y="0.1051in" svg:viewBox="0 0 159 154" svg:d="M38 120c8-8 14-15 43-39 8-5 34-25 44-35 21-21 34-39 34-43 0-3-4-3-6-3-3 0-4 0-5 3-12 15-19 21-27 21-4 0-10 0-20-10-11-13-20-14-27-14-28 0-46 29-46 39 0 3 3 4 6 4 4 0 4-1 5-4 6-12 26-12 31-12 7 0 17 1 21 2 20 5 21 5 31 5-10 8-15 15-49 40-27 23-35 31-42 38-21 20-31 35-31 38 0 4 4 4 6 4 4 0 4 0 7-3 8-14 19-21 31-21 4 0 9 0 18 9 11 9 18 15 29 15 37 0 59-42 59-53 0-4-2-4-5-4-4 0-4 1-6 5-7 17-27 25-43 25-9 0-17-1-26-4-15-3-18-3-25-3-3 0-6 0-7 0z"><text:p/></draw:path></draw:g></draw:g> ou <draw:g text:anchor-type="as-char" svg:y="-0.1366in" draw:z-index="11" draw:name="Shape11" draw:style-name="gr131"><svg:title>TexMaths</svg:title><svg:desc>14§display§f_T§svg§600§FALSE§</svg:desc><draw:g draw:style-name="gr2"><draw:path draw:style-name="gr132" draw:text-style-name="P83" svg:width="0.1803in" svg:height="0.1551in" svg:x="-0.0004in" svg:y="0.0102in" svg:viewBox="0 0 459 395" svg:d="M0 0c152 0 306 0 459 0 0 132 0 263 0 395-153 0-307 0-459 0 0-132 0-263 0-395z"><text:p/></draw:path><draw:path draw:style-name="gr133" draw:text-style-name="P84" svg:width="0.0953in" svg:height="0.1748in" svg:x="0in" svg:y="0in" svg:viewBox="0 0 243 445" svg:d="M152 150c14 0 28 0 44 0 10 0 14 0 14-10 0-6-5-6-13-6-14 0-28 0-40 0 2-19 5-37 9-56 2-9 9-44 12-50 4-10 12-17 23-17 2 0 14 0 24 9-21 1-26 19-26 26 0 11 8 17 18 17 12 0 26-10 26-29 0-23-22-34-42-34-16 0-47 8-63 57-2 10-4 16-15 77-11 0-22 0-34 0-9 0-15 0-15 10 0 6 4 6 14 6s21 0 32 0c-12 64-25 127-36 192-10 47-17 92-43 92-2 0-14 0-23-8 23-2 27-20 27-27 0-11-10-17-18-17-13 0-27 10-27 30 0 22 21 33 41 33 27 0 47-29 55-47 16-31 27-91 27-94 10-52 20-102 29-154z"><text:p/></draw:path><draw:path draw:style-name="gr133" draw:text-style-name="P84" svg:width="0.1004in" svg:height="0.0906in" svg:x="0.0898in" svg:y="0.0752in" svg:viewBox="0 0 256 231" svg:d="M152 24c2-10 3-11 10-11 2 0 14 0 21 0 21 0 29 0 38 2 15 5 17 14 17 27 0 6 0 10-3 28 0 1 0 3 0 4 0 3 1 4 5 4 5 0 6-2 6-8 3-22 6-43 10-66 0-4-4-4-10-4-71 0-141 0-211 0-8 0-10 0-11 7-7 20-16 41-23 60 0 2-1 6-1 7 0 2 0 4 6 4 4 0 5-1 7-8 19-55 32-57 83-57 5 0 9 0 14 0 10 0 12 0 12 2-2 3 0 3-2 7-15 61-31 121-46 181-3 13-4 17-39 17-13 0-15 0-15 5 0 2 0 6 5 6 10 0 20-1 30-1 9 0 19 0 29 0s21 0 31 0c9 0 19 1 29 1 3 0 7 0 7-7 0-4-3-4-14-4-6 0-13 0-20-2-11 0-12-1-12-5 0-3 0-3 1-9 16-60 31-120 46-180z"><text:p/></draw:path></draw:g></draw:g><text:s/>par exemple).</text:p>
        </text:list-item>
        <text:list-item>
          <text:p text:style-name="P57">On a donc, par exemple <draw:g text:anchor-type="as-char" svg:y="-0.2409in" draw:z-index="12" draw:name="Shape12" draw:style-name="gr131"><svg:title>TexMaths</svg:title><svg:desc>14§display§f_z=\text{f}^{\circ }\left(_{\ \ \ \ t\ \ \ \ \ \ \ \rightarrow \ f_z\left(t\right)}^{\left[t_0,\ t_f\right]_{\mathbb{R}\left[\text{s}\right]}\ \ \rightarrow \ \ \mathbb{R}\left[\text{m}\right]}\right)§svg§600§FALSE§</svg:desc><draw:g draw:style-name="gr2"><draw:path draw:style-name="gr132" draw:text-style-name="P83" svg:width="2.222in" svg:height="0.3465in" svg:x="-0.0004in" svg:y="0.0094in" svg:viewBox="0 0 5645 881" svg:d="M2823 881c-942 0-1882 0-2823 0 0-294 0-587 0-881 1881 0 3764 0 5645 0 0 294 0 587 0 881-940 0-1881 0-2822 0z"><text:p/></draw:path><draw:path draw:style-name="gr133" draw:text-style-name="P84" svg:width="0.0961in" svg:height="0.1756in" svg:x="0in" svg:y="0.1047in" svg:viewBox="0 0 245 447" svg:d="M154 150c14 0 28 0 42 0 10 0 15 0 15-10 0-6-5-6-14-6-14 0-26 0-40 0 4-18 7-37 11-56 1-11 8-44 11-51 4-9 13-17 24-17 1 0 14 0 24 10-23 1-27 18-27 26 0 11 9 17 18 17 13 0 27-11 27-29 0-23-22-34-42-34-17 0-48 8-63 57-3 10-4 16-17 77-11 0-22 0-33 0-10 0-14 0-14 9 0 7 4 7 12 7 11 0 23 0 34 0-13 64-25 129-38 193-8 48-17 93-42 93-3 0-14 0-24-9 23-1 27-19 27-26 0-12-9-17-18-17-13 0-27 10-27 29 0 23 21 34 42 34 27 0 46-30 55-48 16-31 28-91 28-94 9-52 19-103 29-155z"><text:p/></draw:path><draw:path draw:style-name="gr133" draw:text-style-name="P84" svg:width="0.0618in" svg:height="0.0606in" svg:x="0.0925in" svg:y="0.2094in" svg:viewBox="0 0 158 155" svg:d="M38 122c8-9 14-16 43-39 7-6 34-27 44-35 21-21 33-40 33-44s-4-4-5-4c-3 0-5 1-6 4-11 16-18 21-27 21-4 0-8 0-19-11s-18-14-27-14c-28 0-46 31-46 41 0 2 3 4 6 4 4 0 5-2 7-4 4-13 23-13 29-13 8 0 17 1 21 3 20 4 22 4 31 4-10 8-16 15-48 41-28 22-36 30-43 37-21 20-31 35-31 38 0 4 4 4 6 4 4 0 4 0 7-2 8-14 19-21 30-21 5 0 10 0 20 8 10 10 17 15 28 15 36 0 60-42 60-53 0-4-4-4-5-4-5 0-6 1-7 6-7 16-27 25-44 25-8 0-17-2-25-4-15-3-18-3-25-3-3 0-6 0-7 0z"><text:p/></draw:path><draw:path draw:style-name="gr133" draw:text-style-name="P84" svg:width="0.1287in" svg:height="0.0449in" svg:x="0.2382in" svg:y="0.1697in" svg:viewBox="0 0 328 115" svg:d="M311 20c7 0 17 0 17-10s-10-10-17-10c-98 0-196 0-294 0-7 0-17 0-17 10s10 10 17 10c98 0 196 0 294 0zM311 115c7 0 17 0 17-10s-10-10-17-10c-98 0-196 0-294 0-7 0-17 0-17 10s10 10 17 10c98 0 196 0 294 0z"><text:p/></draw:path><draw:path draw:style-name="gr133" draw:text-style-name="P84" svg:width="0.0626in" svg:height="0.1358in" svg:x="0.4382in" svg:y="0.1047in" svg:viewBox="0 0 160 346" svg:d="M70 134c0-19 0-37 0-57 0-43 24-67 45-67 3 0 10 0 17 4-6 1-14 8-14 21 0 11 7 21 21 21s21-10 21-22c0-19-19-34-45-34-34 0-76 25-76 77 0 20 0 38 0 57-12 0-26 0-39 0 0 6 0 10 0 16 13 0 27 0 39 0 0 52 0 105 0 158 0 23-5 23-38 23 0 4 0 9 0 15 19 0 42-1 56-1 20 0 42 0 62 1 0-6 0-11 0-15-3 0-7 0-10 0-36 0-38-6-38-23 0-53 0-106 0-158 19 0 38 0 56 0 0-6 0-10 0-16-19 0-37 0-57 0z"><text:p/></draw:path><draw:path draw:style-name="gr133" draw:text-style-name="P84" svg:width="0.0579in" svg:height="0.0575in" svg:x="0.5016in" svg:y="0.0917in" svg:viewBox="0 0 148 147" svg:d="M148 74c0-42-33-74-74-74-42 0-74 34-74 73 0 42 34 74 74 74 41 0 74-34 74-73zM74 130c-32 0-57-25-57-56 0-32 25-57 57-57s58 26 58 56c0 32-27 57-58 57z"><text:p/></draw:path><draw:path draw:style-name="gr133" draw:text-style-name="P84" svg:width="0.0736in" svg:height="0.3469in" svg:x="0.6469in" svg:y="0.0189in" svg:viewBox="0 0 188 882" svg:d="M165 877c2 0 4 4 6 5 4 0 7 0 11 0 1 0 6-1 6-5 0-2-2-3-3-4-17-19-44-45-74-99-54-95-73-215-73-333 0-217 61-346 148-433 2-1 2-2 2-4 0-4-5-4-10-4-6 0-7 0-11 3-48 40-100 109-133 213-23 64-34 144-34 225 0 115 21 247 99 362 13 18 21 26 31 39 6 5 13 14 16 17 7 5 12 12 19 18z"><text:p/></draw:path><draw:path draw:style-name="gr133" draw:text-style-name="P84" svg:width="0.0205in" svg:height="0.1354in" svg:x="0.7461in" svg:y="-0.0004in" svg:viewBox="0 0 53 345" svg:d="M53 345c0-6 0-12 0-17-12 0-24 0-36 0 0-104 0-208 0-311 12 0 24 0 36 0 0-6 0-11 0-17-18 0-35 0-53 0 0 115 0 230 0 345 18 0 35 0 53 0z"><text:p/></draw:path><draw:path draw:style-name="gr133" draw:text-style-name="P84" svg:width="0.0453in" svg:height="0.0854in" svg:x="0.7776in" svg:y="0.0165in" svg:viewBox="0 0 116 218" svg:d="M70 78c11 0 24 0 35 0 7 0 11 0 11-7 0-4-4-4-10-4-11 0-22 0-33 0 4-17 8-35 12-52 2-1 2-2 2-4 0-7-4-11-11-11-9 0-14 6-17 14-3 10 3-7-13 53-11 0-24 0-35 0-7 0-11 0-11 7 0 4 4 4 10 4 11 0 22 0 33 0-7 27-14 55-21 82-1 9-5 21-5 26 0 20 18 32 38 32 37 0 58-49 58-53 0-5-2-3-4-4-4 0-5 1-8 7-10 21-27 41-46 41-7 0-12-5-12-17 0-3 2-11 2-14 8-34 17-66 25-100z"><text:p/></draw:path><draw:path draw:style-name="gr133" draw:text-style-name="P84" svg:width="0.0496in" svg:height="0.0657in" svg:x="0.8382in" svg:y="0.0563in" svg:viewBox="0 0 127 168" svg:d="M127 84c0-17-1-84-64-84s-63 67-63 84c0 18 0 84 63 84s64-66 64-84zM63 161c-8 0-29-4-35-28-4-14-4-31-4-52 0-18 0-35 4-49 6-21 25-25 35-25 18 0 32 10 36 27 5 12 5 33 5 47 0 17 0 37-5 52-7 24-26 28-36 28z"><text:p/></draw:path><draw:path draw:style-name="gr133" draw:text-style-name="P84" svg:width="0.0173in" svg:height="0.0413in" svg:x="0.9209in" svg:y="0.0854in" svg:viewBox="0 0 45 106" svg:d="M35 35c0 18-4 41-28 62-1 1-1 2-1 4 0 3 2 5 4 5 5 0 35-28 35-68 0-21-9-38-25-38-12 0-20 10-20 20 0 11 8 19 21 19 7 0 13-4 14-4z"><text:p/></draw:path><draw:path draw:style-name="gr133" draw:text-style-name="P84" svg:width="0.0453in" svg:height="0.0854in" svg:x="1.0224in" svg:y="0.0165in" svg:viewBox="0 0 116 218" svg:d="M70 78c11 0 24 0 35 0 7 0 11 0 11-7 0-4-4-4-11-4-11 0-21 0-32 0 4-17 8-35 12-52 0-1 2-2 2-4 0-7-6-11-11-11-10 0-14 6-17 14-3 10 1-7-13 53-11 0-24 0-35 0-7 0-11 0-11 7 0 4 4 4 10 4 11 0 21 0 32 0-7 27-13 55-20 82-2 9-5 21-5 26 0 20 18 32 38 32 37 0 58-49 58-53 0-5-4-4-5-4-4 0-4 1-7 7-10 21-27 41-46 41-7 0-12-5-12-17 0-3 2-11 2-14 8-34 17-66 25-100z"><text:p/></draw:path><draw:path draw:style-name="gr133" draw:text-style-name="P84" svg:width="0.0547in" svg:height="0.0878in" svg:x="1.087in" svg:y="0.0535in" svg:viewBox="0 0 140 224" svg:d="M87 78c10 0 18 0 28 0 4 0 5 0 7-1 1-1 1-4 1-6 0-4-4-4-8-4-9 0-17 0-25 0 2-18 7-49 9-53 5-4 9-6 13-6 1 0 7 0 11 3-10 4-10 13-10 14 0 6 6 10 12 10 7 0 15-6 15-17 0-14-17-18-28-18-31 0-38 29-39 41-3 9-2 4-6 26-7 0-15 0-22 0-4 0-9 0-9 7 0 4 5 4 9 4 7 0 14 0 21 0-4 24-16 93-23 119-1 6-7 19-16 19-2 0-7-2-12-3 7-3 10-10 10-14 0-7-4-10-11-10-6 0-14 4-14 15 0 16 17 20 27 20 14 0 25-11 30-20 10-14 16-46 16-47 4-27 10-52 14-79z"><text:p/></draw:path><draw:path draw:style-name="gr133" draw:text-style-name="P84" svg:width="0.0205in" svg:height="0.1354in" svg:x="1.1661in" svg:y="-0.0004in" svg:viewBox="0 0 53 345" svg:d="M53 0c-18 0-35 0-53 0 0 6 0 11 0 17 13 0 24 0 36 0 0 103 0 207 0 311-12 0-23 0-36 0 0 5 0 11 0 17 18 0 35 0 53 0 0-115 0-230 0-345z"><text:p/></draw:path><draw:path draw:style-name="gr133" draw:text-style-name="P84" svg:width="0.0661in" svg:height="0.0657in" svg:x="1.2071in" svg:y="0.0839in" svg:viewBox="0 0 169 168" svg:d="M63 91c3 0 6 0 8 0 13 20 24 38 37 57 3 5 8 14 11 17 1 3 3 3 8 3 12 0 23 0 34 0 4 0 8 0 8-4 0-2-1-3-4-4-8-2-21-19-26-26-2-2-14-19-31-46 22-4 43-12 43-42 0-33-36-46-66-46-25 0-51 0-77 0-4 0-8 0-8 4s6 4 7 4c14 0 15 3 15 14 0 41 0 83 0 124 0 12-1 14-15 14-1 0-7 0-7 4s4 4 8 4c23 0 45 0 68 0 5 0 8 0 8-4s-4-4-7-4c-14 0-14-2-14-14 0-19 0-37 0-55zM109 80c7-10 9-23 9-34s-2-25-10-35c10 3 35 10 35 35 0 16-7 28-34 34zM63 22c0-5 0-14 14-14 21 0 32 9 32 38 0 32-8 37-46 37 0-20 0-41 0-61zM29 160c2-5 2-12 2-13 0-42 0-83 0-125 0-2 0-9-2-14 10 0 19 0 28 0-4 5-4 10-4 13 0 42 0 84 0 126 0 1 0 8 3 13-8 0-18 0-27 0zM81 91c2 0 3 0 4 0 5 0 10 0 14-1 3 5 30 50 51 70-9 0-16 0-24 0-15-23-29-47-45-69z"><text:p/></draw:path><draw:path draw:style-name="gr133" draw:text-style-name="P84" svg:width="0.0161in" svg:height="0.0961in" svg:x="1.2925in" svg:y="0.0783in" svg:viewBox="0 0 42 245" svg:d="M42 14c0-4 0-10 0-14-14 0-28 0-42 0 0 81 0 162 0 245 14 0 28 0 42 0 0-6 0-10 0-14-10 0-18 0-28 0 0-73 0-144 0-217 10 0 18 0 28 0z"><text:p/></draw:path><draw:path draw:style-name="gr133" draw:text-style-name="P84" svg:width="0.0394in" svg:height="0.0437in" svg:x="1.3209in" svg:y="0.1071in" svg:viewBox="0 0 101 112" svg:d="M94 7c0-4 0-7-4-7-2 0-3 0-5 1-1 2-5 5-7 5h-1c-6-5-15-6-28-6-41 0-49 18-49 29 0 24 29 28 52 31 14 3 36 6 36 23 0 8-7 21-36 21-17 0-34-6-41-33-1-4-1-4-5-4-6 0-6 2-6 7 0 10 0 21 0 31 0 4 0 7 4 7 3 0 3 0 7-4 3-3 4-4 7-7 13 11 28 11 34 11 40 0 49-21 49-34 0-11-6-18-16-25-9-5-16-7-37-10-16-2-35-5-35-18 0-8 9-18 36-18 21 0 32 8 34 25 0 4 1 6 5 6 6 0 6-3 6-7 0-9 0-16 0-24z"><text:p/></draw:path><draw:path draw:style-name="gr133" draw:text-style-name="P84" svg:width="0.0165in" svg:height="0.0961in" svg:x="1.3728in" svg:y="0.0783in" svg:viewBox="0 0 43 245" svg:d="M43 0c-14 0-29 0-43 0 0 4 0 10 0 14 10 0 20 0 29 0 0 73 0 144 0 217-9 0-19 0-29 0 0 4 0 8 0 14 14 0 29 0 43 0 0-83 0-164 0-245z"><text:p/></draw:path><draw:path draw:style-name="gr133" draw:text-style-name="P84" svg:width="0.1331in" svg:height="0.0713in" svg:x="1.5559in" svg:y="0.0315in" svg:viewBox="0 0 339 182" svg:d="M290 99c-44 33-32 52-49 77 0 6 4 6 8 6 7 0 7 0 10-7 1-8 7-29 25-49 20-21 37-27 52-31 1 0 3-3 3-4 0-3-2-4-7-6-49-15-67-50-74-81-2-4-5-4-9-4-5 0-8 0-8 6 7 15 4 23 21 47 7 11 17 21 28 30-93 0-184 0-276 0-6 0-14 0-14 8s8 8 14 8c92 0 183 0 276 0z"><text:p/></draw:path><draw:path draw:style-name="gr133" draw:text-style-name="P84" svg:width="0.0929in" svg:height="0.0921in" svg:x="1.8307in" svg:y="0.0083in" svg:viewBox="0 0 237 235" svg:d="M87 127c4 0 8 0 12 0 17 27 35 54 52 80 4 6 13 20 16 24 2 4 4 4 11 4 15 0 32 0 47 0 7 0 12 0 12-5 0-3-2-6-5-6-12-3-29-25-37-36-3-5-20-27-44-63 31-6 60-20 60-61 0-47-50-64-91-64-36 0-71 0-107 0-7 0-13 0-13 7 0 6 7 6 10 6 19 0 21 1 21 19 0 58 0 115 0 172 0 17-2 20-21 20-3 0-10 0-10 6 0 5 6 5 13 5 30 0 63 0 93 0 7 0 12 0 12-5 0-6-6-6-10-6-20 0-21-3-21-20 0-26 0-51 0-77zM154 111c10-13 10-31 10-47 0-15-2-33-13-49 14 5 49 14 49 49 0 23-11 41-46 47zM87 31c0-7 0-18 22-18 30 0 44 11 44 51 0 45-12 52-66 52 0-28 0-57 0-85zM41 224c2-7 2-15 2-20 0-57 0-116 0-173 0-3 0-13-2-18 12 0 26 0 39 0-4 5-4 12-4 16 0 59 0 117 0 175 0 5 0 13 2 20-12 0-25 0-37 0zM113 127c3 0 5 0 7 0 6 0 13-1 19-1 4 8 42 69 70 98-12 0-21 0-33 0-21-32-42-64-63-97z"><text:p/></draw:path><draw:path draw:style-name="gr133" draw:text-style-name="P84" svg:width="0.0201in" svg:height="0.1354in" svg:x="1.9453in" svg:y="-0.0004in" svg:viewBox="0 0 52 345" svg:d="M52 345c0-6 0-12 0-17-11 0-24 0-35 0 0-104 0-208 0-311 11 0 24 0 35 0 0-6 0-11 0-17-17 0-35 0-52 0 0 115 0 230 0 345 17 0 35 0 52 0z"><text:p/></draw:path><draw:path draw:style-name="gr133" draw:text-style-name="P84" svg:width="0.1138in" svg:height="0.0591in" svg:x="1.978in" svg:y="0.0413in" svg:viewBox="0 0 290 151" svg:d="M265 48c0-30-16-48-52-48-27 0-46 15-55 32-7-24-26-32-52-32-28 0-46 15-56 34 0-12 0-23 0-34-16 1-33 3-50 4 0 4 0 9 0 13 22 0 25 1 25 18 0 29 0 60 0 90 0 15-3 15-25 15 0 4 0 7 0 11 13 0 25-1 39-1 13 0 37 1 39 1 0-4 0-7 0-11-22 0-25 0-25-15 0-21 0-41 0-62 0-36 28-53 51-53 25 0 28 18 28 36 0 27 0 52 0 79 0 15-5 15-27 15 0 4 0 7 0 11 1 0 25-1 39-1s38 1 41 1c0-4 0-7 0-11-23 0-27 0-27-15 0-21 0-41 0-62 0-36 30-53 52-53 24 0 27 18 27 36 0 27 0 52 0 79 0 15-3 15-26 15 0 4 0 7 0 11 13 0 26-1 40-1 12 0 36 1 39 1 0-4 0-7 0-11-23 0-25 0-25-15 0-26 0-52 0-77z"><text:p/></draw:path><draw:path draw:style-name="gr133" draw:text-style-name="P84" svg:width="0.0205in" svg:height="0.1354in" svg:x="2.102in" svg:y="-0.0004in" svg:viewBox="0 0 53 345" svg:d="M53 0c-18 0-35 0-53 0 0 6 0 11 0 17 13 0 24 0 36 0 0 103 0 207 0 311-12 0-23 0-36 0 0 5 0 11 0 17 18 0 35 0 53 0 0-115 0-230 0-345z"><text:p/></draw:path><draw:path draw:style-name="gr133" draw:text-style-name="P84" svg:width="0.0453in" svg:height="0.0854in" svg:x="0.9921in" svg:y="0.2217in" svg:viewBox="0 0 116 218" svg:d="M70 80c11 0 24 0 35 0 7 0 11 0 11-9 0-4-4-4-10-4-11 0-22 0-33 0 4-17 8-35 12-52 0-1 2-2 2-4 0-7-4-11-11-11-10 0-14 6-17 15s3-8-13 52c-11 0-24 0-35 0-7 0-11 0-11 7 0 6 4 6 10 6 11 0 22 0 33 0-7 26-14 54-21 81-1 8-5 20-5 25 0 20 18 32 38 32 37 0 58-49 58-53 0-5-4-4-5-4-3 0-4 1-7 7-10 21-27 41-46 41-7 0-12-5-12-17 0-3 2-11 2-14 8-32 17-66 25-98z"><text:p/></draw:path><draw:path draw:style-name="gr133" draw:text-style-name="P84" svg:width="0.1331in" svg:height="0.0713in" svg:x="1.5063in" svg:y="0.2366in" svg:viewBox="0 0 339 182" svg:d="M291 99c-43 33-32 52-49 77 0 6 3 6 7 6 7 0 9 0 10-6 1-9 7-30 25-50 20-21 38-25 52-31 1 0 3-3 3-4 0-3-2-4-6-6-50-15-67-50-74-81-1-4-6-4-10-4-5 0-7 0-7 6 7 15 3 23 20 47 8 11 18 21 29 30-92 0-185 0-277 0-6 0-14 0-14 8s8 8 14 8c92 0 185 0 277 0z"><text:p/></draw:path><draw:path draw:style-name="gr133" draw:text-style-name="P84" svg:width="0.0713in" svg:height="0.1224in" svg:x="1.7252in" svg:y="0.211in" svg:viewBox="0 0 182 312" svg:d="M115 106c11 0 22 0 33 0 7 0 12 0 12-8 0-4-5-4-12-4-9 0-21 0-30 0 7-45 9-60 12-70 2-7 10-14 18-14 6 1 10 0 16 3-14 5-16 16-16 19 0 7 7 13 14 13 10 0 20-9 20-21 0-16-17-24-34-24-15 0-32 8-42 25-7 13-9 28-16 69-9 0-19 0-27 0-7 0-11 0-11 7 0 5 4 5 10 5 8 0 16 0 25 0 0 2-21 125-30 163-2 7-8 34-25 34-4-2-8 0-14-5 14-4 14-16 14-19 0-7-5-13-12-13-10 0-20 9-20 21 0 16 15 25 32 25 23 0 38-23 42-30 13-23 21-66 21-71 7-35 13-70 20-105z"><text:p/></draw:path><draw:path draw:style-name="gr133" draw:text-style-name="P84" svg:width="0.0488in" svg:height="0.0437in" svg:x="1.8004in" svg:y="0.2827in" svg:viewBox="0 0 125 112" svg:d="M31 87c10-10 22-18 36-28 17-13 27-21 38-31 11-11 20-22 20-24 0-4-3-4-5-4-4 0-4 0-5 3-10 14-16 14-20 14s-7 0-15-6c-9-7-14-11-23-11-22 0-37 22-37 29 0 5 4 5 5 5 3 0 4-2 6-3 0-4 3-10 22-10 7 0 13 1 25 3 9 1 12 1 16 1-7 7-14 13-32 27-19 12-28 19-41 31-10 8-21 21-21 25 0 3 4 4 6 4s2-1 5-3c7-10 16-15 24-15 7 0 10 3 20 10 7 5 12 8 19 8 28 0 48-29 48-39 0-4-4-4-6-4-4 0-4 1-5 4-6 15-26 17-34 17-6 0-11 0-20-2-12-1-16-1-21-1-2 0-4 0-5 0z"><text:p/></draw:path><draw:path draw:style-name="gr133" draw:text-style-name="P84" svg:width="0.035in" svg:height="0.1354in" svg:x="1.8858in" svg:y="0.2047in" svg:viewBox="0 0 90 345" svg:d="M83 0c-66 46-83 119-83 172 0 49 14 124 83 173 2 0 7 0 7-5 0-2-2-2-3-5-46-41-63-100-63-163 0-92 35-138 63-164 1-1 3-1 3-4 0-4-5-4-7-4z"><text:p/></draw:path><draw:path draw:style-name="gr133" draw:text-style-name="P84" svg:width="0.0453in" svg:height="0.0854in" svg:x="1.9366in" svg:y="0.2217in" svg:viewBox="0 0 116 218" svg:d="M70 80c11 0 24 0 35 0 7 0 11 0 11-9 0-4-4-4-10-4-11 0-22 0-33 0 4-17 8-35 12-52 2-1 2-2 2-4 0-7-4-11-11-11-9 0-14 6-17 15s3-8-13 52c-11 0-24 0-35 0-7 0-11 0-11 7 0 6 4 6 10 6 11 0 22 0 33 0-7 26-14 54-21 81-1 8-5 20-5 25 0 20 18 32 38 32 37 0 60-49 60-53 0-5-4-3-6-4-4 0-5 1-8 7-9 21-27 41-46 41-7 0-12-5-12-17 0-3 2-11 2-14 8-32 17-66 25-98z"><text:p/></draw:path><draw:path draw:style-name="gr133" draw:text-style-name="P84" svg:width="0.035in" svg:height="0.1354in" svg:x="1.9988in" svg:y="0.2047in" svg:viewBox="0 0 90 345" svg:d="M7 0c-3 0-7 0-7 4 0 3 1 3 3 6 31 26 63 74 63 162 0 72-23 126-59 160-7 6-7 7-7 8 0 2 1 5 4 5 4 0 38-23 60-66 16-30 26-66 26-107 0-47-14-123-83-172z"><text:p/></draw:path><draw:path draw:style-name="gr133" draw:text-style-name="P84" svg:width="0.0736in" svg:height="0.3469in" svg:x="2.1583in" svg:y="0.0189in" svg:viewBox="0 0 188 882" svg:d="M188 441c0-141-34-291-131-402-7-7-25-26-36-36-4-3-6-3-11-3-6 0-10 0-10 4 0 2 3 4 3 6 17 17 43 43 74 98 53 94 73 216 73 333 0 212-59 342-147 432-2 1-3 2-3 4 0 5 4 5 10 5 5 0 7 0 11-4 48-40 99-109 134-213 21-67 33-147 33-224z"><text:p/></draw:path></draw:g></draw:g></text:p>
        </text:list-item>
        <text:list-item>
          <text:p text:style-name="P64"><text:span text:style-name="T22">Et donc pour un instant t donné, on a </text:span><text:span text:style-name="T22"><draw:g text:anchor-type="as-char" svg:y="-0.1445in" draw:z-index="13" draw:name="Shape13" draw:style-name="gr131"><svg:title>TexMaths</svg:title><svg:desc>14§display§z=f_z\left(t\right)§svg§600§FALSE§</svg:desc><draw:g draw:style-name="gr2"><draw:path draw:style-name="gr132" draw:text-style-name="P83" svg:width="0.7539in" svg:height="0.1724in" svg:x="0.0012in" svg:y="0.0091in" svg:viewBox="0 0 1916 439" svg:d="M959 439c-320 0-640 0-959 0 0-147 0-292 0-439 639 0 1277 0 1916 0 0 147 0 292 0 439-320 0-639 0-957 0z"><text:p/></draw:path><draw:path draw:style-name="gr133" draw:text-style-name="P84" svg:width="0.0819in" svg:height="0.087in" svg:x="-0.0004in" svg:y="0.0591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133" draw:text-style-name="P84" svg:width="0.1287in" svg:height="0.0453in" svg:x="0.1543in" svg:y="0.0732in" svg:viewBox="0 0 328 116" svg:d="M311 21c7 0 17-1 17-11s-10-10-17-10c-98 0-196 0-294 0-7 0-17 0-17 10s10 11 17 11c98 0 196 0 294 0zM311 116c7 0 17 0 17-10 0-11-10-11-17-11-98 0-196 0-294 0-7 0-17 0-17 11 0 10 10 10 17 10 98 0 196 0 294 0z"><text:p/></draw:path><draw:path draw:style-name="gr133" draw:text-style-name="P84" svg:width="0.0961in" svg:height="0.1748in" svg:x="0.3583in" svg:y="0.0083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5 127-38 191-8 48-17 93-42 93-3 0-14 0-24-9 23-1 27-19 27-26 0-11-9-17-18-17-13 0-27 11-27 29 0 23 21 34 42 34 27 0 46-29 56-48 15-30 27-89 27-93 9-51 19-103 29-154z"><text:p/></draw:path><draw:path draw:style-name="gr133" draw:text-style-name="P84" svg:width="0.0626in" svg:height="0.0602in" svg:x="0.4504in" svg:y="0.1134in" svg:viewBox="0 0 160 154" svg:d="M38 120c8-8 15-15 43-39 9-5 34-25 44-35 21-21 35-39 35-43 0-3-6-3-7-3-3 0-5 0-6 3-10 15-18 21-27 21-2 0-8 0-19-10-11-13-18-14-27-14-28 0-46 29-46 39 0 3 4 4 6 4 4 0 5-1 7-4 4-12 23-12 29-12 8 0 17 1 22 2 19 5 21 5 30 5-9 8-16 15-48 42-26 21-36 29-43 36-20 20-31 35-31 38 0 4 6 4 7 4 3 0 4 0 6-3 8-14 19-21 30-21 5 0 10 0 20 8 10 12 17 16 28 16 36 0 60-42 60-53 0-4-4-4-5-4-5 0-6 1-7 5-6 17-27 25-44 25-8 0-17-1-25-4-15-3-18-3-25-3-3 0-6 0-7 0z"><text:p/></draw:path><draw:path draw:style-name="gr133" draw:text-style-name="P84" svg:width="0.0441in" svg:height="0.1925in" svg:x="0.5835in" svg:y="-0.0004in" svg:viewBox="0 0 113 490" svg:d="M113 484c0-1 0-1-8-10-62-63-77-155-77-229 0-86 18-171 80-231 5-7 5-7 5-8 0-5-1-6-4-6-5 0-50 34-78 97-25 53-31 107-31 148 0 38 4 96 32 152 30 60 72 93 77 93 3 0 4-2 4-6z"><text:p/></draw:path><draw:path draw:style-name="gr133" draw:text-style-name="P84" svg:width="0.0591in" svg:height="0.122in" svg:x="0.6433in" svg:y="0.0236in" svg:viewBox="0 0 151 311" svg:d="M91 111c15 0 31 0 46 0 10 0 14 0 14-10 0-6-4-6-14-6-14 0-28 0-42 0 17-70 20-80 20-82 0-9-6-13-14-13-2 0-16 0-20 17-7 26-12 52-19 78-16 0-31 0-47 0-9 0-15 0-15 10 0 6 4 6 14 6 14 0 29 0 43 0-35 138-36 146-36 155 0 26 18 45 45 45 50 0 78-70 78-75 0-4-4-4-7-4-4 0-4 2-7 6-21 50-47 61-63 61-11 0-15-5-15-22 0-11 0-14 3-22 12-49 23-97 36-144z"><text:p/></draw:path><draw:path draw:style-name="gr133" draw:text-style-name="P84" svg:width="0.0449in" svg:height="0.1925in" svg:x="0.7201in" svg:y="-0.0004in" svg:viewBox="0 0 115 490" svg:d="M115 245c0-38-6-97-32-153-30-60-73-92-77-92-3 0-6 3-6 6 0 1 0 1 10 11 47 47 75 126 75 228 0 82-18 169-78 231-7 7-7 7-7 8 0 3 3 6 6 6 4 0 49-34 78-97 25-53 31-108 31-148z"><text:p/></draw:path></draw:g></draw:g></text:span></text:p>
        </text:list-item>
        <text:list-item>
          <text:p text:style-name="P66"><text:span text:style-name="T21">Comme c’est un peu lourdingue d’écrire </text:span><text:span text:style-name="T21"><draw:g text:anchor-type="as-char" svg:y="-0.1445in" draw:z-index="14" draw:name="Shape14" draw:style-name="gr131"><svg:title>TexMaths</svg:title><svg:desc>14§display§z_A=f_z\left(t_A\right)§svg§600§FALSE§</svg:desc><draw:g draw:style-name="gr2"><draw:path draw:style-name="gr132" draw:text-style-name="P83" svg:width="0.9972in" svg:height="0.172in" svg:x="0.0012in" svg:y="0.0098in" svg:viewBox="0 0 2534 438" svg:d="M0 0c844 0 1690 0 2534 0 0 145 0 292 0 438-844 0-1690 0-2534 0 0-146 0-293 0-438z"><text:p/></draw:path><draw:path draw:style-name="gr133" draw:text-style-name="P84" svg:width="0.0819in" svg:height="0.0866in" svg:x="-0.0004in" svg:y="0.0594in" svg:viewBox="0 0 209 221" svg:d="M45 175c26-28 40-41 59-55 0-1 29-26 47-44 46-47 58-69 58-72 0-4-5-4-6-4-3 0-4 0-7 6-15 22-25 30-36 30-13 0-19-7-26-15-9-11-18-21-35-21-36 0-58 45-58 56 0 1 1 6 5 6s6-3 7-6c9-22 38-24 42-24 10 0 20 4 31 7 20 9 25 9 38 9-18 21-59 56-69 64-15 13-29 27-45 40-33 33-50 61-50 65s4 3 6 4c4 0 5 0 8-6 11-16 27-30 42-30 11 0 15 4 28 18 8 11 17 18 32 18 48 0 77-62 77-76 0-1-3-4-5-4-6 0-6 3-7 6-12 32-44 42-59 42-10 0-20-3-30-7-16-6-23-9-35-9-4 0-8 0-12 2z"><text:p/></draw:path><draw:path draw:style-name="gr133" draw:text-style-name="P84" svg:width="0.102in" svg:height="0.0961in" svg:x="0.0886in" svg:y="0.0772in" svg:viewBox="0 0 260 245" svg:d="M52 204c-13 18-23 27-44 28-2 0-8 0-8 7 0 4 4 6 6 6 8 0 19-2 29-2 11 0 25 2 35 2 3 0 7 0 7-7 0-6-4-6-6-6s-15-1-15-10c0-4 4-9 6-12 9-16 18-30 28-44 32 0 65 0 98 0 2 19 5 38 8 58-1 3-4 8-24 8-4 0-10 0-10 9 0 1 2 4 6 4 11 0 35-2 45-2 7 0 14 0 21 0 5 2 12 2 19 2 5 0 7-3 7-7 0-6-4-6-9-6-21 0-21-3-23-11-10-71-19-141-29-211-2-7-3-10-9-10-7 0-8 4-12 8-42 66-84 130-126 196zM98 154c24-38 48-74 71-112 6 38 12 74 17 112-29 0-59 0-88 0z"><text:p/></draw:path><draw:path draw:style-name="gr133" draw:text-style-name="P84" svg:width="0.128in" svg:height="0.0449in" svg:x="0.2724in" svg:y="0.074in" svg:viewBox="0 0 326 115" svg:d="M309 20c7 0 17 0 17-10s-10-10-15-10c-98 0-198 0-296 0-7 0-15 0-15 10s8 10 15 10c98 0 196 0 294 0zM311 115c5 0 15 0 15-10s-10-10-17-10c-98 0-196 0-294 0-7 0-15 0-15 10s8 10 15 10c98 0 198 0 296 0z"><text:p/></draw:path><draw:path draw:style-name="gr133" draw:text-style-name="P84" svg:width="0.0965in" svg:height="0.174in" svg:x="0.4756in" svg:y="0.0087in" svg:viewBox="0 0 246 443" svg:d="M155 150c14 0 28 0 42 0 10 0 14 0 14-11 0-5-4-5-12-5-14 0-27 0-41 0 3-19 7-37 10-56 3-11 8-44 13-51 4-9 12-17 22-17 1 0 15 0 24 10-21 1-27 18-27 26 0 11 10 17 18 17 13 0 28-11 28-29 0-23-23-34-43-34-17 0-48 8-63 57-3 10-4 16-15 77-12 0-23 0-34 0-10 0-15 0-15 9 0 7 4 7 14 7 11 0 21 0 32 0-13 64-24 127-37 191-9 48-18 93-43 93-1 0-14 0-24-10 23-2 28-18 28-27 0-11-10-16-18-16-14 0-28 11-28 29 0 22 22 33 42 33 27 0 48-27 56-47 15-31 27-90 28-94 10-50 20-102 29-152z"><text:p/></draw:path><draw:path draw:style-name="gr133" draw:text-style-name="P84" svg:width="0.0618in" svg:height="0.0602in" svg:x="0.5681in" svg:y="0.1134in" svg:viewBox="0 0 158 154" svg:d="M36 120c9-8 16-15 45-37 7-6 32-27 42-37 21-21 35-38 35-42s-4-4-5-4c-5 0-5 0-7 3-10 17-17 21-26 21-4 0-9 0-19-10-13-11-20-14-28-14-27 0-46 29-46 41 0 2 4 4 7 4 2 0 4-2 5-6 6-11 24-12 30-12 8 0 16 2 22 2 18 5 21 5 29 5-8 9-15 15-47 42-27 21-37 29-42 36-21 21-31 35-31 39 0 3 4 3 6 3s4 0 5-3c10-12 20-21 32-21 5 0 9 0 19 9 11 11 16 15 28 15 37 0 60-41 60-53 0-3-4-4-6-4-4 0-4 2-5 5-7 17-28 25-45 25-7 0-16-1-25-2-16-5-19-5-24-5-2 0-7 0-9 0z"><text:p/></draw:path><draw:path draw:style-name="gr133" draw:text-style-name="P84" svg:width="0.0441in" svg:height="0.1917in" svg:x="0.7004in" svg:y="0in" svg:viewBox="0 0 113 488" svg:d="M113 483c0-2 0-2-8-10-60-62-77-154-77-228 0-86 20-171 80-232 5-6 5-6 5-9s-1-4-4-4c-5 0-49 34-78 95-25 55-31 109-31 150 0 36 6 96 32 151 30 60 72 92 77 92 3 0 4-1 4-5z"><text:p/></draw:path><draw:path draw:style-name="gr133" draw:text-style-name="P84" svg:width="0.0591in" svg:height="0.122in" svg:x="0.761in" svg:y="0.0236in" svg:viewBox="0 0 151 311" svg:d="M90 112c15 0 30 0 46 0 10 0 15 0 15-11 0-4-5-4-14-4-14 0-29 0-43 0 18-70 19-80 19-83 0-8-5-14-14-14-1 0-15 1-19 18-7 27-13 52-20 79-15 0-31 0-46 0-10 0-14 0-14 8 0 7 4 7 14 7 14 0 29 0 43 0-36 137-37 145-37 154 0 26 18 45 44 45 51 0 79-70 79-75 0-4-4-4-6-4-4 0-5 2-7 7-22 49-47 62-64 62-10 0-16-7-16-23 0-12 2-15 3-23 13-48 24-96 37-143z"><text:p/></draw:path><draw:path draw:style-name="gr133" draw:text-style-name="P84" svg:width="0.1016in" svg:height="0.0961in" svg:x="0.8343in" svg:y="0.0772in" svg:viewBox="0 0 259 245" svg:d="M50 204c-11 18-22 27-43 28-3 0-7 0-7 7 0 4 3 6 4 6 9 0 21-2 30-2 11 0 25 2 36 2 1 0 6 0 6-7 0-6-5-6-6-6-3 0-15-1-15-10 0-4 4-9 5-12 10-16 18-30 28-44 32 0 66 0 98 0 3 19 6 38 9 58-2 3-3 8-24 8-4 0-9 0-9 9 0 1 0 4 6 4 10 0 34-2 43-2 7 0 14 0 21 0 6 2 13 2 20 2 4 0 7-3 7-7 0-6-4-6-10-6-19 0-21-3-22-11-10-71-20-141-30-211-1-7-1-10-8-10s-8 4-11 8c-42 66-86 130-128 196zM97 154c23-38 47-74 71-112 6 38 11 74 17 112-30 0-59 0-88 0z"><text:p/></draw:path><draw:path draw:style-name="gr133" draw:text-style-name="P84" svg:width="0.0449in" svg:height="0.1917in" svg:x="0.9634in" svg:y="0in" svg:viewBox="0 0 115 488" svg:d="M115 245c0-38-6-98-32-153-30-60-72-92-77-92-3 0-6 1-6 4s0 3 10 13c49 47 77 126 77 228 0 82-18 168-80 231-7 5-7 5-7 7 0 4 3 5 6 5 5 0 49-33 78-95 25-54 31-109 31-148z"><text:p/></draw:path></draw:g></draw:g></text:span><text:span text:style-name="T21"><text:s/>pour spécifier la valeur que prend la grandeur z quand t = </text:span><text:span text:style-name="T21"><draw:g text:anchor-type="as-char" svg:y="-0.1201in" draw:z-index="15" draw:name="Shape15" draw:style-name="gr131"><svg:title>TexMaths</svg:title><svg:desc>14§display§t_A§svg§600§FALSE§</svg:desc><draw:g draw:style-name="gr2"><draw:path draw:style-name="gr132" draw:text-style-name="P83" svg:width="0.1587in" svg:height="0.1295in" svg:x="0.0051in" svg:y="0.0098in" svg:viewBox="0 0 404 330" svg:d="M0 0c135 0 269 0 404 0 0 109 0 220 0 330-135 0-269 0-404 0 0-110 0-221 0-330z"><text:p/></draw:path><draw:path draw:style-name="gr133" draw:text-style-name="P84"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133" draw:text-style-name="P84" svg:width="0.1012in" svg:height="0.0957in" svg:x="0.0724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text:span><text:span text:style-name="T21">, pour des raisons d’ergonomies ou va définir la règle selon laquelle, quand on écrit </text:span><text:span text:style-name="T21"><draw:g text:anchor-type="as-char" svg:y="-0.1445in" draw:z-index="16" draw:name="Shape16" draw:style-name="gr131"><svg:title>TexMaths</svg:title><svg:desc>14§display§z_A\left(t=t_A\right)§svg§600§FALSE§</svg:desc><draw:g draw:style-name="gr2"><draw:path draw:style-name="gr132" draw:text-style-name="P83" svg:width="0.8831in" svg:height="0.172in" svg:x="0.0012in" svg:y="0.0098in" svg:viewBox="0 0 2244 438" svg:d="M0 0c748 0 1497 0 2244 0 0 145 0 292 0 438-747 0-1496 0-2244 0 0-146 0-293 0-438z"><text:p/></draw:path><draw:path draw:style-name="gr133" draw:text-style-name="P84" svg:width="0.0819in" svg:height="0.0866in" svg:x="-0.0004in" svg:y="0.0594in" svg:viewBox="0 0 209 221" svg:d="M45 175c26-28 40-41 59-55 0-1 29-26 47-44 46-47 58-69 58-72 0-4-5-4-6-4-3 0-4 0-7 6-15 22-25 30-36 30-13 0-19-7-26-15-9-11-18-21-35-21-36 0-58 45-58 56 0 1 1 6 5 6s6-3 7-6c9-22 38-24 42-24 10 0 20 4 31 7 20 9 25 9 38 9-18 21-59 56-69 64-15 13-29 26-45 40-33 33-50 61-50 65s4 3 6 4c4 0 5 0 8-6 11-16 27-30 42-30 11 0 15 4 28 18 8 11 17 18 32 18 48 0 77-62 77-76 0-1-3-4-5-4-6 0-6 3-7 6-12 32-44 42-59 42-10 0-20-3-30-7-16-6-23-9-35-9-4 0-8 0-12 2z"><text:p/></draw:path><draw:path draw:style-name="gr133" draw:text-style-name="P84" svg:width="0.102in" svg:height="0.0961in" svg:x="0.0886in" svg:y="0.0772in" svg:viewBox="0 0 260 245" svg:d="M52 204c-13 18-23 27-44 28-2 0-8 0-8 7 0 4 4 6 6 6 8 0 19-2 29-2 11 0 25 2 35 2 3 0 7 0 7-7 0-6-4-6-6-6s-15-1-15-10c0-4 4-9 6-12 9-16 18-30 28-44 32 0 65 0 98 0 2 19 5 38 8 58-1 3-4 8-24 8-4 0-10 0-10 9 0 1 2 4 6 4 11 0 35-2 45-2 7 0 14 0 21 0 5 2 12 2 19 2 5 0 7-3 7-7 0-6-4-6-9-6-21 0-21-3-23-11-10-71-19-141-29-211-2-7-3-10-9-10-7 0-8 4-12 8-42 66-84 130-126 196zM98 154c24-38 48-74 71-112 6 38 12 74 17 112-29 0-59 0-88 0z"><text:p/></draw:path><draw:path draw:style-name="gr133" draw:text-style-name="P84" svg:width="0.0441in" svg:height="0.1917in" svg:x="0.2591in" svg:y="0in" svg:viewBox="0 0 113 488" svg:d="M113 483c0-2 0-2-8-10-62-62-77-154-77-228 0-86 18-171 80-232 5-6 5-6 5-9s-1-4-4-4c-5 0-50 34-78 95-25 55-31 109-31 150 0 36 4 96 32 151 30 60 72 92 77 92 3 0 4-1 4-5z"><text:p/></draw:path><draw:path draw:style-name="gr133" draw:text-style-name="P84" svg:width="0.0587in" svg:height="0.122in" svg:x="0.3197in" svg:y="0.0236in" svg:viewBox="0 0 150 311" svg:d="M90 112c15 0 30 0 46 0 10 0 14 0 14-11 0-4-4-4-13-4-14 0-29 0-43 0 17-70 19-80 19-83 0-8-5-14-14-14-1 0-15 1-19 18-7 27-13 52-20 79-15 0-31 0-46 0-10 0-14 0-14 8 0 7 3 7 13 7 14 0 29 0 43 0-35 137-36 145-36 154 0 26 18 45 44 45 51 0 79-70 79-75 0-4-4-4-6-4-5 0-5 2-8 7-21 49-46 62-63 62-11 0-16-7-16-23 0-12 0-15 3-23 13-48 24-96 37-143z"><text:p/></draw:path><draw:path draw:style-name="gr133" draw:text-style-name="P84" svg:width="0.128in" svg:height="0.0449in" svg:x="0.4492in" svg:y="0.074in" svg:viewBox="0 0 326 115" svg:d="M309 20c9 0 17 0 17-10s-8-10-15-10c-98 0-198 0-296 0-7 0-15 0-15 10s8 10 17 10c98 0 194 0 292 0zM311 115c7 0 15 0 15-10s-8-10-17-10c-98 0-194 0-292 0-9 0-17 0-17 10s8 10 15 10c98 0 198 0 296 0z"><text:p/></draw:path><draw:path draw:style-name="gr133" draw:text-style-name="P84" svg:width="0.0591in" svg:height="0.122in" svg:x="0.6472in" svg:y="0.0236in" svg:viewBox="0 0 151 311" svg:d="M90 112c15 0 30 0 46 0 10 0 15 0 15-11 0-4-5-4-14-4-14 0-29 0-43 0 18-70 19-80 19-83 0-8-5-14-14-14-1 0-15 1-19 18-7 27-13 52-20 79-15 0-31 0-46 0-10 0-14 0-14 8 0 7 4 7 14 7 14 0 29 0 43 0-36 137-37 145-37 154 0 26 18 45 44 45 51 0 79-70 79-75 0-4-4-4-6-4-4 0-5 2-7 7-22 49-47 62-64 62-10 0-16-7-16-23 0-12 2-15 3-23 13-48 24-96 37-143z"><text:p/></draw:path><draw:path draw:style-name="gr133" draw:text-style-name="P84" svg:width="0.1016in" svg:height="0.0961in" svg:x="0.7205in" svg:y="0.0772in" svg:viewBox="0 0 259 245" svg:d="M50 204c-11 18-22 27-43 28-3 0-7 0-7 7 0 4 3 6 4 6 9 0 21-2 30-2 11 0 25 2 36 2 1 0 6 0 6-7 0-6-5-6-6-6-3 0-15-1-15-10 0-4 4-9 5-12 10-16 18-30 28-44 32 0 66 0 98 0 3 19 6 38 9 58-2 3-3 8-24 8-4 0-9 0-9 9 0 1 0 4 6 4 10 0 34-2 43-2 7 0 14 0 21 0 6 2 13 2 20 2 4 0 7-3 7-7 0-6-4-6-10-6-19 0-21-3-22-11-10-71-20-141-30-211-1-7-1-10-8-10s-8 4-11 8c-42 66-86 130-128 196zM97 154c23-38 47-74 71-112 6 38 11 74 17 112-30 0-59 0-88 0z"><text:p/></draw:path><draw:path draw:style-name="gr133" draw:text-style-name="P84" svg:width="0.0449in" svg:height="0.1917in" svg:x="0.8492in" svg:y="0in" svg:viewBox="0 0 115 488" svg:d="M115 245c0-38-6-98-32-153-30-60-72-92-77-92-3 0-6 1-6 4s0 3 10 13c49 47 77 126 77 228 0 82-18 168-80 231-7 5-7 5-7 7 0 4 3 5 6 5 5 0 49-33 78-95 25-54 31-109 31-148z"><text:p/></draw:path></draw:g></draw:g></text:span><text:span text:style-name="T21"><text:s/>ou </text:span><text:span text:style-name="T21"><draw:g text:anchor-type="as-char" svg:y="-0.1445in" draw:z-index="17" draw:name="Shape17" draw:style-name="gr131"><svg:title>TexMaths</svg:title><svg:desc>14§display§z_A\left(t_A\right)§svg§600§FALSE§</svg:desc><draw:g draw:style-name="gr2"><draw:path draw:style-name="gr132" draw:text-style-name="P83" svg:width="0.5551in" svg:height="0.1724in" svg:x="0.0012in" svg:y="0.0091in" svg:viewBox="0 0 1411 439" svg:d="M707 439c-237 0-472 0-707 0 0-147 0-292 0-439 470 0 941 0 1411 0 0 147 0 292 0 439-235 0-470 0-704 0z"><text:p/></draw:path><draw:path draw:style-name="gr133" draw:text-style-name="P84" svg:width="0.0819in" svg:height="0.087in" svg:x="-0.0004in" svg:y="0.0591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133" draw:text-style-name="P84" svg:width="0.1016in" svg:height="0.0961in" svg:x="0.0894in" svg:y="0.0772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3 7c-42 66-84 130-126 196zM97 154c23-38 47-74 71-112 6 38 11 74 17 112-30 0-59 0-88 0z"><text:p/></draw:path><draw:path draw:style-name="gr133" draw:text-style-name="P84" svg:width="0.0441in" svg:height="0.1925in" svg:x="0.2591in" svg:y="-0.0004in" svg:viewBox="0 0 113 490" svg:d="M113 484c0-1 0-1-8-10-62-63-77-155-77-228 0-87 18-172 80-232 5-7 5-7 5-8 0-5-1-6-4-6-5 0-49 34-78 97-25 53-31 107-31 149 0 37 6 95 32 151 30 60 72 93 77 93 3 0 4-2 4-6z"><text:p/></draw:path><draw:path draw:style-name="gr133" draw:text-style-name="P84" svg:width="0.0587in" svg:height="0.122in" svg:x="0.3189in" svg:y="0.0236in" svg:viewBox="0 0 150 311" svg:d="M90 111c15 0 30 0 46 0 10 0 14 0 14-10 0-6-4-6-13-6-14 0-29 0-43 0 17-70 19-80 19-82 0-9-5-13-14-13-1 0-15 0-19 17-7 26-13 52-20 78-15 0-31 0-46 0-10 0-14 0-14 10 0 6 3 6 13 6 14 0 29 0 43 0-35 138-36 146-36 155 0 26 18 45 44 45 51 0 79-70 79-75 0-4-4-4-6-4-4 0-5 2-8 6-21 50-46 61-63 61-11 0-16-5-16-22 0-11 2-14 3-22 13-49 24-97 37-144z"><text:p/></draw:path><draw:path draw:style-name="gr133" draw:text-style-name="P84" svg:width="0.102in" svg:height="0.0961in" svg:x="0.3917in" svg:y="0.0772in" svg:viewBox="0 0 260 245" svg:d="M52 203c-13 19-23 28-44 29-2 0-8 0-8 7 0 4 4 6 6 6 8 0 19-2 29-2 11 0 25 2 35 2 3 0 7 0 7-9 0-4-4-4-6-4s-15-1-15-10c0-4 4-11 6-14 9-14 18-28 28-42 32 0 65 0 98 0 2 19 5 38 8 58-1 3-4 8-24 8-4 0-8 0-8 7 0 2 0 6 4 6 11 0 35-2 45-2 7 0 14 0 21 0 5 0 12 2 19 2 5 0 7-3 7-7 0-6-4-6-9-6-21 0-21-3-23-11-10-71-19-141-29-211-2-9-3-10-9-10-7 0-8 3-12 7-42 66-84 130-126 196zM98 154c24-38 48-74 71-112 6 38 12 74 17 112-29 0-59 0-88 0z"><text:p/></draw:path><draw:path draw:style-name="gr133" draw:text-style-name="P84" svg:width="0.0449in" svg:height="0.1925in" svg:x="0.5213in" svg:y="-0.0004in" svg:viewBox="0 0 115 490" svg:d="M115 246c0-39-6-98-32-154-30-60-73-92-77-92-3 0-6 3-6 6 0 1 0 1 10 11 47 47 75 126 75 229 0 81-18 168-78 230-7 7-7 7-7 8 0 3 3 6 6 6 4 0 49-34 78-97 25-53 31-108 31-147z"><text:p/></draw:path></draw:g></draw:g></text:span><text:span text:style-name="T21">, ça renvoie </text:span><text:span text:style-name="T21"><draw:g text:anchor-type="as-char" svg:y="-0.1445in" draw:z-index="18" draw:name="Shape18" draw:style-name="gr131"><svg:title>TexMaths</svg:title><svg:desc>14§display§f_z\left(t_A\right)§svg§600§FALSE§</svg:desc><draw:g draw:style-name="gr2"><draw:path draw:style-name="gr132" draw:text-style-name="P83" svg:width="0.5232in" svg:height="0.172in" svg:x="-0.0004in" svg:y="0.0098in" svg:viewBox="0 0 1330 438" svg:d="M0 0c443 0 887 0 1330 0 0 145 0 292 0 438-443 0-887 0-1330 0 0-146 0-293 0-438z"><text:p/></draw:path><draw:path draw:style-name="gr133" draw:text-style-name="P84" svg:width="0.0961in" svg:height="0.174in" svg:x="0in" svg:y="0.0087in" svg:viewBox="0 0 245 443" svg:d="M154 150c14 0 28 0 42 0 10 0 16 0 16-11 0-5-6-5-14-5-14 0-27 0-41 0 3-19 7-37 10-56 3-11 10-44 12-51 5-9 13-17 23-17 3 0 15 0 25 10-22 1-27 18-27 26 0 11 9 17 19 17 12 0 26-11 26-29 0-23-22-34-43-34-17 0-48 8-62 57-3 10-4 16-17 77-11 0-22 0-33 0-10 0-16 0-16 9 0 7 6 7 14 7 12 0 21 0 33 0-13 64-24 127-37 191-8 48-17 93-43 93-2 0-14 0-23-10 23-2 27-18 27-27 0-11-9-16-18-16-13 0-27 11-27 29 0 22 21 33 41 33 28 0 47-27 56-47 15-31 26-90 28-94 10-50 19-102 29-152z"><text:p/></draw:path><draw:path draw:style-name="gr133" draw:text-style-name="P84" svg:width="0.0618in" svg:height="0.0602in" svg:x="0.0929in" svg:y="0.1134in" svg:viewBox="0 0 158 154" svg:d="M36 120c10-8 16-15 45-37 7-6 34-27 44-37 21-21 33-38 33-42s-4-4-5-4c-3 0-4 0-6 3-11 17-18 21-26 21-5 0-10 0-20-10-11-11-20-14-27-14-28 0-46 29-46 41 0 2 3 4 6 4 4 0 4-2 5-6 6-11 25-12 31-12 7 0 17 2 21 2 20 5 21 5 30 5-9 9-14 15-48 42-27 21-37 29-42 36-21 21-31 35-31 39 0 3 4 3 6 3 4 0 4 0 5-3 10-12 21-21 32-21 5 0 10 0 19 9 11 11 18 15 29 15 37 0 59-41 59-53 0-3-3-4-6-4-4 0-4 2-5 5-7 17-27 25-44 25-8 0-17-1-25-2-17-5-20-5-25-5-2 0-6 0-9 0z"><text:p/></draw:path><draw:path draw:style-name="gr133" draw:text-style-name="P84" svg:width="0.0449in" svg:height="0.1917in" svg:x="0.2252in" svg:y="0in" svg:viewBox="0 0 115 488" svg:d="M115 483c0-2 0-2-8-10-62-62-79-154-79-228 0-86 20-171 80-232 7-6 7-6 7-9s-3-4-6-4c-4 0-49 34-78 95-25 55-31 109-31 150 0 36 6 96 32 151 30 60 73 92 77 92 3 0 6-1 6-5z"><text:p/></draw:path><draw:path draw:style-name="gr133" draw:text-style-name="P84" svg:width="0.0591in" svg:height="0.122in" svg:x="0.2854in" svg:y="0.0236in" svg:viewBox="0 0 151 311" svg:d="M90 112c15 0 31 0 46 0 10 0 15 0 15-11 0-4-5-4-14-4-14 0-29 0-43 0 18-70 20-80 20-83 0-8-6-14-14-14-2 0-16 1-20 18-6 27-13 52-18 79-16 0-31 0-47 0-11 0-15 0-15 8 0 7 4 7 14 7 14 0 29 0 43 0-36 137-37 145-37 154 0 26 18 45 44 45 51 0 79-70 79-75 0-4-4-4-6-4-4 0-5 2-7 7-21 49-47 62-64 62-10 0-16-7-16-23 0-12 2-15 3-23 13-48 24-96 37-143z"><text:p/></draw:path><draw:path draw:style-name="gr133" draw:text-style-name="P84" svg:width="0.1016in" svg:height="0.0961in" svg:x="0.3587in" svg:y="0.0772in" svg:viewBox="0 0 259 245" svg:d="M50 204c-11 18-22 27-43 28-3 0-7 0-7 7 0 4 3 6 4 6 10 0 21-2 30-2 11 0 25 2 36 2 1 0 7 0 7-7 0-6-6-6-7-6-3 0-14-1-14-10 0-4 3-9 4-12 10-16 18-30 28-44 33 0 66 0 98 0 3 19 6 38 9 58-2 3-3 8-24 8-4 0-8 0-8 9 0 1 1 4 5 4 10 0 34-2 44-2 7 0 15 0 21 0 5 2 14 2 19 2 4 0 7-3 7-7 0-6-4-6-10-6-19 0-21-3-22-11-10-71-20-141-29-211-2-7-2-10-9-10s-8 4-11 8c-42 66-86 130-128 196zM97 154c24-38 47-74 71-112 6 38 11 74 17 112-29 0-59 0-88 0z"><text:p/></draw:path><draw:path draw:style-name="gr133" draw:text-style-name="P84" svg:width="0.0445in" svg:height="0.1917in" svg:x="0.4882in" svg:y="0in" svg:viewBox="0 0 114 488" svg:d="M114 245c0-38-6-98-33-153-29-60-71-92-77-92-3 0-4 1-4 4s0 3 8 13c49 47 77 126 77 228 0 82-18 168-79 231-6 5-6 5-6 7 0 4 1 5 4 5 6 0 49-33 79-95 25-54 31-109 31-148z"><text:p/></draw:path></draw:g></draw:g></text:span><text:span text:style-name="T21">. </text:span><text:span text:style-name="T23">En gros si une grandeur se voit passer un argument, ça appelle la fonction qui gère cette grandeur et lui passe l’argument et retourne la valeur correspondante.</text:span></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text:soft-page-break/><text:span text:style-name="T10">2</text:span><text:span text:style-name="T8">) </text:span><text:span text:style-name="T5">Le changement de variable au sein d’une intégrale</text:span></text:p>
      <text:p text:style-name="P69"><text:span text:style-name="T23">C’</text:span><text:span text:style-name="T21">est la technique de base pour utiliser les intégrales en physique, ne serait-ce que parce qu’il arrive souvent que la variable d’intégration ne corresponde pas aux bornes d’intégration (dans le calcul du travail d’une force par exemple).</text:span></text:p>
      <text:p text:style-name="P18">Le théorème est le suivant:</text:p>
      <text:p text:style-name="P18"/>
      <text:p text:style-name="P18"><draw:frame draw:style-name="fr1" draw:name="Frame2" text:anchor-type="paragraph" svg:x="0.0965in" svg:y="0.002in" svg:width="6.5839in" draw:z-index="29"><draw:text-box fo:min-height="2.9902in"><text:p text:style-name="P41"/><text:p text:style-name="P43">Soient:</text:p><text:list xml:id="list329120287" text:style-name="L2"><text:list-item><text:p text:style-name="P71"><draw:g text:anchor-type="as-char" svg:y="-0.1327in" draw:z-index="30" draw:name="Shape19" draw:style-name="gr131"><svg:title>TexMaths</svg:title><svg:desc>14§display§I\subseteq \mathbb{R}§svg§600§FALSE§</svg:desc><draw:g draw:style-name="gr2"><draw:path draw:style-name="gr132" draw:text-style-name="P83" svg:width="0.474in" svg:height="0.1378in" svg:x="0.0028in" svg:y="0.0098in" svg:viewBox="0 0 1205 351" svg:d="M0 0c402 0 803 0 1205 0 0 117 0 234 0 351-402 0-803 0-1205 0 0-117 0-234 0-351z"><text:p/></draw:path><draw:path draw:style-name="gr133" draw:text-style-name="P84" svg:width="0.0894in" svg:height="0.1307in" svg:x="-0.0004in" svg:y="0.0004in" svg:viewBox="0 0 228 333" svg:d="M167 38c4-18 7-23 45-23 12 0 16 0 16-9 0-6-5-6-8-6-14 0-50 1-64 1-16 0-51-1-66-1-3 0-10 0-10 10 0 5 4 5 14 5 21 0 34 0 34 9 0 3 0 4 0 8-23 88-45 175-68 263-4 18-5 23-45 23-11 0-15 0-15 9 0 6 6 6 7 6 14 0 50-1 64-1 16 0 52 1 66 1 5 0 10 0 10-10 0-5-4-5-14-5s-11 0-21-2c-11 0-13-3-13-8 0-3 2-7 2-11 22-87 43-173 66-259z"><text:p/></draw:path><draw:path draw:style-name="gr133" draw:text-style-name="P84" svg:width="0.1177in" svg:height="0.1484in" svg:x="0.1634in" svg:y="0.0094in" svg:viewBox="0 0 300 378" svg:d="M283 20c8 0 17 0 17-10s-9-10-17-10c-45 0-88 0-133 0-84 0-150 64-150 141 0 79 67 142 150 142 45 0 88 0 133 0 8 0 17 0 17-10s-9-10-17-10c-45 0-88 0-132 0-77 0-131-57-131-120 0-67 56-123 131-123 44 0 87 0 132 0zM27 358c-9 0-17 0-17 10s8 10 17 10c85 0 171 0 256 0 8 0 17 0 17-10s-9-10-17-10c-85 0-171 0-256 0z"><text:p/></draw:path><draw:path draw:style-name="gr133" draw:text-style-name="P84" svg:width="0.1327in" svg:height="0.1311in" svg:x="0.3543in" svg:y="0in" svg:viewBox="0 0 338 334" svg:d="M123 182c6 0 13 0 19 0 25 36 49 74 74 112 4 8 17 28 21 35 4 5 5 5 17 5 22 0 44 0 67 0 10 0 17 0 17-8 0-4-3-8-7-8-19-5-42-37-55-52-3-6-28-38-60-90 43-7 85-26 85-84 0-68-73-92-130-92-52 0-102 0-154 0-10 0-17 0-17 8 0 9 8 9 13 9 28 0 30 4 30 28 0 81 0 163 0 245 0 23-2 28-30 28-5 0-13 0-13 8s7 8 17 8c45 0 89 0 134 0 9 0 16 0 16-8s-7-8-13-8c-28 0-31-5-31-28 0-37 0-73 0-108zM219 158c14-18 15-45 15-66 0-23-3-50-18-70 19 5 68 20 68 70 0 31-15 56-65 66zM123 43c0-9 0-26 31-26 42 0 63 18 63 75 0 63-15 73-94 73 0-41 0-81 0-122zM56 318c4-10 4-23 4-28 0-82 0-164 0-245 0-6 0-18-4-28 20 0 38 0 57 0-7 8-7 18-7 25 0 82 0 165 0 248 0 5 0 18 5 28-19 0-37 0-55 0zM161 182c4 0 6-2 10-2 7 0 18 0 25-1 7 11 60 98 102 139-16 0-33 0-49 0-29-45-58-91-88-136z"><text:p/></draw:path></draw:g></draw:g></text:p></text:list-item><text:list-item><text:p text:style-name="P74"><draw:g text:anchor-type="as-char" svg:y="-0.1311in" draw:z-index="31" draw:name="Shape20" draw:style-name="gr131"><svg:title>TexMaths</svg:title><svg:desc>14§display§J\subseteq \mathbb{R}§svg§600§FALSE§</svg:desc><draw:g draw:style-name="gr2"><draw:path draw:style-name="gr132" draw:text-style-name="P83" svg:width="0.4996in" svg:height="0.1382in" svg:x="-0.0004in" svg:y="0.0102in" svg:viewBox="0 0 1270 352" svg:d="M636 352c-213 0-424 0-636 0 0-118 0-234 0-352 423 0 847 0 1270 0 0 118 0 234 0 352-211 0-423 0-634 0z"><text:p/></draw:path><draw:path draw:style-name="gr133" draw:text-style-name="P84" svg:width="0.1087in" svg:height="0.1354in" svg:x="0.0031in" svg:y="0.002in" svg:viewBox="0 0 277 345" svg:d="M231 35c4-15 6-20 32-20 9 0 14 0 14-9 0-5-4-6-7-6-12 0-43 1-54 1-17 0-56-1-73-1-4 0-10 0-10 10 0 5 3 5 17 5 11 0 15 0 28 0 11 2 15 5 15 10 0 4-1 7-2 11-19 75-38 149-57 223-11 48-44 74-71 74-13 0-38-5-46-30 1 1 4 1 5 1 20 0 33-17 33-32 0-16-13-21-21-21-10 0-34 7-34 39 0 31 27 55 66 55 45 0 95-34 108-82 19-75 38-152 57-228z"><text:p/></draw:path><draw:path draw:style-name="gr133" draw:text-style-name="P84" svg:width="0.1181in" svg:height="0.1484in" svg:x="0.1854in" svg:y="0.0102in" svg:viewBox="0 0 301 378" svg:d="M284 20c9 0 17 0 17-10s-8-10-17-10c-44 0-88 0-133 0-84 0-151 64-151 142s69 141 151 141c45 0 89 0 133 0 9 0 17 0 17-10s-8-10-17-10c-44 0-88 0-131 0-79 0-133-56-133-120 0-67 56-123 133-123 43 0 87 0 131 0zM28 359c-8 0-18 0-18 10 0 9 10 9 18 9 85 0 171 0 256 0 9 0 17 0 17-9 0-10-8-10-17-10-85 0-171 0-256 0z"><text:p/></draw:path><draw:path draw:style-name="gr133" draw:text-style-name="P84" svg:width="0.1327in" svg:height="0.1315in" svg:x="0.3768in" svg:y="0in" svg:viewBox="0 0 338 335" svg:d="M123 182c6 0 13 0 18 0 24 38 50 74 73 112 6 9 17 27 23 35 4 6 5 6 17 6 22 0 44 0 67 0 10 0 17 0 17-9 0-4-3-8-7-8-19-4-44-36-55-52-4-5-28-38-62-89 45-7 87-27 87-85 0-68-73-92-130-92-52 0-104 0-156 0-8 0-15 0-15 8 0 9 8 9 13 9 28 0 30 4 30 28 0 81 0 164 0 245 0 24-2 28-30 28-5 0-13 0-13 8 0 9 7 9 15 9 45 0 91 0 136 0 9 0 16 0 16-9 0-8-9-8-14-8-28 0-30-4-30-28 0-36 0-71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2 60 98 101 139-17 0-32 0-48 0-29-45-58-91-88-136z"><text:p/></draw:path></draw:g></draw:g></text:p></text:list-item><text:list-item><text:p text:style-name="P49"><draw:g text:anchor-type="as-char" svg:y="-0.1327in" draw:z-index="53" draw:name="Shape21" draw:style-name="gr131"><svg:title>TexMaths</svg:title><svg:desc>14§display§K\subseteq \mathbb{R}§svg§600§FALSE§</svg:desc><draw:g draw:style-name="gr2"><draw:path draw:style-name="gr132" draw:text-style-name="P83" svg:width="0.5512in" svg:height="0.1378in" svg:x="0.0024in" svg:y="0.0098in" svg:viewBox="0 0 1401 351" svg:d="M0 0c468 0 934 0 1401 0 0 117 0 234 0 351-467 0-933 0-1401 0 0-117 0-234 0-351z"><text:p/></draw:path><draw:path draw:style-name="gr133" draw:text-style-name="P84" svg:width="0.1646in" svg:height="0.1307in" svg:x="-0.0004in" svg:y="0.0004in" svg:viewBox="0 0 419 333" svg:d="M232 136c-1-2-2-5-2-6s8-8 14-13c28-22 57-44 86-65 47-34 65-35 80-37 4-1 9-1 9-9 0-3-2-6-6-6-11 0-22 1-35 1-17 0-36-1-55-1-2 0-8 0-8 10 0 3 1 4 6 5 11 0 15 3 15 10 0 9-15 20-18 23-65 49-128 97-192 146 13-53 27-104 39-156 4-18 6-23 42-23 13 0 17 0 17-9 0-6-4-6-7-6-14 0-49 1-63 1s-49-1-63-1c-4 0-10 0-10 8 0 7 4 7 14 7 6 0 16 0 21 0 7 2 11 3 11 9 0 1-1 3-2 10-23 86-44 174-66 261-4 18-6 23-45 23-8 0-14 0-14 9 0 6 7 6 8 6 13 0 48-1 62-1 11 0 21 0 32 0 10 0 21 1 31 1 4 0 10 0 10-10 0-5-4-5-13-5-18 0-32 0-32-9 0-4 3-14 4-22 7-25 13-51 20-77 24-18 49-37 73-55 19 44 37 87 57 130 6 13 6 14 6 17 0 16-21 16-26 16s-11 0-11 9c0 6 4 5 7 6 20 0 41-1 60-1 12 0 38 1 48 1 3 0 10 0 10-10 0-5-6-5-10-5-21 0-27-5-34-23-23-53-47-106-70-159z"><text:p/></draw:path><draw:path draw:style-name="gr133" draw:text-style-name="P84" svg:width="0.1177in" svg:height="0.1484in" svg:x="0.2402in" svg:y="0.0094in" svg:viewBox="0 0 300 378" svg:d="M283 20c8 0 17 0 17-10s-9-10-17-10c-44 0-88 0-132 0-85 0-151 64-151 141 0 79 67 142 151 142 44 0 88 0 132 0 8 0 17 0 17-10s-9-10-17-10c-44 0-88 0-132 0-77 0-131-57-131-120 0-67 56-123 131-123 44 0 88 0 132 0zM27 358c-9 0-17 0-17 10s8 10 17 10c85 0 170 0 256 0 8 0 17 0 17-10s-9-10-17-10c-86 0-171 0-256 0z"><text:p/></draw:path><draw:path draw:style-name="gr133" draw:text-style-name="P84" svg:width="0.1323in" svg:height="0.1311in" svg:x="0.4311in" svg:y="0in" svg:viewBox="0 0 337 334" svg:d="M123 182c6 0 13 0 18 0 26 36 49 74 75 112 4 8 16 28 21 35 4 5 5 5 16 5 23 0 45 0 68 0 9 0 16 0 16-8 0-4-2-8-7-8-18-5-42-37-54-52-3-6-28-38-60-90 43-7 85-26 85-84 0-68-73-92-130-92-52 0-102 0-154 0-10 0-17 0-17 8 0 9 10 9 13 9 28 0 30 4 30 28 0 81 0 163 0 245 0 23-2 28-30 28-3 0-13 0-13 8s7 8 17 8c45 0 89 0 134 0 9 0 17 0 17-8s-8-8-14-8c-28 0-31-5-31-28 0-37 0-73 0-108zM218 158c14-18 16-45 16-66 0-23-3-50-18-70 19 5 68 20 68 70 0 31-15 56-66 66zM123 43c0-9 0-26 31-26 42 0 63 18 63 75 0 63-15 73-94 73 0-41 0-81 0-122zM57 318c3-10 3-23 3-28 0-82 0-164 0-245 0-6 0-18-3-28 19 0 38 0 56 0-7 8-7 18-7 25 0 82 0 165 0 248 0 5 0 18 5 28-19 0-35 0-54 0zM161 182c4 0 6-2 10-2 7 0 18 0 25-1 8 11 60 98 102 139-17 0-32 0-47 0-30-45-61-91-90-136z"><text:p/></draw:path></draw:g></draw:g></text:p></text:list-item><text:list-item><text:p text:style-name="P50"><draw:g text:anchor-type="as-char" svg:y="-0.2217in" draw:z-index="55" draw:name="Shape22" draw:style-name="gr131"><svg:title>TexMaths</svg:title><svg:desc>14§display§f=\text{f}^{\circ }\left(_{\ x\ \rightarrow \ f\left(x\right)}^{\ J\ \rightarrow \ K}\right)§svg§600§FALSE§</svg:desc><draw:g draw:style-name="gr2"><draw:path draw:style-name="gr132" draw:text-style-name="P83" svg:width="1.4744in" svg:height="0.3276in" svg:x="-0.0004in" svg:y="0.0094in" svg:viewBox="0 0 3746 833" svg:d="M1874 833c-626 0-1250 0-1874 0 0-277 0-556 0-833 1248 0 2498 0 3746 0 0 277 0 556 0 833-624 0-1248 0-1872 0z"><text:p/></draw:path><draw:path draw:style-name="gr133" draw:text-style-name="P84" svg:width="0.0961in" svg:height="0.176in" svg:x="0in" svg:y="0.0862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133" draw:text-style-name="P84" svg:width="0.1283in" svg:height="0.0449in" svg:x="0.1697in" svg:y="0.1512in" svg:viewBox="0 0 327 115" svg:d="M311 20c7 0 16 0 16-10s-9-10-16-10c-98 0-196 0-294 0-7 0-17 0-17 10s10 10 17 10c98 0 196 0 294 0zM311 115c7 0 16 0 16-10s-9-10-16-10c-98 0-196 0-294 0-7 0-17 0-17 10s10 10 17 10c98 0 196 0 294 0z"><text:p/></draw:path><draw:path draw:style-name="gr133" draw:text-style-name="P84" svg:width="0.0626in" svg:height="0.1362in" svg:x="0.3697in" svg:y="0.0862in" svg:viewBox="0 0 160 347" svg:d="M70 136c0-20 0-38 0-58 0-43 24-67 45-67 1 0 10 0 17 4-6 2-16 9-16 20s9 21 21 21c16 0 23-10 23-21 0-18-19-35-45-35-34 0-76 27-76 78 0 20 0 38 0 58-12 0-26 0-39 0 0 5 0 10 0 15 13 0 27 0 39 0 0 52 0 105 0 159 0 22-5 22-39 22 0 4 0 10 0 15 20 0 43-1 57-1 20 0 42 0 62 1 0-5 0-11 0-15-3 0-7 0-10 0-36 0-38-6-38-22 0-54 0-107 0-159 19 0 38 0 56 0 0-5 0-10 0-15-19 0-37 0-57 0z"><text:p/></draw:path><draw:path draw:style-name="gr133" draw:text-style-name="P84" svg:width="0.0579in" svg:height="0.0575in" svg:x="0.4331in" svg:y="0.0728in" svg:viewBox="0 0 148 147" svg:d="M148 74c0-42-33-74-74-74-42 0-74 34-74 73 0 42 34 74 74 74 41 0 74-34 74-73zM74 130c-32 0-57-26-57-56 0-32 25-57 57-57s58 25 58 56c0 32-27 57-58 57z"><text:p/></draw:path><draw:path draw:style-name="gr133" draw:text-style-name="P84" svg:width="0.0736in" svg:height="0.3476in" svg:x="0.5787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133" draw:text-style-name="P84" svg:width="0.0791in" svg:height="0.0949in" svg:x="0.7374in" svg:y="0.05in" svg:viewBox="0 0 202 242" svg:d="M171 27c3-13 3-14 22-14 4 0 9 0 9-7 0-5-3-6-5-6-8 0-29 1-37 1-7 0-19 0-27 0s-18-1-27-1c-2 0-8 0-8 7 0 6 4 6 14 6 8 0 10 0 18 0 10 1 11 2 11 7 0 2 0 2-1 8-14 52-27 105-41 157-5 26-28 47-50 47-6 0-27-1-35-18 21 0 25-15 25-22 0-10-8-14-17-14-8 0-22 7-22 26 0 23 21 38 50 38 34 0 72-22 80-56 14-53 27-106 41-159z"><text:p/></draw:path><draw:path draw:style-name="gr133" draw:text-style-name="P84" svg:width="0.1331in" svg:height="0.0709in" svg:x="0.8969in" svg:y="0.0728in" svg:viewBox="0 0 339 181" svg:d="M290 98c-44 32-49 77-49 78 0 5 3 5 8 5 6 0 7 0 9-6 2-8 7-31 25-49 21-21 37-27 51-31 3-1 5-3 5-4 0-4-3-4-7-6-49-16-67-51-74-81-2-4-5-4-9-4-5 0-8 0-8 4 0 2 3 24 19 48 9 12 18 22 30 29-93 0-185 0-277 0-5 0-13 0-13 9 0 8 7 8 13 8 92 0 184 0 277 0z"><text:p/></draw:path><draw:path draw:style-name="gr133" draw:text-style-name="P84" svg:width="0.1228in" svg:height="0.0921in" svg:x="1.1146in" svg:y="0.05in" svg:viewBox="0 0 313 235" svg:d="M174 97c-2-3-2-3-3-5 3-1 0 0 8-5 11-9 24-17 35-25 45-33 67-48 91-49 4 0 8 0 8-7 0-3-2-6-5-6-7 0-16 1-24 1s-32-1-40-1c-3 0-7 0-7 8 1 2 0 5 4 5s8 1 8 4c0 7-10 14-14 17-47 33-96 68-144 102 8-37 18-73 27-109 4-12 4-14 30-14 6 0 10 0 10-7 0-3-1-6-4-6-11 0-36 1-46 1-6 0-17 0-24 0s-14-1-21-1c-3 0-7 0-7 8 0 5 3 5 11 5 6 0 7 0 13 0 7 1 8 1 8 5 0 3 0 3-1 7-16 62-31 122-46 184-3 11-5 14-31 14-6 0-10 0-10 8 1 1 0 4 6 4 9 0 35-1 44-1 6 0 19 0 24 0 7 1 16 1 21 1 3 0 9 0 9-7 0-5-5-5-12-5-4 0-7 0-14 0-7-2-7-3-7-6s3-15 16-66c19-14 38-26 57-40 17 32 34 64 51 96 2 4 2 6 2 7 0 7-9 9-16 9-5 0-9 0-9 8 2 1 0 4 6 4 10 0 35-1 43-1 11 0 25 1 35 1 4 0 7-3 7-7 0-5-5-5-8-5-7 0-17 0-23-12-19-39-39-77-58-114z"><text:p/></draw:path><draw:path draw:style-name="gr133" draw:text-style-name="P84" svg:width="0.0717in" svg:height="0.0606in" svg:x="0.7307in" svg:y="0.215in" svg:viewBox="0 0 183 155" svg:d="M69 115c-3 12-14 31-33 31-1 0-11 0-18-5 14-5 16-16 16-19 0-7-7-13-14-13-10 0-20 9-20 21 0 17 18 25 36 25 16 0 30-9 38-25 9 20 28 25 41 25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133" draw:text-style-name="P84" svg:width="0.1331in" svg:height="0.0713in" svg:x="0.8858in" svg:y="0.2047in" svg:viewBox="0 0 339 182" svg:d="M291 99c-43 33-33 52-50 77 0 6 4 6 8 6 7 0 9 0 10-7 1-8 7-29 25-49 20-21 36-27 52-31 1 0 3-3 3-4 0-3-2-4-6-6-50-15-67-50-75-81 0-4-5-4-9-4-5 0-8 0-8 6 7 15 4 23 21 47 8 11 16 21 29 30-92 0-185 0-277 0-6 0-14 0-14 8s8 8 14 8c92 0 185 0 277 0z"><text:p/></draw:path><draw:path draw:style-name="gr133" draw:text-style-name="P84" svg:width="0.0713in" svg:height="0.1232in" svg:x="1.1047in" svg:y="0.1791in" svg:viewBox="0 0 182 314" svg:d="M115 106c11 0 22 0 33 0 7 0 12 0 12-7 0-4-5-4-12-4-11 0-21 0-32 0 9-45 11-60 14-70 2-7 10-15 18-15 6 1 9 0 16 4-14 4-16 17-16 20 0 7 6 12 14 12 10 0 20-8 20-21 0-15-17-25-34-25-15 0-32 10-42 27-7 12-9 28-16 68-9 0-19 0-27 0-7 0-13 0-13 7 0 4 6 4 12 4 8 0 16 0 25 0 0 3-23 126-30 164-2 7-8 34-25 34-4-1-8 0-14-4 14-4 14-17 14-20 0-7-5-12-12-12-10 0-20 8-20 21 0 15 15 25 32 25 23 0 38-24 42-31 13-22 20-66 21-70 7-37 13-72 20-107z"><text:p/></draw:path><draw:path draw:style-name="gr133" draw:text-style-name="P84" svg:width="0.035in" svg:height="0.1354in" svg:x="1.2008in" svg:y="0.1736in" svg:viewBox="0 0 90 345" svg:d="M83 0c-65 46-83 119-83 172 0 48 15 124 83 173 2 0 7 0 7-5 0-2 0-2-3-5-46-41-63-100-63-163 0-92 35-138 64-164 2-1 2-2 2-4 0-4-5-4-7-4z"><text:p/></draw:path><draw:path draw:style-name="gr133" draw:text-style-name="P84" svg:width="0.0717in" svg:height="0.0606in" svg:x="1.2524in" svg:y="0.215in" svg:viewBox="0 0 183 155" svg:d="M69 115c-3 12-14 31-33 31-1 0-11 0-18-5 14-5 16-16 16-19 0-7-7-13-14-13-10 0-20 9-20 21 0 17 20 25 36 25s30-9 38-25c9 20 28 25 41 25 40 0 61-43 61-53 0-4-4-3-5-4-6 0-6 1-7 6-7 23-28 42-48 42-12 0-21-10-21-23 0-8 9-40 18-78 7-27 23-35 34-35 1 0 11 0 20 4-12 4-16 14-16 20 0 7 6 12 14 12 7 0 18-7 18-21 0-19-21-25-35-25-18 0-30 11-39 25-5-15-22-25-40-25-40 0-62 42-62 53 0 4 6 4 7 4 4 0 4-1 6-5 8-27 30-42 47-42 11 0 21 5 21 22 0 7-4 24-7 37-4 15-8 30-12 46z"><text:p/></draw:path><draw:path draw:style-name="gr133" draw:text-style-name="P84" svg:width="0.0343in" svg:height="0.1354in" svg:x="1.3433in" svg:y="0.1736in" svg:viewBox="0 0 88 345" svg:d="M6 0c-2 0-6 0-6 4 0 2 0 3 3 6 29 26 63 73 63 162 0 72-23 126-60 160-6 6-6 6-6 8s0 5 4 5 37-24 59-66c15-30 25-66 25-107 0-49-14-123-82-172z"><text:p/></draw:path><draw:path draw:style-name="gr133" draw:text-style-name="P84" svg:width="0.0736in" svg:height="0.3476in" svg:x="1.4106in" svg:y="0in" svg:viewBox="0 0 188 884" svg:d="M188 443c0-142-34-292-131-402-7-9-25-27-36-38-4-3-4-3-11-3-6 0-10 0-10 6 0 1 1 2 3 4 17 18 43 45 74 98 53 95 73 217 73 335 0 211-59 341-147 431-2 1-3 3-3 4 0 6 4 6 10 6 7 0 7 0 11-4 48-41 99-110 134-213 21-68 33-147 33-224z"><text:p/></draw:path></draw:g></draw:g></text:p></text:list-item><text:list-item><text:p text:style-name="P50"><draw:g text:anchor-type="as-char" svg:y="-0.2217in" draw:z-index="54" draw:name="Shape23" draw:style-name="gr131"><svg:title>TexMaths</svg:title><svg:desc>14§display§g=\text{f}^{\circ }\left(_{\ t\ \rightarrow \ g\left(t\right)}^{\ I\ \rightarrow \ J\ }\right)§svg§600§FALSE§</svg:desc><draw:g draw:style-name="gr2"><draw:path draw:style-name="gr132" draw:text-style-name="P83" svg:width="1.3898in" svg:height="0.3276in" svg:x="0.0067in" svg:y="0.0094in" svg:viewBox="0 0 3531 833" svg:d="M1767 833c-589 0-1178 0-1767 0 0-277 0-556 0-833 1178 0 2354 0 3531 0 0 277 0 556 0 833-588 0-1176 0-1764 0z"><text:p/></draw:path><draw:path draw:style-name="gr133" draw:text-style-name="P84" svg:width="0.089in" svg:height="0.1248in" svg:x="-0.0004in" svg:y="0.1366in" svg:viewBox="0 0 227 318" svg:d="M225 32c0-4 2-5 2-10 0-8-6-12-14-12-6 0-18 3-21 21-9-18-25-31-46-31-56 0-117 69-117 139 0 49 30 78 66 78 28 0 52-24 56-28h2c-12 43-12 42-17 65-2 4-18 53-70 53-10 0-27 0-41-4 16-5 21-19 21-27 0-7-5-17-19-17-10 0-27 9-27 28 0 21 18 31 66 31 61 0 96-38 105-69 18-73 36-144 54-217zM161 154c-3 13-14 25-25 35-10 8-25 17-39 17-26 0-33-25-33-45 0-24 14-81 27-106 14-24 35-45 56-45 32 0 39 40 39 43 0 2-1 6-1 7-9 31-16 63-24 94z"><text:p/></draw:path><draw:path draw:style-name="gr133" draw:text-style-name="P84" svg:width="0.128in" svg:height="0.0449in" svg:x="0.161in" svg:y="0.1512in" svg:viewBox="0 0 326 115" svg:d="M309 20c9 0 17 0 17-10s-8-10-15-10c-98 0-198 0-296 0-7 0-15 0-15 10s8 10 17 10c98 0 194 0 292 0zM311 115c7 0 15 0 15-10s-8-10-17-10c-98 0-194 0-292 0-9 0-17 0-17 10s8 10 15 10c98 0 198 0 296 0z"><text:p/></draw:path><draw:path draw:style-name="gr133" draw:text-style-name="P84" svg:width="0.0626in" svg:height="0.1362in" svg:x="0.3606in" svg:y="0.0862in" svg:viewBox="0 0 160 347" svg:d="M70 136c0-20 0-38 0-58 0-43 24-67 46-67 2 0 9 0 16 4-6 2-14 9-14 20s7 21 21 21 21-10 21-21c0-18-19-35-44-35-35 0-77 27-77 78 0 20 0 38 0 58-12 0-26 0-39 0 0 5 0 10 0 15 13 0 27 0 39 0 0 52 0 105 0 159 0 22-5 22-38 22 0 4 0 10 0 15 19 0 42-1 56-1 20 0 42 0 62 1 0-5 0-11 0-15-3 0-7 0-10 0-36 0-38-6-38-22 0-54 0-107 0-159 19 0 38 0 56 0 0-5 0-10 0-15-19 0-37 0-57 0z"><text:p/></draw:path><draw:path draw:style-name="gr133" draw:text-style-name="P84" svg:width="0.0579in" svg:height="0.0575in" svg:x="0.424in" svg:y="0.0728in" svg:viewBox="0 0 148 147" svg:d="M148 74c0-42-33-74-74-74-42 0-74 34-74 73 0 42 34 74 74 74 41 0 74-34 74-73zM74 130c-32 0-57-26-57-56 0-32 25-57 57-57s58 25 58 56c0 32-26 57-58 57z"><text:p/></draw:path><draw:path draw:style-name="gr133" draw:text-style-name="P84" svg:width="0.0736in" svg:height="0.3476in" svg:x="0.5693in" svg:y="0in" svg:viewBox="0 0 188 884" svg:d="M165 878c2 0 4 4 6 6 4 0 7 0 11 0 1 0 6-2 6-6 0-1-2-3-2-4-18-18-45-45-75-98-54-95-73-217-73-333 0-219 61-346 148-433 2-3 2-3 2-4 0-6-5-6-10-6-6 0-7 0-11 4-48 41-100 109-133 213-21 65-34 144-34 226 0 114 22 246 99 361 13 18 21 27 31 39 6 6 13 14 16 17 7 6 12 13 19 18z"><text:p/></draw:path><draw:path draw:style-name="gr133" draw:text-style-name="P84" svg:width="0.0634in" svg:height="0.0921in" svg:x="0.7232in" svg:y="0.05in" svg:viewBox="0 0 162 235" svg:d="M120 28c3-13 3-15 30-15 8 0 12 0 12-7 0-3-2-6-5-6-7 0-16 1-23 1-8 0-16 0-23 0-9 0-16 0-24 0-9 0-17-1-24-1-3 0-7 0-7 8 0 5 3 5 11 5 4 0 7 0 13 0 7 1 10 1 10 5 0 2-2 4-2 7-15 62-31 122-46 184-3 11-4 14-29 14-10 0-13 0-13 8 1 1 0 4 6 4 9 0 36-1 46-1 8 0 15 0 24 0 7 0 15 1 23 1 2 0 7 0 7-7 0-5-4-5-11-5-4 0-7 0-14 0-8-2-8-3-8-6s0-3 1-7c16-60 31-122 46-182z"><text:p/></draw:path><draw:path draw:style-name="gr133" draw:text-style-name="P84" svg:width="0.1331in" svg:height="0.0709in" svg:x="0.8689in" svg:y="0.0728in" svg:viewBox="0 0 339 181" svg:d="M290 98c-44 32-49 77-49 78 0 5 3 5 8 5 6 0 7 0 9-6 2-8 8-31 25-49 21-21 38-27 52-31 2-1 4-3 4-4 0-4-3-4-7-6-49-16-67-51-74-81-2-4-5-4-9-4-5 0-8 0-8 4 0 2 3 24 19 48 9 12 19 22 30 29-93 0-184 0-276 0-6 0-14 0-14 9 0 8 7 8 14 8 92 0 183 0 276 0z"><text:p/></draw:path><draw:path draw:style-name="gr133" draw:text-style-name="P84" svg:width="0.0791in" svg:height="0.0949in" svg:x="1.0909in" svg:y="0.05in" svg:viewBox="0 0 202 242" svg:d="M171 27c3-13 3-14 22-14 4 0 9 0 9-7 0-5-3-6-5-6-8 0-29 1-37 1-7 0-19 0-27 0s-18-1-27-1c-2 0-8 0-8 7 0 6 4 6 14 6 8 0 10 0 18 0 10 1 11 2 11 7 0 2 0 2-1 8-14 52-27 105-41 157-5 26-28 47-50 47-4 0-27-1-35-18 21 0 25-15 25-22 0-10-8-14-15-14-10 0-24 7-24 26 0 23 21 38 50 38 34 0 72-22 80-56 14-53 27-106 41-159z"><text:p/></draw:path><draw:path draw:style-name="gr133" draw:text-style-name="P84" svg:width="0.0461in" svg:height="0.0854in" svg:x="0.7201in" svg:y="0.1898in" svg:viewBox="0 0 118 218" svg:d="M71 78c12 0 24 0 35 0 6 0 12 0 12-7 0-4-6-4-12-4-11 0-21 0-32 0 4-17 9-35 13-52 0-1 1-2 1-4 0-7-5-11-12-11-9 0-14 6-16 14-3 10 2-7-14 53-11 0-24 0-35 0-5 0-11 0-11 7 0 4 4 4 11 4 11 0 21 0 32 0-7 27-12 55-19 82-3 9-6 21-6 26 0 20 17 32 37 32 39 0 60-49 60-53 0-5-4-4-6-4-4 0-4 1-7 7-10 21-26 41-46 41-7 0-13-5-13-17 0-3 2-11 3-14 9-34 17-66 25-100z"><text:p/></draw:path><draw:path draw:style-name="gr133" draw:text-style-name="P84" svg:width="0.1331in" svg:height="0.0713in" svg:x="0.848in" svg:y="0.2047in" svg:viewBox="0 0 339 182" svg:d="M291 99c-43 33-33 52-50 77 0 6 4 6 8 6 7 0 7 0 10-7 1-8 7-29 25-49 20-21 37-27 52-31 1 0 3-3 3-4 0-3-2-4-6-6-50-15-67-50-75-81-2-4-5-4-9-4-5 0-8 0-8 6 7 15 4 23 21 47 8 11 17 21 29 30-92 0-185 0-277 0-6 0-14 0-14 8s8 8 14 8c92 0 185 0 277 0z"><text:p/></draw:path><draw:path draw:style-name="gr133" draw:text-style-name="P84" svg:width="0.0661in" svg:height="0.0874in" svg:x="1.0622in" svg:y="0.215in" svg:viewBox="0 0 169 223" svg:d="M168 25c1-5 1-4 1-7 0-8-5-11-11-11-8 0-14 6-15 13-7-10-18-20-37-20-42 0-88 46-88 95 0 35 25 56 53 56 16 0 31-7 42-18-2 10-4 21-7 31-4 15-5 24-19 36-16 13-30 13-38 13-17 0-21-2-27-3 9-4 12-13 12-17 0-8-7-12-14-12-10 0-20 7-20 21 0 19 29 21 49 21 55 0 77-28 83-48 12-50 23-99 36-150zM120 106c-1 5-1 6-7 13-11 14-28 24-42 24-16 0-25-16-25-34 0-15 10-53 18-68 14-24 31-31 42-31 26 0 31 25 31 29 0 2 0 2-1 6-6 21-10 40-16 61z"><text:p/></draw:path><draw:path draw:style-name="gr133" draw:text-style-name="P84" svg:width="0.035in" svg:height="0.1354in" svg:x="1.1528in" svg:y="0.1736in" svg:viewBox="0 0 90 345" svg:d="M83 0c-66 46-83 119-83 172 0 48 14 124 83 173 2 0 7 0 7-5 0-2-2-2-5-5-46-41-63-100-63-163 0-92 37-138 65-164 1-1 3-2 3-4 0-4-5-4-7-4z"><text:p/></draw:path><draw:path draw:style-name="gr133" draw:text-style-name="P84" svg:width="0.0461in" svg:height="0.0854in" svg:x="1.2028in" svg:y="0.1898in" svg:viewBox="0 0 118 218" svg:d="M71 78c12 0 24 0 35 0 6 0 12 0 12-7 0-4-6-4-12-4-11 0-21 0-32 0 4-17 9-35 13-52 0-1 1-2 1-4 0-7-5-11-12-11-9 0-13 6-16 14-3 10 2-7-14 53-11 0-24 0-35 0-5 0-11 0-11 7 0 4 4 4 11 4 11 0 21 0 32 0-7 27-12 55-19 82-3 9-6 21-6 26 0 20 17 32 37 32 39 0 60-49 60-53 0-5-4-4-6-4-4 0-4 1-7 7-10 21-26 41-46 41-7 0-13-5-13-17 0-3 2-11 3-14 9-34 17-66 25-100z"><text:p/></draw:path><draw:path draw:style-name="gr133" draw:text-style-name="P84" svg:width="0.0343in" svg:height="0.1354in" svg:x="1.2657in" svg:y="0.1736in" svg:viewBox="0 0 88 345" svg:d="M6 0c-2 0-6 0-6 4 0 2 0 3 3 6 29 26 63 73 63 162 0 72-23 126-60 160-6 6-6 6-6 8s0 5 4 5 37-24 59-66c15-30 25-66 25-107 0-49-14-123-82-172z"><text:p/></draw:path><draw:path draw:style-name="gr133" draw:text-style-name="P84" svg:width="0.0736in" svg:height="0.3476in" svg:x="1.3331in" svg:y="0in" svg:viewBox="0 0 188 884" svg:d="M188 443c0-142-34-292-131-402-7-9-25-27-36-38-4-3-4-3-11-3-6 0-10 0-10 6 0 1 1 2 3 4 17 18 43 45 74 98 53 95 73 217 73 335 0 211-59 341-147 431-2 1-3 3-3 4 0 6 4 6 10 6 7 0 7 0 11-4 48-41 99-110 134-213 21-68 33-147 33-224z"><text:p/></draw:path></draw:g></draw:g></text:p><text:p text:style-name="P53">⇒ on peut donc composer f et g dans le sens <draw:g text:anchor-type="as-char" svg:y="-0.1445in" draw:z-index="56" draw:name="Shape24" draw:style-name="gr131"><svg:title>TexMaths</svg:title><svg:desc>14§display§f\left(g\left(x\right)\right)§svg§600§FALSE§</svg:desc><draw:g draw:style-name="gr2"><draw:path draw:style-name="gr132" draw:text-style-name="P83" svg:width="0.6512in" svg:height="0.1724in" svg:x="-0.0004in" svg:y="0.0091in" svg:viewBox="0 0 1655 439" svg:d="M829 439c-277 0-553 0-829 0 0-147 0-292 0-439 552 0 1103 0 1655 0 0 147 0 292 0 439-276 0-552 0-826 0z"><text:p/></draw:path><draw:path draw:style-name="gr133" draw:text-style-name="P84" svg:width="0.0961in" svg:height="0.1748in" svg:x="0in" svg:y="0.0083in" svg:viewBox="0 0 245 445" svg:d="M154 150c14 0 28 0 42 0 10 0 15 0 15-10 0-6-5-6-14-6-14 0-26 0-40 0 4-19 7-37 11-56 1-9 8-44 11-50 4-10 13-17 23-17 2 0 15 0 25 9-23 1-27 19-27 26 0 11 9 17 18 17 13 0 27-11 27-29 0-23-22-34-43-34-16 0-48 8-62 57-3 10-4 16-17 77-11 0-22 0-33 0-10 0-14 0-14 10 0 6 4 6 12 6 11 0 23 0 34 0-13 64-25 127-38 191-8 48-17 93-42 93-3 0-15 0-24-9 23-1 27-19 27-26 0-11-9-17-18-17-13 0-27 11-27 29 0 23 21 34 42 34 27 0 46-30 55-48 16-30 28-89 28-93 9-51 19-103 29-154z"><text:p/></draw:path><draw:path draw:style-name="gr133" draw:text-style-name="P84" svg:width="0.0449in" svg:height="0.1925in" svg:x="0.1567in" svg:y="-0.0004in" svg:viewBox="0 0 115 490" svg:d="M115 484c0-1 0-1-9-10-61-63-77-155-77-229 0-86 19-171 79-231 7-7 7-7 7-8 0-5-3-6-6-6-4 0-49 34-78 97-25 53-31 107-31 148 0 38 6 96 32 152 30 60 73 93 77 93 3 0 6-2 6-6z"><text:p/></draw:path><draw:path draw:style-name="gr133" draw:text-style-name="P84" svg:width="0.0882in" svg:height="0.124in" svg:x="0.2154in" svg:y="0.0591in" svg:viewBox="0 0 225 316" svg:d="M224 32c1-3 1-5 1-8 0-9-5-14-14-14-4 0-18 4-19 21-10-18-27-31-46-31-56 0-117 69-117 140 0 47 30 77 65 77 29 0 53-23 57-28-10 43-10 42-15 64-3 6-20 52-72 52-8 0-25 0-39-4 16-4 21-17 21-25 0-9-5-17-19-17-12 0-27 8-27 28 0 19 18 29 66 29 61 0 96-38 103-66 19-72 37-145 55-218zM161 154c-3 12-14 25-25 35-11 8-25 17-41 17-24 0-31-26-31-45 0-24 14-81 27-106 14-24 35-44 56-44 32 0 39 39 39 42s-1 6-1 7c-9 31-16 62-24 94z"><text:p/></draw:path><draw:path draw:style-name="gr133" draw:text-style-name="P84" svg:width="0.0449in" svg:height="0.1925in" svg:x="0.3626in" svg:y="-0.0004in" svg:viewBox="0 0 115 490" svg:d="M115 484c0-1 0-1-9-10-61-63-77-155-77-229 0-86 19-171 79-231 7-7 7-7 7-8 0-5-3-6-6-6-4 0-49 34-78 97-24 53-31 107-31 148 0 38 6 96 32 152 31 60 73 93 77 93 3 0 6-2 6-6z"><text:p/></draw:path><draw:path draw:style-name="gr133" draw:text-style-name="P84" svg:width="0.0961in" svg:height="0.087in" svg:x="0.4244in" svg:y="0.0591in" svg:viewBox="0 0 245 222" svg:d="M150 69c3-13 15-58 49-58 3 0 14 0 25 6-14 3-24 15-24 26 0 9 6 19 18 19s27-10 27-30c0-25-29-32-46-32-28 0-45 27-51 38-12-32-39-38-53-38-52 0-80 63-80 76 0 5 5 4 6 5 4 0 6-1 7-5 17-52 49-65 66-65 10 0 26 4 26 32 0 16-8 49-26 118-9 31-25 50-46 50-3 0-16 0-26-5 13-3 24-13 24-27s-11-17-18-17c-15 0-28 13-28 28 0 23 25 32 46 32 32 0 51-35 52-37 6 18 24 37 53 37 51 0 79-63 79-75 0-4-5-4-6-4-4 0-6 1-7 4-15 53-49 64-64 64-20 0-28-15-28-32 0-11 4-21 8-43 6-23 11-45 17-67z"><text:p/></draw:path><draw:path draw:style-name="gr133" draw:text-style-name="P84" svg:width="0.0441in" svg:height="0.1925in" svg:x="0.5406in" svg:y="-0.0004in" svg:viewBox="0 0 113 490" svg:d="M113 245c0-38-5-97-32-153-29-60-71-92-77-92-3 0-4 3-4 6 0 1 0 1 8 11 49 47 77 126 77 228 0 82-18 169-79 231-6 7-6 7-6 8 0 3 1 6 4 6 6 0 49-34 79-97 25-53 30-108 30-148z"><text:p/></draw:path><draw:path draw:style-name="gr133" draw:text-style-name="P84" svg:width="0.0449in" svg:height="0.1925in" svg:x="0.6157in" svg:y="-0.0004in" svg:viewBox="0 0 115 490" svg:d="M115 245c0-38-6-97-32-153-30-60-73-92-77-92-3 0-6 3-6 6 0 1 0 1 10 11 47 47 75 126 75 228 0 82-18 169-78 231-7 7-7 7-7 8 0 3 3 6 6 6 4 0 49-34 78-97 25-53 31-108 31-148z"><text:p/></draw:path></draw:g></draw:g></text:p></text:list-item></text:list><text:p text:style-name="P40"/><text:p text:style-name="P42"><text:span text:style-name="T12">Si, pour un intervalle </text:span><text:span text:style-name="T12"><draw:g text:anchor-type="as-char" svg:y="-0.1445in" draw:z-index="32" draw:name="Shape23" draw:style-name="gr131"><svg:title>TexMaths</svg:title><svg:desc>14§display§\left[t_A,\ t_B\right]\subseteq I§svg§600§FALSE§</svg:desc><draw:g draw:style-name="gr2"><draw:path draw:style-name="gr132" draw:text-style-name="P83" svg:width="0.9913in" svg:height="0.1724in" svg:x="-0.0004in" svg:y="0.0091in" svg:viewBox="0 0 2519 439" svg:d="M1260 439c-420 0-840 0-1260 0 0-147 0-292 0-439 840 0 1679 0 2519 0 0 147 0 292 0 439-420 0-840 0-1259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1 50-47 61-64 61-10 0-16-5-16-22 0-11 2-14 3-22 13-49 24-97 37-144z"><text:p/></draw:path><draw:path draw:style-name="gr133" draw:text-style-name="P84" svg:width="0.1016in" svg:height="0.0961in" svg:x="0.1213in" svg:y="0.0772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1 7c-42 66-86 130-128 196zM97 154c23-38 47-74 71-112 6 38 11 74 17 112-30 0-59 0-88 0z"><text:p/></draw:path><draw:path draw:style-name="gr133" draw:text-style-name="P84" svg:width="0.022in" svg:height="0.0575in" svg:x="0.2563in" svg:y="0.1236in" svg:viewBox="0 0 57 147" svg:d="M57 52c0-32-12-52-32-52-15 0-25 13-25 27 0 12 10 25 25 25 6 0 13-2 18-6 2-1 2-1 2-1 1 0 1 0 1 7 0 36-17 66-33 81-6 6-6 7-6 8 0 3 3 6 6 6 5 0 44-38 44-95z"><text:p/></draw:path><draw:path draw:style-name="gr133" draw:text-style-name="P84" svg:width="0.0591in" svg:height="0.122in" svg:x="0.3945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33" draw:text-style-name="P84" svg:width="0.1031in" svg:height="0.0921in" svg:x="0.4697in" svg:y="0.0811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path draw:style-name="gr133" draw:text-style-name="P84" svg:width="0.1177in" svg:height="0.1484in" svg:x="0.7165in" svg:y="0.0209in" svg:viewBox="0 0 300 378" svg:d="M283 20c8 0 17 0 17-10s-9-10-17-10c-45 0-88 0-133 0-84 0-150 64-150 141 0 80 67 142 150 142 45 0 88 0 133 0 8 0 17 0 17-10 0-9-9-9-17-9-44 0-88 0-132 0-77 0-131-57-131-121 0-67 56-123 131-123 44 0 88 0 132 0zM27 358c-9 0-17 0-17 10s8 10 17 10c85 0 170 0 256 0 8 0 17 0 17-10s-9-10-17-10c-86 0-171 0-256 0z"><text:p/></draw:path><draw:path draw:style-name="gr133" draw:text-style-name="P84" svg:width="0.0894in" svg:height="0.1307in" svg:x="0.911in" svg:y="0.0126in" svg:viewBox="0 0 228 333" svg:d="M168 38c4-18 6-23 45-23 11 0 15 0 15-9 0-6-5-6-7-6-15 0-52 1-66 1s-50-1-65-1c-3 0-10 0-10 10 0 5 5 5 14 5 21 0 33 0 33 9 0 3 0 4 0 8-22 88-44 176-67 263-4 18-5 23-45 23-11 0-15 0-15 9 0 6 6 6 7 6 15 0 50-1 64-1 16 0 52 1 66 1 4 0 11 0 11-10 0-5-4-5-15-5-8 0-11 0-21 0-10-2-13-5-13-9s2-8 3-11c23-87 44-173 66-260z"><text:p/></draw:path></draw:g></draw:g></text:span><text:span text:style-name="T12">, on a:</text:span></text:p><text:list xml:id="list3727631410" text:style-name="L3"><text:list-item><text:p text:style-name="P79"><text:span text:style-name="T41">g</text:span><text:span text:style-name="T33"> </text:span><text:span text:style-name="T16">dérivable</text:span><text:span text:style-name="T33"> sur </text:span><draw:g text:anchor-type="as-char" svg:y="-0.1445in" draw:z-index="33" draw:name="Shape27" draw:style-name="gr131"><svg:title>TexMaths</svg:title><svg:desc>14§display§\left[t_A,\ t_B\right]§svg§600§FALSE§</svg:desc><draw:g draw:style-name="gr2"><draw:path draw:style-name="gr132" draw:text-style-name="P83" svg:width="0.6134in" svg:height="0.1724in" svg:x="-0.0004in" svg:y="0.0091in" svg:viewBox="0 0 1559 439" svg:d="M779 439c-260 0-519 0-779 0 0-147 0-292 0-439 519 0 1040 0 1559 0 0 147 0 292 0 439-260 0-521 0-780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4" svg:width="0.022in" svg:height="0.0575in" svg:x="0.2563in" svg:y="0.1236in" svg:viewBox="0 0 57 147" svg:d="M57 52c0-32-12-52-32-52-15 0-25 13-25 27 0 12 10 25 25 25 6 0 13-2 17-6 1-1 1-1 3-1 1 0 1 0 1 7 0 36-17 66-33 81-6 6-6 7-6 8 0 3 3 6 6 6 5 0 44-38 44-95z"><text:p/></draw:path><draw:path draw:style-name="gr133" draw:text-style-name="P8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g></draw:g></text:p></text:list-item><text:list-item><text:p text:style-name="P77">la fonction dérivée de <draw:g text:anchor-type="as-char" svg:y="-0.0862in" draw:z-index="57" draw:name="Shape26" draw:style-name="gr131"><svg:title>TexMaths</svg:title><svg:desc>14§display§g§svg§600§FALSE§</svg:desc><draw:g draw:style-name="gr2"><draw:path draw:style-name="gr132" draw:text-style-name="P83" svg:width="0.0709in" svg:height="0.1043in" svg:x="0.0067in" svg:y="0.0094in" svg:viewBox="0 0 181 266" svg:d="M91 266c-31 0-60 0-91 0 0-88 0-178 0-266 60 0 120 0 181 0 0 88 0 178 0 266-30 0-61 0-90 0z"><text:p/></draw:path><draw:path draw:style-name="gr133" draw:text-style-name="P84" svg:width="0.0878in" svg:height="0.124in" svg:x="-0.0004in" svg:y="0in" svg:viewBox="0 0 224 316" svg:d="M223 32c0-3 1-5 1-8 0-9-6-14-14-14-6 0-18 4-21 21-8-18-25-31-45-31-54 0-115 69-115 140 0 46 30 75 65 75 29 0 50-22 56-28-10 44-10 44-16 65-1 4-18 53-70 53-8 0-25 0-39-4 16-6 21-19 21-27 0-7-5-17-19-17-10 0-27 9-27 28 0 21 18 31 66 31 61 0 95-39 102-68 18-72 36-145 55-216zM158 154c-3 12-14 24-24 33-9 9-25 17-39 17-24 0-32-25-32-43 0-24 15-81 28-106 14-24 35-44 53-44 32 0 39 39 39 42s-1 6-1 7c-7 31-15 62-24 94z"><text:p/></draw:path></draw:g></draw:g><text:s/>sur <draw:g text:anchor-type="as-char" svg:y="-0.1445in" draw:z-index="34" draw:name="Shape29" draw:style-name="gr131"><svg:title>TexMaths</svg:title><svg:desc>14§display§\left[t_A,\ t_B\right]§svg§600§FALSE§</svg:desc><draw:g draw:style-name="gr2"><draw:path draw:style-name="gr132" draw:text-style-name="P83" svg:width="0.6134in" svg:height="0.1724in" svg:x="-0.0004in" svg:y="0.0091in" svg:viewBox="0 0 1559 439" svg:d="M779 439c-260 0-519 0-779 0 0-147 0-292 0-439 519 0 1040 0 1559 0 0 147 0 292 0 439-260 0-521 0-780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4" svg:width="0.022in" svg:height="0.0575in" svg:x="0.2563in" svg:y="0.1236in" svg:viewBox="0 0 57 147" svg:d="M57 52c0-32-12-52-32-52-15 0-25 13-25 27 0 12 10 25 25 25 6 0 13-2 17-6 1-1 1-1 3-1 1 0 1 0 1 7 0 36-17 66-33 81-6 6-6 7-6 8 0 3 3 6 6 6 5 0 44-38 44-95z"><text:p/></draw:path><draw:path draw:style-name="gr133" draw:text-style-name="P8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g></draw:g><text:s/>est <text:span text:style-name="T15">intégrable</text:span> sur <draw:g text:anchor-type="as-char" svg:y="-0.1445in" draw:z-index="35" draw:name="Shape30" draw:style-name="gr131"><svg:title>TexMaths</svg:title><svg:desc>14§display§\left[t_A,\ t_B\right]§svg§600§FALSE§</svg:desc><draw:g draw:style-name="gr2"><draw:path draw:style-name="gr132" draw:text-style-name="P83" svg:width="0.6134in" svg:height="0.1724in" svg:x="-0.0004in" svg:y="0.0091in" svg:viewBox="0 0 1559 439" svg:d="M779 439c-260 0-519 0-779 0 0-147 0-292 0-439 519 0 1040 0 1559 0 0 147 0 292 0 439-260 0-521 0-780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4" svg:width="0.022in" svg:height="0.0575in" svg:x="0.2563in" svg:y="0.1236in" svg:viewBox="0 0 57 147" svg:d="M57 52c0-32-12-52-32-52-15 0-25 13-25 27 0 12 10 25 25 25 6 0 13-2 17-6 1-1 1-1 3-1 1 0 1 0 1 7 0 36-17 66-33 81-6 6-6 7-6 8 0 3 3 6 6 6 5 0 44-38 44-95z"><text:p/></draw:path><draw:path draw:style-name="gr133" draw:text-style-name="P8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g></draw:g></text:p></text:list-item><text:list-item><text:p text:style-name="P73"><draw:g text:anchor-type="as-char" svg:y="-0.1366in" draw:z-index="58" draw:name="Shape28" draw:style-name="gr131"><svg:title>TexMaths</svg:title><svg:desc>14§display§f§svg§600§FALSE§</svg:desc><draw:g draw:style-name="gr2"><draw:path draw:style-name="gr132" draw:text-style-name="P83" svg:width="0.0854in" svg:height="0.1551in" svg:x="-0.0004in" svg:y="0.0102in" svg:viewBox="0 0 218 395" svg:d="M0 0c73 0 145 0 218 0 0 132 0 263 0 395-73 0-145 0-218 0 0-132 0-263 0-395z"><text:p/></draw:path><draw:path draw:style-name="gr133" draw:text-style-name="P84"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text:span text:style-name="T15">continue</text:span> sur <draw:g text:anchor-type="as-char" svg:y="-0.1445in" draw:z-index="59" draw:name="Shape31" draw:style-name="gr131"><svg:title>TexMaths</svg:title><svg:desc>14§display§\left[g\left(t_A\right),\ g\left(t_B\right)\right]§svg§600§FALSE§</svg:desc><draw:g draw:style-name="gr2"><draw:path draw:style-name="gr132" draw:text-style-name="P83" svg:width="1.2106in" svg:height="0.1724in" svg:x="-0.0004in" svg:y="0.0091in" svg:viewBox="0 0 3076 439" svg:d="M1539 439c-514 0-1027 0-1539 0 0-147 0-292 0-439 1025 0 2051 0 3076 0 0 147 0 292 0 439-513 0-1025 0-1537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882in" svg:height="0.124in" svg:x="0.0465in" svg:y="0.0591in" svg:viewBox="0 0 225 316" svg:d="M224 32c1-3 1-5 1-8 0-9-5-14-14-14-4 0-18 4-19 21-10-18-27-31-46-31-56 0-118 69-118 140 0 47 31 77 66 77 29 0 52-23 57-28-10 43-10 42-15 64-3 6-20 52-72 52-9 0-25 0-39-4 16-4 20-17 20-25 0-9-4-17-18-17-12 0-27 8-27 28 0 19 18 29 66 29 61 0 96-38 103-66 19-72 37-145 55-218zM161 154c-3 12-15 25-25 35-11 8-27 17-41 17-24 0-32-26-32-45 0-24 15-81 28-106 14-24 35-44 55-44 33 0 40 39 40 42s-1 6-3 7c-7 31-15 62-22 94z"><text:p/></draw:path><draw:path draw:style-name="gr133" draw:text-style-name="P84" svg:width="0.0449in" svg:height="0.1925in" svg:x="0.1941in" svg:y="-0.0004in" svg:viewBox="0 0 115 490" svg:d="M115 484c0-1 0-1-9-10-61-63-77-155-77-228 0-87 19-172 79-232 7-7 7-7 7-8 0-5-3-6-6-6-4 0-49 34-78 97-24 53-31 107-31 149 0 37 6 95 32 151 31 60 73 93 77 93 3 0 6-2 6-6z"><text:p/></draw:path><draw:path draw:style-name="gr133" draw:text-style-name="P84" svg:width="0.0591in" svg:height="0.122in" svg:x="0.2547in" svg:y="0.0236in" svg:viewBox="0 0 151 311" svg:d="M91 111c15 0 31 0 46 0 10 0 14 0 14-10 0-6-4-6-14-6-14 0-29 0-43 0 18-70 21-80 21-82 0-9-6-13-14-13-3 0-16 0-21 17-6 26-13 52-18 78-16 0-31 0-47 0-9 0-15 0-15 10 0 6 4 6 14 6 14 0 29 0 43 0-35 138-37 146-37 155 0 26 19 45 46 45 49 0 77-70 77-75 0-4-3-4-6-4-4 0-4 2-7 6-21 50-47 61-64 61-10 0-16-5-16-22 0-11 2-14 5-22 12-49 23-97 36-144z"><text:p/></draw:path><draw:path draw:style-name="gr133" draw:text-style-name="P84" svg:width="0.1016in" svg:height="0.0961in" svg:x="0.328in" svg:y="0.0772in" svg:viewBox="0 0 259 245" svg:d="M52 203c-13 19-24 28-44 29-4 0-8 0-8 7 0 4 3 6 4 6 10 0 21-2 31-2s25 2 35 2c1 0 7 0 7-9 0-4-4-4-6-4s-15-1-15-10c0-4 3-11 6-14 8-14 18-28 26-42 34 0 66 0 100 0 2 19 4 38 7 58-2 3-3 8-23 8-4 0-10 0-10 7 0 2 2 6 6 6 10 0 35-2 45-2 5 0 14 0 19 0 7 0 14 2 20 2 4 0 7-3 7-7 0-6-4-6-10-6-19 0-19-3-21-11-10-71-21-141-31-211-1-9-2-10-8-10-7 0-8 3-11 7-42 66-84 130-126 196zM97 154c23-38 49-74 72-112 6 38 10 74 16 112-30 0-59 0-88 0z"><text:p/></draw:path><draw:path draw:style-name="gr133" draw:text-style-name="P84" svg:width="0.0441in" svg:height="0.1925in" svg:x="0.4575in" svg:y="-0.0004in" svg:viewBox="0 0 113 490" svg:d="M113 246c0-39-4-98-32-154-29-60-71-92-77-92-3 0-4 3-4 6 0 1 0 1 10 11 47 47 75 126 75 229 0 81-18 168-79 230-6 7-6 7-6 8 0 3 1 6 4 6 6 0 51-34 79-97 25-53 30-108 30-147z"><text:p/></draw:path><draw:path draw:style-name="gr133" draw:text-style-name="P84" svg:width="0.022in" svg:height="0.0575in" svg:x="0.5705in" svg:y="0.1236in" svg:viewBox="0 0 57 147" svg:d="M57 52c0-32-11-52-30-52-17 0-27 13-27 27 0 12 10 25 27 25 5 0 12-2 16-6 2-1 2-1 3-1 0 3 2 0 2 7 0 36-19 66-34 81-6 6-6 7-6 8 0 3 3 6 5 6 5 0 44-38 44-95z"><text:p/></draw:path><draw:path draw:style-name="gr133" draw:text-style-name="P84" svg:width="0.0882in" svg:height="0.124in" svg:x="0.7071in" svg:y="0.0591in" svg:viewBox="0 0 225 316" svg:d="M224 32c0-3 1-5 1-8 0-9-5-14-14-14-5 0-18 4-21 21-8-18-25-31-44-31-58 0-118 69-118 140 0 47 29 77 66 77 28 0 52-23 56-28h1c-11 43-11 42-17 64-1 6-18 52-70 52-9 0-26 0-40-4 15-4 21-17 21-25 0-9-6-17-18-17s-27 8-27 28c0 19 18 29 64 29 62 0 97-38 105-66 19-72 37-145 55-218zM160 154c-3 12-14 25-26 35-9 8-25 17-39 17-25 0-32-26-32-45 0-24 14-81 28-106 13-24 34-44 55-44 32 0 39 39 39 42s-2 6-2 7c-8 31-15 62-23 94z"><text:p/></draw:path><draw:path draw:style-name="gr133" draw:text-style-name="P84" svg:width="0.0441in" svg:height="0.1925in" svg:x="0.8547in" svg:y="-0.0004in" svg:viewBox="0 0 113 490" svg:d="M113 484c0-1 0-1-8-10-62-63-77-155-77-228 0-87 20-172 80-232 5-7 5-7 5-8 0-5-1-6-4-6-5 0-49 34-78 97-25 53-31 107-31 149 0 37 6 95 32 151 30 60 72 93 77 93 3 0 4-2 4-6z"><text:p/></draw:path><draw:path draw:style-name="gr133" draw:text-style-name="P84" svg:width="0.0591in" svg:height="0.122in" svg:x="0.9154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33" draw:text-style-name="P84" svg:width="0.1031in" svg:height="0.0921in" svg:x="0.9906in" svg:y="0.0811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133" draw:text-style-name="P84" svg:width="0.0449in" svg:height="0.1925in" svg:x="1.1248in" svg:y="-0.0004in" svg:viewBox="0 0 115 490" svg:d="M115 246c0-39-6-98-32-154-30-60-73-92-77-92-3 0-6 3-6 6 0 1 0 1 10 11 47 47 75 126 75 229 0 81-18 168-78 230-7 7-7 7-7 8 0 3 3 6 6 6 4 0 49-34 78-97 25-53 31-108 31-147z"><text:p/></draw:path><draw:path draw:style-name="gr133" draw:text-style-name="P84" svg:width="0.026in" svg:height="0.1925in" svg:x="1.1937in" svg:y="-0.0004in" svg:viewBox="0 0 67 490" svg:d="M67 0c-22 0-45 0-67 0 0 7 0 13 0 20 15 0 32 0 48 0 0 149 0 300 0 450-16 0-33 0-48 0 0 7 0 13 0 20 22 0 45 0 67 0 0-164 0-326 0-490z"><text:p/></draw:path></draw:g></draw:g></text:p></text:list-item></text:list><text:p text:style-name="Text_20_body"/><text:p text:style-name="P4"><text:tab/><text:span text:style-name="T33">Alors on peut écrire que:</text:span></text:p><text:p text:style-name="P44"><draw:g text:anchor-type="as-char" svg:y="-0.1445in" draw:z-index="60" draw:name="Shape32" draw:style-name="gr131"><svg:title>TexMaths</svg:title><svg:desc>14§display§\text{par}\ \text{changement}\ \text{de}\ \text{variable},\ \text{en}\ \text{posant}\ u=g\left(t\right)§svg§600§FALSE§</svg:desc><draw:g draw:style-name="gr2"><draw:path draw:style-name="gr132" draw:text-style-name="P83" svg:width="4.0457in" svg:height="0.172in" svg:x="0.0039in" svg:y="0.0098in" svg:viewBox="0 0 10277 438" svg:d="M0 0c3426 0 6851 0 10277 0 0 145 0 292 0 438-3426 0-6851 0-10277 0 0-146 0-293 0-438z"><text:p/></draw:path><draw:path draw:style-name="gr133" draw:text-style-name="P84" svg:width="0.0949in" svg:height="0.1213in" svg:x="-0.0004in" svg:y="0.0594in" svg:viewBox="0 0 242 309" svg:d="M70 32c0-11 0-21 0-32-24 1-46 4-70 6 0 5 0 9 0 15 35 0 38 3 38 24 0 75 0 152 0 228 0 22-6 22-38 22 0 6 0 10 0 14 17 0 42-1 55-1 14 0 39 1 56 1 0-4 0-8 0-14-34 0-40 0-40-22 0-27 0-55 0-81 0-2 0-3 0-5 3 7 24 34 62 34 59 0 109-48 109-110 0-63-47-111-102-111-39 0-60 21-70 32zM71 161c0-36 0-73 0-109 16-25 40-39 65-39 35 0 66 42 66 98 0 58-35 100-72 100-19 0-38-10-52-31-7-9-7-9-7-19z"><text:p/></draw:path><draw:path draw:style-name="gr133" draw:text-style-name="P84" svg:width="0.0866in" svg:height="0.0878in" svg:x="0.1098in" svg:y="0.0583in" svg:viewBox="0 0 221 224" svg:d="M143 182c3 19 15 40 39 40 10 0 39-7 39-47 0-10 0-18 0-27-4 0-7 0-11 0 0 9 0 17 0 27 0 29-13 32-18 32-17 0-18-22-18-25 0-34 0-66 0-98 0-20 0-39-19-57-18-20-43-27-67-27-40 0-74 22-74 55 0 15 10 23 22 23 14 0 23-9 23-22 0-7-2-22-24-24 13-17 36-22 53-22 24 0 52 19 52 63 0 5 0 11 0 18-25 1-60 3-91 18-36 17-49 42-49 63 0 41 48 52 78 52 33 0 56-20 65-42zM140 101c0 15 0 32 0 49 0 47-36 64-57 64-26 0-45-18-45-42 0-27 21-67 102-71z"><text:p/></draw:path><draw:path draw:style-name="gr133" draw:text-style-name="P84" svg:width="0.0646in" svg:height="0.085in" svg:x="0.2039in" svg:y="0.0594in" svg:viewBox="0 0 165 217" svg:d="M69 53c0-18 0-35 0-53-23 1-47 4-69 6 0 5 0 9 0 15 34 0 38 3 38 27 0 43 0 86 0 131 0 22-6 22-38 22 0 5 0 10 0 16 18-2 42-3 56-3 20 0 42 0 62 3 0-6 0-11 0-16-3 0-7 0-10 0-37 0-38-5-38-23 0-26 0-51 0-76 0-47 21-92 59-92 3 0 4 0 5 1-1 0-11 6-11 18 0 14 10 23 21 23 9 0 21-7 21-23 0-15-15-29-36-29-37 0-53 32-60 53z"><text:p/></draw:path><draw:path draw:style-name="gr133" draw:text-style-name="P84" svg:width="0.0736in" svg:height="0.0878in" svg:x="0.3457in" svg:y="0.0583in" svg:viewBox="0 0 188 224" svg:d="M41 112c0-80 40-101 65-101 5 0 37 2 54 18-21 2-24 17-24 23 0 14 10 24 22 24 14 0 24-9 24-24 0-34-38-52-76-52-61 0-106 52-106 113 0 63 48 111 105 111 66 0 83-59 83-63 0-6-6-6-7-6-5 0-6 3-7 6-14 45-47 52-65 52-25 0-68-21-68-101z"><text:p/></draw:path><draw:path draw:style-name="gr133" draw:text-style-name="P84" svg:width="0.0972in" svg:height="0.1331in" svg:x="0.4256in" svg:y="0.011in" svg:viewBox="0 0 248 339" svg:d="M39 301c0 22-5 22-39 22 0 6 0 11 0 16 18-2 43-3 56-3s38 1 55 3c0-5 0-10 0-16-33 0-38 0-38-22 0-30 0-60 0-90 0-50 35-78 66-78 32 0 36 26 36 54 0 38 0 76 0 114 0 22-4 22-38 22 0 6 0 11 0 16 17-2 42-3 56-3 13 0 38 1 55 3 0-5 0-10 0-16-25 0-38 0-38-15 0-31 0-62 0-93 0-42 0-57-15-74-7-8-24-18-52-18-42 0-63 29-72 48 0-58 0-114 0-171-23 1-47 3-71 4 0 6 0 10 0 16 35 0 39 4 39 28 0 84 0 169 0 253z"><text:p/></draw:path><draw:path draw:style-name="gr133" draw:text-style-name="P84" svg:width="0.0874in" svg:height="0.0878in" svg:x="0.535in" svg:y="0.0583in" svg:viewBox="0 0 223 224" svg:d="M143 182c3 19 15 40 39 40 10 0 41-7 41-47 0-10 0-18 0-27-5 0-9 0-13 0 0 9 0 17 0 27 0 29-13 32-18 32-16 0-18-22-18-25 0-34 0-66 0-98 0-20 0-39-19-57-18-20-43-27-67-27-40 0-74 22-74 55 0 15 10 23 22 23 14 0 24-9 24-22 0-7-3-22-25-24 13-17 36-22 53-22 24 0 52 19 52 63 0 5 0 11 0 18-25 1-60 3-91 18-36 17-49 42-49 63 0 41 48 52 78 52 33 0 56-20 65-42zM140 101c0 15 0 32 0 49 0 47-35 64-57 64-24 0-45-18-45-42 0-27 21-67 102-71z"><text:p/></draw:path><draw:path draw:style-name="gr133" draw:text-style-name="P84" svg:width="0.0972in" svg:height="0.085in" svg:x="0.6299in" svg:y="0.0594in" svg:viewBox="0 0 248 217" svg:d="M39 48c0 43 0 86 0 131 0 22-5 22-39 22 0 5 0 10 0 16 18-2 42-3 56-3 13 0 38 1 55 3 0-6 0-11 0-16-33 0-38 0-38-22 0-31 0-61 0-91 0-50 35-78 66-78 30 0 36 26 36 54 0 38 0 76 0 115 0 22-6 22-38 22 0 5 0 10 0 16 17-2 42-3 56-3 13 0 38 1 55 3 0-6 0-11 0-16-25 0-38 0-38-15 0-32 0-63 0-94 0-42 0-57-15-74-7-8-24-18-52-18-37 0-59 21-73 52 0-17 0-35 0-52-24 1-46 4-70 6 0 5 0 9 0 15 35 0 39 3 39 27z"><text:p/></draw:path><draw:path draw:style-name="gr133" draw:text-style-name="P84" svg:width="0.0882in" svg:height="0.1264in" svg:x="0.737in" svg:y="0.0571in" svg:viewBox="0 0 225 322" svg:d="M95 137c-42 0-42-49-42-60 0-13 0-28 7-41 4-5 16-19 35-19 44 0 44 49 44 60 0 13-2 29-9 41-4 7-15 19-35 19zM38 157c0-2 0-14 8-24 20 14 41 15 49 15 46 0 80-33 80-71 0-18-7-36-20-48 17-16 35-18 44-18 1 0 4 0 5 0-5 2-8 7-8 13 0 8 7 15 14 15 6 0 15-4 15-15 0-9-7-24-25-24-10 0-32 3-53 22-20-15-41-16-52-16-45 0-80 33-80 71 0 21 12 41 24 50-7 7-15 24-15 41 0 15 5 33 21 43-30 9-45 30-45 48 0 35 49 63 109 63 58 0 109-25 109-65 0-15-7-40-32-53-26-14-54-14-85-14-11 0-32 0-37-1-15-2-26-17-26-32zM109 311c-49 0-84-26-84-52 0-21 20-39 41-41 10 0 19 0 29 0 42 0 97 0 97 41 0 26-34 52-83 52z"><text:p/></draw:path><draw:path draw:style-name="gr133" draw:text-style-name="P84" svg:width="0.0744in" svg:height="0.0878in" svg:x="0.8339in" svg:y="0.0583in" svg:viewBox="0 0 190 224" svg:d="M41 95c2-73 44-85 61-85 51 0 56 67 56 85-39 0-78 0-117 0zM41 106c46 0 91 0 137 0 11 0 12 0 12-11 0-47-26-95-88-95-57 0-102 50-102 111 0 65 52 113 108 113 60 0 82-53 82-63 0-6-4-6-7-6-4 0-5 3-5 7-18 51-62 51-67 51-24 0-44-16-56-34-14-24-14-56-14-73z"><text:p/></draw:path><draw:path draw:style-name="gr133" draw:text-style-name="P84" svg:width="0.1512in" svg:height="0.085in" svg:x="0.9205in" svg:y="0.0594in" svg:viewBox="0 0 385 217" svg:d="M39 48c0 43 0 86 0 131 0 22-5 22-39 22 0 5 0 10 0 16 18-2 43-3 56-3s38 1 55 3c0-6 0-11 0-16-33 0-38 0-38-22 0-31 0-61 0-91 0-50 35-78 66-78 32 0 36 26 36 54 0 38 0 76 0 115 0 22-4 22-38 22 0 5 0 10 0 16 17-2 42-3 56-3 13 0 38 1 55 3 0-6 0-11 0-16-32 0-38 0-38-22 0-31 0-61 0-91 0-50 35-78 66-78s36 26 36 54c0 38 0 76 0 115 0 22-5 22-38 22 0 5 0 10 0 16 17-2 42-3 55-3 14 0 39 1 56 3 0-6 0-11 0-16-27 0-38 0-39-15 0-32 0-63 0-94 0-42 0-57-16-74-5-8-22-18-50-18-42 0-63 29-71 48-7-42-44-48-66-48-37 0-59 21-73 52 0-17 0-35 0-52-24 1-46 4-70 6 0 5 0 9 0 15 35 0 39 3 39 27z"><text:p/></draw:path><draw:path draw:style-name="gr133" draw:text-style-name="P84" svg:width="0.0744in" svg:height="0.0878in" svg:x="1.0815in" svg:y="0.0583in" svg:viewBox="0 0 190 224" svg:d="M41 95c2-73 44-85 61-85 51 0 56 67 56 85-39 0-78 0-117 0zM41 106c46 0 91 0 137 0 11 0 12 0 12-11 0-47-26-95-88-95-57 0-102 50-102 111 0 65 52 113 108 113 60 0 82-53 82-63 0-6-4-6-7-6-4 0-5 3-5 7-18 51-62 51-67 51-24 0-44-16-56-34-14-24-14-56-14-73z"><text:p/></draw:path><draw:path draw:style-name="gr133" draw:text-style-name="P84" svg:width="0.0972in" svg:height="0.085in" svg:x="1.1677in" svg:y="0.0594in" svg:viewBox="0 0 248 217" svg:d="M39 48c0 43 0 86 0 131 0 22-5 22-39 22 0 5 0 10 0 16 18-2 43-3 56-3s38 1 55 3c0-6 0-11 0-16-33 0-38 0-38-22 0-31 0-61 0-91 0-50 35-78 66-78 32 0 36 26 36 54 0 38 0 76 0 115 0 22-4 22-38 22 0 5 0 10 0 16 17-2 42-3 56-3 13 0 38 1 55 3 0-6 0-11 0-16-25 0-38 0-38-15 0-32 0-63 0-94 0-42 0-57-15-74-7-8-24-18-52-18-37 0-59 21-73 52 0-17 0-35 0-52-24 1-46 4-70 6 0 5 0 9 0 15 35 0 39 3 39 27z"><text:p/></draw:path><draw:path draw:style-name="gr133" draw:text-style-name="P84" svg:width="0.0602in" svg:height="0.1197in" svg:x="1.2677in" svg:y="0.026in" svg:viewBox="0 0 154 305" svg:d="M76 106c23 0 47 0 71 0 0-5 0-11 0-15-24 0-48 0-71 0 0-31 0-60 0-91-5 0-7 0-12 0-1 41-15 92-64 95 0 3 0 7 0 11 14 0 28 0 42 0 0 45 0 90 0 135 0 58 46 64 63 64 35 0 49-35 49-64 0-10 0-20 0-28-4 0-8 0-13 0 0 8 0 16 0 26 0 35-14 55-32 55-33 0-33-45-33-52 0-46 0-91 0-136z"><text:p/></draw:path><draw:path draw:style-name="gr133" draw:text-style-name="P84" svg:width="0.0957in" svg:height="0.1346in" svg:x="1.4102in" svg:y="0.011in" svg:viewBox="0 0 244 343" svg:d="M171 311c0 11 0 22 0 32 24-2 49-3 73-4 0-5 0-10 0-16-35 0-40-4-40-28 0-98 0-197 0-295-23 1-46 3-70 4 0 6 0 10 0 16 34 0 38 4 38 28 0 35 0 70 0 104-14-16-35-29-61-29-59 0-111 48-111 111 0 61 49 109 105 109 31 0 53-17 66-32zM171 180c0 34 0 66 0 100 0 10 0 10-6 18-15 24-36 35-57 35-23 0-41-13-52-32-14-20-15-48-15-66s1-48 15-70c11-15 29-32 56-32 17 0 38 8 53 29 6 9 6 10 6 18z"><text:p/></draw:path><draw:path draw:style-name="gr133" draw:text-style-name="P84" svg:width="0.0744in" svg:height="0.0878in" svg:x="1.5169in" svg:y="0.0583in" svg:viewBox="0 0 190 224" svg:d="M42 95c3-73 45-85 60-85 52 0 56 67 56 85-39 0-77 0-116 0zM42 106c46 0 91 0 137 0 10 0 11 0 11-11 0-47-26-95-88-95-56 0-102 50-102 111 0 65 52 113 109 113 60 0 81-53 81-63 0-6-2-6-5-6-4 0-6 3-7 7-17 51-62 51-66 51-25 0-45-16-56-34-14-24-14-56-14-73z"><text:p/></draw:path><draw:path draw:style-name="gr133" draw:text-style-name="P84" svg:width="0.0937in" svg:height="0.0843in" svg:x="1.6661in" svg:y="0.0618in" svg:viewBox="0 0 239 215" svg:d="M195 48c4-12 12-33 44-33 0-5 0-9 0-15-11 0-25 1-36 1s-35-1-43-1c0 6 0 10 0 15 18 0 23 12 23 21 0 5 0 6-2 12-17 40-34 82-51 124-18-46-36-91-54-136-3-7-2-5-3-8 0-13 19-13 28-13 0-5 0-9 0-15-16 0-42 1-53 1-14 0-34-1-48-1 0 6 0 10 0 15 31 0 32 3 39 17 24 58 46 116 70 175 3 7 4 8 11 8 6 0 9-4 10-8 21-53 44-106 65-159z"><text:p/></draw:path><draw:path draw:style-name="gr133" draw:text-style-name="P84" svg:width="0.0866in" svg:height="0.0878in" svg:x="1.7622in" svg:y="0.0583in" svg:viewBox="0 0 221 224" svg:d="M143 182c1 19 15 40 38 40 11 0 40-7 40-47 0-10 0-18 0-27-4 0-8 0-12 0 0 9 0 17 0 27 0 29-13 32-17 32-17 0-18-22-18-25 0-34 0-66 0-98 0-20 0-39-19-57-19-20-43-27-67-27-40 0-74 22-74 55 0 15 10 23 22 23 14 0 23-9 23-22 0-7-3-22-25-24 14-17 37-22 53-22 24 0 52 19 52 63 0 5 0 11 0 18-26 1-59 3-90 18-38 17-49 42-49 63 0 41 48 52 78 52 33 0 55-20 65-42zM139 101c0 15 0 32 0 49 0 47-35 64-58 64-24 0-43-18-43-42 0-27 19-67 101-71z"><text:p/></draw:path><draw:path draw:style-name="gr133" draw:text-style-name="P84" svg:width="0.0646in" svg:height="0.085in" svg:x="1.8559in" svg:y="0.0594in" svg:viewBox="0 0 165 217" svg:d="M69 53c0-18 0-35 0-53-23 1-47 4-69 6 0 5 0 9 0 15 35 0 39 3 39 27 0 43 0 86 0 131 0 22-5 22-39 22 0 5 0 10 0 16 20-2 43-3 56-3 20 0 43 0 63 3 0-6 0-11 0-16-3 0-7 0-10 0-36 0-38-5-38-23 0-26 0-51 0-76 0-47 21-92 58-92 4 0 5 0 5 1-1 0-11 6-11 18 0 14 11 23 21 23s21-7 21-23c0-15-15-29-36-29-35 0-53 32-60 53z"><text:p/></draw:path><draw:path draw:style-name="gr133" draw:text-style-name="P84" svg:width="0.0409in" svg:height="0.1283in" svg:x="1.9331in" svg:y="0.0154in" svg:viewBox="0 0 105 327" svg:d="M70 112c-22 1-46 3-69 6 0 4 0 9 0 15 33 0 37 3 37 26 0 44 0 87 0 131 0 22-6 22-38 22 0 6 0 11 0 15 15-1 42-2 53-2 18 0 35 1 52 2 0-4 0-9 0-15-32 0-35-3-35-22 0-59 0-119 0-178zM73 27c0-16-13-27-27-27-15 0-26 14-26 27 0 12 11 25 26 25 14 0 27-10 27-25z"><text:p/></draw:path><draw:path draw:style-name="gr133" draw:text-style-name="P84" svg:width="0.0874in" svg:height="0.0878in" svg:x="1.9882in" svg:y="0.0583in" svg:viewBox="0 0 223 224" svg:d="M144 182c2 19 16 40 38 40 11 0 41-7 41-47 0-10 0-18 0-27-5 0-9 0-13 0 0 9 0 17 0 27 0 29-13 32-17 32-17 0-18-22-18-25 0-34 0-66 0-98 0-20 0-39-18-57-20-20-44-27-67-27-41 0-75 22-75 55 0 15 10 23 23 23 14 0 22-9 22-22 0-7-3-22-25-24 14-17 38-22 53-22 24 0 52 19 52 63 0 5 0 11 0 18-25 1-59 3-90 18-37 17-50 42-50 63 0 41 49 52 80 52 32 0 54-20 64-42zM140 101c0 15 0 32 0 49 0 47-35 64-57 64-24 0-44-18-44-42 0-27 20-67 101-71z"><text:p/></draw:path><draw:path draw:style-name="gr133" draw:text-style-name="P84" svg:width="0.0949in" svg:height="0.1346in" svg:x="2.0819in" svg:y="0.011in" svg:viewBox="0 0 242 343" svg:d="M71 155c0-51 0-103 0-155-23 1-47 3-71 4 0 6 0 10 0 16 35 0 39 4 39 28 0 96 0 194 0 291 4 0 7 0 11 0 2-2 6-9 19-31 7 11 28 35 64 35 59 0 109-48 109-109 0-63-47-111-103-111-38 0-61 22-68 32zM73 283c0-34 0-68 0-101 0-9 0-10 5-17 19-28 47-32 58-32 22 0 40 14 52 32 12 20 14 48 14 69 0 15 0 44-16 67-10 15-28 32-54 32-23 0-41-13-52-31-7-10-7-11-7-19z"><text:p/></draw:path><draw:path draw:style-name="gr133" draw:text-style-name="P84" svg:width="0.0425in" svg:height="0.1331in" svg:x="2.1902in" svg:y="0.011in" svg:viewBox="0 0 109 339" svg:d="M71 0c-23 1-47 3-71 4 0 6 0 10 0 16 35 0 39 4 39 28 0 84 0 169 0 253 0 22-5 22-39 22 0 6 0 11 0 16 17-2 42-3 55-3 12 0 36 1 54 3 0-5 0-10 0-16-32 0-38 0-38-22 0-100 0-200 0-301z"><text:p/></draw:path><draw:path draw:style-name="gr133" draw:text-style-name="P84" svg:width="0.0744in" svg:height="0.0878in" svg:x="2.2433in" svg:y="0.0583in" svg:viewBox="0 0 190 224" svg:d="M42 95c3-73 43-85 60-85 51 0 56 67 56 85-39 0-77 0-116 0zM41 106c46 0 91 0 137 0 11 0 12 0 12-11 0-47-26-95-88-95-57 0-102 50-102 111 0 65 52 113 108 113 60 0 82-53 82-63 0-6-4-6-5-6-6 0-6 3-7 7-17 51-62 51-67 51-24 0-44-16-55-34-15-24-15-56-15-73z"><text:p/></draw:path><draw:path draw:style-name="gr133" draw:text-style-name="P84" svg:width="0.022in" svg:height="0.0575in" svg:x="2.3406in" svg:y="0.1232in" svg:viewBox="0 0 57 147" svg:d="M57 52c0-32-12-52-32-52-15 0-25 13-25 27 0 12 10 26 25 26 6 0 13-3 18-7 2-1 2-1 2-1 1 0 1 0 1 7 0 36-17 66-33 82-6 5-6 6-6 7 0 4 3 6 6 6 5 0 44-38 44-95z"><text:p/></draw:path><draw:path draw:style-name="gr133" draw:text-style-name="P84" svg:width="0.0744in" svg:height="0.0878in" svg:x="2.4803in" svg:y="0.0583in" svg:viewBox="0 0 190 224" svg:d="M41 95c2-73 44-85 61-85 51 0 55 67 55 85-39 0-77 0-116 0zM41 106c46 0 91 0 137 0 10 0 12 0 12-11 0-47-26-95-88-95-57 0-102 50-102 111 0 65 50 113 108 113 60 0 82-53 82-63 0-6-4-6-7-6-4 0-5 3-7 7-16 51-61 51-65 51-26 0-45-16-56-34-14-24-14-56-14-73z"><text:p/></draw:path><draw:path draw:style-name="gr133" draw:text-style-name="P84" svg:width="0.0972in" svg:height="0.085in" svg:x="2.5665in" svg:y="0.0594in" svg:viewBox="0 0 248 217" svg:d="M39 48c0 43 0 86 0 131 0 22-5 22-39 22 0 5 0 10 0 16 17-2 42-3 56-3 13 0 38 1 55 3 0-6 0-11 0-16-33 0-38 0-38-22 0-31 0-61 0-91 0-50 35-78 66-78 30 0 36 26 36 54 0 38 0 76 0 115 0 22-6 22-38 22 0 5 0 10 0 16 17-2 42-3 56-3 13 0 38 1 55 3 0-6 0-11 0-16-25 0-38 0-39-15 0-32 0-63 0-94 0-42 0-57-14-74-7-8-24-18-52-18-37 0-59 21-73 52 0-17 0-35 0-52-24 1-46 4-70 6 0 5 0 9 0 15 35 0 39 3 39 27z"><text:p/></draw:path><draw:path draw:style-name="gr133" draw:text-style-name="P84" svg:width="0.0949in" svg:height="0.1213in" svg:x="2.7382in" svg:y="0.0594in" svg:viewBox="0 0 242 309" svg:d="M71 32c0-11 0-21 0-32-23 1-47 4-71 6 0 5 0 9 0 15 35 0 38 3 38 24 0 75 0 152 0 228 0 22-4 22-38 22 0 6 0 10 0 14 17 0 42-1 55-1 14 0 39 1 56 1 0-4 0-8 0-14-33 0-38 0-38-22 0-27 0-55 0-81 0-2 0-3 0-5 1 7 22 34 60 34 59 0 109-48 109-110 0-63-47-111-102-111-39 0-59 21-69 32zM73 161c0-36 0-73 0-109 14-25 38-39 63-39 36 0 66 42 66 98 0 58-34 100-70 100-21 0-40-10-52-31-7-9-7-9-7-19z"><text:p/></draw:path><draw:path draw:style-name="gr133" draw:text-style-name="P84" svg:width="0.0854in" svg:height="0.0878in" svg:x="2.8512in" svg:y="0.0583in" svg:viewBox="0 0 218 224" svg:d="M218 115c0-63-49-115-109-115-61 0-109 53-109 115 0 63 52 109 109 109 59 0 109-48 109-109zM109 213c-21 0-43-12-56-34-12-21-12-52-12-68 0-20 0-47 12-68 13-22 37-33 56-33 21 0 41 11 55 32 12 21 14 49 14 69 0 16 0 43-11 65-12 21-33 37-58 37z"><text:p/></draw:path><draw:path draw:style-name="gr133" draw:text-style-name="P84" svg:width="0.0626in" svg:height="0.0878in" svg:x="2.9492in" svg:y="0.0583in" svg:viewBox="0 0 160 224" svg:d="M85 125c12 1 52 9 52 44 0 25-18 45-56 45-42 0-59-28-68-70-2-7-2-8-7-8-6 0-6 3-6 12 0 21 0 42 0 65 0 8 0 11 4 11 3 0 3-2 13-10 1-1 1-1 10-11 22 21 43 21 54 21 56 0 79-32 79-67 0-27-14-41-20-48-17-15-36-19-56-22-28-6-62-13-62-41 0-17 14-38 56-38 54 0 56 45 58 61 0 4 4 4 5 4 7 0 7-3 7-13 0-17 0-32 0-49 0-8 0-11-5-11-3 0-4 0-10 6-1 1-7 5-8 7-20-13-40-13-47-13-60 0-78 32-78 60 0 17 7 31 21 41 15 14 29 17 64 24z"><text:p/></draw:path><draw:path draw:style-name="gr133" draw:text-style-name="P84" svg:width="0.0874in" svg:height="0.0878in" svg:x="3.0268in" svg:y="0.0583in" svg:viewBox="0 0 223 224" svg:d="M144 182c2 19 14 40 38 40 10 0 41-7 41-47 0-10 0-18 0-27-5 0-9 0-13 0 0 9 0 17 0 27 0 29-13 32-18 32-16 0-18-22-18-25 0-34 0-66 0-98 0-20 0-39-17-57-20-20-45-27-67-27-41 0-76 22-76 55 0 15 10 23 24 23 12 0 22-9 22-22 0-7-3-22-25-24 13-17 38-22 53-22 24 0 52 19 52 63 0 5 0 11 0 18-25 1-59 3-91 18-36 17-49 42-49 63 0 41 48 52 80 52s54-20 64-42zM140 101c0 15 0 32 0 49 0 47-35 64-57 64-24 0-45-18-45-42 0-27 21-67 102-71z"><text:p/></draw:path><draw:path draw:style-name="gr133" draw:text-style-name="P84" svg:width="0.0972in" svg:height="0.085in" svg:x="3.1217in" svg:y="0.0594in" svg:viewBox="0 0 248 217" svg:d="M39 48c0 43 0 86 0 131 0 22-5 22-39 22 0 5 0 10 0 16 18-2 43-3 56-3s39 1 56 3c0-6 0-11 0-16-34 0-39 0-39-22 0-31 0-61 0-91 0-50 35-78 67-78 31 0 36 26 36 54 0 38 0 76 0 115 0 22-5 22-39 22 0 5 0 10 0 16 17-2 42-3 56-3 13 0 38 1 55 3 0-6 0-11 0-16-25 0-38 0-38-15 0-32 0-63 0-94 0-42 0-57-15-74-7-8-24-18-52-18-37 0-59 21-73 52 0-17 0-35 0-52-24 1-46 4-70 6 0 5 0 9 0 15 35 0 39 3 39 27z"><text:p/></draw:path><draw:path draw:style-name="gr133" draw:text-style-name="P84" svg:width="0.0602in" svg:height="0.1197in" svg:x="3.2217in" svg:y="0.026in" svg:viewBox="0 0 154 305" svg:d="M76 106c23 0 47 0 71 0 0-5 0-11 0-15-24 0-48 0-71 0 0-31 0-60 0-91-5 0-7 0-12 0-1 41-15 92-64 95 0 3 0 7 0 11 14 0 28 0 42 0 0 45 0 90 0 135 0 58 46 64 64 64 34 0 48-35 48-64 0-10 0-20 0-28-4 0-7 0-11 0 0 8 0 16 0 26 0 35-16 55-34 55-33 0-33-45-33-52 0-46 0-91 0-136z"><text:p/></draw:path><draw:path draw:style-name="gr133" draw:text-style-name="P84" svg:width="0.0988in" svg:height="0.0866in" svg:x="3.3638in" svg:y="0.0594in" svg:viewBox="0 0 252 221" svg:d="M157 189c5 19 24 32 45 32 16 0 28-11 36-27 8-18 14-47 14-49 0-4-4-4-6-4-4 0-5 2-7 9-7 28-15 61-36 61-11 0-15-7-15-22 0-11 5-35 9-52 5-18 10-36 14-53 2-7 6-25 9-32 1-13 7-31 7-34 0-8-7-12-14-12-3 0-16 0-20 16-10 35-31 122-36 147-2 3-21 42-56 42-27 0-31-22-31-40 0-28 14-66 27-100 5-15 8-22 8-32 0-21-15-39-41-39-46 0-64 71-64 76 0 4 4 4 6 4 4 0 5-2 7-9 12-43 32-61 50-61 4 0 13 1 13 17 0 11-6 26-9 33-18 48-29 79-29 102 0 48 35 59 61 59 33 0 49-21 58-32z"><text:p/></draw:path><draw:path draw:style-name="gr133" draw:text-style-name="P84" svg:width="0.1287in" svg:height="0.0449in" svg:x="3.5335in" svg:y="0.074in" svg:viewBox="0 0 328 115" svg:d="M311 20c7 0 17 0 17-10s-10-10-17-10c-98 0-198 0-296 0-5 0-15 0-15 10s10 10 17 10c98 0 196 0 294 0zM311 115c7 0 17 0 17-10s-10-10-17-10c-98 0-196 0-294 0-7 0-17 0-17 10s10 10 15 10c98 0 198 0 296 0z"><text:p/></draw:path><draw:path draw:style-name="gr133" draw:text-style-name="P84" svg:width="0.089in" svg:height="0.1236in" svg:x="3.7295in" svg:y="0.0594in" svg:viewBox="0 0 227 315" svg:d="M225 32c0-4 2-5 2-10 0-8-7-12-16-12-4 0-18 3-19 21-9-18-27-31-46-31-56 0-117 69-117 138 0 49 30 79 66 79 28 0 52-24 56-30 0 0 2 0 2 2-12 43-17 61-17 63-2 4-18 53-72 53-8 0-25-1-39-6 16-4 21-16 21-25 0-8-5-17-19-17-10 0-27 9-27 28 0 20 18 30 66 30 61 0 96-38 105-67 18-72 36-144 54-216zM161 154c-3 12-14 25-25 33-10 9-25 19-39 19-26 0-33-26-33-45 0-24 14-83 27-106 14-26 35-45 56-45 32 0 39 40 39 43 0 2-1 4-1 7-9 31-16 62-24 94z"><text:p/></draw:path><draw:path draw:style-name="gr133" draw:text-style-name="P84" svg:width="0.0441in" svg:height="0.1917in" svg:x="3.878in" svg:y="0in" svg:viewBox="0 0 113 488" svg:d="M113 483c0-2 0-2-8-10-62-62-77-154-77-228 0-86 18-171 80-232 5-6 5-6 5-9s-1-4-4-4c-5 0-49 34-78 95-25 55-31 109-31 150 0 36 6 96 32 151 30 60 72 92 77 92 3 0 4-1 4-5z"><text:p/></draw:path><draw:path draw:style-name="gr133" draw:text-style-name="P84" svg:width="0.0591in" svg:height="0.122in" svg:x="3.9386in" svg:y="0.0236in" svg:viewBox="0 0 151 311" svg:d="M90 112c15 0 30 0 46 0 10 0 15 0 15-11 0-4-5-4-14-4-14 0-29 0-43 0 17-70 19-80 19-83 0-8-5-14-14-14-1 0-15 1-19 18-7 27-13 52-20 79-15 0-31 0-46 0-10 0-14 0-14 8 0 7 3 7 13 7 14 0 29 0 43 0-35 137-36 145-36 154 0 26 18 45 44 45 51 0 79-70 79-75 0-4-4-4-6-4-4 0-5 2-8 7-21 49-46 62-63 62-11 0-16-7-16-23 0-12 2-15 3-23 13-48 24-96 37-143z"><text:p/></draw:path><draw:path draw:style-name="gr133" draw:text-style-name="P84" svg:width="0.0449in" svg:height="0.1917in" svg:x="4.0146in" svg:y="0in" svg:viewBox="0 0 115 488" svg:d="M115 245c0-38-6-98-32-153-30-60-72-92-77-92-3 0-6 1-6 4s0 3 10 13c49 47 77 126 77 228 0 82-18 168-80 231-7 5-7 5-7 7 0 4 3 5 6 5 5 0 49-33 78-95 25-54 31-109 31-148z"><text:p/></draw:path></draw:g></draw:g></text:p><text:p text:style-name="P44"/><text:p text:style-name="P46"><draw:g text:anchor-type="as-char" svg:y="-0.3165in" draw:z-index="76" draw:style-name="gr1"><svg:title>TexMaths</svg:title><svg:desc>14§display§\int _{t=t_A}^{t_B}f\left(g\left(t\right)\right)\cdot \text{d}\left(g\right)\left(t\right)=\int _{t=t_A}^{t_B}f\left(u\right)\text{d}u=\int _{u=g\left(t_A\right)}^{g\left(t_B\right)}f\left(u\right)\text{d}u§svg§600§FALSE§</svg:desc><draw:g draw:style-name="gr2"><draw:path draw:style-name="gr178" draw:text-style-name="P83" svg:width="4.9654in" svg:height="0.5059in" svg:x="0.0004in" svg:y="0.0102in" svg:viewBox="0 0 12613 1286" svg:d="M0 0c4204 0 8409 0 12613 0 0 428 0 858 0 1286-4204 0-8409 0-12613 0 0-428 0-858 0-1286z"><text:p/></draw:path><draw:path draw:style-name="gr179" draw:text-style-name="P84" svg:width="0.1709in" svg:height="0.4287in" svg:x="0.0012in" svg:y="0.0535in" svg:viewBox="0 0 435 1090" svg:d="M24 1068c15 0 24-12 24-24 0-16-13-24-24-24-13 0-24 7-24 25 0 24 24 45 55 45 74 0 102-115 137-257 38-156 70-311 96-468 19-105 37-203 54-266 5-25 22-88 42-88 15 0 26 10 29 11-17 2-25 13-25 24 0 17 12 25 24 25s23-8 23-25c0-26-26-46-53-46-38 0-64 55-92 154-2 6-67 252-122 572-13 76-27 157-43 225-9 37-33 128-72 128-18 0-19-7-29-11z"><text:p/></draw:path><draw:path draw:style-name="gr180" draw:text-style-name="P84" svg:width="0.0453in" svg:height="0.0854in" svg:x="0.1898in" svg:y="0.0169in" svg:viewBox="0 0 116 218" svg:d="M70 78c11 0 24 0 35 0 7 0 11 0 11-7 0-5-4-5-10-5-11 0-22 0-33 0 4-17 8-34 12-51 0-1 2-2 2-4 0-7-4-11-11-11-10 0-14 6-17 14s3-7-13 52c-11 0-24 0-35 0-7 0-11 0-11 8 0 4 4 4 10 4 11 0 21 0 32 0-7 27-13 55-20 82-1 8-5 21-5 25 0 21 18 33 38 33 37 0 58-49 58-53s-4-4-5-4c-3 0-4 0-7 7-10 21-27 40-46 40-7 0-12-4-12-16 0-4 2-11 2-14 8-34 17-66 25-100z"><text:p/></draw:path><draw:path draw:style-name="gr181" draw:text-style-name="P84" svg:width="0.0807in" svg:height="0.0657in" svg:x="0.2543in" svg:y="0.0551in" svg:viewBox="0 0 206 168" svg:d="M31 147c-2 7-2 10-21 10-6 0-10 0-10 7 0 4 4 4 8 4 35 0 72 0 107 0 45 0 80-28 80-53 0-16-14-31-48-35 25-4 59-20 59-45 0-20-24-35-58-35-33 0-67 0-100 0-5 0-9 0-9 7 0 4 3 4 9 4 2 0 11 0 16 2 0 2 0 2-1 5-11 44-21 86-32 129zM73 76c4-20 10-38 14-58 1-7 1-7 12-7 16 0 30 0 45 0 24 0 37 13 37 25 0 20-27 40-62 40-15 0-31 0-46 0zM60 157c-1 0-4 0-7-2 0-1 0-1 0-4 6-22 11-45 17-67 20 0 41 0 60 0 25 0 38 15 38 31 0 24-29 42-60 42-16 0-32 0-48 0z"><text:p/></draw:path><draw:path draw:style-name="gr182" draw:text-style-name="P84" svg:width="0.0453in" svg:height="0.0854in" svg:x="0.1039in" svg:y="0.4075in" svg:viewBox="0 0 116 218" svg:d="M70 80c11 0 24 0 35 0 7 0 11 0 11-9 0-4-4-4-11-4-11 0-21 0-32 0 4-17 8-33 12-50 0-3 2-4 2-6 0-5-6-11-13-11-8 0-12 6-15 15s1-8-13 52c-12 0-24 0-36 0-6 0-10 0-10 7 0 6 4 6 10 6 11 0 21 0 32 0-7 26-13 54-20 81-2 8-5 21-5 25 0 20 17 32 36 32 39 0 60-47 60-51 0-5-4-5-5-5-4 0-4 0-7 6-10 22-27 40-46 40-7 0-12-4-12-16 0-3 2-10 2-14 8-32 17-66 25-98z"><text:p/></draw:path><draw:path draw:style-name="gr183" draw:text-style-name="P84" svg:width="0.0992in" svg:height="0.0358in" svg:x="0.1661in" svg:y="0.4402in" svg:viewBox="0 0 253 92" svg:d="M239 17c6 0 14 0 14-9 0-8-8-8-12-8-76 0-153 0-228 0-5 0-13 0-13 8 0 9 7 9 13 9 75 0 151 0 226 0zM241 92c4 0 12 0 12-8s-8-8-14-8c-75 0-151 0-226 0-6 0-13 0-13 8s8 8 13 8c75 0 152 0 228 0z"><text:p/></draw:path><draw:path draw:style-name="gr184" draw:text-style-name="P84" svg:width="0.0461in" svg:height="0.0854in" svg:x="0.2807in" svg:y="0.4075in" svg:viewBox="0 0 118 218" svg:d="M71 80c12 0 24 0 35 0 6 0 12 0 12-9 0-4-6-4-12-4-11 0-21 0-32 0 4-17 9-33 13-50 0-3 1-4 1-6 0-5-5-11-12-11-9 0-14 6-16 15-3 9 2-8-14 52-11 0-24 0-35 0-5 0-11 0-11 7 0 6 4 6 11 6 11 0 21 0 32 0-7 26-12 54-19 81-3 8-6 21-6 25 0 20 17 32 37 32 39 0 60-47 60-51 0-5-4-5-6-5-4 0-4 0-7 6-10 22-26 40-46 40-7 0-13-4-13-16 0-3 2-10 3-14 9-32 17-66 25-98z"><text:p/></draw:path><draw:path draw:style-name="gr185" draw:text-style-name="P84" svg:width="0.0807in" svg:height="0.0689in" svg:x="0.3441in" svg:y="0.4425in" svg:viewBox="0 0 206 176" svg:d="M153 7c-2-4-2-7-7-7-6 0-9 3-10 7-32 46-65 92-97 139-11 15-19 19-35 19-4 0-3 4-4 7 0 4 1 3 3 4 4 0 8 0 11 0 4 0 8-1 13-1s9 1 14 1c4 0 9 0 14 0 1 0 5 0 5-7 0-4-3-2-4-4-3 0-11 0-11-5 0-3 3-7 4-10 6-9 13-18 18-27 2-1 2-1 6-1 25 0 49 0 74 0 1 3 1 4 1 7 2 4 6 29 6 31 0 5-15 5-17 5-3 0-7 0-7 7 0 3 2 4 4 4 6 0 12 0 17 0 6 0 11-1 17-1s11 1 17 1c4 0 10 0 15 0 4 0 6-2 6-7 0-4-4-4-7-4-17 0-17-1-18-7-10-50-19-101-28-151zM130 31c6 26 10 53 16 80-24 0-47 0-70 0 18-27 36-54 54-80z"><text:p/></draw:path><draw:path draw:style-name="gr186" draw:text-style-name="P84" svg:width="0.0961in" svg:height="0.1752in" svg:x="0.4965in" svg:y="0.1811in" svg:viewBox="0 0 245 446" svg:d="M154 150c14 0 28 0 42 0 10 0 15 0 15-10 0-6-5-6-14-6-14 0-26 0-40 0 4-18 7-37 11-56 1-11 8-44 11-51 4-9 13-17 23-17 2 0 15 0 25 10-23 1-27 18-27 26 0 11 9 17 18 17 13 0 27-11 27-29 0-23-22-34-43-34-16 0-48 8-62 57-3 10-4 16-17 77-11 0-22 0-33 0-10 0-16 0-16 10 0 6 6 6 14 6 11 0 21 0 32 0-12 64-23 128-36 193-8 47-17 92-42 92-3 0-15 0-24-8 23-2 27-20 27-27 0-11-9-17-18-17-13 0-27 12-27 30 0 22 21 33 42 33 27 0 46-29 55-47 15-31 28-91 28-94 9-52 19-104 29-155z"><text:p/></draw:path><draw:path draw:style-name="gr187" draw:text-style-name="P84" svg:width="0.0449in" svg:height="0.1929in" svg:x="0.6528in" svg:y="0.1717in" svg:viewBox="0 0 115 491" svg:d="M115 486c0-2 0-2-9-10-61-63-77-156-77-231 0-85 19-171 79-232 7-6 7-7 7-9 0-3-3-4-6-4-4 0-49 34-78 95-25 55-31 109-31 150 0 39 6 98 32 154 31 60 73 92 77 92 3 0 6-1 6-5z"><text:p/></draw:path><draw:path draw:style-name="gr188" draw:text-style-name="P84" svg:width="0.089in" svg:height="0.1248in" svg:x="0.7118in" svg:y="0.2311in" svg:viewBox="0 0 227 318" svg:d="M225 32c0-3 2-5 2-8 0-9-6-14-14-14-6 0-18 3-21 21-9-18-27-31-46-31-56 0-117 69-117 140 0 48 30 77 66 77 28 0 52-23 56-28h2c-12 43-12 42-17 64-2 6-18 53-72 53-8 0-25 0-39-4 16-4 21-17 21-25s-5-18-19-18c-10 0-27 10-27 29 0 20 18 30 66 30 61 0 96-38 105-68 18-72 36-145 54-218zM161 154c-3 13-14 25-25 35-10 8-25 17-39 17-26 0-33-25-33-45 0-24 14-81 27-106 14-24 35-44 56-44 32 0 39 39 39 42s-1 6-1 7c-9 31-16 63-24 94z"><text:p/></draw:path><draw:path draw:style-name="gr189" draw:text-style-name="P84" svg:width="0.0441in" svg:height="0.1929in" svg:x="0.8602in" svg:y="0.1717in" svg:viewBox="0 0 113 491" svg:d="M113 486c0-2 0-2-8-10-62-63-77-156-77-231 0-85 18-171 80-232 5-6 5-7 5-9 0-3-1-4-4-4-5 0-49 34-78 95-25 55-31 109-31 150 0 39 6 98 32 154 30 60 72 92 77 92 3 0 4-1 4-5z"><text:p/></draw:path><draw:path draw:style-name="gr190" draw:text-style-name="P84" svg:width="0.0591in" svg:height="0.1228in" svg:x="0.9209in" svg:y="0.1953in" svg:viewBox="0 0 151 313" svg:d="M90 112c15 0 30 0 46 0 10 0 15 0 15-10 0-5-5-5-14-5-14 0-29 0-43 0 17-70 19-80 19-83 0-8-5-14-14-14-1 0-15 1-19 18-7 27-13 52-20 79-15 0-31 0-46 0-10 0-14 0-14 9 0 6 4 6 14 6 14 0 28 0 42 0-35 138-36 147-36 157 0 26 18 44 44 44 51 0 79-71 79-75 0-6-4-6-6-6-4 0-5 2-8 7-21 52-46 63-63 63-11 0-16-5-16-22 0-11 2-16 3-24 13-48 24-96 37-144z"><text:p/></draw:path><draw:path draw:style-name="gr191" draw:text-style-name="P84" svg:width="0.0441in" svg:height="0.1929in" svg:x="0.9972in" svg:y="0.1717in" svg:viewBox="0 0 113 491" svg:d="M113 245c0-38-5-97-32-153-29-60-71-92-77-92-3 0-4 1-4 4 0 2 0 3 8 13 49 47 77 126 77 228 0 84-18 171-79 232-6 7-6 7-6 9s1 5 4 5c6 0 49-33 79-96 25-54 30-108 30-150z"><text:p/></draw:path><draw:path draw:style-name="gr192" draw:text-style-name="P84" svg:width="0.0449in" svg:height="0.1929in" svg:x="1.0724in" svg:y="0.1717in" svg:viewBox="0 0 115 491" svg:d="M115 245c0-38-6-97-32-153-31-60-73-92-77-92-3 0-6 1-6 4 0 2 0 3 10 13 47 47 75 126 75 228 0 84-18 171-78 232-7 7-7 7-7 9s3 5 6 5c4 0 49-33 78-96 25-54 31-108 31-150z"><text:p/></draw:path><draw:path draw:style-name="gr193" draw:text-style-name="P84" svg:width="0.0201in" svg:height="0.0201in" svg:x="1.1965in" svg:y="0.2583in" svg:viewBox="0 0 52 52" svg:d="M52 25c0-14-11-25-25-25s-27 10-27 25c0 14 13 27 27 27s25-11 25-27z"><text:p/></draw:path><draw:path draw:style-name="gr194" draw:text-style-name="P84" svg:width="0.0949in" svg:height="0.1358in" svg:x="1.2835in" svg:y="0.1827in" svg:viewBox="0 0 242 346" svg:d="M169 313c0 10 0 21 0 33 24-3 49-5 73-6 0-6 0-11 0-15-35 0-39-3-39-27 0-99 0-199 0-298-24 1-46 3-70 4 0 6 0 10 0 16 34 0 38 4 38 28 0 35 0 71 0 106-14-18-35-31-62-31-59 0-109 48-109 112 0 62 48 111 104 111 32 0 53-17 65-33zM169 182c0 33 0 67 0 101 0 8 0 9-5 18-14 24-37 33-58 33-22 0-40-12-51-30-13-21-14-49-14-69 0-18 0-47 15-70 10-15 28-31 55-31 18 0 37 7 53 30 5 8 5 8 5 18z"><text:p/></draw:path><draw:path draw:style-name="gr195" draw:text-style-name="P84" svg:width="0.0449in" svg:height="0.1929in" svg:x="1.4354in" svg:y="0.1717in" svg:viewBox="0 0 115 491" svg:d="M115 486c0-2 0-2-9-10-61-63-77-156-77-231 0-85 19-171 79-232 7-6 7-7 7-9 0-3-3-4-6-4-4 0-49 34-78 95-25 55-31 109-31 150 0 39 6 98 32 154 30 60 73 92 77 92 3 0 6-1 6-5z"><text:p/></draw:path><draw:path draw:style-name="gr196" draw:text-style-name="P84" svg:width="0.089in" svg:height="0.1248in" svg:x="1.4945in" svg:y="0.2311in" svg:viewBox="0 0 227 318" svg:d="M225 32c0-3 2-5 2-8 0-9-7-14-16-14-4 0-18 3-19 21-9-18-27-31-46-31-56 0-117 69-117 140 0 48 30 77 65 77 29 0 53-23 57-28h2c-12 43-12 42-17 64-2 6-18 53-72 53-8 0-25 0-39-4 16-4 21-17 21-25s-5-18-19-18c-10 0-27 10-27 29 0 20 18 30 66 30 61 0 96-38 105-68 18-72 36-145 54-218zM161 154c-3 13-14 25-25 35-10 8-25 17-39 17-26 0-33-25-33-45 0-24 14-81 27-106 14-24 35-44 56-44 32 0 39 39 39 42s-1 6-1 7c-9 31-16 63-24 94z"><text:p/></draw:path><draw:path draw:style-name="gr197" draw:text-style-name="P84" svg:width="0.0449in" svg:height="0.1929in" svg:x="1.602in" svg:y="0.1717in" svg:viewBox="0 0 115 491" svg:d="M115 245c0-38-6-97-32-153-30-60-73-92-77-92-3 0-6 1-6 4 0 2 0 3 10 13 47 47 75 126 75 228 0 84-18 171-78 232-7 7-7 7-7 9s3 5 6 5c4 0 49-33 78-96 25-54 31-108 31-150z"><text:p/></draw:path><draw:path draw:style-name="gr198" draw:text-style-name="P84" svg:width="0.0449in" svg:height="0.1929in" svg:x="1.7177in" svg:y="0.1717in" svg:viewBox="0 0 115 491" svg:d="M115 486c0-2 0-2-9-10-61-63-77-156-77-231 0-85 19-171 79-232 7-6 7-7 7-9 0-3-3-4-6-4-4 0-49 34-78 95-24 55-31 109-31 150 0 39 6 98 34 154 29 60 71 92 75 92 3 0 6-1 6-5z"><text:p/></draw:path><draw:path draw:style-name="gr199" draw:text-style-name="P84" svg:width="0.0591in" svg:height="0.1228in" svg:x="1.7783in" svg:y="0.1953in" svg:viewBox="0 0 151 313" svg:d="M91 112c15 0 31 0 46 0 10 0 14 0 14-10 0-5-4-5-14-5-14 0-29 0-43 0 18-70 21-80 21-83 0-8-6-14-14-14-2 0-16 1-20 18-7 27-12 52-19 79-16 0-31 0-47 0-9 0-15 0-15 9 0 6 4 6 14 6 14 0 29 0 43 0-35 138-37 147-37 157 0 26 19 44 46 44 50 0 78-71 78-75 0-6-4-6-7-6-4 0-4 2-7 7-21 52-47 63-64 63-10 0-16-5-16-22 0-11 2-16 5-24 12-48 23-96 36-144z"><text:p/></draw:path><draw:path draw:style-name="gr200" draw:text-style-name="P84" svg:width="0.0449in" svg:height="0.1929in" svg:x="1.8551in" svg:y="0.1717in" svg:viewBox="0 0 115 491" svg:d="M115 245c0-38-6-97-34-153-29-60-71-92-75-92-3 0-6 1-6 4 0 2 0 3 10 13 47 47 75 126 75 228 0 84-18 171-78 232-7 7-7 7-7 9s3 5 6 5c4 0 49-33 78-96 24-54 31-108 31-150z"><text:p/></draw:path><draw:path draw:style-name="gr201" draw:text-style-name="P84" svg:width="0.1287in" svg:height="0.0449in" svg:x="1.9839in" svg:y="0.2457in" svg:viewBox="0 0 328 115" svg:d="M311 20c7 0 17 0 17-10s-10-10-17-10c-98 0-196 0-294 0-7 0-17 0-17 10s10 10 17 10c98 0 196 0 294 0zM311 115c7 0 17 0 17-10s-10-10-17-10c-98 0-196 0-294 0-7 0-17 0-17 10s10 10 17 10c98 0 196 0 294 0z"><text:p/></draw:path><draw:path draw:style-name="gr202" draw:text-style-name="P84" svg:width="0.1717in" svg:height="0.4287in" svg:x="2.1886in" svg:y="0.0535in" svg:viewBox="0 0 437 1090" svg:d="M24 1068c15 0 24-12 24-24 0-16-13-24-24-24s-24 7-24 25c0 24 25 45 55 45 74 0 102-115 137-257 38-156 70-311 96-468 19-105 37-203 54-266 5-25 22-88 42-88 15 0 28 10 29 11-15 2-24 13-24 24 0 17 11 25 23 25s25-8 25-25c0-26-27-46-55-46-36 0-64 55-91 154-1 6-68 252-123 572-13 76-27 157-43 225-9 37-31 128-72 128-17 0-19-7-29-11z"><text:p/></draw:path><draw:path draw:style-name="gr203" draw:text-style-name="P84" svg:width="0.0453in" svg:height="0.0854in" svg:x="2.3772in" svg:y="0.0169in" svg:viewBox="0 0 116 218" svg:d="M70 78c11 0 24 0 35 0 7 0 11 0 11-7 0-5-4-5-10-5-11 0-22 0-33 0 4-17 10-34 14-51 0-1 0-2 0-4 0-7-4-11-11-11-9 0-14 6-17 14-2 8 3-7-13 52-11 0-24 0-35 0-7 0-11 0-11 8 0 4 4 4 10 4 11 0 22 0 33 0-7 27-14 55-21 82-1 8-4 21-4 25 0 21 17 33 37 33 37 0 60-49 60-53s-4-4-6-4c-4 0-4 0-7 7-10 21-28 40-46 40-7 0-13-4-13-16 0-4 2-11 3-14 9-34 16-66 24-100z"><text:p/></draw:path><draw:path draw:style-name="gr204" draw:text-style-name="P84" svg:width="0.0811in" svg:height="0.0657in" svg:x="2.4413in" svg:y="0.0551in" svg:viewBox="0 0 207 168" svg:d="M31 147c-2 7-2 10-20 10-7 0-11 0-11 7 0 4 4 4 8 4 35 0 72 0 107 0 45 0 81-28 81-53 0-16-15-31-48-35 24-4 59-20 59-45 0-20-25-35-59-35-33 0-67 0-100 0-5 0-9 0-9 7 0 4 4 4 10 4 3 0 10 0 15 2 0 2 0 2-1 5-11 44-21 86-32 129zM73 76c4-20 10-38 14-58 3-7 3-7 12-7 16 0 30 0 45 0 25 0 37 13 37 25 0 20-27 40-62 40-15 0-31 0-46 0zM62 157c-3 0-6 0-9-2 0-1 0-1 2-4 5-22 11-45 16-67 20 0 40 0 59 0 25 0 38 15 38 31 0 24-29 42-59 42-15 0-32 0-47 0z"><text:p/></draw:path><draw:path draw:style-name="gr205" draw:text-style-name="P84" svg:width="0.0453in" svg:height="0.0854in" svg:x="2.2909in" svg:y="0.4075in" svg:viewBox="0 0 116 218" svg:d="M70 80c11 0 24 0 35 0 7 0 11 0 11-9 0-4-4-4-10-4-11 0-22 0-33 0 4-17 8-33 12-50 2-3 2-4 2-6 0-5-4-11-11-11-9 0-14 6-17 15s3-8-13 52c-11 0-24 0-35 0-7 0-11 0-11 7 0 6 4 6 10 6 11 0 22 0 33 0-7 26-14 54-21 81-1 8-5 21-5 25 0 20 18 32 38 32 37 0 60-47 60-51 0-5-4-3-6-5-4 0-5 0-8 6-9 22-27 40-46 40-7 0-12-4-12-16 0-3 2-10 2-14 8-32 17-66 25-98z"><text:p/></draw:path><draw:path draw:style-name="gr206" draw:text-style-name="P84" svg:width="0.0992in" svg:height="0.0358in" svg:x="2.3531in" svg:y="0.4402in" svg:viewBox="0 0 253 92" svg:d="M241 17c4 0 12 0 12-9 0-8-8-8-12-8-76 0-153 0-228 0-5 0-13 0-13 8 0 9 8 9 13 9 75 0 152 0 228 0zM241 92c4 0 12 0 12-8s-8-8-12-8c-76 0-153 0-228 0-5 0-13 0-13 8s8 8 13 8c75 0 152 0 228 0z"><text:p/></draw:path><draw:path draw:style-name="gr207" draw:text-style-name="P84" svg:width="0.0453in" svg:height="0.0854in" svg:x="2.4685in" svg:y="0.4075in" svg:viewBox="0 0 116 218" svg:d="M70 80c11 0 24 0 35 0 7 0 11 0 11-9 0-4-4-4-10-4-11 0-22 0-33 0 4-17 8-33 12-50 2-3 2-4 2-6 0-5-4-11-11-11-9 0-14 6-17 15s3-8-13 52c-11 0-24 0-35 0-7 0-11 0-11 7 0 6 4 6 10 6 11 0 22 0 33 0-7 26-14 54-21 81-1 8-5 21-5 25 0 20 18 32 38 32 37 0 58-47 58-51 0-5-2-3-4-5-4 0-5 0-8 6-10 22-27 40-46 40-7 0-12-4-12-16 0-3 2-10 2-14 8-32 17-66 25-98z"><text:p/></draw:path><draw:path draw:style-name="gr208" draw:text-style-name="P84" svg:width="0.0807in" svg:height="0.0689in" svg:x="2.5307in" svg:y="0.4425in" svg:viewBox="0 0 206 176" svg:d="M153 7c0-4-2-7-7-7-6 0-7 3-10 7-32 46-65 92-97 139-10 15-18 19-35 19-4 0-3 4-4 7 0 4 3 4 4 4 3 0 7 0 11 0 5 0 9-1 13-1s8 1 13 1c4 0 9 0 14 0 1 0 5 0 5-7 0-4-3-4-4-4s-11 0-11-5c0-3 3-7 4-10 6-9 13-18 18-27 2-1 2-1 6-1 25 0 50 0 75 0 0 3 0 4 2 7 0 4 5 29 5 31 0 5-15 5-16 5-5 0-9 0-9 7 0 3 3 4 6 4 4 0 10 0 15 0 7 0 13-1 18-1s10 1 16 1c5 0 11 0 15 0s6-2 6-7c0-4-4-4-7-4-17 0-17-1-17-7-10-50-20-101-29-151zM132 31c4 26 9 53 14 80-24 0-47 0-70 0 18-27 37-54 56-80z"><text:p/></draw:path><draw:path draw:style-name="gr209" draw:text-style-name="P84" svg:width="0.0961in" svg:height="0.1752in" svg:x="2.6831in" svg:y="0.1811in" svg:viewBox="0 0 245 446" svg:d="M154 150c14 0 29 0 43 0 10 0 14 0 14-10 0-6-4-6-12-6-14 0-28 0-42 0 4-18 7-37 11-56 1-11 8-44 11-51 4-9 13-17 24-17 1 0 14 0 24 10-21 1-27 18-27 26 0 11 9 17 18 17 13 0 27-11 27-29 0-23-22-34-42-34-17 0-48 8-63 57-3 10-4 16-15 77-12 0-24 0-35 0-9 0-14 0-14 10 0 6 4 6 14 6 11 0 21 0 32 0-13 64-25 128-38 193-8 47-17 92-42 92-3 0-14 0-24-8 23-2 27-20 27-27 0-11-9-17-18-17-13 0-27 12-27 30 0 22 21 33 42 33 27 0 46-29 56-47 15-31 27-91 27-94 9-52 19-104 29-155z"><text:p/></draw:path><draw:path draw:style-name="gr210" draw:text-style-name="P84" svg:width="0.0441in" svg:height="0.1929in" svg:x="2.8402in" svg:y="0.1717in" svg:viewBox="0 0 113 491" svg:d="M113 486c0-2 0-2-8-10-62-63-77-156-77-231 0-85 18-171 80-232 5-6 5-7 5-9 0-3-1-4-4-4-5 0-50 34-78 95-25 55-31 109-31 150 0 39 4 98 32 154 30 60 72 92 77 92 3 0 4-1 4-5z"><text:p/></draw:path><draw:path draw:style-name="gr211" draw:text-style-name="P84" svg:width="0.0988in" svg:height="0.087in" svg:x="2.902in" svg:y="0.2311in" svg:viewBox="0 0 252 222" svg:d="M157 189c5 21 24 33 45 33 16 0 28-11 36-26 8-18 14-48 14-49 0-6-4-6-6-6-4 0-5 3-7 10-7 27-15 60-36 60-11 0-15-5-15-22 0-11 5-34 9-50 5-19 10-35 14-54 2-8 6-26 9-33 3-11 7-31 7-34 0-8-7-12-14-12-3 0-16 0-20 16-10 37-31 122-36 149-2 1-21 40-56 40-27 0-31-22-31-40 0-27 14-66 27-100 5-15 8-22 8-30 0-23-15-41-41-41-46 0-64 71-64 76s4 5 6 5c4 0 5-1 8-10 11-42 31-60 49-60 4 0 13 0 13 16 0 12-6 26-9 33-18 49-29 80-29 104 0 46 35 58 61 58 33 0 51-22 58-33z"><text:p/></draw:path><draw:path draw:style-name="gr212" draw:text-style-name="P84" svg:width="0.0441in" svg:height="0.1929in" svg:x="3.0181in" svg:y="0.1717in" svg:viewBox="0 0 113 491" svg:d="M113 245c0-38-5-97-32-153-29-60-71-92-77-92-3 0-4 1-4 4 0 2 0 3 8 13 49 47 77 126 77 228 0 84-18 171-79 232-6 7-6 7-6 9s1 5 4 5c6 0 49-33 79-96 25-54 30-108 30-150z"><text:p/></draw:path><draw:path draw:style-name="gr213" draw:text-style-name="P84" svg:width="0.0949in" svg:height="0.1358in" svg:x="3.1213in" svg:y="0.1827in" svg:viewBox="0 0 242 346" svg:d="M169 313c0 10 0 21 0 33 24-3 49-5 73-6 0-6 0-11 0-15-35 0-38-3-38-27 0-99 0-199 0-298-23 1-47 3-71 4 0 6 0 10 0 16 35 0 38 4 38 28 0 35 0 71 0 106-14-18-35-31-62-31-57 0-109 48-109 112 0 62 48 111 104 111 32 0 54-17 65-33zM169 182c0 33 0 67 0 101 0 8 0 9-4 18-15 24-38 33-59 33-22 0-39-12-51-30-13-21-14-49-14-69 0-18 1-47 15-70 10-15 29-31 56-31 17 0 38 7 53 30 4 8 4 8 4 18z"><text:p/></draw:path><draw:path draw:style-name="gr214" draw:text-style-name="P84" svg:width="0.0992in" svg:height="0.087in" svg:x="3.2276in" svg:y="0.2311in" svg:viewBox="0 0 253 222" svg:d="M158 189c6 21 23 33 44 33 18 0 29-11 36-26 8-18 15-48 15-49 0-6-4-6-5-6-6 0-6 3-7 10-7 27-17 60-38 60-10 0-14-5-14-22 0-11 6-34 10-50 4-19 8-35 12-54 2-8 7-26 9-33 3-11 8-31 8-34 0-8-7-12-15-12-2 0-14 0-18 16-10 37-31 122-38 149 0 1-20 40-56 40-25 0-30-22-30-40 0-27 13-66 27-100 6-15 8-22 8-30 0-23-16-41-40-41-48 0-66 71-66 76s6 5 7 5c4 0 4-1 7-10 13-42 31-60 50-60 5 0 12 0 12 16 0 12-5 26-9 33-18 49-28 80-28 104 0 46 34 58 60 58 33 0 51-22 59-33z"><text:p/></draw:path><draw:path draw:style-name="gr215" draw:text-style-name="P84" svg:width="0.128in" svg:height="0.0449in" svg:x="3.398in" svg:y="0.2457in" svg:viewBox="0 0 326 115" svg:d="M309 20c9 0 17 0 17-10s-8-10-15-10c-98 0-198 0-296 0-7 0-15 0-15 10s8 10 17 10c98 0 194 0 292 0zM311 115c7 0 15 0 15-10s-8-10-17-10c-98 0-194 0-292 0-9 0-17 0-17 10s8 10 15 10c98 0 198 0 296 0z"><text:p/></draw:path><draw:path draw:style-name="gr216" draw:text-style-name="P84" svg:width="0.1709in" svg:height="0.4287in" svg:x="3.6024in" svg:y="0.0535in" svg:viewBox="0 0 435 1090" svg:d="M22 1068c17 0 26-12 26-24 0-16-13-24-24-24-13 0-24 7-24 25 0 24 24 45 55 45 74 0 102-115 137-257 38-156 70-311 96-468 19-105 37-203 54-266 5-25 22-88 42-88 15 0 26 10 29 11-17 2-25 13-25 24 0 17 12 25 24 25 11 0 23-8 23-25 0-26-26-46-53-46-38 0-64 55-92 154-2 6-69 252-122 572-13 76-28 157-43 225-10 37-33 128-72 128-18 0-29-11-31-11z"><text:p/></draw:path><draw:path draw:style-name="gr217" draw:text-style-name="P84" svg:width="0.0661in" svg:height="0.0866in" svg:x="3.7909in" svg:y="0.0421in" svg:viewBox="0 0 169 221" svg:d="M168 25c1-5 1-7 1-8 0-7-5-10-11-10-8 0-15 6-17 13-5-10-16-20-35-20-43 0-88 46-88 95 0 35 24 56 53 56 16 0 31-7 42-18-2 10-4 21-7 31-4 14-7 24-19 35-16 12-30 12-38 12-17 0-21 0-27-1 9-4 10-13 10-18 0-7-5-13-12-13-10 0-20 9-20 21 0 21 29 21 49 21 53 0 77-27 81-46 13-50 25-99 38-150zM120 106c-1 5-1 6-7 13-12 14-28 22-42 22-16 0-25-14-25-32 0-15 9-53 18-68 14-24 31-31 42-31 24 0 31 25 31 29 0 2 0 2-1 4-6 21-10 42-16 63z"><text:p/></draw:path><draw:path draw:style-name="gr218" draw:text-style-name="P84" svg:width="0.035in" svg:height="0.1346in" svg:x="3.8807in" svg:y="0in" svg:viewBox="0 0 90 343" svg:d="M84 0c-66 46-84 119-84 172 0 48 15 123 84 171 1 0 6 0 6-4 0-2 0-3-3-5-46-42-63-99-63-162 0-94 36-138 64-164 2-1 2-2 2-4 0-4-5-4-6-4z"><text:p/></draw:path><draw:path draw:style-name="gr219" draw:text-style-name="P84" svg:width="0.0453in" svg:height="0.0854in" svg:x="3.9315in" svg:y="0.0169in" svg:viewBox="0 0 116 218" svg:d="M71 78c12 0 24 0 35 0 6 0 10 0 10-7 0-5-4-5-10-5-11 0-21 0-32 0 4-17 9-34 13-51 0-1 1-2 1-4 0-7-5-11-12-11-9 0-14 6-16 14-3 8 2-7-14 52-11 0-24 0-35 0-5 0-11 0-11 8 0 4 4 4 11 4 11 0 21 0 32 0-7 27-12 55-19 82-3 8-6 21-6 25 0 21 17 33 37 33 39 0 60-49 60-53s-4-4-6-4c-4 0-4 0-7 7-10 21-28 40-46 40-7 0-13-4-13-16 0-4 2-11 3-14 9-34 17-66 25-100z"><text:p/></draw:path><draw:path draw:style-name="gr220" draw:text-style-name="P84" svg:width="0.0811in" svg:height="0.0657in" svg:x="3.9961in" svg:y="0.0551in" svg:viewBox="0 0 207 168" svg:d="M32 147c-3 7-3 10-21 10-7 0-11 0-11 7 0 4 4 4 8 4 37 0 72 0 108 0 44 0 80-28 80-53 0-16-14-31-48-35 24-4 59-20 59-45 0-20-24-35-57-35-34 0-67 0-101 0-6 0-8 0-8 7 0 4 2 4 8 4 3 0 11 0 15 2 0 2 0 2 0 5-11 44-21 86-32 129zM73 76c5-20 10-38 15-58 2-7 2-7 11-7 16 0 31 0 47 0 23 0 35 13 35 25 0 20-27 40-61 40-15 0-32 0-47 0zM62 157c-2 0-6 0-9-2 2-1 2-1 2-4 5-22 11-45 16-67 20 0 41 0 61 0 25 0 37 15 37 31 0 24-29 42-60 42-15 0-32 0-47 0z"><text:p/></draw:path><draw:path draw:style-name="gr221" draw:text-style-name="P84" svg:width="0.0343in" svg:height="0.1346in" svg:x="4.1091in" svg:y="0in" svg:viewBox="0 0 88 343" svg:d="M6 0c-2 0-6 0-6 4 0 2 0 3 3 6 29 26 63 73 63 162 0 71-23 126-60 160-6 5-6 4-6 7 0 1 0 4 4 4s37-23 59-66c15-28 25-64 25-105 0-49-14-124-82-172z"><text:p/></draw:path><draw:path draw:style-name="gr222" draw:text-style-name="P84" svg:width="0.0783in" svg:height="0.0602in" svg:x="3.7055in" svg:y="0.4331in" svg:viewBox="0 0 200 154" svg:d="M129 95c-2 7-4 20-6 21-5 10-19 28-42 28-24 0-24-22-24-28 0-19 10-45 20-70 3-7 6-11 6-17 0-18-16-29-34-29-34 0-49 46-49 52 0 4 4 4 6 4 4 0 5-1 5-6 9-28 24-42 38-42 6 0 8 5 8 13s-2 15-7 22c-18 48-18 58-18 68 0 5 0 22 13 32 10 8 24 11 35 11 22 0 33-11 45-22 8 22 30 22 35 22 12 0 21-7 28-18 7-13 8-23 12-34 0-4-5-4-7-4-4 0-4 0-7 10-4 17-11 36-25 36-8 0-11-7-11-17 0-5 3-18 5-26 2-10 6-24 7-31 3-10 6-21 9-31 1-8 5-24 5-25 0-7-5-11-11-11-12 0-15 10-18 21-6 24-13 47-18 71z"><text:p/></draw:path><draw:path draw:style-name="gr223" draw:text-style-name="P84" svg:width="0.0992in" svg:height="0.0358in" svg:x="3.7996in" svg:y="0.4402in" svg:viewBox="0 0 253 92" svg:d="M241 17c5 0 12 0 12-9 0-8-7-8-12-8-76 0-151 0-227 0-6 0-14 0-14 8 0 9 8 9 14 9 76 0 151 0 227 0zM241 92c5 0 12 0 12-8s-7-8-12-8c-76 0-151 0-227 0-6 0-14 0-14 8s8 8 14 8c76 0 151 0 227 0z"><text:p/></draw:path><draw:path draw:style-name="gr224" draw:text-style-name="P84" svg:width="0.0661in" svg:height="0.0866in" svg:x="3.9154in" svg:y="0.4331in" svg:viewBox="0 0 169 221" svg:d="M168 24c1-4 1-4 1-7 0-7-7-11-12-11-7 0-14 7-16 14-5-10-16-20-35-20-43 0-88 45-88 95 0 35 24 56 52 56 17 0 31-8 43-18-2 10-4 21-7 31-4 14-7 24-19 35-16 12-31 12-39 12-16 0-20-1-27-3 8-4 11-11 11-16 0-9-7-13-12-13-10 0-20 9-20 21 0 21 29 21 48 21 54 0 78-28 82-47 13-51 25-100 38-150zM120 105c-1 6-1 6-7 13-12 15-29 23-42 23-18 0-26-15-26-32 0-15 10-54 19-70 14-24 30-31 42-31 24 0 31 27 31 30 0 1 0 1-1 5-6 21-10 41-16 62z"><text:p/></draw:path><draw:path draw:style-name="gr225" draw:text-style-name="P84" svg:width="0.035in" svg:height="0.1346in" svg:x="4.0051in" svg:y="0.3909in" svg:viewBox="0 0 90 343" svg:d="M83 0c-66 46-83 119-83 171 0 49 14 124 83 172 2 0 7 0 7-4 0-2-2-3-3-6-46-41-63-99-63-162 0-93 35-137 63-163 1-1 3-2 3-4 0-4-5-4-7-4z"><text:p/></draw:path><draw:path draw:style-name="gr226" draw:text-style-name="P84" svg:width="0.0453in" svg:height="0.0854in" svg:x="4.0559in" svg:y="0.4075in" svg:viewBox="0 0 116 218" svg:d="M70 80c11 0 24 0 35 0 7 0 11 0 11-9 0-4-4-4-10-4-11 0-22 0-33 0 4-17 10-33 14-50 0-3 0-4 0-6 0-5-4-11-11-11-9 0-14 6-17 15-2 9 3-8-13 52-11 0-24 0-35 0-7 0-11 0-11 7 0 6 4 6 10 6 11 0 22 0 33 0-7 26-14 54-21 81-1 8-4 21-4 25 0 20 17 32 37 32 37 0 60-47 60-51 0-5-4-5-6-5-4 0-4 0-7 6-10 22-28 40-46 40-8 0-13-4-13-16 0-3 2-10 3-14 9-32 16-66 24-98z"><text:p/></draw:path><draw:path draw:style-name="gr227" draw:text-style-name="P84" svg:width="0.0811in" svg:height="0.0689in" svg:x="4.1189in" svg:y="0.4425in" svg:viewBox="0 0 207 176" svg:d="M154 7c-1-4-3-7-8-7-6 0-7 3-10 7-32 46-65 92-97 139-10 15-18 19-35 19-4 0-3 4-4 7 0 4 3 4 4 4 3 0 7 0 11 0 5 0 9-1 13-1s7 1 13 1c4 0 9 0 14 0 2 0 7 0 7-7 0-4-5-4-6-4s-11 0-11-5c0-3 3-7 4-10 6-9 13-18 18-27 2-1 2-1 7-1 25 0 49 0 74 0 0 3 0 4 2 7 0 4 5 29 5 31 0 5-15 5-16 5-5 0-7 0-7 7 0 3 1 4 4 4 4 0 11 0 17 0 5 0 11-1 16-1 6 0 12 1 16 1 5 0 11 0 15 0s7-2 7-7c0-4-4-4-8-4-16 0-16-1-17-7-10-50-18-101-28-151zM132 31c5 26 9 53 15 80-24 0-46 0-70 0 18-27 36-54 55-80z"><text:p/></draw:path><draw:path draw:style-name="gr228" draw:text-style-name="P84" svg:width="0.035in" svg:height="0.1346in" svg:x="4.2283in" svg:y="0.3909in" svg:viewBox="0 0 90 343" svg:d="M7 0c-3 0-7 0-7 4 0 2 1 3 3 4 29 28 63 75 63 163 0 72-23 126-60 159-6 7-6 7-6 9 0 1 1 4 4 4 4 0 37-23 60-66 16-28 26-66 26-106 0-48-16-123-83-171z"><text:p/></draw:path><draw:path draw:style-name="gr229" draw:text-style-name="P84" svg:width="0.0961in" svg:height="0.1752in" svg:x="4.3315in" svg:y="0.1811in" svg:viewBox="0 0 245 446" svg:d="M154 150c14 0 29 0 43 0 10 0 14 0 14-10 0-6-4-6-12-6-14 0-27 0-41 0 3-18 7-37 10-56 1-11 8-44 11-51 4-9 13-17 24-17 1 0 14 0 24 10-21 1-27 18-27 26 0 11 9 17 18 17 13 0 27-11 27-29 0-23-22-34-42-34-17 0-48 8-63 57-3 10-4 16-15 77-12 0-24 0-35 0-9 0-14 0-14 10 0 6 4 6 14 6 11 0 21 0 32 0-13 64-24 128-37 193-9 47-18 92-43 92-1 0-14 0-24-8 23-2 27-20 27-27 0-11-9-17-18-17-13 0-27 12-27 30 0 22 22 33 42 33 27 0 46-29 56-47 15-31 27-91 27-94 9-52 19-104 29-155z"><text:p/></draw:path><draw:path draw:style-name="gr230" draw:text-style-name="P84" svg:width="0.0441in" svg:height="0.1929in" svg:x="4.4886in" svg:y="0.1717in" svg:viewBox="0 0 113 491" svg:d="M113 486c0-2 0-2-8-10-62-63-77-156-77-231 0-85 18-171 80-232 5-6 5-7 5-9 0-3-1-4-4-4-5 0-49 34-78 95-25 55-31 109-31 150 0 39 6 98 32 154 30 60 72 92 77 92 3 0 4-1 4-5z"><text:p/></draw:path><draw:path draw:style-name="gr231" draw:text-style-name="P84" svg:width="0.0988in" svg:height="0.087in" svg:x="4.5504in" svg:y="0.2311in" svg:viewBox="0 0 252 222" svg:d="M158 189c4 21 23 33 44 33 16 0 28-11 36-26 8-18 14-48 14-49 0-6-4-6-6-6-4 0-5 3-7 10-7 27-15 60-36 60-11 0-15-5-15-22 0-11 5-34 9-50 5-19 10-35 14-54 2-8 6-26 9-33 3-11 7-31 7-34 0-8-7-12-14-12-3 0-16 0-20 16-8 37-31 122-36 149-2 1-21 40-56 40-25 0-31-22-31-40 0-27 14-66 27-100 5-15 8-22 8-30 0-23-15-41-41-41-46 0-64 71-64 76s4 5 6 5c4 0 5-1 8-10 11-42 31-60 49-60 4 0 13 0 13 16 0 12-6 26-9 33-18 49-29 80-29 104 0 46 35 58 61 58 33 0 51-22 59-33z"><text:p/></draw:path><draw:path draw:style-name="gr232" draw:text-style-name="P84" svg:width="0.0441in" svg:height="0.1929in" svg:x="4.6665in" svg:y="0.1717in" svg:viewBox="0 0 113 491" svg:d="M113 245c0-38-5-97-32-153-29-60-71-92-77-92-3 0-4 1-4 4 0 2 0 3 8 13 49 47 77 126 77 228 0 84-18 171-79 232-6 7-6 7-6 9s1 5 4 5c6 0 49-33 79-96 25-54 30-108 30-150z"><text:p/></draw:path><draw:path draw:style-name="gr233" draw:text-style-name="P84" svg:width="0.0949in" svg:height="0.1358in" svg:x="4.7697in" svg:y="0.1827in" svg:viewBox="0 0 242 346" svg:d="M169 313c0 10 0 21 0 33 24-3 49-5 73-6 0-6 0-11 0-15-33 0-38-3-38-27 0-99 0-199 0-298-23 1-47 3-71 4 0 6 0 10 0 16 35 0 39 4 39 28 0 35 0 71 0 106-15-18-36-31-63-31-57 0-109 48-109 112 0 62 48 111 104 111 32 0 54-17 65-33zM169 182c0 33 0 67 0 101 0 8 0 9-4 18-15 24-38 33-59 33-22 0-39-12-51-30-13-21-14-49-14-69 0-18 1-47 15-70 10-15 29-31 56-31 17 0 38 7 53 30 4 8 4 8 4 18z"><text:p/></draw:path><draw:path draw:style-name="gr234" draw:text-style-name="P84" svg:width="0.0992in" svg:height="0.087in" svg:x="4.876in" svg:y="0.2311in" svg:viewBox="0 0 253 222" svg:d="M158 189c6 21 23 33 44 33 18 0 29-11 36-26 8-18 15-48 15-49 0-6-4-6-5-6-6 0-6 3-7 10-7 27-17 60-37 60-11 0-15-5-15-22 0-11 6-34 10-50 4-19 8-35 12-54 3-8 7-26 9-33 3-11 8-31 8-34 0-8-7-12-14-12-3 0-15 0-19 16-10 37-31 122-38 149 0 1-20 40-56 40-25 0-30-22-30-40 0-27 13-66 27-100 6-15 8-22 8-30 0-23-16-41-40-41-48 0-66 71-66 76s6 5 7 5c4 0 4-1 7-10 13-42 31-60 50-60 5 0 12 0 12 16 0 12-5 26-7 33-19 49-30 80-30 104 0 46 34 58 60 58 34 0 51-22 59-33z"><text:p/></draw:path></draw:g></draw:g></text:p><text:p text:style-name="Text_20_body"><text:s text:c="2"/></text:p></draw:text-box></draw:frame><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1">⇒ Ici on cherche à partir d’une intégrale expanded qu’on voudrait packer<text:line-break/> <text:s text:c="5"/>en posant <draw:g text:anchor-type="as-char" svg:y="-0.1445in" draw:z-index="71" draw:style-name="gr1"><svg:title>TexMaths</svg:title><svg:desc>14§display§u=g\left(x\right)§svg§600§FALSE§</svg:desc><draw:g draw:style-name="gr2"><draw:path draw:style-name="gr271" draw:text-style-name="P83" svg:width="0.7217in" svg:height="0.1724in" svg:x="0.0047in" svg:y="0.0098in" svg:viewBox="0 0 1834 439" svg:d="M919 439c-307 0-612 0-919 0 0-147 0-292 0-439 612 0 1222 0 1834 0 0 147 0 292 0 439-305 0-610 0-915 0z"><text:p/></draw:path><draw:path draw:style-name="gr272" draw:text-style-name="P84" svg:width="0.0992in" svg:height="0.087in" svg:x="0.0004in" svg:y="0.0598in" svg:viewBox="0 0 253 222" svg:d="M158 190c6 20 23 32 44 32 18 0 29-11 36-26 8-18 15-48 15-49 0-4-4-4-5-4-6 0-6 1-7 8-7 27-17 60-38 60-10 0-14-5-14-22 0-11 6-34 10-51 4-18 8-36 12-53 2-7 7-26 9-33 3-11 8-30 8-32 0-10-7-14-15-14-2 0-14 0-18 16-10 37-31 122-38 149 0 1-20 40-56 40-25 0-30-21-30-39 0-28 13-67 27-101 6-14 8-21 8-30 0-23-16-41-40-41-48 0-66 71-66 76s6 5 7 5c4 0 4-1 7-10 13-42 31-60 50-60 5 0 12 0 12 16 0 12-5 26-7 33-19 49-30 80-30 104 0 46 34 58 60 58 34 0 51-22 59-32z"><text:p/></draw:path><draw:path draw:style-name="gr273" draw:text-style-name="P84" svg:width="0.1287in" svg:height="0.0453in" svg:x="0.1701in" svg:y="0.074in" svg:viewBox="0 0 328 116" svg:d="M311 21c7 0 17-1 17-11s-10-10-17-10c-98 0-196 0-294 0-7 0-17 0-17 10s10 11 17 11c98 0 196 0 294 0zM311 116c7 0 17 0 17-10 0-11-10-11-17-11-98 0-196 0-294 0-7 0-17 0-17 11 0 10 10 10 17 10 98 0 196 0 294 0z"><text:p/></draw:path><draw:path draw:style-name="gr274" draw:text-style-name="P84" svg:width="0.0882in" svg:height="0.124in" svg:x="0.3661in" svg:y="0.0598in" svg:viewBox="0 0 225 316" svg:d="M224 32c0-3 1-5 1-8 0-9-5-14-14-14-5 0-18 4-21 21-8-18-25-31-44-31-56 0-118 69-118 140 0 47 29 77 66 77 28 0 52-23 57-28-11 43-11 42-17 64-1 6-18 52-70 52-9 0-26 0-39-4 14-4 20-17 20-25 0-9-6-17-18-17s-27 8-27 28c0 19 18 29 64 29 62 0 98-38 105-66 19-72 37-145 55-218zM160 154c-3 12-14 25-26 35-9 8-25 17-39 17-25 0-32-26-32-45 0-24 14-81 28-106 13-24 34-44 55-44 32 0 39 39 39 42s-2 6-2 7c-8 31-15 62-23 94z"><text:p/></draw:path><draw:path draw:style-name="gr275" draw:text-style-name="P84" svg:width="0.0441in" svg:height="0.1925in" svg:x="0.5142in" svg:y="0.0004in" svg:viewBox="0 0 113 490" svg:d="M113 484c0-1 0-1-8-10-62-63-77-155-77-229 0-86 20-171 80-231 5-7 5-7 5-8 0-5-1-6-4-6-5 0-49 34-78 97-25 53-31 107-31 148 0 38 6 96 32 152 30 60 72 93 77 93 3 0 4-2 4-6z"><text:p/></draw:path><draw:path draw:style-name="gr276" draw:text-style-name="P84" svg:width="0.0961in" svg:height="0.087in" svg:x="0.576in" svg:y="0.0598in" svg:viewBox="0 0 245 222" svg:d="M150 69c3-13 14-58 49-58 1 0 14 0 24 6-14 3-24 15-24 26 0 9 5 19 19 19 10 0 27-10 27-30 0-25-29-32-46-32-28 0-46 27-52 38-13-32-39-38-53-38-51 0-79 63-79 76 0 5 5 5 6 5 4 0 6-1 6-5 16-52 50-65 67-65 8 0 25 4 25 32 0 16-7 49-25 118-9 31-25 50-48 50-3 0-14 0-24-5 12-3 23-13 23-27s-11-17-18-17c-14 0-27 13-27 28 0 23 24 32 46 32 32 0 51-35 52-37 6 18 24 37 53 37 51 0 79-63 79-75 0-4-5-4-6-4-6 0-6 1-7 4-17 53-49 64-66 64-18 0-26-15-26-32 0-11 2-21 8-43 6-23 11-45 17-67z"><text:p/></draw:path><draw:path draw:style-name="gr277" draw:text-style-name="P84" svg:width="0.0449in" svg:height="0.1925in" svg:x="0.6917in" svg:y="0.0004in" svg:viewBox="0 0 115 490" svg:d="M115 245c0-38-6-97-32-153-30-60-73-92-77-92-3 0-6 3-6 6 0 1 0 1 10 11 47 47 75 126 75 228 0 82-18 169-78 231-7 7-7 7-7 8 0 3 3 6 6 6 4 0 49-34 78-97 25-53 31-108 31-148z"><text:p/></draw:path></draw:g></draw:g></text:p>
      <text:p text:style-name="P16"/>
      <text:p text:style-name="P16"/>
      <text:p text:style-name="P65"><draw:frame draw:style-name="fr1" draw:name="Frame3" text:anchor-type="paragraph" svg:x="0.0965in" svg:y="0.5736in" svg:width="6.5839in" draw:z-index="61"><draw:text-box fo:min-height="2.9902in"><text:p text:style-name="P41"/><text:p text:style-name="P43">Soient:</text:p><text:list xml:id="list235919207065566" text:continue-list="list329120287" text:style-name="L2"><text:list-item><text:p text:style-name="P71"><draw:g text:anchor-type="as-char" svg:y="-0.1327in" draw:z-index="62" draw:name="Shape19_0" draw:style-name="gr131"><svg:title>TexMaths</svg:title><svg:desc>14§display§I\subseteq \mathbb{R}§svg§600§FALSE§</svg:desc><draw:g draw:style-name="gr2"><draw:path draw:style-name="gr132" draw:text-style-name="P83" svg:width="0.474in" svg:height="0.1378in" svg:x="0.0028in" svg:y="0.0098in" svg:viewBox="0 0 1205 351" svg:d="M0 0c402 0 803 0 1205 0 0 117 0 234 0 351-402 0-803 0-1205 0 0-117 0-234 0-351z"><text:p/></draw:path><draw:path draw:style-name="gr133" draw:text-style-name="P84" svg:width="0.0894in" svg:height="0.1307in" svg:x="-0.0004in" svg:y="0.0004in" svg:viewBox="0 0 228 333" svg:d="M167 38c4-18 7-23 45-23 12 0 16 0 16-9 0-6-5-6-8-6-14 0-50 1-64 1-16 0-51-1-66-1-3 0-10 0-10 10 0 5 4 5 14 5 21 0 34 0 34 9 0 3 0 4 0 8-23 88-45 175-68 263-4 18-5 23-45 23-11 0-15 0-15 9 0 6 6 6 7 6 14 0 50-1 64-1 16 0 52 1 66 1 5 0 10 0 10-10 0-5-4-5-14-5s-11 0-21-2c-11 0-13-3-13-8 0-3 2-7 2-11 22-87 43-173 66-259z"><text:p/></draw:path><draw:path draw:style-name="gr133" draw:text-style-name="P84" svg:width="0.1177in" svg:height="0.1484in" svg:x="0.1634in" svg:y="0.0094in" svg:viewBox="0 0 300 378" svg:d="M283 20c8 0 17 0 17-10s-9-10-17-10c-45 0-88 0-133 0-84 0-150 64-150 141 0 79 67 142 150 142 45 0 88 0 133 0 8 0 17 0 17-10s-9-10-17-10c-45 0-88 0-132 0-77 0-131-57-131-120 0-67 56-123 131-123 44 0 87 0 132 0zM27 358c-9 0-17 0-17 10s8 10 17 10c85 0 171 0 256 0 8 0 17 0 17-10s-9-10-17-10c-85 0-171 0-256 0z"><text:p/></draw:path><draw:path draw:style-name="gr133" draw:text-style-name="P84" svg:width="0.1327in" svg:height="0.1311in" svg:x="0.3543in" svg:y="0in" svg:viewBox="0 0 338 334" svg:d="M123 182c6 0 13 0 19 0 25 36 49 74 74 112 4 8 17 28 21 35 4 5 5 5 17 5 22 0 44 0 67 0 10 0 17 0 17-8 0-4-3-8-7-8-19-5-42-37-55-52-3-6-28-38-60-90 43-7 85-26 85-84 0-68-73-92-130-92-52 0-102 0-154 0-10 0-17 0-17 8 0 9 8 9 13 9 28 0 30 4 30 28 0 81 0 163 0 245 0 23-2 28-30 28-5 0-13 0-13 8s7 8 17 8c45 0 89 0 134 0 9 0 16 0 16-8s-7-8-13-8c-28 0-31-5-31-28 0-37 0-73 0-108zM219 158c14-18 15-45 15-66 0-23-3-50-18-70 19 5 68 20 68 70 0 31-15 56-65 66zM123 43c0-9 0-26 31-26 42 0 63 18 63 75 0 63-15 73-94 73 0-41 0-81 0-122zM56 318c4-10 4-23 4-28 0-82 0-164 0-245 0-6 0-18-4-28 20 0 38 0 57 0-7 8-7 18-7 25 0 82 0 165 0 248 0 5 0 18 5 28-19 0-37 0-55 0zM161 182c4 0 6-2 10-2 7 0 18 0 25-1 7 11 60 98 102 139-16 0-33 0-49 0-29-45-58-91-88-136z"><text:p/></draw:path></draw:g></draw:g></text:p></text:list-item><text:list-item><text:p text:style-name="P74"><draw:g text:anchor-type="as-char" svg:y="-0.1311in" draw:z-index="63" draw:name="Shape20_0" draw:style-name="gr131"><svg:title>TexMaths</svg:title><svg:desc>14§display§J\subseteq \mathbb{R}§svg§600§FALSE§</svg:desc><draw:g draw:style-name="gr2"><draw:path draw:style-name="gr132" draw:text-style-name="P83" svg:width="0.4996in" svg:height="0.1382in" svg:x="-0.0004in" svg:y="0.0102in" svg:viewBox="0 0 1270 352" svg:d="M636 352c-213 0-424 0-636 0 0-118 0-234 0-352 423 0 847 0 1270 0 0 118 0 234 0 352-211 0-423 0-634 0z"><text:p/></draw:path><draw:path draw:style-name="gr133" draw:text-style-name="P84" svg:width="0.1087in" svg:height="0.1354in" svg:x="0.0031in" svg:y="0.002in" svg:viewBox="0 0 277 345" svg:d="M231 35c4-15 6-20 32-20 9 0 14 0 14-9 0-5-4-6-7-6-12 0-43 1-54 1-17 0-56-1-73-1-4 0-10 0-10 10 0 5 3 5 17 5 11 0 15 0 28 0 11 2 15 5 15 10 0 4-1 7-2 11-19 75-38 149-57 223-11 48-44 74-71 74-13 0-38-5-46-30 1 1 4 1 5 1 20 0 33-17 33-32 0-16-13-21-21-21-10 0-34 7-34 39 0 31 27 55 66 55 45 0 95-34 108-82 19-75 38-152 57-228z"><text:p/></draw:path><draw:path draw:style-name="gr133" draw:text-style-name="P84" svg:width="0.1181in" svg:height="0.1484in" svg:x="0.1854in" svg:y="0.0102in" svg:viewBox="0 0 301 378" svg:d="M284 20c9 0 17 0 17-10s-8-10-17-10c-44 0-88 0-133 0-84 0-151 64-151 142s69 141 151 141c45 0 89 0 133 0 9 0 17 0 17-10s-8-10-17-10c-44 0-88 0-131 0-79 0-133-56-133-120 0-67 56-123 133-123 43 0 87 0 131 0zM28 359c-8 0-18 0-18 10 0 9 10 9 18 9 85 0 171 0 256 0 9 0 17 0 17-9 0-10-8-10-17-10-85 0-171 0-256 0z"><text:p/></draw:path><draw:path draw:style-name="gr133" draw:text-style-name="P84" svg:width="0.1327in" svg:height="0.1315in" svg:x="0.3768in" svg:y="0in" svg:viewBox="0 0 338 335" svg:d="M123 182c6 0 13 0 18 0 24 38 50 74 73 112 6 9 17 27 23 35 4 6 5 6 17 6 22 0 44 0 67 0 10 0 17 0 17-9 0-4-3-8-7-8-19-4-44-36-55-52-4-5-28-38-62-89 45-7 87-27 87-85 0-68-73-92-130-92-52 0-104 0-156 0-8 0-15 0-15 8 0 9 8 9 13 9 28 0 30 4 30 28 0 81 0 164 0 245 0 24-2 28-30 28-5 0-13 0-13 8 0 9 7 9 15 9 45 0 91 0 136 0 9 0 16 0 16-9 0-8-9-8-14-8-28 0-30-4-30-28 0-36 0-71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2 60 98 101 139-17 0-32 0-48 0-29-45-58-91-88-136z"><text:p/></draw:path></draw:g></draw:g></text:p></text:list-item><text:list-item><text:p text:style-name="P49"><draw:g text:anchor-type="as-char" svg:y="-0.1327in" draw:z-index="64" draw:name="Shape21_0" draw:style-name="gr131"><svg:title>TexMaths</svg:title><svg:desc>14§display§K\subseteq \mathbb{R}§svg§600§FALSE§</svg:desc><draw:g draw:style-name="gr2"><draw:path draw:style-name="gr132" draw:text-style-name="P83" svg:width="0.5512in" svg:height="0.1378in" svg:x="0.0024in" svg:y="0.0098in" svg:viewBox="0 0 1401 351" svg:d="M0 0c468 0 934 0 1401 0 0 117 0 234 0 351-467 0-933 0-1401 0 0-117 0-234 0-351z"><text:p/></draw:path><draw:path draw:style-name="gr133" draw:text-style-name="P84" svg:width="0.1646in" svg:height="0.1307in" svg:x="-0.0004in" svg:y="0.0004in" svg:viewBox="0 0 419 333" svg:d="M232 136c-1-2-2-5-2-6s8-8 14-13c28-22 57-44 86-65 47-34 65-35 80-37 4-1 9-1 9-9 0-3-2-6-6-6-11 0-22 1-35 1-17 0-36-1-55-1-2 0-8 0-8 10 0 3 1 4 6 5 11 0 15 3 15 10 0 9-15 20-18 23-65 49-128 97-192 146 13-53 27-104 39-156 4-18 6-23 42-23 13 0 17 0 17-9 0-6-4-6-7-6-14 0-49 1-63 1s-49-1-63-1c-4 0-10 0-10 8 0 7 4 7 14 7 6 0 16 0 21 0 7 2 11 3 11 9 0 1-1 3-2 10-23 86-44 174-66 261-4 18-6 23-45 23-8 0-14 0-14 9 0 6 7 6 8 6 13 0 48-1 62-1 11 0 21 0 32 0 10 0 21 1 31 1 4 0 10 0 10-10 0-5-4-5-13-5-18 0-32 0-32-9 0-4 3-14 4-22 7-25 13-51 20-77 24-18 49-37 73-55 19 44 37 87 57 130 6 13 6 14 6 17 0 16-21 16-26 16s-11 0-11 9c0 6 4 5 7 6 20 0 41-1 60-1 12 0 38 1 48 1 3 0 10 0 10-10 0-5-6-5-10-5-21 0-27-5-34-23-23-53-47-106-70-159z"><text:p/></draw:path><draw:path draw:style-name="gr133" draw:text-style-name="P84" svg:width="0.1177in" svg:height="0.1484in" svg:x="0.2402in" svg:y="0.0094in" svg:viewBox="0 0 300 378" svg:d="M283 20c8 0 17 0 17-10s-9-10-17-10c-44 0-88 0-132 0-85 0-151 64-151 141 0 79 67 142 151 142 44 0 88 0 132 0 8 0 17 0 17-10s-9-10-17-10c-44 0-88 0-132 0-77 0-131-57-131-120 0-67 56-123 131-123 44 0 88 0 132 0zM27 358c-9 0-17 0-17 10s8 10 17 10c85 0 170 0 256 0 8 0 17 0 17-10s-9-10-17-10c-86 0-171 0-256 0z"><text:p/></draw:path><draw:path draw:style-name="gr133" draw:text-style-name="P84" svg:width="0.1323in" svg:height="0.1311in" svg:x="0.4311in" svg:y="0in" svg:viewBox="0 0 337 334" svg:d="M123 182c6 0 13 0 18 0 26 36 49 74 75 112 4 8 16 28 21 35 4 5 5 5 16 5 23 0 45 0 68 0 9 0 16 0 16-8 0-4-2-8-7-8-18-5-42-37-54-52-3-6-28-38-60-90 43-7 85-26 85-84 0-68-73-92-130-92-52 0-102 0-154 0-10 0-17 0-17 8 0 9 10 9 13 9 28 0 30 4 30 28 0 81 0 163 0 245 0 23-2 28-30 28-3 0-13 0-13 8s7 8 17 8c45 0 89 0 134 0 9 0 17 0 17-8s-8-8-14-8c-28 0-31-5-31-28 0-37 0-73 0-108zM218 158c14-18 16-45 16-66 0-23-3-50-18-70 19 5 68 20 68 70 0 31-15 56-66 66zM123 43c0-9 0-26 31-26 42 0 63 18 63 75 0 63-15 73-94 73 0-41 0-81 0-122zM57 318c3-10 3-23 3-28 0-82 0-164 0-245 0-6 0-18-3-28 19 0 38 0 56 0-7 8-7 18-7 25 0 82 0 165 0 248 0 5 0 18 5 28-19 0-35 0-54 0zM161 182c4 0 6-2 10-2 7 0 18 0 25-1 8 11 60 98 102 139-17 0-32 0-47 0-30-45-61-91-90-136z"><text:p/></draw:path></draw:g></draw:g></text:p></text:list-item><text:list-item><text:p text:style-name="P50"><draw:g text:anchor-type="as-char" svg:y="-0.2217in" draw:z-index="65" draw:name="Shape22_0" draw:style-name="gr131"><svg:title>TexMaths</svg:title><svg:desc>14§display§f=\text{f}^{\circ }\left(_{\ x\ \rightarrow \ f\left(x\right)}^{\ J\ \rightarrow \ K}\right)§svg§600§FALSE§</svg:desc><draw:g draw:style-name="gr2"><draw:path draw:style-name="gr132" draw:text-style-name="P83" svg:width="1.4744in" svg:height="0.3276in" svg:x="-0.0004in" svg:y="0.0094in" svg:viewBox="0 0 3746 833" svg:d="M1874 833c-626 0-1250 0-1874 0 0-277 0-556 0-833 1248 0 2498 0 3746 0 0 277 0 556 0 833-624 0-1248 0-1872 0z"><text:p/></draw:path><draw:path draw:style-name="gr133" draw:text-style-name="P84" svg:width="0.0961in" svg:height="0.176in" svg:x="0in" svg:y="0.0862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133" draw:text-style-name="P84" svg:width="0.1283in" svg:height="0.0449in" svg:x="0.1697in" svg:y="0.1512in" svg:viewBox="0 0 327 115" svg:d="M311 20c7 0 16 0 16-10s-9-10-16-10c-98 0-196 0-294 0-7 0-17 0-17 10s10 10 17 10c98 0 196 0 294 0zM311 115c7 0 16 0 16-10s-9-10-16-10c-98 0-196 0-294 0-7 0-17 0-17 10s10 10 17 10c98 0 196 0 294 0z"><text:p/></draw:path><draw:path draw:style-name="gr133" draw:text-style-name="P84" svg:width="0.0626in" svg:height="0.1362in" svg:x="0.3697in" svg:y="0.0862in" svg:viewBox="0 0 160 347" svg:d="M70 136c0-20 0-38 0-58 0-43 24-67 45-67 1 0 10 0 17 4-6 2-16 9-16 20s9 21 21 21c16 0 23-10 23-21 0-18-19-35-45-35-34 0-76 27-76 78 0 20 0 38 0 58-12 0-26 0-39 0 0 5 0 10 0 15 13 0 27 0 39 0 0 52 0 105 0 159 0 22-5 22-39 22 0 4 0 10 0 15 20 0 43-1 57-1 20 0 42 0 62 1 0-5 0-11 0-15-3 0-7 0-10 0-36 0-38-6-38-22 0-54 0-107 0-159 19 0 38 0 56 0 0-5 0-10 0-15-19 0-37 0-57 0z"><text:p/></draw:path><draw:path draw:style-name="gr133" draw:text-style-name="P84" svg:width="0.0579in" svg:height="0.0575in" svg:x="0.4331in" svg:y="0.0728in" svg:viewBox="0 0 148 147" svg:d="M148 74c0-42-33-74-74-74-42 0-74 34-74 73 0 42 34 74 74 74 41 0 74-34 74-73zM74 130c-32 0-57-26-57-56 0-32 25-57 57-57s58 25 58 56c0 32-27 57-58 57z"><text:p/></draw:path><draw:path draw:style-name="gr133" draw:text-style-name="P84" svg:width="0.0736in" svg:height="0.3476in" svg:x="0.5787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133" draw:text-style-name="P84" svg:width="0.0791in" svg:height="0.0949in" svg:x="0.7374in" svg:y="0.05in" svg:viewBox="0 0 202 242" svg:d="M171 27c3-13 3-14 22-14 4 0 9 0 9-7 0-5-3-6-5-6-8 0-29 1-37 1-7 0-19 0-27 0s-18-1-27-1c-2 0-8 0-8 7 0 6 4 6 14 6 8 0 10 0 18 0 10 1 11 2 11 7 0 2 0 2-1 8-14 52-27 105-41 157-5 26-28 47-50 47-6 0-27-1-35-18 21 0 25-15 25-22 0-10-8-14-17-14-8 0-22 7-22 26 0 23 21 38 50 38 34 0 72-22 80-56 14-53 27-106 41-159z"><text:p/></draw:path><draw:path draw:style-name="gr133" draw:text-style-name="P84" svg:width="0.1331in" svg:height="0.0709in" svg:x="0.8969in" svg:y="0.0728in" svg:viewBox="0 0 339 181" svg:d="M290 98c-44 32-49 77-49 78 0 5 3 5 8 5 6 0 7 0 9-6 2-8 7-31 25-49 21-21 37-27 51-31 3-1 5-3 5-4 0-4-3-4-7-6-49-16-67-51-74-81-2-4-5-4-9-4-5 0-8 0-8 4 0 2 3 24 19 48 9 12 18 22 30 29-93 0-185 0-277 0-5 0-13 0-13 9 0 8 7 8 13 8 92 0 184 0 277 0z"><text:p/></draw:path><draw:path draw:style-name="gr133" draw:text-style-name="P84" svg:width="0.1228in" svg:height="0.0921in" svg:x="1.1146in" svg:y="0.05in" svg:viewBox="0 0 313 235" svg:d="M174 97c-2-3-2-3-3-5 3-1 0 0 8-5 11-9 24-17 35-25 45-33 67-48 91-49 4 0 8 0 8-7 0-3-2-6-5-6-7 0-16 1-24 1s-32-1-40-1c-3 0-7 0-7 8 1 2 0 5 4 5s8 1 8 4c0 7-10 14-14 17-47 33-96 68-144 102 8-37 18-73 27-109 4-12 4-14 30-14 6 0 10 0 10-7 0-3-1-6-4-6-11 0-36 1-46 1-6 0-17 0-24 0s-14-1-21-1c-3 0-7 0-7 8 0 5 3 5 11 5 6 0 7 0 13 0 7 1 8 1 8 5 0 3 0 3-1 7-16 62-31 122-46 184-3 11-5 14-31 14-6 0-10 0-10 8 1 1 0 4 6 4 9 0 35-1 44-1 6 0 19 0 24 0 7 1 16 1 21 1 3 0 9 0 9-7 0-5-5-5-12-5-4 0-7 0-14 0-7-2-7-3-7-6s3-15 16-66c19-14 38-26 57-40 17 32 34 64 51 96 2 4 2 6 2 7 0 7-9 9-16 9-5 0-9 0-9 8 2 1 0 4 6 4 10 0 35-1 43-1 11 0 25 1 35 1 4 0 7-3 7-7 0-5-5-5-8-5-7 0-17 0-23-12-19-39-39-77-58-114z"><text:p/></draw:path><draw:path draw:style-name="gr133" draw:text-style-name="P84" svg:width="0.0717in" svg:height="0.0606in" svg:x="0.7307in" svg:y="0.215in" svg:viewBox="0 0 183 155" svg:d="M69 115c-3 12-14 31-33 31-1 0-11 0-18-5 14-5 16-16 16-19 0-7-7-13-14-13-10 0-20 9-20 21 0 17 18 25 36 25 16 0 30-9 38-25 9 20 28 25 41 25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133" draw:text-style-name="P84" svg:width="0.1331in" svg:height="0.0713in" svg:x="0.8858in" svg:y="0.2047in" svg:viewBox="0 0 339 182" svg:d="M291 99c-43 33-33 52-50 77 0 6 4 6 8 6 7 0 9 0 10-7 1-8 7-29 25-49 20-21 36-27 52-31 1 0 3-3 3-4 0-3-2-4-6-6-50-15-67-50-75-81 0-4-5-4-9-4-5 0-8 0-8 6 7 15 4 23 21 47 8 11 16 21 29 30-92 0-185 0-277 0-6 0-14 0-14 8s8 8 14 8c92 0 185 0 277 0z"><text:p/></draw:path><draw:path draw:style-name="gr133" draw:text-style-name="P84" svg:width="0.0713in" svg:height="0.1232in" svg:x="1.1047in" svg:y="0.1791in" svg:viewBox="0 0 182 314" svg:d="M115 106c11 0 22 0 33 0 7 0 12 0 12-7 0-4-5-4-12-4-11 0-21 0-32 0 9-45 11-60 14-70 2-7 10-15 18-15 6 1 9 0 16 4-14 4-16 17-16 20 0 7 6 12 14 12 10 0 20-8 20-21 0-15-17-25-34-25-15 0-32 10-42 27-7 12-9 28-16 68-9 0-19 0-27 0-7 0-13 0-13 7 0 4 6 4 12 4 8 0 16 0 25 0 0 3-23 126-30 164-2 7-8 34-25 34-4-1-8 0-14-4 14-4 14-17 14-20 0-7-5-12-12-12-10 0-20 8-20 21 0 15 15 25 32 25 23 0 38-24 42-31 13-22 20-66 21-70 7-37 13-72 20-107z"><text:p/></draw:path><draw:path draw:style-name="gr133" draw:text-style-name="P84" svg:width="0.035in" svg:height="0.1354in" svg:x="1.2008in" svg:y="0.1736in" svg:viewBox="0 0 90 345" svg:d="M83 0c-65 46-83 119-83 172 0 48 15 124 83 173 2 0 7 0 7-5 0-2 0-2-3-5-46-41-63-100-63-163 0-92 35-138 64-164 2-1 2-2 2-4 0-4-5-4-7-4z"><text:p/></draw:path><draw:path draw:style-name="gr133" draw:text-style-name="P84" svg:width="0.0717in" svg:height="0.0606in" svg:x="1.2524in" svg:y="0.215in" svg:viewBox="0 0 183 155" svg:d="M69 115c-3 12-14 31-33 31-1 0-11 0-18-5 14-5 16-16 16-19 0-7-7-13-14-13-10 0-20 9-20 21 0 17 20 25 36 25s30-9 38-25c9 20 28 25 41 25 40 0 61-43 61-53 0-4-4-3-5-4-6 0-6 1-7 6-7 23-28 42-48 42-12 0-21-10-21-23 0-8 9-40 18-78 7-27 23-35 34-35 1 0 11 0 20 4-12 4-16 14-16 20 0 7 6 12 14 12 7 0 18-7 18-21 0-19-21-25-35-25-18 0-30 11-39 25-5-15-22-25-40-25-40 0-62 42-62 53 0 4 6 4 7 4 4 0 4-1 6-5 8-27 30-42 47-42 11 0 21 5 21 22 0 7-4 24-7 37-4 15-8 30-12 46z"><text:p/></draw:path><draw:path draw:style-name="gr133" draw:text-style-name="P84" svg:width="0.0343in" svg:height="0.1354in" svg:x="1.3433in" svg:y="0.1736in" svg:viewBox="0 0 88 345" svg:d="M6 0c-2 0-6 0-6 4 0 2 0 3 3 6 29 26 63 73 63 162 0 72-23 126-60 160-6 6-6 6-6 8s0 5 4 5 37-24 59-66c15-30 25-66 25-107 0-49-14-123-82-172z"><text:p/></draw:path><draw:path draw:style-name="gr133" draw:text-style-name="P84" svg:width="0.0736in" svg:height="0.3476in" svg:x="1.4106in" svg:y="0in" svg:viewBox="0 0 188 884" svg:d="M188 443c0-142-34-292-131-402-7-9-25-27-36-38-4-3-4-3-11-3-6 0-10 0-10 6 0 1 1 2 3 4 17 18 43 45 74 98 53 95 73 217 73 335 0 211-59 341-147 431-2 1-3 3-3 4 0 6 4 6 10 6 7 0 7 0 11-4 48-41 99-110 134-213 21-68 33-147 33-224z"><text:p/></draw:path></draw:g></draw:g></text:p></text:list-item><text:list-item><text:p text:style-name="P51"><draw:g text:anchor-type="as-char" svg:y="-0.2217in" draw:z-index="72" draw:style-name="gr1"><svg:title>TexMaths</svg:title><svg:desc>14§display§\varphi =\text{f}^{\circ }\left(_{\ t\ \rightarrow \ \varphi \left(t\right)}^{\ I\ \rightarrow \ J\ }\right)§svg§600§FALSE§</svg:desc><draw:g draw:style-name="gr2"><draw:path draw:style-name="gr255" draw:text-style-name="P83" svg:width="1.4386in" svg:height="0.3276in" svg:x="0.0004in" svg:y="0.0098in" svg:viewBox="0 0 3655 833" svg:d="M1828 833c-610 0-1219 0-1828 0 0-277 0-556 0-833 1218 0 2437 0 3655 0 0 277 0 556 0 833-609 0-1218 0-1827 0z"><text:p/></draw:path><draw:path draw:style-name="gr256" draw:text-style-name="P84" svg:width="0.1098in" svg:height="0.1272in" svg:x="0.0004in" svg:y="0.1374in" svg:viewBox="0 0 280 324" svg:d="M59 301c-2 6-3 7-3 10 0 10 10 13 14 13 3 0 14-2 18-13 2-3 4-20 18-90 5 0 7 2 16 2 82 0 158-77 158-156 0-38-20-67-56-67-71 0-101 95-130 190-53-9-81-36-81-72 0-13 11-68 40-101 4-4 4-6 4-7 0-2-1-4-5-4-14 0-52 71-52 117s32 83 85 95c-8 27-18 55-26 83zM126 193c-3 0-4 0-8 0-6 0-6 0-6-1 0-2 8-46 10-53 14-63 53-111 96-111 34 0 48 27 48 50 0 56-63 115-140 115z"><text:p/></draw:path><draw:path draw:style-name="gr257" draw:text-style-name="P84" svg:width="0.1287in" svg:height="0.0449in" svg:x="0.1815in" svg:y="0.1516in" svg:viewBox="0 0 328 115" svg:d="M311 20c7 0 17 0 17-10s-10-10-17-10c-98 0-196 0-294 0-7 0-17 0-17 10s10 10 17 10c98 0 196 0 294 0zM311 115c7 0 17 0 17-10s-10-10-17-10c-98 0-196 0-294 0-7 0-17 0-17 10s10 10 17 10c98 0 196 0 294 0z"><text:p/></draw:path><draw:path draw:style-name="gr258" draw:text-style-name="P84" svg:width="0.0626in" svg:height="0.1362in" svg:x="0.3815in" svg:y="0.0866in" svg:viewBox="0 0 160 347" svg:d="M70 136c0-20 0-38 0-58 0-43 24-67 45-67 1 0 10 0 17 4-6 2-16 9-16 20s9 21 23 21 21-10 21-21c0-18-19-35-45-35-34 0-76 27-76 78 0 20 0 38 0 58-12 0-26 0-39 0 0 5 0 10 0 15 13 0 27 0 39 0 0 52 0 105 0 159 0 22-5 22-38 22 0 4 0 10 0 15 19 0 42-1 56-1 20 0 42 0 62 1 0-5 0-11 0-15-3 0-7 0-10 0-36 0-38-6-38-22 0-54 0-107 0-159 19 0 38 0 56 0 0-5 0-10 0-15-19 0-37 0-57 0z"><text:p/></draw:path><draw:path draw:style-name="gr259" draw:text-style-name="P84" svg:width="0.0579in" svg:height="0.0575in" svg:x="0.4449in" svg:y="0.0736in" svg:viewBox="0 0 148 147" svg:d="M148 74c0-42-33-74-74-74-42 0-74 34-74 73 0 42 34 74 74 74 41 0 74-34 74-73zM74 130c-32 0-57-26-57-56 0-32 25-57 57-57s58 25 58 56c0 32-27 57-58 57z"><text:p/></draw:path><draw:path draw:style-name="gr260" draw:text-style-name="P84" svg:width="0.0736in" svg:height="0.3476in" svg:x="0.5906in" svg:y="0.0004in" svg:viewBox="0 0 188 884" svg:d="M165 878c2 0 4 4 6 6 4 0 7 0 11 0 1 0 6-2 6-6 0-1-2-3-3-4-17-18-44-45-74-98-54-95-73-217-73-333 0-219 61-346 148-433 2-3 2-3 2-4 0-6-5-6-10-6-6 0-7 0-11 4-48 41-100 109-135 213-21 65-32 144-32 226 0 114 21 246 99 361 13 18 21 27 31 39 6 6 11 14 16 17 7 6 12 13 19 18z"><text:p/></draw:path><draw:path draw:style-name="gr261" draw:text-style-name="P84" svg:width="0.0634in" svg:height="0.0921in" svg:x="0.7445in" svg:y="0.0504in" svg:viewBox="0 0 162 235" svg:d="M120 28c3-13 3-15 30-15 8 0 12 0 12-7 0-3-2-6-5-6-7 0-16 1-24 1-7 0-15 0-22 0-9 0-16 0-24 0-9 0-17-1-24-1-3 0-7 0-7 8 0 5 3 5 11 5 4 0 7 0 13 0 7 1 10 1 10 5 0 2-2 4-2 7-15 62-31 122-46 184-3 11-4 14-29 14-10 0-13 0-13 8 1 1 0 4 6 4 9 0 35-1 46-1 8 0 15 0 24 0 7 0 15 1 23 1 2 0 7 0 7-7 0-5-4-5-11-5-4 0-8 0-14 0-8-2-8-3-8-6s0-3 1-7c16-60 31-122 46-182z"><text:p/></draw:path><draw:path draw:style-name="gr262" draw:text-style-name="P84" svg:width="0.1331in" svg:height="0.0709in" svg:x="0.8898in" svg:y="0.0736in" svg:viewBox="0 0 339 181" svg:d="M290 98c-44 32-49 77-49 78 0 5 3 5 8 5 6 0 7 0 9-6 2-8 8-31 25-49 21-21 38-27 52-31 2-1 4-3 4-4 0-4-3-4-7-6-49-16-67-51-74-81-2-4-5-4-9-4-5 0-8 0-8 4 0 2 3 24 19 48 9 12 19 22 30 29-93 0-184 0-276 0-6 0-14 0-14 9 0 8 7 8 14 8 92 0 183 0 276 0z"><text:p/></draw:path><draw:path draw:style-name="gr263" draw:text-style-name="P84" svg:width="0.0791in" svg:height="0.0949in" svg:x="1.1118in" svg:y="0.0504in" svg:viewBox="0 0 202 242" svg:d="M171 27c3-13 3-14 22-14 4 0 9 0 9-7 0-5-3-6-5-6-8 0-29 1-37 1-7 0-19 0-27 0s-18-1-27-1c-2 0-8 0-8 7 0 6 4 6 14 6 8 0 10 0 18 0 10 1 11 2 11 7 0 2 0 2-1 8-14 52-27 105-41 157-5 26-28 47-50 47-4 0-27-1-35-18 21 0 25-15 25-22 0-10-8-14-15-14-10 0-24 7-24 26 0 23 21 38 50 38 34 0 72-22 80-56 14-53 27-106 41-159z"><text:p/></draw:path><draw:path draw:style-name="gr264" draw:text-style-name="P84" svg:width="0.0453in" svg:height="0.0854in" svg:x="0.7409in" svg:y="0.1902in" svg:viewBox="0 0 116 218" svg:d="M70 78c13 0 24 0 36 0 6 0 10 0 10-7 0-4-4-4-10-4-11 0-21 0-32 0 4-17 9-35 13-52 0-1 1-2 1-4 0-7-5-11-12-11-9 0-14 6-16 14-3 10 2-7-14 53-11 0-24 0-35 0-5 0-11 0-11 7 0 4 4 4 11 4 11 0 21 0 32 0-7 27-12 55-19 82-3 9-6 21-6 26 0 20 17 32 37 32 37 0 60-49 60-53 0-5-4-4-6-4-4 0-4 1-7 7-10 21-28 41-46 41-7 0-13-5-13-17 0-3 2-11 3-14 9-34 16-66 24-100z"><text:p/></draw:path><draw:path draw:style-name="gr265" draw:text-style-name="P84" svg:width="0.1331in" svg:height="0.0713in" svg:x="0.8689in" svg:y="0.2055in" svg:viewBox="0 0 339 182" svg:d="M291 99c-43 33-33 52-50 77 0 6 4 6 8 6 7 0 7 0 10-7 1-8 7-29 25-49 20-21 37-27 52-31 1 0 3-3 3-4 0-3-2-4-6-6-50-15-67-50-75-81-2-4-5-4-9-4-5 0-8 0-8 6 7 15 4 23 21 47 8 11 17 21 29 30-92 0-185 0-277 0-6 0-14 0-14 8s8 8 14 8c92 0 185 0 277 0z"><text:p/></draw:path><draw:path draw:style-name="gr266" draw:text-style-name="P84" svg:width="0.0846in" svg:height="0.089in" svg:x="1.0866in" svg:y="0.2154in" svg:viewBox="0 0 216 227" svg:d="M85 155c5 0 9 0 13 0 62 0 118-50 118-105 0-30-19-50-45-50-48 0-73 60-83 87-4 12-11 36-14 43-38-5-61-22-61-47 0-2 2-40 29-70 3-3 1-3 3-5 0-4-4-4-6-4-3 0-4 0-10 7-19 24-29 59-29 74 0 31 22 58 67 68-17 53-19 58-19 63 0 8 8 11 12 11 3 0 10-3 13-9 3-5 5-22 12-63zM90 132c7-40 9-55 26-77 16-21 34-31 51-31 23 0 37 15 37 33 0 35-43 75-103 75-3 0-7 0-11 0z"><text:p/></draw:path><draw:path draw:style-name="gr267" draw:text-style-name="P84" svg:width="0.035in" svg:height="0.1354in" svg:x="1.1953in" svg:y="0.174in" svg:viewBox="0 0 90 345" svg:d="M83 0c-66 46-83 119-83 172 0 48 14 124 83 173 2 0 7 0 7-5 0-2-2-2-5-5-46-41-63-100-63-163 0-92 37-138 65-164 1-1 3-2 3-4 0-4-5-4-7-4z"><text:p/></draw:path><draw:path draw:style-name="gr268" draw:text-style-name="P84" svg:width="0.0461in" svg:height="0.0854in" svg:x="1.2453in" svg:y="0.1902in" svg:viewBox="0 0 118 218" svg:d="M71 78c12 0 24 0 35 0 6 0 12 0 12-7 0-4-6-4-12-4-11 0-21 0-32 0 4-17 9-35 13-52 0-1 1-2 1-4 0-7-5-11-12-11-9 0-14 6-16 14-3 10 2-7-14 53-11 0-24 0-35 0-5 0-11 0-11 7 0 4 4 4 11 4 11 0 21 0 32 0-7 27-12 55-19 82-3 9-6 21-6 26 0 20 17 32 37 32 39 0 60-49 60-53 0-5-4-4-6-4-4 0-4 1-7 7-10 21-26 41-46 41-7 0-13-5-13-17 0-3 2-11 3-14 9-34 17-66 25-100z"><text:p/></draw:path><draw:path draw:style-name="gr269" draw:text-style-name="P84" svg:width="0.0343in" svg:height="0.1354in" svg:x="1.3083in" svg:y="0.174in" svg:viewBox="0 0 88 345" svg:d="M6 0c-2 0-6 0-6 4 0 2 0 3 3 6 29 26 63 73 63 162 0 72-23 126-60 160-6 6-6 6-6 8s0 5 4 5 37-24 59-66c15-30 25-66 25-107 0-49-14-123-82-172z"><text:p/></draw:path><draw:path draw:style-name="gr270" draw:text-style-name="P84" svg:width="0.0736in" svg:height="0.3476in" svg:x="1.3756in" svg:y="0.0004in" svg:viewBox="0 0 188 884" svg:d="M188 443c0-142-34-292-131-402-7-9-25-27-36-38-4-3-6-3-11-3-6 0-10 0-10 6 0 1 1 2 3 4 17 18 43 45 74 98 53 95 73 217 73 335 0 211-59 341-147 431-2 1-3 3-3 4 0 6 4 6 10 6 5 0 7 0 11-4 48-41 99-110 134-213 21-68 33-147 33-224z"><text:p/></draw:path></draw:g></draw:g></text:p><text:p text:style-name="P54">⇒ on peut donc composer f et <draw:g text:anchor-type="as-char" svg:y="-0.0866in" draw:z-index="73" draw:style-name="gr1"><svg:title>TexMaths</svg:title><svg:desc>14§display§\varphi§svg§600§FALSE§</svg:desc><draw:g draw:style-name="gr2"><draw:path draw:style-name="gr253" draw:text-style-name="P83" svg:width="0.0988in" svg:height="0.1067in" svg:x="0.0004in" svg:y="0.0102in" svg:viewBox="0 0 252 272" svg:d="M0 0c84 0 168 0 252 0 0 91 0 181 0 272-84 0-168 0-252 0 0-91 0-181 0-272z"><text:p/></draw:path><draw:path draw:style-name="gr254" draw:text-style-name="P84"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text:span text:style-name="T40">dans le sens </text:span><text:span text:style-name="T40"><draw:g text:anchor-type="as-char" svg:y="-0.1445in" draw:z-index="74" draw:style-name="gr1"><svg:title>TexMaths</svg:title><svg:desc>14§display§f\left(\varphi \left(t\right)\right)§svg§600§FALSE§</svg:desc><draw:g draw:style-name="gr2"><draw:path draw:style-name="gr245" draw:text-style-name="P83" svg:width="0.6378in" svg:height="0.172in" svg:x="0.0004in" svg:y="0.0098in" svg:viewBox="0 0 1621 438" svg:d="M0 0c541 0 1080 0 1621 0 0 145 0 292 0 438-541 0-1080 0-1621 0 0-146 0-293 0-438z"><text:p/></draw:path><draw:path draw:style-name="gr246" draw:text-style-name="P84" svg:width="0.0961in" svg:height="0.174in" svg:x="0.0008in" svg:y="0.0087in" svg:viewBox="0 0 245 443" svg:d="M154 150c14 0 28 0 42 0 10 0 16 0 16-12 0-4-6-4-14-4-14 0-27 0-41 0 3-19 7-37 10-56 3-11 10-44 12-51 5-9 13-17 23-17 3 0 15 0 24 10-21 1-27 18-27 26 0 11 10 17 18 17 14 0 28-11 28-29 0-23-22-34-43-34-17 0-48 8-62 57-3 10-6 16-17 77-11 0-22 0-33 0-10 0-16 0-16 9 0 7 4 7 14 7 11 0 21 0 32 0-12 64-23 127-36 191-8 48-17 93-43 93-2 0-14 0-23-10 23-2 27-18 27-27 0-11-9-16-18-16-13 0-27 11-27 29 0 22 21 33 41 33 28 0 47-28 56-47 15-31 26-90 28-94 9-50 19-102 29-152z"><text:p/></draw:path><draw:path draw:style-name="gr247" draw:text-style-name="P84" svg:width="0.0441in" svg:height="0.1917in" svg:x="0.1575in" svg:y="0in" svg:viewBox="0 0 113 488" svg:d="M113 483c0-2 0-2-8-10-62-62-77-154-77-228 0-86 20-171 80-232 5-6 5-6 5-9s-1-4-4-4c-5 0-49 34-78 95-25 55-31 109-31 150 0 36 6 96 32 151 30 60 72 92 77 92 3 0 4-1 4-5z"><text:p/></draw:path><draw:path draw:style-name="gr248" draw:text-style-name="P84" svg:width="0.1098in" svg:height="0.1264in" svg:x="0.2232in" svg:y="0.0594in" svg:viewBox="0 0 280 322" svg:d="M59 298c-2 7-2 7-2 10 0 11 9 14 14 14 3 0 13-2 19-13 1-4 4-21 16-88 5 0 9 0 17 0 82 0 157-77 157-154 0-38-19-67-56-67-71 0-101 95-130 190-53-10-81-38-81-72 0-14 11-68 40-101 4-4 4-6 4-7 0-2 0-4-5-4-14 0-52 70-52 117 0 46 32 81 85 94-8 26-18 54-26 81zM127 193c-4 0-5 0-9 0-6 0-6-1-6-3 3-18 8-45 10-53 15-61 53-109 97-109 35 0 47 27 47 50 0 55-63 115-139 115z"><text:p/></draw:path><draw:path draw:style-name="gr249" draw:text-style-name="P84" svg:width="0.0441in" svg:height="0.1917in" svg:x="0.3913in" svg:y="0in" svg:viewBox="0 0 113 488" svg:d="M113 483c0-2 0-2-8-10-62-62-77-154-77-228 0-86 18-171 78-232 7-6 7-6 7-9s-1-4-5-4-49 34-77 95c-25 55-31 109-31 150 0 36 4 96 32 151 30 60 72 92 76 92s5-1 5-5z"><text:p/></draw:path><draw:path draw:style-name="gr250" draw:text-style-name="P84" svg:width="0.0591in" svg:height="0.122in" svg:x="0.4516in" svg:y="0.0236in" svg:viewBox="0 0 151 311" svg:d="M91 112c15 0 31 0 46 0 10 0 14 0 14-11 0-4-4-4-14-4-14 0-29 0-43 0 18-70 21-80 21-83 0-8-6-14-14-14-2 0-16 1-20 18-7 27-12 52-19 79-16 0-31 0-47 0-9 0-15 0-15 8 0 7 4 7 14 7 14 0 29 0 43 0-35 137-37 145-37 154 0 26 19 45 46 45 50 0 78-70 78-75 0-4-4-4-7-4-4 0-4 2-7 7-21 49-47 62-64 62-10 0-14-7-14-23 0-12 0-15 3-23 12-48 23-96 36-143z"><text:p/></draw:path><draw:path draw:style-name="gr251" draw:text-style-name="P84" svg:width="0.0441in" svg:height="0.1917in" svg:x="0.528in" svg:y="0in" svg:viewBox="0 0 113 488" svg:d="M113 245c0-38-4-98-32-153-29-60-71-92-75-92-5 0-6 1-6 4s0 3 10 13c47 47 75 126 75 228 0 82-18 168-78 231-7 5-7 5-7 7 0 4 1 5 6 5 4 0 49-33 77-95 25-54 30-109 30-148z"><text:p/></draw:path><draw:path draw:style-name="gr252" draw:text-style-name="P84" svg:width="0.0441in" svg:height="0.1917in" svg:x="0.6035in" svg:y="0in" svg:viewBox="0 0 113 488" svg:d="M113 245c0-38-5-98-32-153-29-60-71-92-77-92-3 0-4 1-4 4s0 3 8 13c49 47 77 126 77 228 0 82-18 168-79 231-6 5-6 5-6 7 0 4 1 5 4 5 6 0 49-33 79-95 25-54 30-109 30-148z"><text:p/></draw:path></draw:g></draw:g></text:span></text:p></text:list-item></text:list><text:p text:style-name="P40"/><text:p text:style-name="P81"><text:span text:style-name="T12">Si, pour un intervalle </text:span><text:span text:style-name="T12"><draw:g text:anchor-type="as-char" svg:y="-0.1445in" draw:z-index="75" draw:style-name="gr1"><svg:title>TexMaths</svg:title><svg:desc>14§display§\left[x_A,x_B\right]\subseteq J§svg§600§FALSE§</svg:desc><draw:g draw:style-name="gr2"><draw:path draw:style-name="gr235" draw:text-style-name="P83" svg:width="1.0339in" svg:height="0.172in" svg:x="0.0004in" svg:y="0.0098in" svg:viewBox="0 0 2627 438" svg:d="M0 0c876 0 1751 0 2627 0 0 145 0 292 0 438-876 0-1751 0-2627 0 0-146 0-293 0-438z"><text:p/></draw:path><draw:path draw:style-name="gr236" draw:text-style-name="P84" svg:width="0.0268in" svg:height="0.1917in" svg:x="0.013in" svg:y="0in" svg:viewBox="0 0 69 488" svg:d="M69 488c0-7 0-12 0-19-17 0-33 0-49 0 0-150 0-300 0-449 16 0 32 0 49 0 0-7 0-13 0-20-23 0-47 0-69 0 0 162 0 326 0 488 22 0 46 0 69 0z"><text:p/></draw:path><draw:path draw:style-name="gr237" draw:text-style-name="P84" svg:width="0.0961in" svg:height="0.0866in" svg:x="0.05in" svg:y="0.0594in" svg:viewBox="0 0 245 221" svg:d="M150 69c3-13 14-59 49-59 1 0 14 0 24 7-14 3-24 15-24 26 0 9 5 17 19 17 10 0 27-8 27-28 0-25-29-32-46-32-28 0-46 25-52 36-13-32-39-36-53-36-51 0-79 63-79 76 0 4 5 4 6 4 4 0 6-2 6-6 16-52 50-64 65-64 10 0 27 5 27 33 0 16-8 48-27 116-7 31-23 52-46 52-3 0-14 0-24-7 12-3 23-12 23-26 0-13-11-17-18-17-14 0-27 12-27 28 0 22 24 32 46 32 32 0 51-34 52-36 6 18 24 36 53 36 51 0 79-63 79-76 0-4-5-4-6-4-6 0-6 2-7 6-17 52-49 64-66 64-18 0-26-17-26-32 0-11 2-22 8-43 6-23 11-45 17-67z"><text:p/></draw:path><draw:path draw:style-name="gr238" draw:text-style-name="P84" svg:width="0.1016in" svg:height="0.0961in" svg:x="0.1622in" svg:y="0.0772in" svg:viewBox="0 0 259 245" svg:d="M52 204c-13 18-24 27-44 28-2 0-8 0-8 7 0 4 4 6 6 6 8 0 19-2 29-2 11 0 25 2 35 2 1 0 7 0 7-7 0-6-4-6-6-6s-15-1-15-10c0-4 4-9 6-12 9-16 18-30 28-44 32 0 65 0 98 0 2 19 5 38 8 58-1 3-4 8-24 8-4 0-10 0-10 9 0 1 2 4 6 4 10 0 35-2 45-2 5 0 14 0 21 0 5 2 12 2 19 2 4 0 6-3 6-7 0-6-3-6-8-6-21 0-21-3-23-11-10-71-21-141-31-211 0-7-1-10-7-10-7 0-9 4-12 8-42 66-84 130-126 196zM97 154c23-38 49-74 72-112 6 38 12 74 17 112-29 0-60 0-89 0z"><text:p/></draw:path><draw:path draw:style-name="gr239" draw:text-style-name="P84" svg:width="0.022in" svg:height="0.0575in" svg:x="0.2972in" svg:y="0.1232in" svg:viewBox="0 0 57 147" svg:d="M57 52c0-32-11-52-30-52-17 0-27 13-27 27 0 12 10 26 27 26 5 0 12-3 16-7 2-1 2-1 3-1 0 3 2 0 2 7 0 36-19 66-34 82-6 5-6 6-6 7 0 4 3 6 5 6 5 0 44-38 44-95z"><text:p/></draw:path><draw:path draw:style-name="gr240" draw:text-style-name="P84" svg:width="0.0961in" svg:height="0.0866in" svg:x="0.372in" svg:y="0.0594in" svg:viewBox="0 0 245 221" svg:d="M151 69c3-13 14-59 48-59 3 0 15 0 25 7-14 3-24 15-24 26 0 9 6 17 18 17s27-8 27-28c0-25-28-32-45-32-29 0-46 25-52 36-12-32-39-36-53-36-52 0-80 63-80 76 0 4 6 4 7 4 3 0 5-2 6-6 17-52 49-64 66-64 10 0 26 5 26 33 0 16-8 48-26 116-7 31-25 52-46 52-3 0-14 0-26-7 13-3 24-12 24-26 0-13-11-17-18-17-15 0-28 12-28 28 0 22 25 32 46 32 34 0 51-34 52-36 7 18 24 36 53 36 51 0 79-63 79-76 0-4-5-4-6-4-4 0-6 2-6 6-16 52-50 64-65 64-20 0-27-17-27-32 0-11 3-22 8-43 6-23 12-45 17-67z"><text:p/></draw:path><draw:path draw:style-name="gr241" draw:text-style-name="P84" svg:width="0.1031in" svg:height="0.0917in" svg:x="0.4874in" svg:y="0.0815in" svg:viewBox="0 0 263 234" svg:d="M41 207c-5 11-5 14-31 14-6 0-10 0-10 7 0 6 4 6 10 6 45 0 88 0 133 0 59 0 102-40 102-73 0-25-22-46-59-49 42-8 77-34 77-64 0-26-26-48-71-48-42 0-84 0-126 0-6 0-10 0-10 7 0 4 3 4 10 4 1 0 7 0 14 2 7 0 7 1 7 4 0 1 0 3-2 8-15 60-29 120-44 182zM95 108c7-28 14-56 21-84 3-11 3-13 18-13 17 0 35 0 52 0 35 0 44 24 44 37 0 28-33 60-79 60-18 0-38 0-56 0zM78 221c-9 0-11 0-11-3 0-1 0-3 2-7 8-32 15-64 23-95 24 0 49 0 73 0 34 0 45 23 45 42 0 34-34 63-76 63-18 0-37 0-56 0z"><text:p/></draw:path><draw:path draw:style-name="gr242" draw:text-style-name="P84" svg:width="0.0268in" svg:height="0.1917in" svg:x="0.6142in" svg:y="0in" svg:viewBox="0 0 69 488" svg:d="M69 0c-23 0-47 0-69 0 0 7 0 13 0 20 17 0 32 0 49 0 0 149 0 299 0 449-17 0-32 0-49 0 0 7 0 12 0 19 22 0 46 0 69 0 0-162 0-326 0-488z"><text:p/></draw:path><draw:path draw:style-name="gr243" draw:text-style-name="P84" svg:width="0.1181in" svg:height="0.1476in" svg:x="0.7335in" svg:y="0.0217in" svg:viewBox="0 0 301 376" svg:d="M283 20c8 0 18 0 18-10s-10-10-18-10c-44 0-88 0-132 0-85 0-151 64-151 141 0 79 69 142 151 142 44 0 88 0 132 0 8 0 18 0 18-10s-10-10-18-10c-44 0-87 0-130 0-79 0-133-56-133-122 0-65 56-121 133-121 43 0 86 0 130 0zM27 357c-9 0-17 0-17 10 0 9 8 9 17 9 85 0 170 0 256 0 8 0 18 0 18-9 0-10-10-10-18-10-86 0-171 0-256 0z"><text:p/></draw:path><draw:path draw:style-name="gr244" draw:text-style-name="P84" svg:width="0.1083in" svg:height="0.135in" svg:x="0.9358in" svg:y="0.0126in" svg:viewBox="0 0 276 344" svg:d="M231 36c3-16 4-21 32-21 7 0 13 0 13-8 0-6-3-7-7-7-13 0-42 1-55 1-15 0-56-1-73-1-4 0-9 0-9 10 0 5 4 5 16 5s17 0 28 2c13 1 16 3 16 10 0 2 0 7-2 9-19 75-37 150-57 224-11 48-45 74-70 74-13 0-39-5-46-30 1 0 4 0 5 0 19 0 33-17 33-31 0-16-14-21-23-21-8 0-32 5-32 39 0 31 25 53 64 53 45 0 97-32 110-81 19-76 37-151 57-227z"><text:p/></draw:path></draw:g></draw:g></text:span><text:span text:style-name="T12">, on a:</text:span></text:p><text:list xml:id="list235920348184660" text:continue-list="list3727631410" text:style-name="L3"><text:list-item><text:p text:style-name="P52"><text:span text:style-name="T12"><draw:g text:anchor-type="as-char" svg:y="-0.1445in" draw:z-index="78" draw:style-name="gr1"><svg:title>TexMaths</svg:title><svg:desc>14§display§t_A=\text{elof}\left(I\right)\ \ |\ \ \varphi \left(t_A\right)=x_A
§svg§600§FALSE§</svg:desc><draw:g draw:style-name="gr2"><draw:path draw:style-name="gr156" draw:text-style-name="P83" svg:width="2.3417in" svg:height="0.1724in" svg:x="0.0059in" svg:y="0.0098in" svg:viewBox="0 0 5949 439" svg:d="M2975 439c-992 0-1984 0-2975 0 0-147 0-292 0-439 1983 0 3967 0 5949 0 0 147 0 292 0 439-991 0-1982 0-2974 0z"><text:p/></draw:path><draw:path draw:style-name="gr157" draw:text-style-name="P84" svg:width="0.0591in" svg:height="0.122in" svg:x="0.0004in" svg:y="0.0244in" svg:viewBox="0 0 151 311" svg:d="M91 111c15 0 31 0 46 0 10 0 14 0 14-10 0-6-4-6-14-6-14 0-29 0-43 0 18-70 21-80 21-82 0-9-6-13-14-13-2 0-16 0-20 17-7 26-12 52-19 78-16 0-31 0-47 0-9 0-15 0-15 10 0 6 4 6 14 6 14 0 29 0 43 0-35 138-37 146-37 155 0 26 19 45 46 45 50 0 78-70 78-75 0-4-4-4-7-4-4 0-4 2-7 6-21 50-47 61-64 61-10 0-16-5-16-22 0-11 2-14 5-22 12-49 23-97 36-144z"><text:p/></draw:path><draw:path draw:style-name="gr158" draw:text-style-name="P84" svg:width="0.1016in" svg:height="0.0961in" svg:x="0.0736in" svg:y="0.078in" svg:viewBox="0 0 259 245" svg:d="M52 203c-13 19-24 28-44 29-4 0-8 0-8 7 0 4 3 6 6 6 8 0 19-2 29-2 11 0 25 2 35 2 1 0 7 0 7-9 0-4-4-4-6-4s-15-1-15-10c0-4 3-11 6-14 8-14 18-28 26-42 34 0 66 0 100 0 2 19 5 38 8 58-1 3-4 8-24 8-4 0-10 0-10 7 0 2 2 6 6 6 10 0 35-2 45-2 5 0 14 0 19 0 7 0 14 2 20 2s7-3 7-7c0-6-4-6-10-6-19 0-19-3-21-11-10-71-21-141-31-211 0-9-2-10-8-10-7 0-8 3-11 7-42 66-84 130-126 196zM97 154c23-38 49-74 72-112 6 38 10 74 16 112-30 0-59 0-88 0z"><text:p/></draw:path><draw:path draw:style-name="gr159" draw:text-style-name="P84" svg:width="0.1287in" svg:height="0.0453in" svg:x="0.2567in" svg:y="0.074in" svg:viewBox="0 0 328 116" svg:d="M311 21c7 0 17-1 17-11s-10-10-17-10c-98 0-196 0-294 0-7 0-17 0-17 10s10 11 17 11c98 0 196 0 294 0zM311 116c7 0 17 0 17-10 0-11-10-11-17-11-98 0-196 0-294 0-7 0-17 0-17 11 0 10 10 10 17 10 98 0 196 0 294 0z"><text:p/></draw:path><draw:path draw:style-name="gr160" draw:text-style-name="P84" svg:width="0.0744in" svg:height="0.0882in" svg:x="0.4555in" svg:y="0.0587in" svg:viewBox="0 0 190 225" svg:d="M42 97c3-73 43-86 60-86 52 0 56 66 56 86-39 0-77 0-116 0zM41 106c46 0 92 0 138 0 10 0 11 0 11-9 0-49-26-97-88-97-56 0-102 50-102 112 0 66 52 113 109 113 59 0 81-54 81-64 0-4-4-6-5-6-4 0-6 3-7 7-17 51-62 51-66 51-25 0-45-14-56-33-15-23-15-55-15-74z"><text:p/></draw:path><draw:path draw:style-name="gr161" draw:text-style-name="P84" svg:width="0.0425in" svg:height="0.1331in" svg:x="0.5425in" svg:y="0.0114in" svg:viewBox="0 0 109 339" svg:d="M71 0c-23 1-47 4-71 6 0 5 0 9 0 15 35 0 39 3 39 27 0 85 0 170 0 254 0 21-5 21-39 21 0 6 0 11 0 16 17 0 42-2 55-2 12 0 36 2 54 2 0-5 0-10 0-16-32 0-38 0-38-21 0-101 0-201 0-302z"><text:p/></draw:path><draw:path draw:style-name="gr162" draw:text-style-name="P84" svg:width="0.0854in" svg:height="0.0882in" svg:x="0.5957in" svg:y="0.0587in" svg:viewBox="0 0 218 225" svg:d="M218 115c0-63-49-115-109-115-61 0-109 53-109 115 0 63 52 110 109 110 59 0 109-47 109-110zM109 213c-21 0-42-10-56-33-12-22-12-51-12-69 0-19 0-45 12-68 13-22 37-32 56-32 21 0 41 11 55 32 12 21 14 49 14 68 0 18 0 44-11 65-12 23-33 37-58 37z"><text:p/></draw:path><draw:path draw:style-name="gr163" draw:text-style-name="P84" svg:width="0.0618in" svg:height="0.135in" svg:x="0.6937in" svg:y="0.0091in" svg:viewBox="0 0 158 344" svg:d="M69 134c0-19 0-39 0-57 0-42 23-66 46-66 1 0 8 0 15 3-5 3-14 8-14 21 0 11 7 21 21 21s21-10 21-21c0-18-18-35-43-35-35 0-77 27-77 78 0 19 0 37 0 56-13 0-25 0-38 0 0 4 0 10 0 16 13 0 25 0 38 0 0 53 0 106 0 158 0 21-6 21-38 21 0 5 0 11 0 15 20 0 42-1 56-1 20 0 42 0 63 1 0-4 0-10 0-15-4 0-7 0-11 0-37 0-38-6-38-23 0-51 0-105 0-156 20 0 38 0 57 0 0-6 0-12 0-16-19 0-39 0-58 0z"><text:p/></draw:path><draw:path draw:style-name="gr164" draw:text-style-name="P84" svg:width="0.0441in" svg:height="0.1925in" svg:x="0.798in" svg:y="0.0004in" svg:viewBox="0 0 113 490" svg:d="M113 484c0-1 0-1-8-10-62-63-77-155-77-229 0-86 18-171 80-231 5-7 5-7 5-8 0-5-1-6-4-6-5 0-50 34-78 97-25 53-31 107-31 148 0 38 4 96 32 152 30 60 72 93 77 93 3 0 4-2 4-6z"><text:p/></draw:path><draw:path draw:style-name="gr165" draw:text-style-name="P84" svg:width="0.0894in" svg:height="0.1307in" svg:x="0.8602in" svg:y="0.0134in" svg:viewBox="0 0 228 333" svg:d="M168 38c4-18 6-23 45-23 11 0 15 0 15-9 0-6-5-6-7-6-14 0-50 1-66 1-14 0-50-1-64-1-4 0-10 0-10 10 0 5 4 5 14 5 20 0 34 0 34 9 0 3 0 4-2 8-22 88-43 176-65 263-6 18-7 23-45 23-11 0-17 0-17 9 0 6 7 6 8 6 14 0 51-1 65-1s50 1 66 1c4 0 9 0 9-10 0-5-4-5-15-5-8 0-11 0-21 0-10-2-13-5-13-9s2-8 3-11c23-87 44-173 66-260z"><text:p/></draw:path><draw:path draw:style-name="gr166" draw:text-style-name="P84" svg:width="0.0441in" svg:height="0.1925in" svg:x="0.9654in" svg:y="0.0004in" svg:viewBox="0 0 113 490" svg:d="M113 245c0-38-5-97-32-153-29-60-71-92-77-92-3 0-4 3-4 6 0 1 0 1 8 11 49 47 77 126 77 228 0 82-18 169-79 231-6 7-6 7-6 8 0 3 1 6 4 6 6 0 49-34 79-97 25-53 30-108 30-148z"><text:p/></draw:path><draw:path draw:style-name="gr167" draw:text-style-name="P84" svg:width="0.0075in" svg:height="0.1925in" svg:x="1.2134in" svg:y="0.0004in" svg:viewBox="0 0 20 490" svg:d="M20 18c0-8 0-18-10-18s-10 10-10 18c0 151 0 302 0 453 0 9 0 19 10 19s10-10 10-19c0-151 0-302 0-453z"><text:p/></draw:path><draw:path draw:style-name="gr168" draw:text-style-name="P84" svg:width="0.1098in" svg:height="0.1268in" svg:x="1.3827in" svg:y="0.0598in" svg:viewBox="0 0 280 323" svg:d="M60 299c-3 6-3 7-3 10 0 10 9 14 14 14 3 0 13-1 19-14 1-3 4-19 16-88 5 1 9 1 17 1 81 0 157-77 157-153 0-40-18-69-56-69-71 0-101 95-130 192-53-10-80-38-80-73 0-14 11-69 41-102 2-4 1-4 2-6 0-3 0-5-5-5-14 0-52 71-52 119 0 44 34 81 85 93-8 27-16 55-25 81zM127 194c-4 0-4 0-8-1-7 0-7 0-7-1 0-2 8-47 10-54 15-62 53-109 98-109 33 0 46 26 46 49 0 56-63 116-139 116z"><text:p/></draw:path><draw:path draw:style-name="gr169" draw:text-style-name="P84" svg:width="0.0449in" svg:height="0.1925in" svg:x="1.5516in" svg:y="0.0004in" svg:viewBox="0 0 115 490" svg:d="M115 484c0-1 0-1-9-10-61-63-78-155-78-229 0-86 20-171 80-231 7-7 7-7 7-8 0-5-3-6-6-6-5 0-49 34-78 97-25 53-31 107-31 148 0 38 6 96 32 152 30 60 72 93 77 93 3 0 6-2 6-6z"><text:p/></draw:path><draw:path draw:style-name="gr170" draw:text-style-name="P84" svg:width="0.0591in" svg:height="0.122in" svg:x="1.6122in" svg:y="0.0244in" svg:viewBox="0 0 151 311" svg:d="M90 111c15 0 30 0 46 0 10 0 15 0 15-10 0-6-5-6-14-6-14 0-29 0-43 0 18-70 19-80 19-82 0-9-5-13-14-13-1 0-15 0-19 17-6 26-13 52-18 78-16 0-33 0-48 0-10 0-14 0-14 10 0 6 4 6 14 6 14 0 29 0 43 0-36 138-37 146-37 155 0 26 18 45 44 45 51 0 79-70 79-75 0-4-4-4-6-4-4 0-5 2-7 6-21 50-47 61-64 61-10 0-16-5-16-22 0-11 2-14 3-22 13-49 24-97 37-144z"><text:p/></draw:path><draw:path draw:style-name="gr171" draw:text-style-name="P84" svg:width="0.1016in" svg:height="0.0961in" svg:x="1.6854in" svg:y="0.078in" svg:viewBox="0 0 259 245" svg:d="M50 203c-11 19-22 28-43 29-3 0-7 0-7 7 0 4 3 6 4 6 10 0 21-2 30-2 11 0 25 2 36 2 1 0 7 0 7-9 0-4-6-4-7-4-3 0-14-1-14-10 0-4 3-11 4-14 10-14 18-28 28-42 32 0 66 0 98 0 3 19 6 38 9 58-2 3-3 8-24 8-4 0-9 0-9 7 0 2 2 6 6 6 10 0 34-2 45-2 5 0 14 0 19 0 6 0 14 2 20 2 4 0 7-3 7-7 0-6-4-6-10-6-19 0-21-3-21-11-10-71-21-141-31-211-1-9-1-10-8-10s-8 3-11 7c-42 66-86 130-128 196zM97 154c23-38 49-74 72-112 6 38 10 74 16 112-30 0-59 0-88 0z"><text:p/></draw:path><draw:path draw:style-name="gr172" draw:text-style-name="P84" svg:width="0.0441in" svg:height="0.1925in" svg:x="1.815in" svg:y="0.0004in" svg:viewBox="0 0 113 490" svg:d="M113 245c0-38-5-97-32-153-29-60-71-92-77-92-3 0-4 3-4 6 0 1 0 1 8 11 49 47 77 126 77 228 0 82-18 169-79 231-6 7-6 7-6 8 0 3 1 6 4 6 6 0 49-34 79-97 25-53 30-108 30-148z"><text:p/></draw:path><draw:path draw:style-name="gr173" draw:text-style-name="P84" svg:width="0.128in" svg:height="0.0453in" svg:x="1.9441in" svg:y="0.074in" svg:viewBox="0 0 326 116" svg:d="M309 21c9 0 17-1 17-11s-8-10-15-10c-98 0-198 0-296 0-7 0-15 0-15 10s8 11 15 11c98 0 196 0 294 0zM311 116c7 0 15 0 15-10 0-11-8-11-17-11-98 0-196 0-294 0-7 0-15 0-15 11 0 10 8 10 15 10 98 0 198 0 296 0z"><text:p/></draw:path><draw:path draw:style-name="gr174" draw:text-style-name="P84" svg:width="0.0961in" svg:height="0.087in" svg:x="2.1429in" svg:y="0.0598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4 32 46 32 32 0 51-35 52-37 6 18 24 37 53 37 51 0 79-63 79-75 0-4-5-4-6-4-4 0-6 1-7 4-15 53-49 64-66 64-18 0-26-15-26-32 0-11 2-21 8-43 6-23 11-45 17-67z"><text:p/></draw:path><draw:path draw:style-name="gr175" draw:text-style-name="P84" svg:width="0.1016in" svg:height="0.0961in" svg:x="2.2559in" svg:y="0.078in" svg:viewBox="0 0 259 245" svg:d="M50 203c-11 19-22 28-43 29-3 0-7 0-7 7 0 4 3 6 4 6 9 0 21-2 30-2 11 0 25 2 35 2 2 0 7 0 7-9 0-4-5-4-6-4-3 0-15-1-15-10 0-4 4-11 5-14 10-14 18-28 28-42 32 0 66 0 98 0 3 19 6 38 9 58-2 3-3 8-24 8-4 0-9 0-9 7 0 2 0 6 6 6 10 0 34-2 43-2 7 0 14 0 21 0 6 0 13 2 20 2 4 0 7-3 7-7 0-6-4-6-10-6-19 0-21-3-22-11-10-71-20-141-30-211-1-9-1-10-8-10s-8 3-13 7c-42 66-84 130-126 196zM97 154c23-38 47-74 71-112 6 38 11 74 17 112-30 0-59 0-88 0z"><text:p/></draw:path></draw:g></draw:g></text:span></text:p></text:list-item><text:list-item><text:p text:style-name="P52"><text:span text:style-name="T12"><draw:g text:anchor-type="as-char" svg:y="-0.1445in" draw:z-index="79" draw:style-name="gr1"><svg:title>TexMaths</svg:title><svg:desc>14§display§t_B=\text{elof}\left(I\right)\ \ |\ \ \varphi \left(t_B\right)=x_B§svg§600§FALSE§</svg:desc><draw:g draw:style-name="gr2"><draw:path draw:style-name="gr136" draw:text-style-name="P83" svg:width="2.3594in" svg:height="0.1724in" svg:x="0.0059in" svg:y="0.0098in" svg:viewBox="0 0 5994 439" svg:d="M2999 439c-1000 0-1999 0-2999 0 0-147 0-292 0-439 1998 0 3997 0 5994 0 0 147 0 292 0 439-998 0-1997 0-2995 0z"><text:p/></draw:path><draw:path draw:style-name="gr137" draw:text-style-name="P84" svg:width="0.0591in" svg:height="0.122in" svg:x="0.0004in" svg:y="0.0244in" svg:viewBox="0 0 151 311" svg:d="M91 111c15 0 31 0 46 0 10 0 14 0 14-10 0-6-4-6-14-6-14 0-29 0-43 0 18-70 21-80 21-82 0-9-6-13-14-13-2 0-16 0-20 17-7 26-12 52-19 78-16 0-31 0-47 0-9 0-15 0-15 10 0 6 4 6 14 6 14 0 29 0 43 0-35 138-37 146-37 155 0 26 19 45 46 45 50 0 78-70 78-75 0-4-4-4-7-4-4 0-4 2-7 6-21 50-47 61-64 61-10 0-14-5-14-22 0-11 0-14 3-22 12-49 23-97 36-144z"><text:p/></draw:path><draw:path draw:style-name="gr138" draw:text-style-name="P84" svg:width="0.1031in" svg:height="0.0921in" svg:x="0.0756in" svg:y="0.0819in" svg:viewBox="0 0 263 235" svg:d="M41 208c-3 12-5 14-31 14-6 0-10 0-10 7 0 6 4 6 10 6 45 0 88 0 133 0 59 0 102-39 102-74 0-24-22-45-59-49 42-7 77-34 77-63 0-27-26-49-71-49-42 0-83 0-125 0-7 0-11 0-11 8 0 5 4 5 11 5 4 0 6 0 13 0 7 1 8 1 8 5 0 3 0 3-1 7-16 62-31 122-46 183zM95 108c7-28 14-56 21-84 3-10 3-11 18-11 17 0 35 0 52 0 35 0 44 22 44 36 0 28-31 59-77 59-20 0-38 0-58 0zM78 222c-9 0-9 0-9-4 0-3 0-1 1-7 7-32 15-63 22-93 26 0 49 0 75 0 32 0 44 20 44 41 0 34-35 63-77 63-18 0-37 0-56 0z"><text:p/></draw:path><draw:path draw:style-name="gr139" draw:text-style-name="P84" svg:width="0.1287in" svg:height="0.0453in" svg:x="0.2638in" svg:y="0.074in" svg:viewBox="0 0 328 116" svg:d="M311 21c7 0 17-1 17-11s-10-10-17-10c-98 0-196 0-294 0-7 0-17 0-17 10s10 11 17 11c98 0 196 0 294 0zM311 116c7 0 17 0 17-10 0-11-10-11-17-11-98 0-196 0-294 0-7 0-17 0-17 11 0 10 10 10 17 10 98 0 196 0 294 0z"><text:p/></draw:path><draw:path draw:style-name="gr140" draw:text-style-name="P84" svg:width="0.0744in" svg:height="0.0882in" svg:x="0.4626in" svg:y="0.0587in" svg:viewBox="0 0 190 225" svg:d="M42 97c3-73 45-86 60-86 52 0 56 66 56 86-39 0-77 0-116 0zM42 106c46 0 91 0 137 0 10 0 11 0 11-9 0-49-26-97-88-97-56 0-102 50-102 112 0 66 52 113 109 113 60 0 81-54 81-64 0-4-2-6-5-6-4 0-6 3-7 7-17 51-62 51-66 51-25 0-45-14-56-33-14-23-14-55-14-74z"><text:p/></draw:path><draw:path draw:style-name="gr141" draw:text-style-name="P84" svg:width="0.0425in" svg:height="0.1331in" svg:x="0.5496in" svg:y="0.0114in" svg:viewBox="0 0 109 339" svg:d="M71 0c-23 1-47 4-71 6 0 5 0 9 0 15 35 0 39 3 39 27 0 85 0 170 0 254 0 21-5 21-39 21 0 6 0 11 0 16 17 0 42-2 55-2 11 0 36 2 54 2 0-5 0-10 0-16-32 0-38 0-38-21 0-101 0-201 0-302z"><text:p/></draw:path><draw:path draw:style-name="gr142" draw:text-style-name="P84" svg:width="0.0854in" svg:height="0.0882in" svg:x="0.6028in" svg:y="0.0587in" svg:viewBox="0 0 218 225" svg:d="M218 115c0-63-49-115-109-115-61 0-109 53-109 115 0 63 52 110 109 110 59 0 109-47 109-110zM109 213c-21 0-42-10-56-33-12-22-12-51-12-69 0-19 0-45 12-68 13-22 37-32 56-32 21 0 42 11 56 32 13 21 13 49 13 68 0 18 0 44-11 65-12 23-33 37-58 37z"><text:p/></draw:path><draw:path draw:style-name="gr143" draw:text-style-name="P84" svg:width="0.0618in" svg:height="0.135in" svg:x="0.7008in" svg:y="0.0091in" svg:viewBox="0 0 158 344" svg:d="M70 134c0-19 0-39 0-57 0-42 22-66 45-66 1 0 8 0 15 3-5 3-14 8-14 21 0 11 9 21 21 21 14 0 21-10 21-21 0-18-18-35-43-35-35 0-77 27-77 78 0 19 0 37 0 56-13 0-25 0-38 0 0 4 0 10 0 16 13 0 25 0 38 0 0 53 0 106 0 158 0 21-4 21-38 21 0 5 0 11 0 15 20 0 42-1 56-1 20 0 43 0 63 1 0-4 0-10 0-15-4 0-7 0-11 0-37 0-37-6-37-23 0-51 0-105 0-156 19 0 38 0 56 0 0-6 0-12 0-16-19 0-37 0-57 0z"><text:p/></draw:path><draw:path draw:style-name="gr144" draw:text-style-name="P84" svg:width="0.0441in" svg:height="0.1925in" svg:x="0.8051in" svg:y="0.0004in" svg:viewBox="0 0 113 490" svg:d="M113 484c0-1 0-1-8-10-62-63-77-155-77-229 0-86 18-171 80-231 5-7 5-7 5-8 0-5-1-6-4-6-5 0-49 34-78 97-25 53-31 107-31 148 0 38 6 96 32 152 30 60 72 93 77 93 3 0 4-2 4-6z"><text:p/></draw:path><draw:path draw:style-name="gr145" draw:text-style-name="P84" svg:width="0.089in" svg:height="0.1307in" svg:x="0.8677in" svg:y="0.0134in" svg:viewBox="0 0 227 333" svg:d="M167 38c4-18 5-23 44-23 12 0 16 0 16-9 0-6-6-6-7-6-14 0-51 1-65 1-15 0-51-1-65-1-5 0-10 0-10 10 0 5 4 5 14 5 19 0 33 0 33 9 0 3 0 4-1 8-22 88-43 176-66 263-4 18-5 23-45 23-11 0-15 0-15 9 0 6 6 6 7 6 14 0 50-1 64-1s51 1 66 1c4 0 10 0 10-10 0-5-4-5-15-5-9 0-12 0-21 0-10-2-12-5-12-9s0-8 2-11c22-87 43-173 66-260z"><text:p/></draw:path><draw:path draw:style-name="gr146" draw:text-style-name="P84" svg:width="0.0441in" svg:height="0.1925in" svg:x="0.9724in" svg:y="0.0004in" svg:viewBox="0 0 113 490" svg:d="M113 245c0-38-5-97-32-153-29-60-71-92-77-92-3 0-4 3-4 6 0 1 0 1 8 11 49 47 77 126 77 228 0 82-18 169-79 231-6 7-6 7-6 8 0 3 1 6 4 6 6 0 49-34 79-97 25-53 30-108 30-148z"><text:p/></draw:path><draw:path draw:style-name="gr147" draw:text-style-name="P84" svg:width="0.0075in" svg:height="0.1925in" svg:x="1.2205in" svg:y="0.0004in" svg:viewBox="0 0 20 490" svg:d="M20 18c0-8 0-18-10-18s-10 10-10 18c0 151 0 302 0 453 0 9 0 19 10 19s10-10 10-19c0-151 0-302 0-453z"><text:p/></draw:path><draw:path draw:style-name="gr148" draw:text-style-name="P84" svg:width="0.1098in" svg:height="0.1268in" svg:x="1.3902in" svg:y="0.0598in" svg:viewBox="0 0 280 323" svg:d="M59 299c-3 6-3 7-3 10 0 10 10 14 14 14 3 0 14-1 18-14 2-3 4-19 17-88 6 1 8 1 17 1 81 0 158-77 158-153 0-40-20-69-57-69-70 0-101 95-131 192-53-10-79-38-79-73 0-14 11-69 40-102 4-4 3-4 4-6 0-3-1-5-7-5-12 0-50 71-50 119 0 44 32 81 84 93-8 27-17 55-25 81zM126 194c-4 0-4 0-8-1-6 0-7 0-7-1 0-2 8-47 9-54 16-62 55-109 98-109 34 0 48 26 48 49 0 56-64 116-140 116z"><text:p/></draw:path><draw:path draw:style-name="gr149" draw:text-style-name="P84" svg:width="0.0449in" svg:height="0.1925in" svg:x="1.5583in" svg:y="0.0004in" svg:viewBox="0 0 115 490" svg:d="M115 484c0-1 0-1-9-10-61-63-77-155-77-229 0-86 19-171 79-231 7-7 7-7 7-8 0-5-3-6-6-6-4 0-49 34-78 97-25 53-31 107-31 148 0 38 6 96 32 152 31 60 73 93 77 93 3 0 6-2 6-6z"><text:p/></draw:path><draw:path draw:style-name="gr150" draw:text-style-name="P84" svg:width="0.0591in" svg:height="0.122in" svg:x="1.6189in" svg:y="0.0244in" svg:viewBox="0 0 151 311" svg:d="M90 111c15 0 32 0 47 0 10 0 14 0 14-10 0-6-4-6-14-6-14 0-29 0-43 0 18-70 21-80 21-82 0-9-7-13-14-13-3 0-16 0-21 17-6 26-13 52-18 78-16 0-31 0-47 0-9 0-15 0-15 10 0 6 4 6 14 6 14 0 29 0 43 0-35 138-37 146-37 155 0 26 19 45 46 45 49 0 77-70 77-75 0-4-3-4-6-4-4 0-4 2-7 6-21 50-47 61-64 61-10 0-16-5-16-22 0-11 2-14 3-22 13-49 24-97 37-144z"><text:p/></draw:path><draw:path draw:style-name="gr151" draw:text-style-name="P84" svg:width="0.1031in" svg:height="0.0921in" svg:x="1.6945in" svg:y="0.0819in" svg:viewBox="0 0 263 235" svg:d="M41 208c-3 12-5 14-31 14-6 0-10 0-10 7 0 6 4 6 10 6 45 0 88 0 133 0 59 0 102-39 102-74 0-24-22-45-59-49 42-7 77-34 77-63 0-27-26-49-71-49-42 0-84 0-126 0-6 0-10 0-10 8 0 5 4 5 10 5 1 0 7 0 14 0 7 1 7 1 7 5 0 3 0 3-2 7-15 62-29 122-44 183zM95 108c7-28 14-56 21-84 3-10 3-11 18-11 17 0 35 0 52 0 35 0 44 22 44 36 0 28-33 59-79 59-18 0-38 0-56 0zM78 222c-9 0-11 0-11-4 0-3 0-1 2-7 8-32 15-63 23-93 26 0 49 0 75 0 32 0 43 20 43 41 0 34-34 63-76 63-18 0-37 0-56 0z"><text:p/></draw:path><draw:path draw:style-name="gr152" draw:text-style-name="P84" svg:width="0.0441in" svg:height="0.1925in" svg:x="1.8291in" svg:y="0.0004in" svg:viewBox="0 0 113 490" svg:d="M113 245c0-38-4-97-32-153-29-60-71-92-77-92-3 0-4 3-4 6 0 1 0 1 10 11 47 47 75 126 75 228 0 82-18 169-79 231-6 7-6 7-6 8 0 3 1 6 4 6 6 0 51-34 79-97 25-53 30-108 30-148z"><text:p/></draw:path><draw:path draw:style-name="gr153" draw:text-style-name="P84" svg:width="0.128in" svg:height="0.0453in" svg:x="1.9579in" svg:y="0.074in" svg:viewBox="0 0 326 116" svg:d="M311 21c7 0 15-1 15-11s-8-10-15-10c-98 0-198 0-296 0-7 0-15 0-15 10s8 11 17 11c98 0 196 0 294 0zM311 116c7 0 15 0 15-10 0-11-8-11-15-11-98 0-196 0-294 0-9 0-17 0-17 11 0 10 8 10 15 10 98 0 198 0 296 0z"><text:p/></draw:path><draw:path draw:style-name="gr154" draw:text-style-name="P84" svg:width="0.0961in" svg:height="0.087in" svg:x="2.1571in" svg:y="0.0598in" svg:viewBox="0 0 245 222" svg:d="M150 69c4-13 15-58 49-58 3 0 14 0 25 6-14 3-24 15-24 26 0 9 6 19 18 19s27-10 27-30c0-25-28-32-45-32-29 0-46 27-52 38-12-32-39-38-53-38-52 0-80 63-80 76 0 5 5 4 6 5 4 0 6-1 7-5 17-52 49-65 66-65 10 0 26 4 26 32 0 16-8 49-26 118-9 31-25 50-46 50-3 0-16 0-26-5 13-3 24-13 24-27s-11-17-18-17c-15 0-28 13-28 28 0 23 25 32 46 32 32 0 51-35 52-37 6 18 24 37 53 37 51 0 79-63 79-75 0-4-5-4-6-4-4 0-6 1-6 4-16 53-50 64-65 64-20 0-28-15-28-32 0-11 4-21 8-43 6-23 11-45 17-67z"><text:p/></draw:path><draw:path draw:style-name="gr155" draw:text-style-name="P84" svg:width="0.1031in" svg:height="0.0921in" svg:x="2.272in" svg:y="0.0819in" svg:viewBox="0 0 263 235" svg:d="M41 208c-5 12-5 14-31 14-6 0-10 0-10 7 0 6 4 6 10 6 45 0 88 0 133 0 57 0 102-39 102-74 0-24-22-45-59-49 42-7 77-34 77-63 0-27-26-49-71-49-42 0-84 0-126 0-6 0-11 0-11 8 0 5 4 5 11 5 1 0 7 0 14 0 7 1 7 1 7 5 0 3 0 3-2 7-15 62-29 122-44 183zM95 108c7-28 14-56 21-84 3-10 3-11 18-11 17 0 35 0 52 0 35 0 44 22 44 36 0 28-33 59-79 59-18 0-38 0-56 0zM78 222c-9 0-11 0-11-4 0-3 0-1 2-7 8-32 15-63 23-93 24 0 49 0 73 0 34 0 45 20 45 41 0 34-34 63-76 63-18 0-37 0-56 0z"><text:p/></draw:path></draw:g></draw:g></text:span></text:p></text:list-item><text:list-item><text:p text:style-name="P72"><text:span text:style-name="T12"><draw:g text:anchor-type="as-char" svg:y="-0.0866in" draw:z-index="77" draw:style-name="gr1"><svg:title>TexMaths</svg:title><svg:desc>14§display§\varphi§svg§600§FALSE§</svg:desc><draw:g draw:style-name="gr2"><draw:path draw:style-name="gr176" draw:text-style-name="P83" svg:width="0.0988in" svg:height="0.1067in" svg:x="0.0004in" svg:y="0.0102in" svg:viewBox="0 0 252 272" svg:d="M0 0c84 0 168 0 252 0 0 91 0 181 0 272-84 0-168 0-252 0 0-91 0-181 0-272z"><text:p/></draw:path><draw:path draw:style-name="gr177" draw:text-style-name="P84"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pan><text:span text:style-name="T12"><text:s/></text:span><text:span text:style-name="T14">injective</text:span><text:span text:style-name="T12"> sur </text:span><draw:g text:anchor-type="as-char" svg:y="-0.1445in" draw:z-index="66" draw:name="Shape27_0" draw:style-name="gr131"><svg:title>TexMaths</svg:title><svg:desc>14§display§\left[t_A,\ t_B\right]§svg§600§FALSE§</svg:desc><draw:g draw:style-name="gr2"><draw:path draw:style-name="gr132" draw:text-style-name="P83" svg:width="0.6134in" svg:height="0.1724in" svg:x="-0.0004in" svg:y="0.0091in" svg:viewBox="0 0 1559 439" svg:d="M779 439c-260 0-519 0-779 0 0-147 0-292 0-439 519 0 1040 0 1559 0 0 147 0 292 0 439-260 0-521 0-780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4" svg:width="0.022in" svg:height="0.0575in" svg:x="0.2563in" svg:y="0.1236in" svg:viewBox="0 0 57 147" svg:d="M57 52c0-32-12-52-32-52-15 0-25 13-25 27 0 12 10 25 25 25 6 0 13-2 17-6 1-1 1-1 3-1 1 0 1 0 1 7 0 36-17 66-33 81-6 6-6 7-6 8 0 3 3 6 6 6 5 0 44-38 44-95z"><text:p/></draw:path><draw:path draw:style-name="gr133" draw:text-style-name="P8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g></draw:g></text:p><text:p text:style-name="P76"/></text:list-item><text:list-item><text:p text:style-name="P55"><draw:g text:anchor-type="as-char" svg:y="-0.0866in" draw:z-index="80" draw:style-name="gr1"><svg:title>TexMaths</svg:title><svg:desc>14§display§\varphi§svg§600§FALSE§</svg:desc><draw:g draw:style-name="gr2"><draw:path draw:style-name="gr134" draw:text-style-name="P83" svg:width="0.0988in" svg:height="0.1067in" svg:x="0.0004in" svg:y="0.0102in" svg:viewBox="0 0 252 272" svg:d="M0 0c84 0 168 0 252 0 0 91 0 181 0 272-84 0-168 0-252 0 0-91 0-181 0-272z"><text:p/></draw:path><draw:path draw:style-name="gr135" draw:text-style-name="P84"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text:span text:style-name="T16">dérivable</text:span><text:span text:style-name="T33"> sur </text:span><draw:g text:anchor-type="as-char" svg:y="-0.1445in" draw:z-index="81" draw:name="Shape27_1" draw:style-name="gr131"><svg:title>TexMaths</svg:title><svg:desc>14§display§\left[t_A,\ t_B\right]§svg§600§FALSE§</svg:desc><draw:g draw:style-name="gr2"><draw:path draw:style-name="gr132" draw:text-style-name="P83" svg:width="0.6134in" svg:height="0.1724in" svg:x="-0.0004in" svg:y="0.0091in" svg:viewBox="0 0 1559 439" svg:d="M779 439c-260 0-519 0-779 0 0-147 0-292 0-439 519 0 1040 0 1559 0 0 147 0 292 0 439-260 0-521 0-780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4" svg:width="0.022in" svg:height="0.0575in" svg:x="0.2563in" svg:y="0.1236in" svg:viewBox="0 0 57 147" svg:d="M57 52c0-32-12-52-32-52-15 0-25 13-25 27 0 12 10 25 25 25 6 0 13-2 17-6 1-1 1-1 3-1 1 0 1 0 1 7 0 36-17 66-33 81-6 6-6 7-6 8 0 3 3 6 6 6 5 0 44-38 44-95z"><text:p/></draw:path><draw:path draw:style-name="gr133" draw:text-style-name="P8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g></draw:g></text:p></text:list-item><text:list-item><text:p text:style-name="P78">la fonction dérivée de <draw:g text:anchor-type="as-char" svg:y="-0.0866in" draw:z-index="82" draw:style-name="gr1"><svg:title>TexMaths</svg:title><svg:desc>14§display§\varphi§svg§600§FALSE§</svg:desc><draw:g draw:style-name="gr2"><draw:path draw:style-name="gr129" draw:text-style-name="P83" svg:width="0.0988in" svg:height="0.1067in" svg:x="0.0004in" svg:y="0.0102in" svg:viewBox="0 0 252 272" svg:d="M0 0c84 0 168 0 252 0 0 91 0 181 0 272-84 0-168 0-252 0 0-91 0-181 0-272z"><text:p/></draw:path><draw:path draw:style-name="gr130" draw:text-style-name="P84"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sur <draw:g text:anchor-type="as-char" svg:y="-0.1445in" draw:z-index="67" draw:name="Shape29_0" draw:style-name="gr131"><svg:title>TexMaths</svg:title><svg:desc>14§display§\left[t_A,\ t_B\right]§svg§600§FALSE§</svg:desc><draw:g draw:style-name="gr2"><draw:path draw:style-name="gr132" draw:text-style-name="P83" svg:width="0.6134in" svg:height="0.1724in" svg:x="-0.0004in" svg:y="0.0091in" svg:viewBox="0 0 1559 439" svg:d="M779 439c-260 0-519 0-779 0 0-147 0-292 0-439 519 0 1040 0 1559 0 0 147 0 292 0 439-260 0-521 0-780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4" svg:width="0.022in" svg:height="0.0575in" svg:x="0.2563in" svg:y="0.1236in" svg:viewBox="0 0 57 147" svg:d="M57 52c0-32-12-52-32-52-15 0-25 13-25 27 0 12 10 25 25 25 6 0 13-2 17-6 1-1 1-1 3-1 1 0 1 0 1 7 0 36-17 66-33 81-6 6-6 7-6 8 0 3 3 6 6 6 5 0 44-38 44-95z"><text:p/></draw:path><draw:path draw:style-name="gr133" draw:text-style-name="P8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g></draw:g><text:s/>est <text:span text:style-name="T15">intégrable</text:span> sur <draw:g text:anchor-type="as-char" svg:y="-0.1445in" draw:z-index="68" draw:name="Shape30_0" draw:style-name="gr131"><svg:title>TexMaths</svg:title><svg:desc>14§display§\left[t_A,\ t_B\right]§svg§600§FALSE§</svg:desc><draw:g draw:style-name="gr2"><draw:path draw:style-name="gr132" draw:text-style-name="P83" svg:width="0.6134in" svg:height="0.1724in" svg:x="-0.0004in" svg:y="0.0091in" svg:viewBox="0 0 1559 439" svg:d="M779 439c-260 0-519 0-779 0 0-147 0-292 0-439 519 0 1040 0 1559 0 0 147 0 292 0 439-260 0-521 0-780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4" svg:width="0.022in" svg:height="0.0575in" svg:x="0.2563in" svg:y="0.1236in" svg:viewBox="0 0 57 147" svg:d="M57 52c0-32-12-52-32-52-15 0-25 13-25 27 0 12 10 25 25 25 6 0 13-2 17-6 1-1 1-1 3-1 1 0 1 0 1 7 0 36-17 66-33 81-6 6-6 7-6 8 0 3 3 6 6 6 5 0 44-38 44-95z"><text:p/></draw:path><draw:path draw:style-name="gr133" draw:text-style-name="P8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g></draw:g></text:p></text:list-item><text:list-item><text:p text:style-name="P73"><draw:g text:anchor-type="as-char" svg:y="-0.1366in" draw:z-index="69" draw:name="Shape28_0" draw:style-name="gr131"><svg:title>TexMaths</svg:title><svg:desc>14§display§f§svg§600§FALSE§</svg:desc><draw:g draw:style-name="gr2"><draw:path draw:style-name="gr132" draw:text-style-name="P83" svg:width="0.0854in" svg:height="0.1551in" svg:x="-0.0004in" svg:y="0.0102in" svg:viewBox="0 0 218 395" svg:d="M0 0c73 0 145 0 218 0 0 132 0 263 0 395-73 0-145 0-218 0 0-132 0-263 0-395z"><text:p/></draw:path><draw:path draw:style-name="gr133" draw:text-style-name="P84"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text:span text:style-name="T15">continue</text:span> sur <draw:g text:anchor-type="as-char" svg:y="-0.1445in" draw:z-index="70" draw:name="Shape31_0" draw:style-name="gr131"><svg:title>TexMaths</svg:title><svg:desc>14§display§\left[g\left(t_A\right),\ g\left(t_B\right)\right]§svg§600§FALSE§</svg:desc><draw:g draw:style-name="gr2"><draw:path draw:style-name="gr132" draw:text-style-name="P83" svg:width="1.2106in" svg:height="0.1724in" svg:x="-0.0004in" svg:y="0.0091in" svg:viewBox="0 0 3076 439" svg:d="M1539 439c-514 0-1027 0-1539 0 0-147 0-292 0-439 1025 0 2051 0 3076 0 0 147 0 292 0 439-513 0-1025 0-1537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882in" svg:height="0.124in" svg:x="0.0465in" svg:y="0.0591in" svg:viewBox="0 0 225 316" svg:d="M224 32c1-3 1-5 1-8 0-9-5-14-14-14-4 0-18 4-19 21-10-18-27-31-46-31-56 0-118 69-118 140 0 47 31 77 66 77 29 0 52-23 57-28-10 43-10 42-15 64-3 6-20 52-72 52-9 0-25 0-39-4 16-4 20-17 20-25 0-9-4-17-18-17-12 0-27 8-27 28 0 19 18 29 66 29 61 0 96-38 103-66 19-72 37-145 55-218zM161 154c-3 12-15 25-25 35-11 8-27 17-41 17-24 0-32-26-32-45 0-24 15-81 28-106 14-24 35-44 55-44 33 0 40 39 40 42s-1 6-3 7c-7 31-15 62-22 94z"><text:p/></draw:path><draw:path draw:style-name="gr133" draw:text-style-name="P84" svg:width="0.0449in" svg:height="0.1925in" svg:x="0.1941in" svg:y="-0.0004in" svg:viewBox="0 0 115 490" svg:d="M115 484c0-1 0-1-9-10-61-63-77-155-77-228 0-87 19-172 79-232 7-7 7-7 7-8 0-5-3-6-6-6-4 0-49 34-78 97-24 53-31 107-31 149 0 37 6 95 32 151 31 60 73 93 77 93 3 0 6-2 6-6z"><text:p/></draw:path><draw:path draw:style-name="gr133" draw:text-style-name="P84" svg:width="0.0591in" svg:height="0.122in" svg:x="0.2547in" svg:y="0.0236in" svg:viewBox="0 0 151 311" svg:d="M91 111c15 0 31 0 46 0 10 0 14 0 14-10 0-6-4-6-14-6-14 0-29 0-43 0 18-70 21-80 21-82 0-9-6-13-14-13-3 0-16 0-21 17-6 26-13 52-18 78-16 0-31 0-47 0-9 0-15 0-15 10 0 6 4 6 14 6 14 0 29 0 43 0-35 138-37 146-37 155 0 26 19 45 46 45 49 0 77-70 77-75 0-4-3-4-6-4-4 0-4 2-7 6-21 50-47 61-64 61-10 0-16-5-16-22 0-11 2-14 5-22 12-49 23-97 36-144z"><text:p/></draw:path><draw:path draw:style-name="gr133" draw:text-style-name="P84" svg:width="0.1016in" svg:height="0.0961in" svg:x="0.328in" svg:y="0.0772in" svg:viewBox="0 0 259 245" svg:d="M52 203c-13 19-24 28-44 29-4 0-8 0-8 7 0 4 3 6 4 6 10 0 21-2 31-2s25 2 35 2c1 0 7 0 7-9 0-4-4-4-6-4s-15-1-15-10c0-4 3-11 6-14 8-14 18-28 26-42 34 0 66 0 100 0 2 19 4 38 7 58-2 3-3 8-23 8-4 0-10 0-10 7 0 2 2 6 6 6 10 0 35-2 45-2 5 0 14 0 19 0 7 0 14 2 20 2 4 0 7-3 7-7 0-6-4-6-10-6-19 0-19-3-21-11-10-71-21-141-31-211-1-9-2-10-8-10-7 0-8 3-11 7-42 66-84 130-126 196zM97 154c23-38 49-74 72-112 6 38 10 74 16 112-30 0-59 0-88 0z"><text:p/></draw:path><draw:path draw:style-name="gr133" draw:text-style-name="P84" svg:width="0.0441in" svg:height="0.1925in" svg:x="0.4575in" svg:y="-0.0004in" svg:viewBox="0 0 113 490" svg:d="M113 246c0-39-4-98-32-154-29-60-71-92-77-92-3 0-4 3-4 6 0 1 0 1 10 11 47 47 75 126 75 229 0 81-18 168-79 230-6 7-6 7-6 8 0 3 1 6 4 6 6 0 51-34 79-97 25-53 30-108 30-147z"><text:p/></draw:path><draw:path draw:style-name="gr133" draw:text-style-name="P84" svg:width="0.022in" svg:height="0.0575in" svg:x="0.5705in" svg:y="0.1236in" svg:viewBox="0 0 57 147" svg:d="M57 52c0-32-11-52-30-52-17 0-27 13-27 27 0 12 10 25 27 25 5 0 12-2 16-6 2-1 2-1 3-1 0 3 2 0 2 7 0 36-19 66-34 81-6 6-6 7-6 8 0 3 3 6 5 6 5 0 44-38 44-95z"><text:p/></draw:path><draw:path draw:style-name="gr133" draw:text-style-name="P84" svg:width="0.0882in" svg:height="0.124in" svg:x="0.7071in" svg:y="0.0591in" svg:viewBox="0 0 225 316" svg:d="M224 32c0-3 1-5 1-8 0-9-5-14-14-14-5 0-18 4-21 21-8-18-25-31-44-31-58 0-118 69-118 140 0 47 29 77 66 77 28 0 52-23 56-28h1c-11 43-11 42-17 64-1 6-18 52-70 52-9 0-26 0-40-4 15-4 21-17 21-25 0-9-6-17-18-17s-27 8-27 28c0 19 18 29 64 29 62 0 97-38 105-66 19-72 37-145 55-218zM160 154c-3 12-14 25-26 35-9 8-25 17-39 17-25 0-32-26-32-45 0-24 14-81 28-106 13-24 34-44 55-44 32 0 39 39 39 42s-2 6-2 7c-8 31-15 62-23 94z"><text:p/></draw:path><draw:path draw:style-name="gr133" draw:text-style-name="P84" svg:width="0.0441in" svg:height="0.1925in" svg:x="0.8547in" svg:y="-0.0004in" svg:viewBox="0 0 113 490" svg:d="M113 484c0-1 0-1-8-10-62-63-77-155-77-228 0-87 20-172 80-232 5-7 5-7 5-8 0-5-1-6-4-6-5 0-49 34-78 97-25 53-31 107-31 149 0 37 6 95 32 151 30 60 72 93 77 93 3 0 4-2 4-6z"><text:p/></draw:path><draw:path draw:style-name="gr133" draw:text-style-name="P84" svg:width="0.0591in" svg:height="0.122in" svg:x="0.9154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33" draw:text-style-name="P84" svg:width="0.1031in" svg:height="0.0921in" svg:x="0.9906in" svg:y="0.0811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133" draw:text-style-name="P84" svg:width="0.0449in" svg:height="0.1925in" svg:x="1.1248in" svg:y="-0.0004in" svg:viewBox="0 0 115 490" svg:d="M115 246c0-39-6-98-32-154-30-60-73-92-77-92-3 0-6 3-6 6 0 1 0 1 10 11 47 47 75 126 75 229 0 81-18 168-78 230-7 7-7 7-7 8 0 3 3 6 6 6 4 0 49-34 78-97 25-53 31-108 31-147z"><text:p/></draw:path><draw:path draw:style-name="gr133" draw:text-style-name="P84" svg:width="0.026in" svg:height="0.1925in" svg:x="1.1937in" svg:y="-0.0004in" svg:viewBox="0 0 67 490" svg:d="M67 0c-22 0-45 0-67 0 0 7 0 13 0 20 15 0 32 0 48 0 0 149 0 300 0 450-16 0-33 0-48 0 0 7 0 13 0 20 22 0 45 0 67 0 0-164 0-326 0-490z"><text:p/></draw:path></draw:g></draw:g></text:p></text:list-item></text:list><text:p text:style-name="Text_20_body"/><text:p text:style-name="P4"><text:tab/><text:span text:style-name="T33">Alors on peut écrire que:</text:span></text:p><text:p text:style-name="P47"><draw:g text:anchor-type="as-char" svg:y="-0.1445in" draw:z-index="83" draw:style-name="gr1"><svg:title>TexMaths</svg:title><svg:desc>14§display§\text{par}\ \text{changement}\ \text{de}\ \text{variable},\ \text{en}\ \text{posant}\ x=\varphi \left(t\right)§svg§600§FALSE§</svg:desc><draw:g draw:style-name="gr2"><draw:path draw:style-name="gr90" draw:text-style-name="P83" svg:width="4.0728in" svg:height="0.1724in" svg:x="0.0047in" svg:y="0.0098in" svg:viewBox="0 0 10346 439" svg:d="M5174 439c-1725 0-3449 0-5174 0 0-147 0-292 0-439 3449 0 6897 0 10346 0 0 147 0 292 0 439-1724 0-3449 0-5172 0z"><text:p/></draw:path><draw:path draw:style-name="gr91" draw:text-style-name="P84" svg:width="0.0949in" svg:height="0.122in" svg:x="0.0004in" svg:y="0.0598in" svg:viewBox="0 0 242 311" svg:d="M71 32c0-11 0-21 0-32-23 1-47 4-71 6 0 5 0 9 0 15 35 0 38 3 38 24 0 77 0 154 0 229 0 21-4 21-38 21 0 6 0 11 0 16 17 0 42-2 55-2 14 0 39 2 56 2 0-5 0-10 0-16-33 0-38 0-38-21 0-26 0-54 0-81 0-3 0-4 0-6 1 9 22 35 60 35 59 0 109-47 109-111 0-62-47-111-102-111-39 0-59 22-69 32zM73 161c0-36 0-73 0-109 14-25 38-39 63-39 36 0 66 43 66 98 0 60-34 100-70 100-21 0-40-10-52-29-7-10-7-11-7-21z"><text:p/></draw:path><draw:path draw:style-name="gr92" draw:text-style-name="P84" svg:width="0.0874in" svg:height="0.0882in" svg:x="0.1106in" svg:y="0.0587in" svg:viewBox="0 0 223 225" svg:d="M143 183c3 20 15 39 39 39 10 0 41-7 41-46 0-10 0-19 0-28-5 0-9 0-13 0 0 9 0 18 0 28 0 28-13 31-18 31-16 0-18-21-18-24 0-33 0-65 0-98 0-21 0-40-17-58-20-19-45-27-69-27-39 0-74 24-74 56 0 14 10 22 24 22 12 0 22-9 22-22 0-6-3-22-25-22 13-17 38-23 53-23 24 0 52 18 52 63 0 6 0 13 0 18-25 2-60 3-91 17-36 17-49 42-49 64 0 40 48 52 78 52 34 0 56-19 65-42zM140 102c0 16 0 32 0 49 0 46-35 63-57 63-24 0-45-17-45-42 0-27 21-67 102-70z"><text:p/></draw:path><draw:path draw:style-name="gr93" draw:text-style-name="P84" svg:width="0.0646in" svg:height="0.085in" svg:x="0.2047in" svg:y="0.0598in" svg:viewBox="0 0 165 217" svg:d="M69 55c0-19 0-37 0-55-23 1-47 4-69 6 0 5 0 9 0 15 35 0 38 3 38 28 0 43 0 87 0 131 0 21-4 21-38 21 0 5 0 10 0 16 20 0 42-2 56-2 20 0 43 0 63 2 0-6 0-11 0-16-4 0-7 0-11 0-37 0-37-5-37-22 0-25 0-50 0-75 0-49 20-93 58-93 4 0 4 0 5 0-1 2-11 7-11 20 0 14 10 21 21 21 9 0 21-6 21-21 0-17-15-31-36-31-37 0-53 34-60 55z"><text:p/></draw:path><draw:path draw:style-name="gr94" draw:text-style-name="P84" svg:width="0.0736in" svg:height="0.0882in" svg:x="0.3465in" svg:y="0.0587in" svg:viewBox="0 0 188 225" svg:d="M41 113c0-79 40-100 65-100 6 0 37 0 54 18-20 1-23 15-23 22 0 13 9 23 23 23 12 0 22-9 22-23 0-33-38-53-76-53-61 0-106 53-106 113 0 63 49 112 105 112 67 0 83-60 83-64 0-6-6-4-7-4-5 0-6 1-6 4-15 46-46 52-64 52-27 0-70-21-70-100z"><text:p/></draw:path><draw:path draw:style-name="gr95" draw:text-style-name="P84" svg:width="0.0965in" svg:height="0.1331in" svg:x="0.4268in" svg:y="0.0114in" svg:viewBox="0 0 246 339" svg:d="M38 302c0 21-6 21-38 21 0 6 0 11 0 16 17 0 42-2 55-2 12 0 39 2 56 2 0-5 0-10 0-16-34 0-40 0-40-21 0-29 0-60 0-89 0-51 35-79 68-79 30 0 36 27 36 55 0 38 0 75 0 113 0 21-6 21-39 21 0 6 0 11 0 16 18 0 42-2 56-2 12 0 38 2 54 2 0-5 0-10 0-16-25 0-37 0-37-14 0-31 0-61 0-92 0-42 0-58-16-76-7-8-22-18-52-18-40 0-63 29-71 49 0-57 0-115 0-172-24 1-46 4-70 6 0 5 0 9 0 15 34 0 38 3 38 27 0 85 0 170 0 254z"><text:p/></draw:path><draw:path draw:style-name="gr96" draw:text-style-name="P84" svg:width="0.0874in" svg:height="0.0882in" svg:x="0.5358in" svg:y="0.0587in" svg:viewBox="0 0 223 225" svg:d="M144 183c2 20 14 39 38 39 10 0 41-7 41-46 0-10 0-19 0-28-5 0-9 0-13 0 0 9 0 18 0 28 0 28-13 31-18 31-16 0-18-21-18-24 0-33 0-65 0-98 0-21 0-40-17-58-20-19-45-27-67-27-41 0-75 24-75 56 0 14 10 22 23 22 14 0 22-9 22-22 0-6-3-22-25-22 13-17 38-23 53-23 24 0 52 18 52 63 0 6 0 13 0 18-25 2-59 3-91 17-36 17-49 42-49 64 0 40 48 52 80 52s54-19 64-42zM140 102c0 16 0 32 0 49 0 46-35 63-57 63-24 0-45-17-45-42 0-27 21-67 102-70z"><text:p/></draw:path><draw:path draw:style-name="gr97" draw:text-style-name="P84" svg:width="0.0965in" svg:height="0.085in" svg:x="0.6315in" svg:y="0.0598in" svg:viewBox="0 0 246 217" svg:d="M38 49c0 43 0 87 0 131 0 21-6 21-38 21 0 5 0 10 0 16 17 0 42-2 55-2 12 0 39 2 56 2 0-6 0-11 0-16-34 0-40 0-40-21 0-30 0-61 0-90 0-51 35-79 68-79 30 0 36 27 36 55 0 38 0 75 0 114 0 21-6 21-39 21 0 5 0 10 0 16 17 0 42-2 56-2 12 0 38 2 54 2 0-6 0-11 0-16-25 0-37 0-37-14 0-32 0-62 0-93 0-42 0-58-16-76-7-8-24-18-52-18-36 0-58 21-72 52 0-17 0-35 0-52-23 1-47 4-69 6 0 5 0 9 0 15 34 0 38 3 38 28z"><text:p/></draw:path><draw:path draw:style-name="gr98" draw:text-style-name="P84" svg:width="0.0882in" svg:height="0.1264in" svg:x="0.7378in" svg:y="0.0571in" svg:viewBox="0 0 225 322" svg:d="M95 139c-42 0-42-49-42-61 0-14 0-29 9-42 2-5 14-19 33-19 44 0 44 49 44 60 0 14 0 29-9 42-3 6-14 20-35 20zM39 158c0-3 0-14 9-24 18 14 39 16 47 16 46 0 80-34 80-72 0-18-7-36-20-47 19-17 35-20 45-20 2 0 3 0 4 0-5 3-7 9-7 14 0 9 6 14 14 14 5 0 14-3 14-14 0-8-5-25-25-25-10 0-31 3-52 24-21-17-42-18-53-18-45 0-78 33-78 71 0 22 10 41 22 50-5 9-15 24-15 42 0 14 7 34 22 44-29 8-46 29-46 49 0 33 49 60 109 60 58 0 109-25 109-62 0-17-7-42-32-56s-54-14-84-14c-12 0-33 0-38 0-15-1-25-17-25-32zM109 311c-49 0-82-26-82-49s18-41 39-42c10 0 19 0 29 0 42 0 98 0 98 42 0 25-35 49-84 49z"><text:p/></draw:path><draw:path draw:style-name="gr99" draw:text-style-name="P84" svg:width="0.0744in" svg:height="0.0882in" svg:x="0.8346in" svg:y="0.0587in" svg:viewBox="0 0 190 225" svg:d="M42 97c3-73 43-86 60-86 51 0 56 66 56 86-39 0-77 0-116 0zM41 106c46 0 91 0 137 0 11 0 12 0 12-9 0-49-26-97-88-97-57 0-102 50-102 112 0 66 52 113 108 113 60 0 82-54 82-64 0-4-4-6-7-6-4 0-4 3-5 7-17 51-62 51-67 51-24 0-44-14-55-33-15-23-15-55-15-74z"><text:p/></draw:path><draw:path draw:style-name="gr100" draw:text-style-name="P84" svg:width="0.1508in" svg:height="0.085in" svg:x="0.9217in" svg:y="0.0598in" svg:viewBox="0 0 384 217" svg:d="M38 49c0 43 0 87 0 131 0 21-6 21-38 21 0 5 0 10 0 16 17 0 42-2 55-2 12 0 39 2 56 2 0-6 0-11 0-16-34 0-40 0-40-21 0-30 0-61 0-90 0-51 35-79 68-79 30 0 36 27 36 55 0 38 0 75 0 114 0 21-6 21-39 21 0 5 0 10 0 16 18 0 43-2 56-2 12 0 38 2 54 2 0-6 0-11 0-16-32 0-37 0-37-21 0-30 0-61 0-90 0-51 35-79 65-79 33 0 37 27 37 55 0 38 0 75 0 114 0 21-4 21-38 21 0 5 0 10 0 16 17 0 42-2 56-2 13 0 38 2 55 2 0-6 0-11 0-16-26 0-38 0-38-14 0-32 0-62 0-93 0-42 0-58-16-76-7-8-23-18-51-18-42 0-63 29-72 49-7-43-43-49-66-49-35 0-58 21-72 52 0-17 0-35 0-52-23 1-47 4-69 6 0 5 0 9 0 15 34 0 38 3 38 28z"><text:p/></draw:path><draw:path draw:style-name="gr101" draw:text-style-name="P84" svg:width="0.0744in" svg:height="0.0882in" svg:x="1.0823in" svg:y="0.0587in" svg:viewBox="0 0 190 225" svg:d="M42 97c3-73 43-86 60-86 51 0 56 66 56 86-39 0-77 0-116 0zM41 106c46 0 91 0 137 0 11 0 12 0 12-9 0-49-26-97-88-97-57 0-102 50-102 112 0 66 52 113 108 113 60 0 82-54 82-64 0-4-4-6-7-6-4 0-4 3-5 7-17 51-62 51-67 51-24 0-44-14-55-33-15-23-15-55-15-74z"><text:p/></draw:path><draw:path draw:style-name="gr102" draw:text-style-name="P84" svg:width="0.0965in" svg:height="0.085in" svg:x="1.1693in" svg:y="0.0598in" svg:viewBox="0 0 246 217" svg:d="M38 49c0 43 0 87 0 131 0 21-6 21-38 21 0 5 0 10 0 16 17 0 42-2 55-2 12 0 39 2 56 2 0-6 0-11 0-16-34 0-40 0-40-21 0-30 0-61 0-90 0-51 35-79 68-79 30 0 36 27 36 55 0 38 0 75 0 114 0 21-6 21-39 21 0 5 0 10 0 16 18 0 43-2 56-2 12 0 38 2 54 2 0-6 0-11 0-16-25 0-37 0-37-14 0-32 0-62 0-93 0-42 0-58-16-76-7-8-22-18-52-18-35 0-58 21-72 52 0-17 0-35 0-52-23 1-47 4-69 6 0 5 0 9 0 15 34 0 38 3 38 28z"><text:p/></draw:path><draw:path draw:style-name="gr103" draw:text-style-name="P84" svg:width="0.0602in" svg:height="0.1197in" svg:x="1.2689in" svg:y="0.0268in" svg:viewBox="0 0 154 305" svg:d="M76 105c23 0 46 0 70 0 0-6 0-11 0-15-24 0-47 0-70 0 0-30 0-61 0-90-5 0-9 0-13 0-1 39-15 92-63 94 0 3 0 7 0 11 14 0 27 0 41 0 0 45 0 89 0 136 0 58 46 64 64 64 35 0 49-35 49-64 0-10 0-20 0-28-4 0-8 0-13 0 0 8 0 16 0 26 0 35-15 53-33 53-32 0-32-43-32-51 0-47 0-91 0-136z"><text:p/></draw:path><draw:path draw:style-name="gr104" draw:text-style-name="P84" svg:width="0.0949in" svg:height="0.135in" svg:x="1.4118in" svg:y="0.0114in" svg:viewBox="0 0 242 344" svg:d="M169 312c0 11 0 22 0 32 24-1 49-3 73-5 0-5 0-10 0-16-35 0-39-3-39-26 0-98 0-198 0-297-24 1-46 4-70 6 0 5 0 9 0 15 34 0 38 3 38 27 0 35 0 70 0 106-14-18-35-31-62-31-59 0-109 49-109 112 0 60 48 109 104 109 32 0 53-17 65-32zM169 182c0 33 0 67 0 99 0 9 0 10-5 18-14 24-37 34-58 34-22 0-40-13-51-31-13-21-14-47-14-67 0-18 0-48 15-70 10-15 28-31 55-31 18 0 37 7 53 30 5 8 5 9 5 18z"><text:p/></draw:path><draw:path draw:style-name="gr105" draw:text-style-name="P84" svg:width="0.0744in" svg:height="0.0882in" svg:x="1.5181in" svg:y="0.0587in" svg:viewBox="0 0 190 225" svg:d="M41 97c2-73 44-86 61-86 51 0 55 66 55 86-39 0-77 0-116 0zM41 106c46 0 91 0 137 0 11 0 12 0 12-9 0-49-26-97-88-97-57 0-102 50-102 112 0 66 52 113 108 113 60 0 82-54 82-64 0-4-4-6-7-6-4 0-5 3-5 7-18 51-62 51-67 51-24 0-45-14-56-33-14-23-14-55-14-74z"><text:p/></draw:path><draw:path draw:style-name="gr106" draw:text-style-name="P84" svg:width="0.0945in" svg:height="0.085in" svg:x="1.6669in" svg:y="0.0618in" svg:viewBox="0 0 241 217" svg:d="M195 48c5-12 12-33 46-33 0-5 0-9 0-15-11 1-27 1-38 1s-34-1-42-1c0 6 0 10 0 15 18 0 24 12 24 21 0 5-2 7-3 12-17 42-34 84-50 125-19-46-38-90-56-137-3-7-3-7-3-8 0-13 19-13 28-13 0-5 0-9 0-15-14 0-42 1-53 1-14 0-34 0-48-1 0 6 0 10 0 15 31 0 32 3 39 19 24 57 48 114 72 173 2 7 2 10 9 10s9-4 10-10c21-53 44-106 65-159z"><text:p/></draw:path><draw:path draw:style-name="gr107" draw:text-style-name="P84" svg:width="0.0866in" svg:height="0.0882in" svg:x="1.7626in" svg:y="0.0587in" svg:viewBox="0 0 221 225" svg:d="M143 183c3 20 15 39 39 39 10 0 39-7 39-46 0-10 0-19 0-28-4 0-7 0-11 0 0 9 0 18 0 28 0 28-13 31-18 31-17 0-18-21-18-24 0-33 0-65 0-98 0-21 0-40-19-58-18-19-43-27-67-27-40 0-74 24-74 56 0 14 10 22 22 22 14 0 23-9 23-22 0-6-2-22-25-22 14-17 37-23 53-23 25 0 53 18 53 63 0 6 0 13 0 18-25 2-60 3-91 17-36 17-49 42-49 64 0 40 48 52 78 52 33 0 55-19 65-42zM140 102c0 16 0 32 0 49 0 46-36 63-57 63-26 0-45-17-45-42 0-27 21-67 102-70z"><text:p/></draw:path><draw:path draw:style-name="gr108" draw:text-style-name="P84" svg:width="0.0646in" svg:height="0.085in" svg:x="1.8571in" svg:y="0.0598in" svg:viewBox="0 0 165 217" svg:d="M67 55c0-19 0-37 0-55-22 1-45 4-67 6 0 5 0 9 0 15 34 0 38 3 38 28 0 43 0 87 0 131 0 21-6 21-38 21 0 5 0 10 0 16 18 0 42-2 56-2 20 0 42 0 62 2 0-6 0-11 0-16-3 0-7 0-10 0-37 0-38-5-38-22 0-25 0-50 0-75 0-49 21-93 59-93 3 0 4 0 5 0-1 2-12 7-12 20 0 14 11 21 22 21 9 0 21-6 21-21 0-17-15-31-36-31-37 0-55 34-62 55z"><text:p/></draw:path><draw:path draw:style-name="gr109" draw:text-style-name="P84" svg:width="0.0409in" svg:height="0.128in" svg:x="1.9335in" svg:y="0.0161in" svg:viewBox="0 0 105 326" svg:d="M71 111c-23 1-46 2-70 5 0 4 0 10 0 16 33 0 37 2 37 26 0 43 0 88 0 132 0 21-4 21-38 21 0 5 0 11 0 15 15 0 42-1 55-1 16 0 33 1 50 1 0-4 0-10 0-15-32 0-34-2-34-21 0-59 0-119 0-179zM73 25c0-15-13-25-27-25s-25 13-25 25c0 14 11 27 25 27s27-11 27-27z"><text:p/></draw:path><draw:path draw:style-name="gr110" draw:text-style-name="P84" svg:width="0.0866in" svg:height="0.0882in" svg:x="1.9894in" svg:y="0.0587in" svg:viewBox="0 0 221 225" svg:d="M143 183c1 20 15 39 38 39 11 0 40-7 40-46 0-10 0-19 0-28-4 0-7 0-11 0 0 9 0 18 0 28 0 28-13 31-18 31-17 0-18-21-18-24 0-33 0-65 0-98 0-21 0-40-19-58-19-19-43-27-67-27-40 0-74 24-74 56 0 14 10 22 22 22 14 0 23-9 23-22 0-6-2-22-25-22 14-17 37-23 53-23 25 0 53 18 53 63 0 6 0 13 0 18-25 2-60 3-91 17-36 17-49 42-49 64 0 40 48 52 78 52 33 0 55-19 65-42zM140 102c0 16 0 32 0 49 0 46-36 63-59 63-24 0-43-17-43-42 0-27 21-67 102-70z"><text:p/></draw:path><draw:path draw:style-name="gr111" draw:text-style-name="P84" svg:width="0.0949in" svg:height="0.135in" svg:x="2.0831in" svg:y="0.0114in" svg:viewBox="0 0 242 344" svg:d="M70 155c0-51 0-103 0-155-24 1-46 4-70 6 0 5 0 9 0 15 34 0 38 3 38 27 0 96 0 194 0 291 4 0 8 0 12 0 6-10 5-7 17-31 9 11 28 36 65 36 58 0 110-47 110-110 0-62-49-111-105-111-38 0-59 24-67 32zM71 283c0-33 0-66 0-100 0-10 0-10 6-18 20-26 46-31 59-31 21 0 39 13 50 31 14 21 16 49 16 69 0 18-2 46-16 68-11 16-29 31-56 31-22 0-39-11-52-29-7-10-7-13-7-21z"><text:p/></draw:path><draw:path draw:style-name="gr112" draw:text-style-name="P84" svg:width="0.0425in" svg:height="0.1331in" svg:x="2.1917in" svg:y="0.0114in" svg:viewBox="0 0 109 339" svg:d="M70 0c-24 1-46 4-70 6 0 5 0 9 0 15 34 0 38 3 38 27 0 85 0 170 0 254 0 21-6 21-38 21 0 6 0 11 0 16 15 0 42-2 55-2 11 0 36 2 54 2 0-5 0-10 0-16-33 0-39 0-39-21 0-101 0-201 0-302z"><text:p/></draw:path><draw:path draw:style-name="gr113" draw:text-style-name="P84" svg:width="0.0744in" svg:height="0.0882in" svg:x="2.2441in" svg:y="0.0587in" svg:viewBox="0 0 190 225" svg:d="M42 97c3-73 45-86 62-86 50 0 54 66 54 86-39 0-77 0-116 0zM42 106c46 0 91 0 137 0 10 0 11 0 11-9 0-49-26-97-86-97-58 0-104 50-104 112 0 66 52 113 109 113 60 0 81-54 81-64 0-4-2-6-5-6-4 0-6 3-7 7-17 51-62 51-66 51-25 0-45-14-56-33-14-23-14-55-14-74z"><text:p/></draw:path><draw:path draw:style-name="gr114" draw:text-style-name="P84" svg:width="0.022in" svg:height="0.0575in" svg:x="2.3413in" svg:y="0.1244in" svg:viewBox="0 0 57 147" svg:d="M57 52c0-32-12-52-30-52-17 0-27 13-27 27 0 12 10 25 27 25 5 0 11-2 16-6 2-1 2-1 3-1 0 3 0 0 0 7 0 36-17 66-33 81-5 6-5 7-5 8 0 3 2 6 5 6 5 0 44-38 44-95z"><text:p/></draw:path><draw:path draw:style-name="gr115" draw:text-style-name="P84" svg:width="0.0744in" svg:height="0.0882in" svg:x="2.4807in" svg:y="0.0587in" svg:viewBox="0 0 190 225" svg:d="M41 97c4-73 44-86 61-86 51 0 56 66 56 86-39 0-78 0-117 0zM41 106c46 0 91 0 137 0 11 0 12 0 12-9 0-49-26-97-88-97-57 0-102 50-102 112 0 66 52 113 108 113 60 0 82-54 82-64 0-4-4-6-7-6-4 0-5 3-5 7-18 51-62 51-67 51-24 0-44-14-55-33-15-23-15-55-15-74z"><text:p/></draw:path><draw:path draw:style-name="gr116" draw:text-style-name="P84" svg:width="0.0972in" svg:height="0.085in" svg:x="2.5673in" svg:y="0.0598in" svg:viewBox="0 0 248 217" svg:d="M39 49c0 43 0 87 0 131 0 21-5 21-39 21 0 5 0 10 0 16 18 0 43-2 56-2s39 2 56 2c0-6 0-11 0-16-34 0-39 0-39-21 0-30 0-61 0-90 0-51 35-79 67-79 31 0 36 27 36 55 0 38 0 75 0 114 0 21-5 21-39 21 0 5 0 10 0 16 17 0 42-2 56-2 13 0 38 2 55 2 0-6 0-11 0-16-25 0-38 0-38-14 0-32 0-62 0-93 0-42 0-58-15-76-7-8-24-18-52-18-37 0-59 21-73 52 0-17 0-35 0-52-24 1-46 4-70 6 0 5 0 9 0 15 35 0 39 3 39 28z"><text:p/></draw:path><draw:path draw:style-name="gr117" draw:text-style-name="P84" svg:width="0.0957in" svg:height="0.122in" svg:x="2.739in" svg:y="0.0598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118" draw:text-style-name="P84" svg:width="0.0854in" svg:height="0.0882in" svg:x="2.852in" svg:y="0.0587in" svg:viewBox="0 0 218 225" svg:d="M218 115c0-63-49-115-109-115s-109 53-109 115c0 63 52 110 109 110 60 0 109-47 109-110zM109 213c-21 0-42-10-56-33-11-22-11-51-11-69 0-19 0-45 11-68 14-22 37-32 56-32 23 0 44 11 56 32 13 21 13 49 13 68 0 18 0 44-11 65-12 23-33 37-58 37z"><text:p/></draw:path><draw:path draw:style-name="gr119" draw:text-style-name="P84" svg:width="0.063in" svg:height="0.0882in" svg:x="2.95in" svg:y="0.0587in" svg:viewBox="0 0 161 225" svg:d="M85 125c12 2 52 9 52 44 0 25-17 45-56 45-40 0-59-28-68-69-2-7-2-8-7-8-6 0-6 3-6 11 0 21 0 44 0 66 0 8 0 11 6 11 2 0 2 0 12-10 2-1 0-1 10-11 21 21 43 21 53 21 58 0 80-32 80-68 0-25-15-41-21-46-17-16-35-20-56-24-28-6-60-11-60-41 0-17 12-36 54-36 55 0 58 43 58 59 1 4 4 2 5 4 7 0 7-2 7-11 0-17 0-34 0-51 0-7 0-11-5-11-3 0-3 0-10 6-1 2-6 7-8 8-19-14-40-14-47-14-60 0-78 34-78 60 0 17 8 31 21 42 15 13 29 16 64 23z"><text:p/></draw:path><draw:path draw:style-name="gr120" draw:text-style-name="P84" svg:width="0.0866in" svg:height="0.0882in" svg:x="3.0283in" svg:y="0.0587in" svg:viewBox="0 0 221 225" svg:d="M143 183c1 20 15 39 38 39 11 0 40-7 40-46 0-10 0-19 0-28-4 0-8 0-12 0 0 9 0 18 0 28 0 28-12 31-17 31-17 0-18-21-18-24 0-33 0-65 0-98 0-21 0-40-19-58-19-19-43-27-67-27-40 0-74 24-74 56 0 14 10 22 22 22 14 0 23-9 23-22 0-6-3-22-25-22 14-17 37-23 53-23 24 0 52 18 52 63 0 6 0 13 0 18-24 2-59 3-90 17-38 17-49 42-49 64 0 40 48 52 78 52 33 0 55-19 65-42zM139 102c0 16 0 32 0 49 0 46-35 63-58 63-24 0-43-17-43-42 0-27 19-67 101-70z"><text:p/></draw:path><draw:path draw:style-name="gr121" draw:text-style-name="P84" svg:width="0.0972in" svg:height="0.085in" svg:x="3.1228in" svg:y="0.0598in" svg:viewBox="0 0 248 217" svg:d="M38 49c0 43 0 87 0 131 0 21-6 21-38 21 0 5 0 10 0 16 17 0 42-2 56-2 13 0 38 2 55 2 0-6 0-11 0-16-34 0-38 0-38-21 0-30 0-61 0-90 0-51 33-79 66-79 30 0 36 27 36 55 0 38 0 75 0 114 0 21-6 21-38 21 0 5 0 10 0 16 17 0 42-2 55-2 12 0 39 2 56 2 0-6 0-11 0-16-27 0-38 0-39-14 0-32 0-62 0-93 0-42 0-58-16-76-7-8-22-18-52-18-35 0-58 21-72 52 0-17 0-35 0-52-23 1-47 4-69 6 0 5 0 9 0 15 34 0 38 3 38 28z"><text:p/></draw:path><draw:path draw:style-name="gr122" draw:text-style-name="P84" svg:width="0.0602in" svg:height="0.1197in" svg:x="3.2228in" svg:y="0.0268in" svg:viewBox="0 0 154 305" svg:d="M76 105c23 0 46 0 70 0 0-6 0-11 0-15-24 0-47 0-70 0 0-30 0-61 0-90-5 0-9 0-13 0 0 39-15 92-63 94 0 3 0 7 0 11 14 0 28 0 42 0 0 45 0 89 0 136 0 58 45 64 63 64 35 0 49-35 49-64 0-10 0-20 0-28-4 0-8 0-13 0 0 8 0 16 0 26 0 35-15 53-33 53-32 0-32-43-32-51 0-47 0-91 0-136z"><text:p/></draw:path><draw:path draw:style-name="gr123" draw:text-style-name="P84" svg:width="0.0961in" svg:height="0.087in" svg:x="3.3642in" svg:y="0.0598in" svg:viewBox="0 0 245 222" svg:d="M150 69c3-13 14-58 49-58 3 0 14 0 25 6-14 3-24 15-24 26 0 9 6 19 18 19s27-10 27-30c0-25-29-32-46-32-28 0-45 27-52 38-11-32-38-38-52-38-52 0-80 63-80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124" draw:text-style-name="P84" svg:width="0.1287in" svg:height="0.0453in" svg:x="3.5343in" svg:y="0.074in" svg:viewBox="0 0 328 116" svg:d="M311 21c7 0 17-1 17-11s-10-10-17-10c-98 0-196 0-294 0-7 0-17 0-17 10s10 11 17 11c98 0 196 0 294 0zM311 116c7 0 17 0 17-10 0-11-10-11-17-11-98 0-196 0-294 0-7 0-17 0-17 11 0 10 10 10 17 10 98 0 196 0 294 0z"><text:p/></draw:path><draw:path draw:style-name="gr125" draw:text-style-name="P84" svg:width="0.1098in" svg:height="0.1268in" svg:x="3.7374in" svg:y="0.0598in" svg:viewBox="0 0 280 323" svg:d="M59 299c-2 6-3 7-3 10 0 10 10 14 14 14 3 0 14-1 18-14 2-3 4-19 18-88 5 1 7 1 16 1 82 0 158-77 158-153 0-40-20-69-56-69-71 0-101 95-130 192-53-10-81-38-81-73 0-14 11-69 40-102 4-4 3-4 4-6 0-3-1-5-5-5-14 0-52 71-52 119 0 44 32 81 85 93-8 27-18 55-26 81zM126 194c-3 0-4 0-8-1-6 0-6 0-6-1 0-2 8-47 10-54 14-62 53-109 96-109 34 0 48 26 48 49 0 56-63 116-140 116z"><text:p/></draw:path><draw:path draw:style-name="gr126" draw:text-style-name="P84" svg:width="0.0449in" svg:height="0.1925in" svg:x="3.9055in" svg:y="0.0004in" svg:viewBox="0 0 115 490" svg:d="M115 484c0-1 0-1-9-10-61-63-77-155-77-229 0-86 19-171 79-231 7-7 7-7 7-8 0-5-2-6-6-6s-49 34-77 97c-25 53-32 107-32 148 0 38 6 96 34 152 29 60 71 93 75 93s6-2 6-6z"><text:p/></draw:path><draw:path draw:style-name="gr127" draw:text-style-name="P84" svg:width="0.0591in" svg:height="0.122in" svg:x="3.9661in" svg:y="0.0244in" svg:viewBox="0 0 151 311" svg:d="M91 111c15 0 31 0 46 0 10 0 14 0 14-10 0-6-4-6-14-6-14 0-28 0-42 0 17-70 20-80 20-82 0-9-6-13-14-13-2 0-16 0-20 17-7 26-12 52-19 78-16 0-31 0-47 0-9 0-15 0-15 10 0 6 4 6 14 6 14 0 29 0 43 0-35 138-37 146-37 155 0 26 19 45 46 45 50 0 78-70 78-75 0-4-4-4-7-4-4 0-4 2-7 6-21 50-47 61-64 61-10 0-14-5-14-22 0-11 0-14 3-22 12-49 23-97 36-144z"><text:p/></draw:path><draw:path draw:style-name="gr128" draw:text-style-name="P84" svg:width="0.0449in" svg:height="0.1925in" svg:x="4.0429in" svg:y="0.0004in" svg:viewBox="0 0 115 490" svg:d="M115 245c0-38-6-97-32-153-31-60-73-92-77-92-3 0-6 3-6 6 0 1 0 1 10 11 47 47 75 126 75 228 0 82-18 169-78 231-7 7-7 7-7 8 0 3 3 6 6 6 4 0 49-34 78-97 25-53 31-108 31-148z"><text:p/></draw:path></draw:g></draw:g></text:p><text:p text:style-name="P44"/><text:p text:style-name="P48"><draw:g text:anchor-type="as-char" svg:y="-0.3457in" draw:z-index="85" draw:style-name="gr1"><svg:title>TexMaths</svg:title><svg:desc>14§display§\int _{x=x_A}^{x_B}f\left(x\right)\text{d}x=\int _{x=x_A}^{x_B}f\left(\varphi \left(t\right)\right)\cdot \text{d}\left(\varphi \right)\left(t\right)=\int _{t=\left[t_A=\varphi ^{-1}\left(x_A\right)\right]}^{\left[t_b=\varphi ^{-1}\left(x_B\right)\right]}f\left(\varphi \left(t\right)\right)\cdot \text{d}\left(\varphi \right)\left(t\right)§svg§600§FALSE§</svg:desc><draw:g draw:style-name="gr2"><draw:path draw:style-name="gr3" draw:text-style-name="P83" svg:width="6.0862in" svg:height="0.5362in" svg:x="0.0004in" svg:y="0.0098in" svg:viewBox="0 0 15460 1363" svg:d="M7731 1363c-2578 0-5155 0-7731 0 0-454 0-909 0-1363 5153 0 10307 0 15460 0 0 454 0 909 0 1363-2576 0-5153 0-7729 0z"><text:p/></draw:path><draw:path draw:style-name="gr4" draw:text-style-name="P84" svg:width="0.1598in" svg:height="0.4295in" svg:x="0.0012in" svg:y="0.0831in" svg:viewBox="0 0 407 1092" svg:d="M22 1070c15-2 22-13 22-24 0-17-11-25-22-25-10 0-22 8-22 25 0 25 22 46 51 46 69 0 95-115 128-257 35-154 65-311 90-470 17-105 34-203 50-266 5-25 21-88 39-88 14 0 26 10 27 11-14 2-22 13-22 24 0 17 10 25 21 25 12 0 23-8 23-25 0-26-24-46-50-46-34 0-61 55-85 154-2 6-64 252-115 573-12 75-25 158-41 225-8 37-29 129-66 129-16 0-19-7-28-11z"><text:p/></draw:path><draw:path draw:style-name="gr5" draw:text-style-name="P84" svg:width="0.0673in" svg:height="0.0606in" svg:x="0.1776in" svg:y="0.0717in" svg:viewBox="0 0 172 155" svg:d="M65 115c-4 12-14 31-30 31-1 0-10 0-17-6 13-4 13-17 13-18 0-9-5-13-13-13s-18 9-18 21c0 17 18 25 34 25s29-9 37-25c7 18 24 25 37 25 37 0 57-43 57-53 0-4-4-4-6-4-4 0-4 1-5 6-6 23-26 42-44 42-13 0-20-10-20-23 0-10 8-40 17-78 7-27 21-35 31-35 6 1 11 0 17 4-10 3-14 13-14 20s5 12 13 12c7 0 18-7 18-21 0-19-21-25-34-25-15 0-28 11-35 24-5-14-21-24-39-24-35 0-56 42-56 52 0 5 4 4 5 5 5 0 5-1 7-7 7-26 28-40 44-40 10 0 18 5 18 22 0 7-4 24-6 37-4 15-7 30-11 46z"><text:p/></draw:path><draw:path draw:style-name="gr6" draw:text-style-name="P84" svg:width="0.0756in" svg:height="0.0657in" svg:x="0.2646in" svg:y="0.0846in" svg:viewBox="0 0 193 168" svg:d="M30 147c-3 7-3 10-20 10-6 0-10 0-10 7 0 4 4 4 8 4 34 0 66 0 100 0 41 0 75-28 75-53 0-16-13-31-45-35 23-4 55-20 55-45 0-20-23-35-53-35-32 0-63 0-94 0-6 0-9 0-9 7 0 4 3 4 9 4 2 0 9 0 14 2 0 2 0 2 0 5-10 44-20 86-30 129zM68 76c4-20 9-38 13-58 3-7 3-7 12-7 14 0 27 0 42 0 23 0 33 11 33 25 0 20-24 40-56 40-14 0-30 0-44 0zM57 157c-2 0-5 0-7-2 0-1 0-1 1-4 5-22 10-45 16-67 18 0 37 0 56 0 23 0 34 15 34 31 0 24-26 42-55 42-15 0-30 0-45 0z"><text:p/></draw:path><draw:path draw:style-name="gr7" draw:text-style-name="P84" svg:width="0.0673in" svg:height="0.0606in" svg:x="0.0972in" svg:y="0.463in" svg:viewBox="0 0 172 155" svg:d="M65 115c-4 12-14 31-30 31-1 0-11 0-18-6 13-4 14-17 14-18 0-7-5-13-13-13-9 0-18 9-18 21 0 17 18 25 34 25 14 0 29-9 37-25 7 18 24 25 37 25 37 0 57-43 57-53 0-4-4-4-6-4-4 0-4 1-5 6-8 23-26 42-44 42-13 0-20-10-20-23 0-8 8-40 17-78 7-27 21-35 31-35 6 1 11 0 17 4-10 3-14 13-14 20s5 12 13 12 18-7 18-21c0-19-21-25-34-25-15 0-28 11-35 24-6-14-21-24-39-24-35 0-56 42-56 53 0 4 4 4 5 4 4 0 5-1 7-5 7-28 27-42 43-42 11 0 19 5 19 22 0 7-4 24-6 37-4 15-7 30-11 46z"><text:p/></draw:path><draw:path draw:style-name="gr8" draw:text-style-name="P84" svg:width="0.0925in" svg:height="0.0358in" svg:x="0.1823in" svg:y="0.4705in" svg:viewBox="0 0 236 92" svg:d="M225 17c4 0 11 0 11-9 0-8-7-8-11-8-71 0-143 0-213 0-4 0-12 0-12 8 0 9 8 9 12 9 70 0 142 0 213 0zM225 92c4 0 11 0 11-8s-7-8-11-8c-71 0-143 0-213 0-4 0-12 0-12 8s8 8 12 8c70 0 142 0 213 0z"><text:p/></draw:path><draw:path draw:style-name="gr9" draw:text-style-name="P84" svg:width="0.0673in" svg:height="0.0606in" svg:x="0.2902in" svg:y="0.463in" svg:viewBox="0 0 172 155" svg:d="M65 115c-4 12-14 31-30 31-1 0-10 0-18-6 14-4 14-17 14-18 0-7-5-13-13-13s-18 9-18 21c0 17 18 25 34 25s29-9 37-25c7 18 24 25 37 25 37 0 57-43 57-53 0-4-4-4-6-4-4 0-4 1-5 6-6 23-26 42-44 42-13 0-20-10-20-23 0-8 8-40 17-78 7-27 21-35 31-35 6 1 11 0 17 4-10 3-14 13-14 20s5 12 13 12c7 0 18-7 18-21 0-19-21-25-34-25-15 0-28 11-35 24-6-14-21-24-39-24-35 0-56 42-56 53 0 4 4 4 5 4 4 0 5-1 7-5 7-28 28-42 44-42 10 0 18 5 18 22 0 7-4 24-6 37-4 15-7 30-11 46z"><text:p/></draw:path><draw:path draw:style-name="gr10" draw:text-style-name="P84" svg:width="0.0756in" svg:height="0.0689in" svg:x="0.3756in" svg:y="0.4724in" svg:viewBox="0 0 193 176" svg:d="M144 7c-2-6-3-7-8-7s-7 1-9 6c-30 46-59 93-89 140-11 14-18 18-33 19-5 0-5 6-5 7 0 3 3 4 4 4 3 0 6-1 10-1s8 0 12 0 8 0 13 0c4 0 8 1 13 1 2 0 5 0 5-7 0-4-3-4-5-4-1 0-10-1-10-7 0-3 2-7 5-10 5-8 10-16 16-25 1-3 1-3 6-3 24 0 46 0 69 0 0 3 2 5 2 7 1 6 5 30 5 33 0 5-14 5-16 5s-6 0-6 7c0 2 1 4 4 4 5 0 10-1 15-1 6 0 11 0 16 0s10 0 14 0c6 0 11 1 15 1s6-2 6-7c0-4-4-4-8-4-14 0-14-1-15-7-9-50-17-101-26-151zM123 31c5 26 9 52 14 78-22 0-43 0-65 0 17-26 34-52 51-78z"><text:p/></draw:path><draw:path draw:style-name="gr11" draw:text-style-name="P84" svg:width="0.0902in" svg:height="0.1756in" svg:x="0.5173in" svg:y="0.2102in" svg:viewBox="0 0 230 447" svg:d="M145 150c13 0 26 0 39 0 9 0 13 0 13-10 0-6-4-6-12-6-13 0-24 0-37 0 2-18 6-37 9-56 2-9 9-44 11-51 4-9 12-16 21-16 3 0 15 0 23 9-20 1-25 19-25 26 0 11 9 17 17 17 13 0 26-11 26-29 0-23-21-34-41-34-15 0-44 8-58 57-3 10-4 16-15 77-10 0-21 0-31 0-9 0-14 0-14 10 0 6 3 6 13 6s19 0 30 0c-12 64-23 129-34 194-9 48-17 93-41 93-1 0-13 0-22-10 22-1 26-18 26-26 0-12-9-17-17-17-12 0-26 11-26 29 0 23 21 34 39 34 26 0 45-28 52-48 15-31 25-90 27-94 9-52 18-103 27-155z"><text:p/></draw:path><draw:path draw:style-name="gr12" draw:text-style-name="P84" svg:width="0.0413in" svg:height="0.1933in" svg:x="0.6642in" svg:y="0.2016in" svg:viewBox="0 0 106 492" svg:d="M106 487c0-1 0-2-7-11-57-61-73-155-73-230 0-85 18-172 75-232 5-7 5-7 5-8 0-5-2-6-4-6-5 0-46 34-73 97-24 53-29 107-29 149 0 38 5 97 30 153 27 60 67 93 72 93 2 0 4-2 4-5z"><text:p/></draw:path><draw:path draw:style-name="gr13" draw:text-style-name="P84" svg:width="0.0898in" svg:height="0.0874in" svg:x="0.7217in" svg:y="0.261in" svg:viewBox="0 0 229 223" svg:d="M140 69c2-13 13-58 45-58 3 0 13 0 24 6-13 3-22 15-22 26 0 9 5 19 17 19 10 0 25-10 25-30 0-25-28-32-44-32-26 0-41 27-48 38-10-32-35-38-50-38-47 0-73 63-73 76 0 5 4 5 6 5 4 0 5-1 6-5 16-52 46-65 61-65 8 0 25 4 25 32 0 16-8 49-25 118-7 31-23 52-44 52-3 0-13 0-22-7 12-3 21-13 21-27 0-12-9-17-17-17-13 0-25 13-25 28 0 23 24 33 43 33 30 0 47-34 48-37 6 18 23 37 50 37 47 0 73-63 73-76 0-4-4-4-5-4-4 0-5 1-7 5-14 52-45 65-60 65-18 0-26-17-26-34 0-10 3-21 8-43 5-23 11-45 16-67z"><text:p/></draw:path><draw:path draw:style-name="gr14" draw:text-style-name="P84" svg:width="0.0413in" svg:height="0.1933in" svg:x="0.8299in" svg:y="0.2016in" svg:viewBox="0 0 106 492" svg:d="M106 246c0-39-5-98-30-154-28-60-67-92-72-92-3 0-4 1-4 6 0 1 0 1 8 11 46 47 72 126 72 229 0 84-17 170-75 233-5 6-5 7-5 8 0 3 1 5 4 5 5 0 46-34 73-96 24-54 29-109 29-150z"><text:p/></draw:path><draw:path draw:style-name="gr15" draw:text-style-name="P84" svg:width="0.0886in" svg:height="0.1358in" svg:x="0.9264in" svg:y="0.2126in" svg:viewBox="0 0 226 346" svg:d="M158 314c0 9 0 21 0 32 22-3 46-4 68-6 0-5 0-10 0-14-31 0-35-4-35-28 0-99 0-199 0-298-23 1-45 4-67 6 0 4 0 9 0 14 33 0 37 4 37 28 0 35 0 71 0 106-15-18-34-31-59-31-54 0-102 49-102 112 0 62 44 111 97 111 30 0 51-17 61-32zM158 182c0 34 0 67 0 101 0 8 0 10-4 18-14 24-35 35-55 35-21 0-36-14-48-32-12-20-13-48-13-69 0-18 1-47 14-70 9-15 28-31 52-31 16 0 36 7 50 30 4 8 4 10 4 18z"><text:p/></draw:path><draw:path draw:style-name="gr16" draw:text-style-name="P84" svg:width="0.0898in" svg:height="0.0874in" svg:x="1.0256in" svg:y="0.261in" svg:viewBox="0 0 229 223" svg:d="M141 69c3-13 13-58 44-58 3 0 15 0 24 6-13 3-22 15-22 26 0 9 5 19 17 19 10 0 25-10 25-30 0-25-27-32-42-32-28 0-43 27-49 38-11-32-36-38-49-38-49 0-75 63-75 76 0 5 4 4 6 5 4 0 5-1 6-5 16-52 46-65 61-65 10 0 25 4 25 32 0 16-8 49-25 118-6 31-23 52-43 52-2 0-13 0-23-7 12-3 22-13 22-27 0-12-10-17-17-17-14 0-26 13-26 28 0 23 24 33 43 33 31 0 47-34 48-37 7 18 23 37 50 37 47 0 73-63 73-76 0-4-4-4-5-4-4 0-5 1-5 5-16 52-47 65-62 65-18 0-24-17-24-34 0-10 2-21 7-43 6-23 11-45 16-67z"><text:p/></draw:path><draw:path draw:style-name="gr17" draw:text-style-name="P84" svg:width="0.1201in" svg:height="0.0449in" svg:x="1.1839in" svg:y="0.2756in" svg:viewBox="0 0 306 115" svg:d="M290 20c6 0 16 0 16-10s-10-10-16-10c-92 0-183 0-274 0-7 0-16 0-16 10s9 10 16 10c91 0 182 0 274 0zM290 115c6 0 16 0 16-10s-10-10-16-10c-92 0-183 0-274 0-7 0-16 0-16 10s9 10 16 10c91 0 182 0 274 0z"><text:p/></draw:path><draw:path draw:style-name="gr18" draw:text-style-name="P84" svg:width="0.1598in" svg:height="0.4295in" svg:x="1.3744in" svg:y="0.0831in" svg:viewBox="0 0 407 1092" svg:d="M22 1070c15-2 22-13 22-24 0-17-10-25-22-25-10 0-22 8-22 25 0 25 24 46 51 46 70 0 97-115 129-257 35-154 66-311 90-470 17-105 34-203 50-266 5-25 21-88 38-88 14 0 26 10 27 11-14 2-22 13-22 24 0 17 12 25 22 25 11 0 22-8 22-25 0-26-24-46-49-46-35 0-62 55-86 154-2 6-64 252-115 573-12 75-25 158-39 225-10 37-31 129-67 129-17 0-20-7-29-11z"><text:p/></draw:path><draw:path draw:style-name="gr19" draw:text-style-name="P84" svg:width="0.0669in" svg:height="0.0606in" svg:x="1.5512in" svg:y="0.0717in" svg:viewBox="0 0 171 155" svg:d="M64 115c-3 12-13 31-30 31-1 0-10 0-17-6 13-4 14-17 14-18 0-9-5-13-13-13-9 0-18 9-18 21 0 17 18 25 34 25 14 0 27-9 35-25 8 18 26 25 38 25 38 0 58-43 58-53 0-4-4-4-6-4-5 0-5 1-6 6-7 23-26 42-45 42-11 0-19-10-19-23 0-10 8-40 17-78 6-27 21-35 31-35 1 0 11 0 18 4-10 3-14 13-14 20s5 12 13 12c7 0 17-7 17-21 0-19-20-25-33-25-15 0-28 11-36 24-5-14-20-24-38-24-37 0-57 42-57 52 0 5 5 5 6 5 4 0 4-1 5-7 8-26 29-40 45-40 10 0 19 5 19 22 0 7-4 24-6 37-4 15-8 30-12 46z"><text:p/></draw:path><draw:path draw:style-name="gr20" draw:text-style-name="P84" svg:width="0.0752in" svg:height="0.0657in" svg:x="1.6382in" svg:y="0.0846in" svg:viewBox="0 0 192 168" svg:d="M29 147c-2 7-3 10-20 10-6 0-9 0-9 7 0 4 3 4 7 4 33 0 66 0 100 0 42 0 75-28 75-53 0-16-14-31-45-35 22-4 55-20 55-45 0-20-22-35-54-35-31 0-62 0-94 0-4 0-7 0-7 7 0 4 2 4 7 4 3 0 11 0 16 2 0 2 0 2-1 5-11 44-20 86-30 129zM68 76c4-20 9-38 13-58 1-7 1-7 12-7 14 0 27 0 42 0 22 0 32 11 32 25 0 20-25 40-56 40-14 0-29 0-43 0zM56 157c-1 0-5 0-6-2 0-1 0-1 0-4 5-22 10-45 15-67 19 0 38 0 56 0 24 0 36 15 36 31 0 24-28 42-56 42-15 0-30 0-45 0z"><text:p/></draw:path><draw:path draw:style-name="gr21" draw:text-style-name="P84" svg:width="0.0669in" svg:height="0.0606in" svg:x="1.4713in" svg:y="0.463in" svg:viewBox="0 0 171 155" svg:d="M64 115c-3 12-14 31-30 31-1 0-10 0-17-6 13-4 13-17 13-18 0-7-5-13-12-13-9 0-18 9-18 21 0 17 17 25 33 25 15 0 28-9 36-25 8 18 25 25 38 25 38 0 58-43 58-53 0-4-4-3-6-4-5 0-5 1-6 6-7 23-26 42-45 42-13 0-19-10-19-23 0-8 8-40 17-78 6-27 21-35 31-35 1 0 11 0 17 4-9 3-13 13-13 20s4 12 12 12c6 0 18-7 18-21 0-19-21-25-33-25-17 0-28 11-36 24-5-14-21-24-38-24-37 0-57 42-57 53 0 4 3 3 5 4 5 0 5-1 6-5 8-28 29-42 45-42 10 0 19 5 19 22 0 7-4 24-8 37-3 15-6 30-10 46z"><text:p/></draw:path><draw:path draw:style-name="gr22" draw:text-style-name="P84" svg:width="0.0925in" svg:height="0.0358in" svg:x="1.5555in" svg:y="0.4705in" svg:viewBox="0 0 236 92" svg:d="M225 17c5 0 11 0 11-9 0-8-6-8-11-8-71 0-141 0-212 0-5 0-13 0-13 8 0 9 8 9 13 9 71 0 141 0 212 0zM225 92c5 0 11 0 11-8s-6-8-11-8c-71 0-141 0-212 0-5 0-13 0-13 8s8 8 13 8c71 0 141 0 212 0z"><text:p/></draw:path><draw:path draw:style-name="gr23" draw:text-style-name="P84" svg:width="0.0669in" svg:height="0.0606in" svg:x="1.6638in" svg:y="0.463in" svg:viewBox="0 0 171 155" svg:d="M64 115c-3 12-13 31-30 31-1 0-10 0-17-6 13-4 14-17 14-18 0-7-6-13-13-13-9 0-18 9-18 21 0 17 18 25 34 25 14 0 27-9 35-25 8 18 26 25 38 25 38 0 58-43 58-53 0-4-4-3-6-4-5 0-5 1-6 6-7 23-26 42-45 42-11 0-19-10-19-23 0-8 8-40 17-78 6-27 21-35 31-35 1 0 11 0 18 4-10 3-14 13-14 20s5 12 13 12c7 0 17-7 17-21 0-19-20-25-33-25-17 0-28 11-36 24-5-14-21-24-38-24-37 0-57 42-57 53 0 4 5 4 6 4 4 0 4-1 5-5 8-28 29-42 45-42 10 0 19 5 19 22 0 7-4 24-6 37-4 15-8 30-12 46z"><text:p/></draw:path><draw:path draw:style-name="gr24" draw:text-style-name="P84" svg:width="0.0752in" svg:height="0.0689in" svg:x="1.7492in" svg:y="0.4724in" svg:viewBox="0 0 192 176" svg:d="M142 7c-1-6-1-7-6-7s-8 1-9 6c-30 46-60 93-90 140-11 14-19 18-33 19-4 0-4 6-4 7 0 3 1 3 3 4 4 0 7-1 10-1 4 0 8 0 12 0 5 0 9 0 13 0s9 1 13 1c1 0 5 0 5-7 0-4-2-4-4-4s-10-1-10-7c0-3 2-7 4-10 5-8 11-16 17-25 1-3 1-3 5-3 23 0 46 0 69 0 1 3 1 5 1 7 2 6 6 30 6 33 0 5-15 5-16 5-3 0-7 0-7 7 0 2 2 4 4 4 6 0 11-1 16-1s10 0 16 0c5 0 10 0 15 0 4 0 10 1 15 1 4 0 5-2 5-7 0-4-4-4-7-4-15 0-15-1-17-7-9-50-17-101-26-151zM121 31c6 26 10 52 15 78-22 0-43 0-65 0 16-26 33-52 50-78z"><text:p/></draw:path><draw:path draw:style-name="gr25" draw:text-style-name="P84" svg:width="0.0898in" svg:height="0.1756in" svg:x="1.8913in" svg:y="0.2102in" svg:viewBox="0 0 229 447" svg:d="M144 150c13 0 26 0 39 0 9 0 14 0 14-10 0-6-5-6-13-6-13 0-25 0-38 0 4-18 7-37 11-56 1-9 8-44 10-51 4-9 12-16 21-16 3 0 14 0 24 9-21 1-25 19-25 26 0 11 8 17 17 17 11 0 25-11 25-29 0-23-21-34-41-34-14 0-44 8-57 57-3 10-4 16-16 77-11 0-21 0-31 0s-15 0-15 10c0 6 5 6 13 6 11 0 20 0 30 0-11 64-22 129-34 194-7 48-15 93-39 93-2 0-14 0-22-10 21-1 25-18 25-26 0-12-8-17-17-17-12 0-25 11-25 29 0 23 20 34 39 34 25 0 43-28 51-48 16-31 26-90 26-94 9-52 19-103 28-155z"><text:p/></draw:path><draw:path draw:style-name="gr26" draw:text-style-name="P84" svg:width="0.0417in" svg:height="0.1933in" svg:x="2.0374in" svg:y="0.2016in" svg:viewBox="0 0 107 492" svg:d="M107 487c0-1 0-2-8-11-57-61-72-155-72-230 0-85 17-172 74-232 6-7 6-7 6-8 0-5-3-6-5-6-4 0-46 34-73 97-22 53-29 107-29 149 0 38 5 97 31 153 28 60 67 93 71 93 2 0 5-2 5-5z"><text:p/></draw:path><draw:path draw:style-name="gr27" draw:text-style-name="P84" svg:width="0.1024in" svg:height="0.1276in" svg:x="2.0988in" svg:y="0.261in" svg:viewBox="0 0 261 325" svg:d="M55 301c-1 7-3 7-3 10 0 11 9 14 13 14 3 0 13-2 17-13 2-4 4-21 17-89 4 0 7 0 15 0 77 0 147-77 147-154 0-40-18-69-52-69-67 0-94 95-122 192-49-10-75-38-75-73 0-14 10-69 38-102 4-4 2-4 4-6 0-3-2-5-6-5-13 0-48 71-48 119 0 46 30 81 80 93-8 27-17 55-25 83zM118 195c-3 0-4 0-8 0-6 0-6-2-6-3 0-2 8-46 10-53 13-63 49-110 90-110 31 0 44 27 44 49 0 56-59 117-130 117z"><text:p/></draw:path><draw:path draw:style-name="gr28" draw:text-style-name="P84" svg:width="0.0417in" svg:height="0.1933in" svg:x="2.2559in" svg:y="0.2016in" svg:viewBox="0 0 107 492" svg:d="M107 487c0-1 0-2-8-11-57-61-72-155-72-230 0-85 17-172 74-232 6-7 6-7 6-8 0-5-1-6-5-6s-46 34-72 97c-23 53-30 107-30 149 0 38 5 97 31 153 28 60 67 93 71 93s5-2 5-5z"><text:p/></draw:path><draw:path draw:style-name="gr29" draw:text-style-name="P84" svg:width="0.0551in" svg:height="0.1224in" svg:x="2.3122in" svg:y="0.2256in" svg:viewBox="0 0 141 312" svg:d="M85 111c14 0 29 0 43 0 9 0 13 0 13-10 0-6-4-6-13-6-13 0-26 0-39 0 15-70 18-80 18-82 0-9-5-13-13-13-1 0-14 0-18 17-7 26-12 52-19 78-14 0-28 0-43 0-9 0-14 0-14 10 0 6 4 6 13 6 13 0 27 0 41 0-33 140-36 148-36 156 0 27 19 45 43 45 47 0 74-71 74-75 0-5-4-5-7-5-4 0-4 2-7 7-19 51-44 63-60 63-9 0-13-7-13-23 0-12 0-16 3-23 12-49 22-96 34-145z"><text:p/></draw:path><draw:path draw:style-name="gr30" draw:text-style-name="P84" svg:width="0.0417in" svg:height="0.1933in" svg:x="2.3839in" svg:y="0.2016in" svg:viewBox="0 0 107 492" svg:d="M107 246c0-39-5-98-30-154-27-60-68-92-72-92-2 0-5 1-5 6 0 1 0 1 9 11 45 47 71 126 71 229 0 84-17 170-73 233-7 6-7 7-7 8 0 3 3 5 5 5 4 0 46-34 73-96 24-54 29-109 29-150z"><text:p/></draw:path><draw:path draw:style-name="gr31" draw:text-style-name="P84" svg:width="0.0413in" svg:height="0.1933in" svg:x="2.4543in" svg:y="0.2016in" svg:viewBox="0 0 106 492" svg:d="M106 246c0-39-4-98-30-154-28-60-67-92-72-92-3 0-4 1-4 6 0 1 0 1 9 11 45 47 71 126 71 229 0 84-17 170-75 233-5 6-5 7-5 8 0 3 1 5 4 5 5 0 47-34 73-96 24-54 29-109 29-150z"><text:p/></draw:path><draw:path draw:style-name="gr32" draw:text-style-name="P84" svg:width="0.0185in" svg:height="0.0201in" svg:x="2.5697in" svg:y="0.2874in" svg:viewBox="0 0 48 52" svg:d="M48 27c0-16-10-27-23-27-15 0-25 11-25 27 0 14 10 25 25 25 13 0 23-11 23-25z"><text:p/></draw:path><draw:path draw:style-name="gr33" draw:text-style-name="P84" svg:width="0.089in" svg:height="0.1358in" svg:x="2.6504in" svg:y="0.2126in" svg:viewBox="0 0 227 346" svg:d="M159 314c0 9 0 21 0 32 23-3 46-4 68-6 0-5 0-10 0-14-32 0-36-4-36-28 0-99 0-199 0-298-23 1-43 4-66 6 0 4 0 9 0 14 32 0 36 4 36 28 0 35 0 71 0 106-13-18-33-31-58-31-55 0-103 49-103 112 0 62 46 111 98 111 29 0 50-17 61-32zM159 182c0 34 0 67 0 101 0 8 0 10-5 18-13 24-34 35-53 35-21 0-38-14-49-32-12-20-14-48-14-69 0-18 1-47 14-70 11-15 28-31 52-31 16 0 36 7 50 30 5 8 5 10 5 18z"><text:p/></draw:path><draw:path draw:style-name="gr34" draw:text-style-name="P84" svg:width="0.0413in" svg:height="0.1933in" svg:x="2.7929in" svg:y="0.2016in" svg:viewBox="0 0 106 492" svg:d="M106 487c0-1 0-2-7-11-57-61-73-155-73-230 0-85 18-172 75-232 5-7 5-7 5-8 0-5-2-6-4-6-5 0-46 34-73 97-24 53-29 107-29 149 0 38 5 97 30 153 27 60 67 93 72 93 2 0 4-2 4-5z"><text:p/></draw:path><draw:path draw:style-name="gr35" draw:text-style-name="P84" svg:width="0.1024in" svg:height="0.1276in" svg:x="2.8543in" svg:y="0.261in" svg:viewBox="0 0 261 325" svg:d="M56 301c-2 7-2 7-2 10 0 11 9 14 13 14 2 0 13-2 17-13 1-4 3-21 15-89 4 0 8 0 16 0 76 0 146-77 146-154 0-40-17-69-52-69-67 0-94 95-122 192-49-10-74-38-74-73 0-14 11-69 38-102 4-4 3-4 4-6 0-3-1-5-7-5-13 0-48 71-48 119 0 46 31 81 80 93-8 27-16 55-24 83zM119 195c-4 0-4 0-8 0-5 0-7-2-7-3 0-2 8-46 10-53 14-63 51-110 91-110 31 0 44 27 44 49 0 56-60 117-130 117z"><text:p/></draw:path><draw:path draw:style-name="gr36" draw:text-style-name="P84" svg:width="0.0413in" svg:height="0.1933in" svg:x="2.974in" svg:y="0.2016in" svg:viewBox="0 0 106 492" svg:d="M106 246c0-39-5-98-30-154-28-60-67-92-72-92-3 0-4 1-4 6 0 1 0 1 8 11 46 47 72 126 72 229 0 84-17 170-75 233-5 6-5 7-5 8 0 3 1 5 4 5 5 0 46-34 73-96 24-54 29-109 29-150z"><text:p/></draw:path><draw:path draw:style-name="gr37" draw:text-style-name="P84" svg:width="0.0413in" svg:height="0.1933in" svg:x="3.0815in" svg:y="0.2016in" svg:viewBox="0 0 106 492" svg:d="M106 487c0-1 0-2-8-11-58-61-72-155-72-230 0-85 18-172 75-232 5-7 5-7 5-8 0-5-2-6-4-6-5 0-46 34-73 97-24 53-29 107-29 149 0 38 5 97 30 153 27 60 67 93 72 93 2 0 4-2 4-5z"><text:p/></draw:path><draw:path draw:style-name="gr38" draw:text-style-name="P84" svg:width="0.0551in" svg:height="0.1224in" svg:x="3.1378in" svg:y="0.2256in" svg:viewBox="0 0 141 312" svg:d="M84 111c14 0 28 0 43 0 9 0 14 0 14-10 0-6-5-6-13-6-13 0-27 0-41 0 16-70 19-80 19-82 0-9-5-13-13-13-2 0-15 0-19 17-6 26-11 52-18 78-14 0-29 0-43 0-9 0-13 0-13 10 0 6 4 6 13 6 13 0 26 0 39 0-32 140-34 148-34 156 0 27 17 45 42 45 47 0 73-71 73-75 0-5-4-5-5-5-4 0-5 2-7 7-20 51-44 63-60 63-10 0-14-7-14-23 0-12 1-16 3-23 11-49 22-96 34-145z"><text:p/></draw:path><draw:path draw:style-name="gr39" draw:text-style-name="P84" svg:width="0.0413in" svg:height="0.1933in" svg:x="3.2094in" svg:y="0.2016in" svg:viewBox="0 0 106 492" svg:d="M106 246c0-39-5-98-30-154-28-60-67-92-72-92-3 0-4 1-4 6 0 1 0 1 8 11 46 47 72 126 72 229 0 84-17 170-75 233-5 6-5 7-5 8 0 3 1 5 4 5 5 0 46-34 73-96 24-54 29-109 29-150z"><text:p/></draw:path><draw:path draw:style-name="gr40" draw:text-style-name="P84" svg:width="0.1193in" svg:height="0.0449in" svg:x="3.3295in" svg:y="0.2756in" svg:viewBox="0 0 304 115" svg:d="M289 20c7 0 15 0 15-10s-8-10-14-10c-92 0-184 0-276 0-6 0-14 0-14 10s8 10 14 10c92 0 183 0 275 0zM290 115c6 0 14 0 14-10s-8-10-15-10c-92 0-183 0-275 0-6 0-14 0-14 10s8 10 14 10c92 0 184 0 276 0z"><text:p/></draw:path><draw:path draw:style-name="gr41" draw:text-style-name="P84" svg:width="0.1598in" svg:height="0.4295in" svg:x="3.5201in" svg:y="0.0831in" svg:viewBox="0 0 407 1092" svg:d="M22 1070c16-2 24-13 24-24 0-17-12-25-22-25-12 0-24 8-24 25 0 25 24 46 51 46 70 0 97-115 129-257 35-154 66-311 90-470 17-105 34-203 50-266 5-25 21-88 39-88 13 0 25 10 28 11-16 2-24 13-24 24 0 17 12 25 22 25 11 0 22-8 22-25 0-26-24-46-49-46-35 0-62 55-86 154-2 6-64 252-114 573-12 75-26 158-40 225-10 37-31 129-67 129-17 0-27-11-29-11z"><text:p/></draw:path><draw:path draw:style-name="gr42" draw:text-style-name="P84" svg:width="0.0244in" svg:height="0.1933in" svg:x="3.7122in" svg:y="0in" svg:viewBox="0 0 63 492" svg:d="M63 492c0-7 0-14 0-20-15 0-30 0-45 0 0-151 0-301 0-452 15 0 30 0 45 0 0-7 0-13 0-20-21 0-42 0-63 0 0 164 0 328 0 492 21 0 42 0 63 0z"><text:p/></draw:path><draw:path draw:style-name="gr43" draw:text-style-name="P84" svg:width="0.0421in" svg:height="0.0854in" svg:x="3.7461in" svg:y="0.0465in" svg:viewBox="0 0 108 218" svg:d="M65 78c11 0 22 0 33 0 6 0 10 0 10-7 0-5-4-5-9-5-10 0-19 0-30 0 4-17 8-34 12-51 0-1 0-4 0-5 0-6-4-10-10-10-8 0-14 6-16 14-1 8 2-7-12 52-10 0-22 0-33 0-6 0-10 0-10 8 0 4 4 4 10 4 11 0 20 0 30 0-6 27-13 55-19 82-1 8-4 21-4 25 0 21 16 33 34 33 35 0 56-49 56-53s-4-4-5-4c-4 0-4 0-7 7-9 21-26 41-43 41-6 0-12-5-12-17 0-4 2-11 3-14 8-34 14-66 22-100z"><text:p/></draw:path><draw:path draw:style-name="gr44" draw:text-style-name="P84" svg:width="0.0402in" svg:height="0.0673in" svg:x="3.8059in" svg:y="0.0846in" svg:viewBox="0 0 103 172" svg:d="M46 8c1-2 1-2 1-4 0-4-4-4-7-4-9 0-19 1-28 1-4 2-4 2-5 2-2 1-2 4-2 7s3 3 7 3c2 0 4 0 8 1 4 0 4 1 4 3 0 1-2 11-4 17-7 28-12 54-19 82-1 4-1 9-1 14 0 25 17 42 38 42 34 0 65-33 65-68 0-24-17-42-40-42-9 0-21 4-32 12 6-22 9-43 15-66zM39 164c-10 0-21-6-21-25 0-9 2-17 3-26 1-2 5-18 5-19 1-3 17-24 37-24 9 0 19 6 19 25 0 9-4 32-11 46-8 14-21 23-32 23z"><text:p/></draw:path><draw:path draw:style-name="gr45" draw:text-style-name="P84" svg:width="0.0925in" svg:height="0.0358in" svg:x="3.8705in" svg:y="0.0791in" svg:viewBox="0 0 236 92" svg:d="M225 17c4 0 11 0 11-9 0-8-7-8-11-8-71 0-143 0-213 0-4 0-12 0-12 8 0 9 8 9 12 9 70 0 142 0 213 0zM225 92c4 0 11 0 11-8s-7-8-11-8c-71 0-143 0-213 0-4 0-12 0-12 8s8 8 12 8c70 0 142 0 213 0z"><text:p/></draw:path><draw:path draw:style-name="gr46" draw:text-style-name="P84" svg:width="0.0787in" svg:height="0.0882in" svg:x="3.9815in" svg:y="0.0717in" svg:viewBox="0 0 201 225" svg:d="M78 154c4 1 8 1 12 1 58 0 111-50 111-105 0-30-17-50-43-50-44 0-68 60-76 87-5 12-11 36-14 43-35-5-58-22-58-49 10-24 3-38 29-70 1-1 3-3 3-4 0-4-4-3-5-4-4 0-6 0-11 8-18 24-26 59-26 74 0 31 21 58 61 66-15 55-17 60-17 63 0 10 7 11 11 11s10-1 12-7c2-5 5-22 11-64zM84 132c5-41 7-56 23-79 14-21 31-29 48-29 23 0 34 15 34 33 0 34-40 75-96 75-3 0-7 0-9 0z"><text:p/></draw:path><draw:path draw:style-name="gr47" draw:text-style-name="P84" svg:width="0.0685in" svg:height="0.0051in" svg:x="4.0823in" svg:y="0.0457in" svg:viewBox="0 0 175 14" svg:d="M165 14c3 0 10 0 10-7s-7-7-10-7c-53 0-104 0-156 0-4 0-9 0-9 7s5 7 9 7c52 0 103 0 156 0z"><text:p/></draw:path><draw:path draw:style-name="gr48" draw:text-style-name="P84" svg:width="0.0366in" svg:height="0.0642in" svg:x="4.1783in" svg:y="0.0079in" svg:viewBox="0 0 94 164" svg:d="M59 8c0-8-2-8-9-8-16 17-42 17-46 17-1 0-3 0-4 0 0 3 0 7 0 10 1 0 3 0 4 0 5 0 20 0 34-7 0 40 0 82 0 123 0 8 0 11-25 11-4 0-8 0-12 0 0 3 0 7 0 10 13 0 33 0 47 0 13 0 33 0 46 0 0-3 0-7 0-10-4 0-8 0-12 0-23 0-23-3-23-11 0-45 0-90 0-135z"><text:p/></draw:path><draw:path draw:style-name="gr49" draw:text-style-name="P84" svg:width="0.0327in" svg:height="0.1346in" svg:x="4.2504in" svg:y="0.0291in" svg:viewBox="0 0 84 343" svg:d="M77 0c-60 46-77 119-77 172 0 48 14 123 77 171 3 0 7 0 7-4 0-2-2-2-3-4-43-42-59-100-59-163 0-94 33-138 59-164 1-1 3-2 3-4 0-4-4-4-7-4z"><text:p/></draw:path><draw:path draw:style-name="gr50" draw:text-style-name="P84" svg:width="0.0669in" svg:height="0.0606in" svg:x="4.2988in" svg:y="0.0717in" svg:viewBox="0 0 171 155" svg:d="M64 115c-3 12-14 31-30 31-1 0-10 0-17-6 13-4 13-17 13-18 0-9-5-13-12-13-9 0-18 9-18 21 0 17 17 25 33 25 15 0 28-9 36-25 8 18 25 25 38 25 38 0 58-43 58-53 0-4-4-3-6-4-5 0-5 1-6 6-7 23-26 42-45 42-13 0-19-10-19-23 0-10 8-40 17-78 6-27 21-35 31-35 1 0 11 0 17 4-9 3-13 13-13 20s4 12 12 12c6 0 18-7 18-21 0-19-21-25-33-25-17 0-30 11-36 24-5-14-21-24-38-24-37 0-57 42-57 52 0 5 3 4 5 5 5 0 5-1 6-7 8-26 29-40 45-40 10 0 19 5 19 22 0 7-4 24-8 37-3 15-6 30-10 46z"><text:p/></draw:path><draw:path draw:style-name="gr51" draw:text-style-name="P84" svg:width="0.0756in" svg:height="0.0657in" svg:x="4.385in" svg:y="0.0846in" svg:viewBox="0 0 193 168" svg:d="M30 147c-3 7-3 10-20 10-6 0-10 0-10 7 0 4 4 4 8 4 34 0 66 0 100 0 41 0 75-28 75-53 0-16-13-31-45-35 23-4 55-20 55-45 0-20-22-35-53-35-32 0-63 0-94 0-6 0-8 0-8 7 0 4 2 4 8 4 2 0 10 0 14 2 0 2 0 2 0 5-10 44-20 86-30 129zM68 76c5-20 9-38 14-58 2-7 2-7 11-7 14 0 28 0 43 0 22 0 32 11 32 25 0 20-24 40-56 40-14 0-30 0-44 0zM57 157c-1 0-5 0-7-2 1-1 1-1 1-4 5-22 10-45 16-67 18 0 37 0 56 0 23 0 35 15 35 31 0 24-27 42-56 42-15 0-30 0-45 0z"><text:p/></draw:path><draw:path draw:style-name="gr52" draw:text-style-name="P84" svg:width="0.0319in" svg:height="0.1346in" svg:x="4.4906in" svg:y="0.0291in" svg:viewBox="0 0 82 343" svg:d="M5 0c-1 0-5 0-5 4 0 2 0 3 3 6 27 26 58 73 58 162 0 72-21 126-56 160-5 5-5 4-5 7 0 1 0 4 4 4s34-22 55-64c14-30 23-66 23-107 0-49-13-124-77-172z"><text:p/></draw:path><draw:path draw:style-name="gr53" draw:text-style-name="P84" svg:width="0.0244in" svg:height="0.1933in" svg:x="4.5421in" svg:y="0in" svg:viewBox="0 0 63 492" svg:d="M63 0c-21 0-42 0-63 0 0 7 0 13 0 20 14 0 30 0 44 0 0 151 0 301 0 452-14 0-30 0-44 0 0 6 0 13 0 20 21 0 42 0 63 0 0-164 0-328 0-492z"><text:p/></draw:path><draw:path draw:style-name="gr54" draw:text-style-name="P84" svg:width="0.0429in" svg:height="0.0854in" svg:x="3.6157in" svg:y="0.4378in" svg:viewBox="0 0 110 218" svg:d="M67 78c10 0 22 0 32 0 5 0 11 0 11-7 0-5-6-5-11-5-10 0-19 0-30 0 4-17 8-34 12-51 0-1 1-2 1-4 0-7-5-11-11-11-8 0-14 6-15 14-2 8 1-7-13 52-10 0-22 0-33 0-5 0-10 0-10 8 0 4 4 4 10 4 11 0 20 0 30 0-6 27-11 55-18 82-2 8-5 21-5 25 0 21 16 33 34 33 36 0 56-49 56-53s-4-4-5-4c-4 0-4 0-7 7-9 21-26 41-43 41-6 0-12-5-12-17 0-4 2-11 3-14 8-34 16-66 24-100z"><text:p/></draw:path><draw:path draw:style-name="gr55" draw:text-style-name="P84" svg:width="0.0925in" svg:height="0.0358in" svg:x="3.6736in" svg:y="0.4705in" svg:viewBox="0 0 236 92" svg:d="M225 17c5 0 11 0 11-9 0-8-6-8-11-8-71 0-141 0-212 0-5 0-13 0-13 8 0 9 8 9 13 9 71 0 141 0 212 0zM225 92c5 0 11 0 11-8s-6-8-11-8c-71 0-141 0-212 0-5 0-13 0-13 8s8 8 13 8c71 0 141 0 212 0z"><text:p/></draw:path><draw:path draw:style-name="gr56" draw:text-style-name="P84" svg:width="0.0193in" svg:height="0.135in" svg:x="3.7929in" svg:y="0.4209in" svg:viewBox="0 0 50 344" svg:d="M50 344c0-5 0-11 0-16-12 0-23 0-34 0 0-104 0-208 0-311 11 0 22 0 34 0 0-6 0-11 0-17-17 0-33 0-50 0 0 115 0 230 0 344 17 0 33 0 50 0z"><text:p/></draw:path><draw:path draw:style-name="gr57" draw:text-style-name="P84" svg:width="0.0421in" svg:height="0.0854in" svg:x="3.822in" svg:y="0.4378in" svg:viewBox="0 0 108 218" svg:d="M65 78c11 0 22 0 33 0 6 0 10 0 10-7 0-5-4-5-9-5-10 0-21 0-31 0 4-17 8-34 12-51 1-1 1-2 1-4 0-7-4-11-10-11-8 0-14 6-16 14-3 8 2-7-12 52-10 0-22 0-33 0-6 0-10 0-10 8 0 4 4 4 9 4 11 0 21 0 31 0-6 27-13 55-19 82-1 8-5 21-5 25 0 21 17 33 35 33 35 0 55-49 55-53s-3-3-4-4c-4 0-5 0-8 7-8 21-25 41-43 41-7 0-11-5-11-17 0-4 2-11 2-14 8-34 15-66 23-100z"><text:p/></draw:path><draw:path draw:style-name="gr58" draw:text-style-name="P84" svg:width="0.0752in" svg:height="0.0689in" svg:x="3.8807in" svg:y="0.4724in" svg:viewBox="0 0 192 176" svg:d="M142 7c0-6-1-7-6-7s-7 1-9 6c-30 46-60 93-90 140-10 14-17 18-33 19-4 0-4 6-4 7 0 3 3 4 4 4 3 0 6-1 10-1s8 0 12 0 8 0 12 0 9 1 13 1c3 0 5 0 5-7 0-4-2-4-4-4-1 0-10-1-10-7 0-3 2-7 4-10 5-8 11-16 17-25 1-3 1-3 5-3 23 0 47 0 70 0 0 3 0 5 2 7 0 6 5 30 5 33 0 5-14 5-16 5-4 0-8 0-8 7 0 2 3 4 6 4 4 0 9-1 14-1 7 0 12 0 17 0s9 0 14 0c6 0 11 1 15 1s5-2 5-7c0-4-3-4-7-4-15 0-15-1-15-7-9-50-19-101-28-151zM123 31c4 26 9 52 13 78-22 0-43 0-65 0 16-26 35-52 52-78z"><text:p/></draw:path><draw:path draw:style-name="gr59" draw:text-style-name="P84" svg:width="0.0925in" svg:height="0.0358in" svg:x="3.9831in" svg:y="0.4705in" svg:viewBox="0 0 236 92" svg:d="M223 17c6 0 13 0 13-9 0-8-7-8-13-8-70 0-141 0-211 0-5 0-12 0-12 8 0 9 7 9 12 9 70 0 141 0 211 0zM223 92c6 0 13 0 13-8s-7-8-13-8c-70 0-141 0-211 0-5 0-12 0-12 8s7 8 12 8c70 0 141 0 211 0z"><text:p/></draw:path><draw:path draw:style-name="gr60" draw:text-style-name="P84" svg:width="0.0787in" svg:height="0.0882in" svg:x="4.0937in" svg:y="0.463in" svg:viewBox="0 0 201 225" svg:d="M80 155c2 0 6 0 10 0 58 0 111-50 111-105 0-30-17-50-42-50-44 0-68 60-77 87-4 12-11 36-13 43-35-5-57-22-57-49 9-22 1-38 27-68 3-3 3-5 3-6 0-4-4-4-5-4-3 0-4 0-11 8-18 24-26 59-26 74 0 31 21 58 63 68-17 53-19 58-19 63 0 8 7 9 11 9 2 0 10-1 13-7 3-5 5-22 12-63zM84 132c6-40 9-56 24-77s32-31 47-31c23 0 34 15 34 33 0 35-40 75-95 75-3 0-8 0-10 0z"><text:p/></draw:path><draw:path draw:style-name="gr61" draw:text-style-name="P84" svg:width="0.0685in" svg:height="0.0051in" svg:x="4.1945in" svg:y="0.4571in" svg:viewBox="0 0 175 14" svg:d="M165 14c3 0 10 0 10-7s-7-7-10-7c-51 0-104 0-155 0-3 0-10 0-10 7s7 7 10 7c51 0 104 0 155 0z"><text:p/></draw:path><draw:path draw:style-name="gr62" draw:text-style-name="P84" svg:width="0.037in" svg:height="0.0642in" svg:x="4.2906in" svg:y="0.4193in" svg:viewBox="0 0 95 164" svg:d="M59 7c0-7 0-7-8-7-17 15-42 15-47 15-1 0-3 0-4 0 0 5 0 7 0 12 1 0 3 0 4 0 5 0 21 0 34-7 0 40 0 82 0 123 0 7 0 10-25 10-4 0-6 0-10 0 0 4 0 7 0 11 11-2 32-2 45-2s34 0 47 2c0-4 0-7 0-11-4 0-8 0-11 0-25 0-25-3-25-10 0-45 0-91 0-136z"><text:p/></draw:path><draw:path draw:style-name="gr63" draw:text-style-name="P84" svg:width="0.0327in" svg:height="0.135in" svg:x="4.363in" svg:y="0.4209in" svg:viewBox="0 0 84 344" svg:d="M77 0c-61 46-77 119-77 172 0 48 13 123 77 172 3 0 7 0 7-4 0-3-2-3-4-5-43-42-59-100-59-163 0-92 34-138 60-164 1-1 3-2 3-4 0-4-4-4-7-4z"><text:p/></draw:path><draw:path draw:style-name="gr64" draw:text-style-name="P84" svg:width="0.0673in" svg:height="0.0606in" svg:x="4.411in" svg:y="0.463in" svg:viewBox="0 0 172 155" svg:d="M64 115c-3 12-13 31-30 31-5-2-10 0-17-6 13-4 14-17 14-18 0-7-5-13-13-13-9 0-18 9-18 21 0 17 18 25 34 25 14 0 27-9 35-25 8 18 26 25 39 25 37 0 57-43 57-53 0-4-4-4-6-4-4 0-5 1-6 6-7 23-26 42-43 42-13 0-20-10-20-23 0-8 8-40 16-78 6-27 21-35 32-35 6 1 11 0 17 4-10 3-14 13-14 20s5 12 13 12 18-7 18-21c0-19-21-25-34-25-15 0-28 11-36 24-5-14-20-24-38-24-37 0-56 42-56 53 0 4 4 4 5 4 4 0 4-1 7-5 7-28 27-42 43-42 10 0 19 5 19 22 0 7-4 24-6 37-4 15-8 30-12 46z"><text:p/></draw:path><draw:path draw:style-name="gr65" draw:text-style-name="P84" svg:width="0.0752in" svg:height="0.0689in" svg:x="4.4961in" svg:y="0.4724in" svg:viewBox="0 0 192 176" svg:d="M142 7c0-6-1-7-6-7s-7 1-9 6c-30 46-60 93-90 140-10 14-17 18-33 19-4 0-4 6-4 7 0 3 3 4 4 4 3 0 6-1 10-1s8 0 12 0 8 0 12 0 9 1 13 1c1 0 5 0 5-7 0-4-2-4-4-4-1 0-10-1-10-7 0-3 2-7 4-10 5-8 11-16 17-25 1-3 1-3 5-3 23 0 47 0 70 0 0 3 0 5 2 7 0 6 5 30 5 33 0 5-14 5-16 5-4 0-8 0-8 7 0 2 3 4 4 4 6 0 11-1 16-1s12 0 17 0c4 0 9 0 14 0 4 0 11 1 15 1s5-2 5-7c0-4-4-4-7-4-15 0-15-1-15-7-9-50-19-101-28-151zM123 31c4 26 9 52 13 78-22 0-43 0-65 0 16-26 35-52 52-78z"><text:p/></draw:path><draw:path draw:style-name="gr66" draw:text-style-name="P84" svg:width="0.0319in" svg:height="0.135in" svg:x="4.5984in" svg:y="0.4209in" svg:viewBox="0 0 82 344" svg:d="M5 0c-1 0-5 0-5 4 0 2 0 3 3 6 27 26 58 73 58 162 0 72-21 126-56 160-5 5-5 5-5 8 0 2 0 4 4 4s34-23 55-65c14-30 23-66 23-107 0-49-13-124-77-172z"><text:p/></draw:path><draw:path draw:style-name="gr67" draw:text-style-name="P84" svg:width="0.0193in" svg:height="0.135in" svg:x="4.65in" svg:y="0.4209in" svg:viewBox="0 0 50 344" svg:d="M50 0c-17 0-33 0-50 0 0 6 0 11 0 17 12 0 22 0 34 0 0 103 0 207 0 311-12 0-22 0-34 0 0 5 0 11 0 16 17 0 33 0 50 0 0-114 0-229 0-344z"><text:p/></draw:path><draw:path draw:style-name="gr68" draw:text-style-name="P84" svg:width="0.0902in" svg:height="0.1756in" svg:x="4.7354in" svg:y="0.2102in" svg:viewBox="0 0 230 447" svg:d="M145 150c13 0 26 0 39 0 9 0 13 0 13-10 0-6-4-6-12-6-13 0-24 0-37 0 2-18 6-37 9-56 2-9 9-44 11-51 4-9 12-16 21-16 3 0 15 0 23 9-20 1-25 19-25 26 0 11 9 17 17 17 13 0 26-11 26-29 0-23-21-34-41-34-15 0-44 8-57 57-4 10-5 16-16 77-10 0-21 0-31 0-9 0-14 0-14 10 0 6 3 6 13 6s19 0 30 0c-12 64-23 129-34 194-9 48-17 93-41 93-1 0-13 0-22-10 22-1 26-18 26-26 0-12-9-17-17-17-12 0-26 11-26 29 0 23 21 34 39 34 26 0 45-28 52-48 15-31 25-90 27-94 9-52 18-103 27-155z"><text:p/></draw:path><draw:path draw:style-name="gr69" draw:text-style-name="P84" svg:width="0.0417in" svg:height="0.1933in" svg:x="4.8819in" svg:y="0.2016in" svg:viewBox="0 0 107 492" svg:d="M107 487c0-1 0-2-8-11-57-61-73-155-73-230 0-85 18-172 75-232 6-7 6-7 6-8 0-5-3-6-5-6-5 0-46 34-73 97-24 53-29 107-29 149 0 38 5 97 30 153 27 60 67 93 72 93 2 0 5-2 5-5z"><text:p/></draw:path><draw:path draw:style-name="gr70" draw:text-style-name="P84" svg:width="0.1024in" svg:height="0.1276in" svg:x="4.9429in" svg:y="0.261in" svg:viewBox="0 0 261 325" svg:d="M56 301c-2 7-2 7-2 10 0 11 9 14 13 14 2 0 13-2 17-13 1-4 3-21 15-89 4 0 8 0 16 0 76 0 146-77 146-154 0-40-17-69-52-69-67 0-94 95-122 192-49-10-74-38-74-73 0-14 11-69 38-102 4-4 3-4 4-6 0-3-1-5-7-5-13 0-48 71-48 119 0 46 31 81 80 93-8 27-16 55-24 83zM119 195c-4 0-4 0-8 0-5 0-7-2-7-3 0-2 8-46 10-53 14-63 51-110 91-110 31 0 44 27 44 49 0 56-60 117-130 117z"><text:p/></draw:path><draw:path draw:style-name="gr71" draw:text-style-name="P84" svg:width="0.0417in" svg:height="0.1933in" svg:x="5.1004in" svg:y="0.2016in" svg:viewBox="0 0 107 492" svg:d="M107 487c0-1 0-2-8-11-57-61-73-155-73-230 0-85 18-172 75-232 6-7 6-7 6-8 0-5-3-6-5-6-4 0-46 34-73 97-24 53-29 107-29 149 0 38 5 97 30 153 27 60 68 93 72 93 2 0 5-2 5-5z"><text:p/></draw:path><draw:path draw:style-name="gr72" draw:text-style-name="P84" svg:width="0.0551in" svg:height="0.1224in" svg:x="5.1571in" svg:y="0.2256in" svg:viewBox="0 0 141 312" svg:d="M84 111c14 0 28 0 43 0 9 0 14 0 14-10 0-6-5-6-13-6-13 0-27 0-41 0 17-70 20-80 20-82 0-9-6-13-14-13-2 0-13 0-19 17-5 26-11 52-17 78-14 0-28 0-43 0-9 0-14 0-14 10 0 6 4 6 13 6 13 0 27 0 41 0-33 140-36 148-36 156 0 27 17 45 42 45 47 0 73-71 73-75 0-5-2-5-5-5-4 0-4 2-7 7-19 51-44 63-60 63-9 0-14-7-14-23 0-12 1-16 3-23 11-49 22-96 34-145z"><text:p/></draw:path><draw:path draw:style-name="gr73" draw:text-style-name="P84" svg:width="0.0413in" svg:height="0.1933in" svg:x="5.2283in" svg:y="0.2016in" svg:viewBox="0 0 106 492" svg:d="M106 246c0-39-4-98-30-154-28-60-67-92-72-92-3 0-4 1-4 6 0 1 0 1 9 11 45 47 71 126 71 229 0 84-17 170-75 233-5 6-5 7-5 8 0 3 1 5 4 5 5 0 47-34 73-96 24-54 29-109 29-150z"><text:p/></draw:path><draw:path draw:style-name="gr74" draw:text-style-name="P84" svg:width="0.0413in" svg:height="0.1933in" svg:x="5.2988in" svg:y="0.2016in" svg:viewBox="0 0 106 492" svg:d="M106 246c0-39-5-98-30-154-28-60-67-92-72-92-3 0-4 1-4 6 0 1 0 1 8 11 46 47 72 126 72 229 0 84-17 170-75 233-5 6-5 7-5 8 0 3 1 5 4 5 5 0 46-34 73-96 24-54 29-109 29-150z"><text:p/></draw:path><draw:path draw:style-name="gr75" draw:text-style-name="P84" svg:width="0.0185in" svg:height="0.0201in" svg:x="5.4146in" svg:y="0.2874in" svg:viewBox="0 0 48 52" svg:d="M48 27c0-16-11-27-24-27-14 0-24 11-24 27 0 14 10 25 24 25 13 0 24-11 24-25z"><text:p/></draw:path><draw:path draw:style-name="gr76" draw:text-style-name="P84" svg:width="0.0886in" svg:height="0.1358in" svg:x="5.4953in" svg:y="0.2126in" svg:viewBox="0 0 226 346" svg:d="M159 314c0 9 0 21 0 32 23-3 45-4 67-6 0-5 0-10 0-14-31 0-35-4-35-28 0-99 0-199 0-298-23 1-45 4-67 6 0 4 0 9 0 14 33 0 37 4 37 28 0 35 0 71 0 106-15-18-34-31-59-31-54 0-102 49-102 112 0 62 44 111 97 111 30 0 51-17 62-32zM159 182c0 34 0 67 0 101 0 8 0 10-5 18-14 24-35 35-55 35-21 0-36-14-48-32-12-20-13-48-13-69 0-18 1-47 14-70 9-15 28-31 52-31 16 0 36 7 50 30 5 8 5 10 5 18z"><text:p/></draw:path><draw:path draw:style-name="gr77" draw:text-style-name="P84" svg:width="0.0413in" svg:height="0.1933in" svg:x="5.6378in" svg:y="0.2016in" svg:viewBox="0 0 106 492" svg:d="M106 487c0-1 0-2-8-11-58-61-72-155-72-230 0-85 17-172 75-232 5-7 5-7 5-8 0-5-2-6-4-6-5 0-46 34-73 97-24 53-29 107-29 149 0 38 4 97 30 153 27 60 67 93 72 93 2 0 4-2 4-5z"><text:p/></draw:path><draw:path draw:style-name="gr78" draw:text-style-name="P84" svg:width="0.1024in" svg:height="0.1276in" svg:x="5.6988in" svg:y="0.261in" svg:viewBox="0 0 261 325" svg:d="M55 301c-1 7-3 7-3 10 0 11 9 14 15 14 1 0 11-2 17-13 1-4 2-21 15-89 4 0 8 0 16 0 76 0 146-77 146-154 0-40-18-69-52-69-67 0-94 95-122 192-49-10-75-38-75-73 0-14 10-69 38-102 4-4 2-4 4-6 0-3-2-5-6-5-13 0-48 71-48 119 0 46 30 81 80 93-8 27-17 55-25 83zM119 195c-4 0-5 0-9 0-6 0-6-2-6-3 0-2 8-46 10-53 14-63 49-110 90-110 32 0 44 27 44 49 0 56-59 117-129 117z"><text:p/></draw:path><draw:path draw:style-name="gr79" draw:text-style-name="P84" svg:width="0.0417in" svg:height="0.1933in" svg:x="5.8181in" svg:y="0.2016in" svg:viewBox="0 0 107 492" svg:d="M107 246c0-39-5-98-30-154-27-60-68-92-72-92-2 0-5 1-5 6 0 1 0 1 9 11 46 47 72 126 72 229 0 84-17 170-74 233-7 6-7 7-7 8 0 3 3 5 5 5 4 0 46-34 73-96 24-54 29-109 29-150z"><text:p/></draw:path><draw:path draw:style-name="gr80" draw:text-style-name="P84" svg:width="0.0417in" svg:height="0.1933in" svg:x="5.926in" svg:y="0.2016in" svg:viewBox="0 0 107 492" svg:d="M107 487c0-1 0-2-8-11-57-61-72-155-72-230 0-85 17-172 74-232 6-7 6-7 6-8 0-5-1-6-5-6s-46 34-72 97c-23 53-30 107-30 149 0 38 5 97 31 153 28 60 67 93 71 93s5-2 5-5z"><text:p/></draw:path><draw:path draw:style-name="gr81" draw:text-style-name="P84" svg:width="0.0551in" svg:height="0.1224in" svg:x="5.9827in" svg:y="0.2256in" svg:viewBox="0 0 141 312" svg:d="M85 111c14 0 29 0 43 0 9 0 13 0 13-10 0-6-4-6-13-6-13 0-26 0-39 0 15-70 18-80 18-82 0-9-5-13-13-13-1 0-14 0-18 17-7 26-12 52-19 78-14 0-28 0-43 0-9 0-14 0-14 10 0 6 4 6 13 6 13 0 27 0 41 0-33 140-36 148-36 156 0 27 19 45 43 45 47 0 74-71 74-75 0-5-4-5-7-5-4 0-4 2-7 7-19 51-44 63-60 63-9 0-13-7-13-23 0-12 0-16 3-23 12-49 22-96 34-145z"><text:p/></draw:path><draw:path draw:style-name="gr82" draw:text-style-name="P84" svg:width="0.0417in" svg:height="0.1933in" svg:x="6.0539in" svg:y="0.2016in" svg:viewBox="0 0 107 492" svg:d="M107 246c0-39-5-98-30-154-29-60-68-92-72-92-2 0-5 1-5 6 0 1 0 1 9 11 45 47 71 126 71 229 0 84-17 170-73 233-7 6-7 7-7 8 0 3 3 5 5 5 4 0 46-34 73-96 24-54 29-109 29-150z"><text:p/></draw:path></draw:g></draw:g></text:p><text:p text:style-name="Text_20_body"><text:s text:c="2"/></text:p></draw:text-box></draw:frame><text:soft-page-break/><text:span text:style-name="T25">Ensuite, il y a le corol</text:span><text:span text:style-name="T26">l</text:span><text:span text:style-name="T25">aire </text:span><text:span text:style-name="T26">(cette fois-ci on cherche à partir d’une intégrale packée pour l’expand </text:span><text:span text:style-name="T27">en posant </text:span><text:span text:style-name="T27"><draw:g text:anchor-type="as-char" svg:y="-0.1445in" draw:z-index="84" draw:style-name="gr1"><svg:title>TexMaths</svg:title><svg:desc>14§display§x=g\left(u\right)§svg§600§FALSE§</svg:desc><draw:g draw:style-name="gr2"><draw:path draw:style-name="gr83" draw:text-style-name="P83" svg:width="0.7217in" svg:height="0.1724in" svg:x="0.0047in" svg:y="0.0098in" svg:viewBox="0 0 1834 439" svg:d="M919 439c-307 0-612 0-919 0 0-147 0-292 0-439 612 0 1222 0 1834 0 0 147 0 292 0 439-305 0-610 0-915 0z"><text:p/></draw:path><draw:path draw:style-name="gr84" draw:text-style-name="P84" svg:width="0.0961in" svg:height="0.087in" svg:x="0.0004in" svg:y="0.0598in" svg:viewBox="0 0 245 222" svg:d="M151 69c3-13 14-58 48-58 3 0 14 0 25 6-14 3-24 15-24 26 0 9 6 19 18 19s27-10 27-30c0-25-28-32-45-32-29 0-46 27-52 38-12-32-39-38-53-38-52 0-80 63-80 76 0 5 6 5 7 5 3 0 5-1 6-5 17-52 49-65 66-65 10 0 26 4 26 32 0 16-8 49-26 118-7 31-25 50-46 50-3 0-14 0-26-5 13-3 24-13 24-27s-11-17-18-17c-15 0-28 13-28 28 0 23 25 32 46 32 34 0 51-35 52-37 6 18 24 37 53 37 51 0 79-63 79-75 0-4-5-4-6-4-4 0-6 1-6 4-16 53-50 64-65 64-20 0-27-15-27-32 0-11 3-21 8-43 6-23 12-45 17-67z"><text:p/></draw:path><draw:path draw:style-name="gr85" draw:text-style-name="P84" svg:width="0.1287in" svg:height="0.0453in" svg:x="0.1701in" svg:y="0.074in" svg:viewBox="0 0 328 116" svg:d="M311 21c7 0 17-1 17-11s-10-10-17-10c-98 0-196 0-294 0-7 0-17 0-17 10s10 11 17 11c98 0 196 0 294 0zM311 116c7 0 17 0 17-10 0-11-10-11-17-11-98 0-196 0-294 0-7 0-17 0-17 11 0 10 10 10 17 10 98 0 196 0 294 0z"><text:p/></draw:path><draw:path draw:style-name="gr86" draw:text-style-name="P84" svg:width="0.089in" svg:height="0.124in" svg:x="0.3661in" svg:y="0.0598in" svg:viewBox="0 0 227 316" svg:d="M225 32c0-3 2-5 2-8 0-9-7-14-16-14-4 0-18 4-19 21-9-18-27-31-46-31-56 0-117 69-117 140 0 47 30 77 65 77 29 0 53-23 57-28h2c-12 43-12 42-17 64-2 6-18 52-72 52-8 0-25 0-39-4 16-4 21-17 21-25 0-9-5-17-19-17-10 0-27 8-27 28 0 19 18 29 66 29 61 0 96-38 105-66 18-72 36-145 54-218zM161 154c-3 12-14 25-25 35-10 8-25 17-39 17-26 0-33-26-33-45 0-24 14-81 27-106 14-24 35-44 56-44 32 0 39 39 39 42s-1 6-1 7c-9 31-16 62-24 94z"><text:p/></draw:path><draw:path draw:style-name="gr87" draw:text-style-name="P84" svg:width="0.0449in" svg:height="0.1925in" svg:x="0.5134in" svg:y="0.0004in" svg:viewBox="0 0 115 490" svg:d="M115 484c0-1 0-1-9-10-61-63-77-155-77-229 0-86 19-171 79-231 7-7 7-7 7-8 0-5-2-6-6-6s-49 34-77 97c-25 53-32 107-32 148 0 38 6 96 34 152 29 60 71 93 75 93s6-2 6-6z"><text:p/></draw:path><draw:path draw:style-name="gr88" draw:text-style-name="P84" svg:width="0.0992in" svg:height="0.087in" svg:x="0.5752in" svg:y="0.0598in" svg:viewBox="0 0 253 222" svg:d="M158 190c6 20 23 32 44 32 18 0 29-11 36-26 8-18 15-48 15-49 0-4-4-4-5-4-6 0-6 1-7 8-7 27-17 60-38 60-10 0-14-5-14-22 0-11 6-34 10-51 4-18 8-36 12-53 3-7 7-26 9-33 3-11 8-30 8-32 0-10-7-14-14-14-3 0-15 0-19 16-10 37-31 122-38 149 0 1-20 40-56 40-25 0-30-21-30-39 0-28 14-67 27-101 6-14 8-21 8-30 0-23-16-41-40-41-48 0-66 71-66 76s6 5 7 5c4 0 6-1 7-10 13-42 31-60 50-60 5 0 13 0 13 16 0 12-6 26-8 33-19 49-30 80-30 104 0 46 34 58 60 58 34 0 51-22 59-32z"><text:p/></draw:path><draw:path draw:style-name="gr89" draw:text-style-name="P84" svg:width="0.0449in" svg:height="0.1925in" svg:x="0.6917in" svg:y="0.0004in" svg:viewBox="0 0 115 490" svg:d="M115 245c0-38-6-97-32-153-30-60-73-92-77-92-3 0-6 3-6 6 0 1 0 1 10 11 47 47 75 126 75 228 0 82-18 169-78 231-7 7-7 7-7 8 0 3 3 6 6 6 4 0 49-34 78-97 25-53 31-108 31-148z"><text:p/></draw:path></draw:g></draw:g></text:span><text:span text:style-name="T27"><text:s/></text:span><text:span text:style-name="T26">)</text:span><text:span text:style-name="T24">:</text:span></text:p>
      <text:p text:style-name="P60"><text:s/></text:p>
      <text:p text:style-name="P60"/>
      <text:p text:style-name="P59"/>
      <text:p text:style-name="P59"/>
      <text:p text:style-name="P59"><text:tab/></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6"/>
      <text:p text:style-name="P16"/>
      <text:p text:style-name="P62">⇒ le truc particulier ici est que la fonction expand a besoin d’être bijective.</text:p>
      <text:p text:style-name="P70">Remarque importante, dans la mécanique classique, toutes les grandeurs sont des fonctions du temps et à chaque instant ne correspond qu’une seule <text:span text:style-name="T43">valeur de la </text:span>grandeur, donc le passage d’un temps à une <text:span text:style-name="T43">valeur de la </text:span>grandeur ne posera jamais problème <text:span text:style-name="T43">dans ce cas. L’inverse n’est pas vrai.</text:span></text:p>
      <text:p text:style-name="P16"><text:soft-page-break/>Du coup, quand on se trouve dans le cas d’un changement de variable au sein d’une intégrale parce que la variable d’intégration ne correspond pas aux bornes, par exemple:</text:p>
      <text:p text:style-name="P19"><draw:g text:anchor-type="as-char" svg:y="-0.2992in" draw:z-index="19" draw:name="Shape33" draw:style-name="gr131"><svg:title>TexMaths</svg:title><svg:desc>14§display§\text{W}_1=\int _{t=t_A}^{t_B}\text{d}z=\int _{z=z_A}^{z_B}\text{d}z=\left(z_B-z_A\right)§svg§600§FALSE§</svg:desc><draw:g draw:style-name="gr2"><draw:path draw:style-name="gr132" draw:text-style-name="P83" svg:width="3.2878in" svg:height="0.4752in" svg:x="0.0059in" svg:y="0.0102in" svg:viewBox="0 0 8352 1208" svg:d="M0 0c2784 0 5569 0 8352 0 0 403 0 805 0 1208-2783 0-5568 0-8352 0 0-403 0-805 0-1208z"><text:p/></draw:path><draw:path draw:style-name="gr133" draw:text-style-name="P84" svg:width="0.1921in" svg:height="0.1358in" svg:x="-0.0004in" svg:y="0.1681in" svg:viewBox="0 0 489 346" svg:d="M438 48c10-28 31-33 51-33 0-5 0-9 0-15-16 1-31 1-45 1-16 0-46-1-59-1 0 6 0 10 0 15 32 0 42 17 42 26 0 4-1 7-1 9-26 76-49 153-75 229-26-80-51-161-78-241-1-3-1-6-1-9 0-14 28-14 40-14 0-5 0-9 0-15-18 1-52 1-70 1-19 0-39-1-60-1 0 6 0 10 0 15 28 0 39 0 45 17 4 11 7 24 11 35-22 70-46 142-69 212-26-82-53-161-79-243 0-1 0-5 0-7 0-14 28-14 40-14 0-5 0-9 0-15-18 1-52 1-70 1-19 0-39-1-60-1 0 6 0 10 0 15 38 0 39 3 45 21 33 101 66 201 99 301 2 5 3 9 9 9 7 0 8-3 9-10 27-84 55-167 82-249 28 84 54 166 82 250 2 5 3 9 9 9 7 0 8-3 9-10 31-97 63-192 94-288z"><text:p/></draw:path><draw:path draw:style-name="gr133" draw:text-style-name="P84" svg:width="0.0488in" svg:height="0.0894in" svg:x="0.2102in" svg:y="0.239in" svg:viewBox="0 0 125 228" svg:d="M78 10c0-10-1-10-11-10-22 22-53 22-67 22 0 5 0 9 0 13 8 0 31 0 50-10 0 59 0 116 0 175 0 11 0 17-35 17-4 0-8 0-12 0 0 3 0 7 0 11 5 0 47-1 60-1 11 0 55 1 62 1 0-4 0-8 0-11-5 0-9 0-13 0-34 0-34-6-34-17 0-63 0-127 0-190z"><text:p/></draw:path><draw:path draw:style-name="gr133" draw:text-style-name="P84" svg:width="0.1287in" svg:height="0.0449in" svg:x="0.3469in" svg:y="0.2291in" svg:viewBox="0 0 328 115" svg:d="M311 20c7 0 17 0 17-10s-10-10-17-10c-98 0-196 0-294 0-7 0-17 0-17 10s10 10 17 10c98 0 196 0 294 0zM311 115c7 0 17 0 17-10s-10-10-17-10c-98 0-196 0-294 0-7 0-17 0-17 10s10 10 17 10c98 0 196 0 294 0z"><text:p/></draw:path><draw:path draw:style-name="gr133" draw:text-style-name="P84" svg:width="0.1717in" svg:height="0.4291in" svg:x="0.5512in" svg:y="0.037in" svg:viewBox="0 0 437 1091" svg:d="M24 1068c15 0 24-11 24-24 0-16-13-23-24-23s-24 7-24 23c0 26 25 47 55 47 74 0 102-115 137-258 38-155 70-311 96-469 19-104 37-203 54-266 5-24 22-87 42-87 15 0 28 9 29 11-15 0-24 12-24 24 0 16 11 24 23 24s25-7 25-25c0-25-27-45-55-45-36 0-64 53-91 154-1 6-68 252-123 573-13 74-27 156-43 225-9 35-31 127-72 127-17 0-19-7-29-11z"><text:p/></draw:path><draw:path draw:style-name="gr133" draw:text-style-name="P84" svg:width="0.0453in" svg:height="0.0854in" svg:x="0.7398in" svg:y="0in" svg:viewBox="0 0 116 218" svg:d="M70 80c11 0 24 0 35 0 7 0 11 0 11-9 0-4-4-4-10-4-11 0-22 0-33 0 4-17 10-35 14-52 0-1 0-2 0-4 0-7-4-11-11-11-9 0-14 6-17 15-2 9 3-8-13 52-11 0-24 0-35 0-7 0-11 0-11 7 0 6 4 6 10 6 11 0 22 0 33 0-7 26-14 54-21 81-1 8-4 21-4 25 0 20 17 32 37 32 37 0 60-49 60-53 0-5-4-3-6-4-4 0-4 1-7 7-10 21-28 41-46 41-8 0-13-5-13-17 0-3 2-10 2-14 8-32 17-66 25-98z"><text:p/></draw:path><draw:path draw:style-name="gr133" draw:text-style-name="P84" svg:width="0.0811in" svg:height="0.0657in" svg:x="0.8043in" svg:y="0.0378in" svg:viewBox="0 0 207 168" svg:d="M31 147c-2 8-2 10-21 10-6 0-10 0-10 7 0 4 4 4 8 4 35 0 72 0 107 0 45 0 81-28 81-52 0-15-15-32-48-36 24-3 59-20 59-44 0-21-25-36-59-36-33 0-67 0-100 0-5 0-9 0-9 7 0 4 3 4 10 4 1 0 10 0 15 2 0 2 0 2-1 5-11 44-21 86-32 129zM73 77c4-20 10-38 14-57 3-9 3-9 12-9 16 0 30 0 45 0 25 0 37 13 37 25 0 20-27 41-62 41-15 0-31 0-46 0zM62 157c-3 0-6 0-9 0 0-3 0-3 2-4 5-23 11-45 16-68 20 0 40 0 59 0 25 0 38 14 38 30 0 24-29 42-59 42-15 0-32 0-47 0z"><text:p/></draw:path><draw:path draw:style-name="gr133" draw:text-style-name="P84" svg:width="0.0453in" svg:height="0.0854in" svg:x="0.6539in" svg:y="0.3913in" svg:viewBox="0 0 116 218" svg:d="M70 80c11 0 24 0 35 0 7 0 11 0 11-9 0-4-4-4-10-4-11 0-22 0-33 0 4-17 8-35 12-52 2-1 2-2 2-4 0-5-4-11-11-11-9 0-14 6-17 15s3-8-13 52c-11 0-24 0-35 0-7 0-11 0-11 7 0 6 4 6 10 6 11 0 22 0 33 0-7 26-14 54-21 81-1 8-5 21-5 25 0 20 18 32 38 32 37 0 60-47 60-51 0-6-4-5-6-6-4 0-5 1-8 7-9 22-27 41-46 41-7 0-12-5-12-17 0-3 2-10 2-14 8-32 17-66 25-98z"><text:p/></draw:path><draw:path draw:style-name="gr133" draw:text-style-name="P84" svg:width="0.0992in" svg:height="0.0358in" svg:x="0.7161in" svg:y="0.4236in" svg:viewBox="0 0 253 92" svg:d="M241 17c4 0 12 0 12-9 0-8-8-8-12-8-76 0-153 0-228 0-5 0-13 0-13 8 0 9 8 9 13 9 75 0 152 0 228 0zM241 92c4 0 12 0 12-8s-8-8-12-8c-76 0-153 0-228 0-5 0-13 0-13 8s8 8 13 8c75 0 152 0 228 0z"><text:p/></draw:path><draw:path draw:style-name="gr133" draw:text-style-name="P84" svg:width="0.0453in" svg:height="0.0854in" svg:x="0.8315in" svg:y="0.3913in" svg:viewBox="0 0 116 218" svg:d="M70 80c11 0 24 0 35 0 7 0 11 0 11-9 0-4-4-4-11-4-11 0-21 0-32 0 4-17 8-35 12-52 0-1 2-2 2-4 0-5-4-11-11-11-10 0-14 6-17 15s1-8-13 52c-11 0-24 0-35 0-7 0-11 0-11 7 0 6 4 6 10 6 11 0 21 0 32 0-7 26-13 54-20 81-2 8-5 21-5 25 0 20 18 32 38 32 37 0 58-47 58-51 0-6-4-6-5-6-4 0-4 1-7 7-10 22-27 41-46 41-7 0-12-5-12-17 0-3 2-10 2-14 8-32 17-66 25-98z"><text:p/></draw:path><draw:path draw:style-name="gr133" draw:text-style-name="P84" svg:width="0.0807in" svg:height="0.0689in" svg:x="0.8941in" svg:y="0.426in" svg:viewBox="0 0 206 176" svg:d="M153 7c0-6-2-7-7-7-6 0-7 3-10 6-32 46-65 93-97 140-10 15-18 19-35 19-4 0-3 4-4 7 0 3 3 4 4 4 3 0 7-1 11-1 5 0 7 0 12 0s9 0 14 0c4 0 9 1 14 1 1 0 5 0 5-7 0-4-3-4-4-4s-11 0-11-5 3-9 4-10c6-9 13-18 18-27 2-1 2-1 6-1 25 0 50 0 75 0 0 3 0 4 2 7 0 4 5 28 5 31 0 5-15 5-16 5-5 0-9 0-9 7 0 3 3 4 4 4 6 0 12-1 17-1 6 0 11 0 18 0 5 0 10 0 16 0 4 0 10 1 15 1 4 0 6-2 6-7 0-4-4-4-7-4-17 0-17-1-18-7-10-50-19-101-28-151zM130 31c6 26 10 53 16 80-24 0-47 0-70 0 18-27 36-54 54-80z"><text:p/></draw:path><draw:path draw:style-name="gr133" draw:text-style-name="P84" svg:width="0.0949in" svg:height="0.1362in" svg:x="1.0425in" svg:y="0.1665in" svg:viewBox="0 0 242 347" svg:d="M171 314c0 11 0 22 0 33 24-3 47-4 71-5 0-6 0-12 0-16-33 0-38-4-38-28 0-99 0-199 0-298-23 1-47 4-71 6 0 5 0 9 0 15 35 0 39 3 39 27 0 35 0 71 0 106-14-17-35-29-61-29-59 0-111 47-111 110s49 112 105 112c31 0 53-17 66-33zM171 182c0 34 0 67 0 101 0 10 0 10-6 18-15 24-36 35-59 35-21 0-39-13-50-32-14-20-15-48-15-67s1-48 15-70c11-16 29-33 56-33 17 0 38 9 53 30 6 8 6 10 6 18z"><text:p/></draw:path><draw:path draw:style-name="gr133" draw:text-style-name="P84" svg:width="0.0819in" svg:height="0.0874in" svg:x="1.1524in" svg:y="0.215in" svg:viewBox="0 0 209 223" svg:d="M43 176c27-29 41-42 59-56 0-1 31-26 48-44 47-47 59-70 59-72 0-4-5-3-6-4-4 0-6 0-8 4-14 24-26 32-37 32-12 0-18-7-25-15-8-11-17-21-34-21-36 0-60 45-60 56 0 1 2 4 7 4 4 0 4-1 6-4 10-24 38-24 42-24 10 0 19 4 31 7 19 9 25 9 37 9-16 21-58 56-68 64-14 14-30 27-44 41-33 33-50 61-50 64 0 6 4 6 6 6 4 0 4-2 7-7 12-17 26-31 42-31 11 0 16 4 29 19 8 10 17 19 31 19 49 0 77-63 77-76 0-3-2-6-6-6s-5 3-7 7c-11 31-42 41-59 41-9 0-18-3-29-6-17-7-24-8-34-8-1 0-9 0-14 1z"><text:p/></draw:path><draw:path draw:style-name="gr133" draw:text-style-name="P84" svg:width="0.128in" svg:height="0.0449in" svg:x="1.3071in" svg:y="0.2291in" svg:viewBox="0 0 326 115" svg:d="M309 20c9 0 17 0 17-10s-8-10-15-10c-98 0-198 0-296 0-7 0-15 0-15 10s8 10 17 10c98 0 194 0 292 0zM311 115c7 0 15 0 15-10s-8-10-17-10c-98 0-194 0-292 0-9 0-17 0-17 10s8 10 15 10c98 0 198 0 296 0z"><text:p/></draw:path><draw:path draw:style-name="gr133" draw:text-style-name="P84" svg:width="0.1709in" svg:height="0.4291in" svg:x="1.5118in" svg:y="0.037in" svg:viewBox="0 0 435 1091" svg:d="M22 1068c17 0 26-11 26-24 0-16-13-23-24-23-13 0-24 7-24 23 0 26 24 47 55 47 74 0 102-115 137-258 38-155 70-311 96-469 19-104 37-203 54-266 5-24 22-87 42-87 15 0 26 9 29 11-17 0-25 12-25 24 0 16 12 24 24 24 11 0 23-7 23-25 0-25-26-45-53-45-38 0-64 53-92 154-2 6-69 252-122 573-13 74-28 156-43 225-10 35-33 127-72 127-18 0-29-11-31-11z"><text:p/></draw:path><draw:path draw:style-name="gr133" draw:text-style-name="P84" svg:width="0.0618in" svg:height="0.0606in" svg:x="1.702in" svg:y="0.0256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20 8 10 10 17 15 28 15 36 0 60-42 60-53 0-4-4-4-5-4-5 0-6 1-7 6-7 16-27 25-44 25-8 0-17-2-25-4-15-3-18-3-25-3-3 0-6 0-7 0z"><text:p/></draw:path><draw:path draw:style-name="gr133" draw:text-style-name="P84" svg:width="0.0807in" svg:height="0.0657in" svg:x="1.7795in" svg:y="0.0378in" svg:viewBox="0 0 206 168" svg:d="M31 147c-2 8-2 10-21 10-6 0-10 0-10 7 0 4 4 4 8 4 35 0 72 0 107 0 45 0 80-28 80-52 0-15-14-32-48-36 25-3 59-20 59-44 0-21-24-36-58-36-33 0-67 0-100 0-5 0-9 0-9 7 0 4 3 4 9 4 2 0 11 0 16 2 0 2 0 2-1 5-11 44-21 86-32 129zM73 77c4-20 10-38 14-57 1-9 1-9 12-9 16 0 30 0 45 0 24 0 37 13 37 25 0 20-27 41-62 41-15 0-31 0-46 0zM60 157c-1 0-5 0-7 0 0-3 0-3 0-4 6-23 11-45 17-68 20 0 41 0 60 0 25 0 38 14 38 30 0 24-29 42-60 42-16 0-32 0-48 0z"><text:p/></draw:path><draw:path draw:style-name="gr133" draw:text-style-name="P84" svg:width="0.0618in" svg:height="0.0606in" svg:x="1.6165in" svg:y="0.4165in" svg:viewBox="0 0 158 155" svg:d="M36 122c10-9 16-16 45-39 7-6 34-27 44-37 21-19 33-38 33-42s-4-4-5-4c-3 0-5 1-6 4-11 16-18 21-27 21-4 0-8-1-19-11-11-11-20-14-27-14-28 0-46 31-46 41 0 2 3 4 6 4 4 0 4-2 5-4 6-13 25-14 31-14 7 0 17 2 21 4 20 4 22 4 31 4-10 8-16 15-49 41-27 22-35 30-42 37-21 20-31 35-31 38 0 4 4 4 6 4 4 0 4 0 5-2 10-14 21-21 32-21 5 0 10 0 19 8 11 10 18 15 29 15 36 0 60-42 60-53 0-4-4-4-7-4-4 0-4 1-5 6-7 16-27 25-44 25-8 0-17-2-25-4-17-3-18-3-25-3-3 0-6 0-9 0z"><text:p/></draw:path><draw:path draw:style-name="gr133" draw:text-style-name="P84" svg:width="0.0992in" svg:height="0.0358in" svg:x="1.6969in" svg:y="0.4236in" svg:viewBox="0 0 253 92" svg:d="M239 17c6 0 14 0 14-9 0-8-8-8-12-8-76 0-153 0-228 0-5 0-13 0-13 8 0 9 7 9 13 9 75 0 151 0 226 0zM241 92c4 0 12 0 12-8s-8-8-14-8c-75 0-151 0-226 0-6 0-13 0-13 8s8 8 13 8c75 0 152 0 228 0z"><text:p/></draw:path><draw:path draw:style-name="gr133" draw:text-style-name="P84" svg:width="0.0618in" svg:height="0.0606in" svg:x="1.8142in" svg:y="0.4165in" svg:viewBox="0 0 158 155" svg:d="M36 122c10-9 16-16 45-39 7-6 34-27 44-37 21-19 33-38 33-42s-4-4-5-4c-3 0-5 1-6 4-11 16-18 21-27 21-4 0-8-1-19-11-11-11-20-14-27-14-28 0-46 31-46 41 0 2 3 4 6 4 4 0 4-2 5-4 6-13 25-14 31-14 7 0 17 2 21 4 20 4 22 4 31 4-10 8-16 15-48 41-28 22-36 30-43 37-21 20-31 35-31 38 0 4 4 4 6 4 4 0 4 0 7-2 8-14 19-21 30-21 5 0 10 0 19 8 11 10 18 15 29 15 36 0 60-42 60-53 0-4-4-4-7-4s-4 1-5 6c-7 16-27 25-44 25-8 0-17-2-25-4-15-3-18-3-25-3-3 0-6 0-9 0z"><text:p/></draw:path><draw:path draw:style-name="gr133" draw:text-style-name="P84" svg:width="0.0807in" svg:height="0.0689in" svg:x="1.8906in" svg:y="0.426in" svg:viewBox="0 0 206 176" svg:d="M153 7c-2-6-2-7-7-7-6 0-7 3-10 6-32 46-65 93-97 140-10 15-19 19-35 19-4 0-3 4-4 7 0 3 1 3 3 4 4 0 8-1 11-1 4 0 8 0 13 0s9 0 14 0c4 0 9 1 14 1 1 0 5 0 5-7 0-4-3-4-4-4s-11 0-11-5 3-9 4-10c6-9 13-18 18-27 2-1 2-1 6-1 25 0 49 0 74 0 1 3 1 4 1 7 2 4 7 28 7 31 0 5-11 4-16 5-5 0-9 0-9 7 0 3 2 4 4 4 6 0 12-1 17-1 6 0 11 0 18 0 5 0 10 0 16 0 4 0 10 1 15 1 4 0 6-2 6-7 0-4-4-4-7-4-17 0-17-1-18-7-10-50-19-101-28-151zM130 31c6 26 10 53 16 80-24 0-47 0-70 0 18-27 36-54 54-80z"><text:p/></draw:path><draw:path draw:style-name="gr133" draw:text-style-name="P84" svg:width="0.0949in" svg:height="0.1362in" svg:x="2.0386in" svg:y="0.1665in" svg:viewBox="0 0 242 347" svg:d="M171 314c0 11 0 22 0 33 24-3 47-4 71-5 0-6 0-12 0-16-33 0-38-4-38-28 0-99 0-199 0-298-23 1-47 4-71 6 0 5 0 9 0 15 35 0 39 3 39 27 0 35 0 71 0 106-14-17-36-29-63-29-57 0-109 47-109 110s49 112 105 112c31 0 53-17 66-33zM171 182c0 34 0 67 0 101 0 10 0 10-6 18-15 24-38 35-59 35s-39-13-51-32c-13-20-14-48-14-67s1-48 15-70c11-16 29-33 56-33 17 0 38 9 53 30 6 8 6 10 6 18z"><text:p/></draw:path><draw:path draw:style-name="gr133" draw:text-style-name="P84" svg:width="0.0819in" svg:height="0.0874in" svg:x="2.1476in" svg:y="0.215in" svg:viewBox="0 0 209 223" svg:d="M45 176c26-29 40-42 59-56 0-1 30-26 47-44 48-47 58-70 58-72 0-4-3-3-5-4-4 0-5 0-8 4-14 24-25 32-36 32-12 0-19-7-26-15-9-11-18-21-33-21-38 0-60 45-60 56 0 1 1 4 7 4 4 0 4-1 5-4 10-24 38-24 42-24 10 0 20 4 31 7 20 9 25 9 38 9-18 21-59 56-69 64-14 14-29 27-43 41-34 33-52 61-52 64 0 6 6 6 7 6 3 0 4-2 7-7 11-17 27-31 42-31 11 0 17 4 29 19 9 10 17 19 31 19 49 0 77-63 77-76 0-3-1-6-5-6-5 0-6 3-7 7-12 31-42 41-59 41-10 0-18-3-30-6-16-7-23-8-33-8-2 0-10 0-14 1z"><text:p/></draw:path><draw:path draw:style-name="gr133" draw:text-style-name="P84" svg:width="0.128in" svg:height="0.0449in" svg:x="2.3031in" svg:y="0.2291in" svg:viewBox="0 0 326 115" svg:d="M309 20c9 0 17 0 17-10s-8-10-15-10c-98 0-198 0-296 0-7 0-15 0-15 10s8 10 15 10c98 0 196 0 294 0zM311 115c7 0 15 0 15-10s-8-10-17-10c-98 0-196 0-294 0-7 0-15 0-15 10s8 10 15 10c98 0 198 0 296 0z"><text:p/></draw:path><draw:path draw:style-name="gr133" draw:text-style-name="P84" svg:width="0.0441in" svg:height="0.1937in" svg:x="2.5161in" svg:y="0.1547in" svg:viewBox="0 0 113 493" svg:d="M113 487c0-1 0-3-8-11-62-62-77-154-77-230 0-85 18-170 78-232 7-6 7-7 7-8 0-5-1-6-4-6-5 0-50 34-78 97-25 54-31 107-31 149 0 38 4 98 32 154 30 61 72 93 77 93 3 0 4-3 4-6z"><text:p/></draw:path><draw:path draw:style-name="gr133" draw:text-style-name="P84" svg:width="0.0811in" svg:height="0.0874in" svg:x="2.5807in" svg:y="0.215in" svg:viewBox="0 0 207 223" svg:d="M43 176c27-29 41-42 59-56 0-1 31-26 48-44 47-47 57-70 57-72 0-4-3-3-4-4-4 0-6 0-8 4-14 24-26 32-37 32s-18-7-25-15c-10-11-18-21-34-21-37 0-60 45-60 56 0 1 2 4 7 4 4 0 4-1 6-4 10-24 38-24 42-24 10 0 19 4 31 7 19 9 25 9 37 9-16 21-58 56-68 64-14 14-30 27-44 41-33 33-50 61-50 64 0 6 4 6 6 6 4 0 4-2 7-7 11-17 26-31 42-31 11 0 16 4 29 19 8 10 17 19 31 19 49 0 77-63 77-76 0-3-2-6-6-6s-5 3-7 7c-11 31-42 41-59 41-9 0-18-3-29-6-17-7-24-8-34-8-1 0-9 0-14 1z"><text:p/></draw:path><draw:path draw:style-name="gr133" draw:text-style-name="P84" svg:width="0.1031in" svg:height="0.0917in" svg:x="2.672in" svg:y="0.237in" svg:viewBox="0 0 263 234" svg:d="M41 207c-5 13-5 16-31 16-6 0-10 0-10 7 0 4 3 4 10 4 45 0 88 0 133 0 57 0 102-39 102-73 0-25-22-46-59-49 42-8 77-34 77-64 0-26-26-48-71-48-42 0-84 0-126 0-6 0-11 0-11 7 0 4 4 4 11 4 4 0 7 0 14 2 7 0 7 1 7 4 0 1 0 3-2 8-15 60-29 122-44 182zM95 108c7-28 14-56 21-84 3-11 3-13 17-13 18 0 35 0 53 0 35 0 44 24 44 37 0 28-33 60-79 60-18 0-38 0-56 0zM78 223c-11 0-11-2-11-5 0-2 0-1 2-7 8-30 15-63 23-93 24 0 49 0 73 0 32 0 45 21 45 40 0 34-35 65-76 65-18 0-37 0-56 0z"><text:p/></draw:path><draw:path draw:style-name="gr133" draw:text-style-name="P84" svg:width="0.1181in" svg:height="0.0075in" svg:x="2.8547in" svg:y="0.2484in" svg:viewBox="0 0 301 20" svg:d="M283 20c8 0 18 0 18-10s-10-10-18-10c-88 0-178 0-266 0-9 0-17 0-17 10s8 10 17 10c88 0 178 0 266 0z"><text:p/></draw:path><draw:path draw:style-name="gr133" draw:text-style-name="P84" svg:width="0.0819in" svg:height="0.0874in" svg:x="3.0402in" svg:y="0.215in" svg:viewBox="0 0 209 223" svg:d="M45 176c26-29 40-42 59-56 0-1 29-26 47-44 48-47 58-70 58-72 0-4-5-4-6-4-3 0-4 0-7 4-14 24-25 32-36 32-13 0-19-7-26-15-9-11-18-21-33-21-38 0-60 45-60 56 0 1 1 4 5 4s6-1 7-4c10-24 38-24 42-24 10 0 20 4 31 7 20 9 25 9 38 9-18 21-59 56-69 64-15 14-29 27-45 41-32 33-50 61-50 64 0 6 4 3 6 6 4 0 5-2 8-7 11-17 27-31 42-31 11 0 17 4 28 19 8 10 18 19 32 19 49 0 77-63 77-76 0-3-1-6-5-6-5 0-6 3-7 7-12 31-44 41-59 41-10 0-20-3-30-6-16-7-23-8-35-8-4 0-8 0-12 1z"><text:p/></draw:path><draw:path draw:style-name="gr133" draw:text-style-name="P84" svg:width="0.1016in" svg:height="0.0961in" svg:x="3.1303in" svg:y="0.2327in" svg:viewBox="0 0 259 245" svg:d="M50 204c-11 19-22 28-43 30-3 0-7 0-7 7 0 3 3 4 4 4 9 0 21-1 30-1 11 0 25 1 36 1 1 0 6 0 6-7 0-4-5-4-6-4-3-2-15-2-15-11 0-5 4-10 5-13 10-14 18-29 28-43 32 0 66 0 98 0 3 19 6 37 9 57-2 4-3 10-24 10-4 0-9 0-9 7 0 1 0 4 6 4 10 0 34-1 43-1 7 0 14 1 21 1 6 0 13 0 20 0 4 0 7-3 7-7s-4-4-10-4c-19 0-21-3-22-11-10-72-20-142-30-213-1-7-1-10-8-10s-8 3-13 8c-42 66-84 131-126 196zM97 155c23-37 47-75 71-113 6 38 11 76 17 113-30 0-59 0-88 0z"><text:p/></draw:path><draw:path draw:style-name="gr133" draw:text-style-name="P84" svg:width="0.0449in" svg:height="0.1937in" svg:x="3.2591in" svg:y="0.1547in" svg:viewBox="0 0 115 493" svg:d="M115 246c0-37-6-98-32-154-30-60-72-92-77-92-3 0-6 3-6 6 0 1 0 2 10 11 49 49 77 127 77 229 0 84-18 171-80 233-7 5-7 7-7 8 0 3 3 6 6 6 5 0 49-34 78-97 25-54 31-109 31-150z"><text:p/></draw:path></draw:g></draw:g></text:p>
      <text:p text:style-name="P16"><text:line-break/>En réalité ce qui est processé est la chose suivante:</text:p>
      <text:p text:style-name="P33"><draw:g text:anchor-type="as-char" svg:y="-0.2984in" draw:z-index="21" draw:name="Shape34" draw:style-name="gr131"><svg:title>TexMaths</svg:title><svg:desc>14§display§\text{W}_1=\int _{t=t_A}^{t_B}\text{d}\left(f_z\left(t\right)\right)§svg§600§FALSE§</svg:desc><draw:g draw:style-name="gr2"><draw:path draw:style-name="gr132" draw:text-style-name="P83" svg:width="1.7268in" svg:height="0.4756in" svg:x="0.0055in" svg:y="0.0102in" svg:viewBox="0 0 4387 1209" svg:d="M2195 1209c-732 0-1463 0-2195 0 0-404 0-806 0-1209 1463 0 2924 0 4387 0 0 403 0 805 0 1209-730 0-1461 0-2192 0z"><text:p/></draw:path><draw:path draw:style-name="gr133" draw:text-style-name="P84" svg:width="0.1913in" svg:height="0.1358in" svg:x="-0.0004in" svg:y="0.1693in" svg:viewBox="0 0 487 346" svg:d="M438 48c9-28 30-33 49-33 0-5 0-9 0-15-15 1-31 1-45 1s-46-1-58-1c0 6 0 10 0 15 32 0 43 17 43 26 0 4-3 7-3 11-25 75-49 151-74 227-27-80-52-161-78-241-2-3-2-6-2-9 0-14 28-14 41-14 0-5 0-9 0-15-17 1-52 1-70 1-20 0-39-1-59-1 0 6 0 10 0 15 28 0 38 0 43 19 5 11 7 22 12 33-23 70-47 142-69 212-27-81-53-161-80-243 0-1 0-5 0-7 0-14 28-14 41-14 0-5 0-9 0-15-17 1-52 1-70 1-20 0-39-1-59-1 0 6 0 10 0 15 36 0 38 3 45 21 32 101 66 201 98 302 1 4 3 8 8 8 7 0 9-3 10-10 27-84 55-167 81-249 28 84 55 167 83 251 1 4 3 8 8 8 7 0 9-3 10-10 32-96 63-192 95-288z"><text:p/></draw:path><draw:path draw:style-name="gr133" draw:text-style-name="P84" svg:width="0.0492in" svg:height="0.0894in" svg:x="0.2094in" svg:y="0.2402in" svg:viewBox="0 0 126 228" svg:d="M78 10c0-10-1-10-11-10-21 22-53 22-67 22 0 5 0 9 0 13 8 0 31 0 50-10 0 59 0 116 0 175 0 12 0 17-35 17-4 0-8 0-12 0 0 3 0 7 0 11 5 0 49-1 61-1 10 0 54 1 62 1 0-4 0-8 0-11-4 0-10 0-14 0-34 0-34-5-34-17 0-63 0-127 0-190z"><text:p/></draw:path><draw:path draw:style-name="gr133" draw:text-style-name="P84" svg:width="0.1287in" svg:height="0.0449in" svg:x="0.3461in" svg:y="0.2311in" svg:viewBox="0 0 328 115" svg:d="M311 20c7 0 17 0 17-10s-10-10-17-10c-98 0-196 0-294 0-7 0-17 0-17 10s10 10 17 10c98 0 196 0 294 0zM311 115c7 0 17 0 17-10s-10-10-17-10c-98 0-196 0-294 0-7 0-17 0-17 10s10 10 17 10c98 0 196 0 294 0z"><text:p/></draw:path><draw:path draw:style-name="gr133" draw:text-style-name="P84" svg:width="0.1717in" svg:height="0.4291in" svg:x="0.5508in" svg:y="0.037in" svg:viewBox="0 0 437 1091" svg:d="M24 1069c15-2 24-11 24-24 0-17-13-24-24-24s-24 7-24 24c0 25 25 46 55 46 74 0 103-115 137-258 39-155 70-311 96-469 19-103 37-203 54-266 5-24 22-87 42-87 15 0 28 9 29 11-15 0-24 12-24 24 0 17 11 24 24 24 11 0 24-7 24-24 0-26-27-46-55-46-36 0-64 53-91 154-1 6-68 252-123 572-13 75-27 158-43 227-9 35-31 127-72 127-17 0-19-7-29-11z"><text:p/></draw:path><draw:path draw:style-name="gr133" draw:text-style-name="P84" svg:width="0.0453in" svg:height="0.0858in" svg:x="0.739in" svg:y="0in" svg:viewBox="0 0 116 219" svg:d="M70 80c11 0 24 0 35 0 7 0 11 0 11-9 0-4-4-4-10-4-11 0-22 0-33 0 4-17 10-33 14-50 0-3 0-4 0-6 0-5-4-11-11-11-9 0-14 6-17 15-2 9 3-8-13 52-11 0-24 0-35 0-7 0-11 0-11 7 0 6 4 6 10 6 11 0 22 0 33 0-7 26-14 54-21 81-1 8-4 21-4 25 0 20 17 33 37 33 37 0 60-48 60-52 0-6-4-6-6-6-4 0-4 1-7 7-10 23-28 41-46 41-7 0-13-4-13-17 0-3 2-10 3-14 9-32 16-66 24-98z"><text:p/></draw:path><draw:path draw:style-name="gr133" draw:text-style-name="P84" svg:width="0.0811in" svg:height="0.0657in" svg:x="0.8035in" svg:y="0.0382in" svg:viewBox="0 0 207 168" svg:d="M31 147c-2 8-2 10-20 10-7 0-11 0-11 7 0 4 4 4 8 4 35 0 72 0 107 0 45 0 81-28 81-52 0-15-15-32-48-36 24-3 59-20 59-44 0-21-25-36-59-36-33 0-67 0-100 0-5 0-9 0-9 7 0 4 4 4 10 4 3 0 10 0 15 2 0 2 0 4-1 7-11 42-21 85-32 127zM73 77c4-20 10-38 14-57 3-9 3-9 12-9 16 0 30 0 45 0 25 0 37 13 37 25 0 21-27 41-62 41-15 0-31 0-46 0zM62 157c-3 0-6 0-9 0 0-3 0-3 2-4 5-23 11-45 16-68 20 0 40 0 59 0 25 0 38 14 38 30 0 24-29 42-59 42-15 0-32 0-47 0z"><text:p/></draw:path><draw:path draw:style-name="gr133" draw:text-style-name="P84" svg:width="0.0453in" svg:height="0.0858in" svg:x="0.6531in" svg:y="0.3929in" svg:viewBox="0 0 116 219" svg:d="M70 78c11 0 24 0 35 0 7 0 11 0 11-7 0-4-4-4-10-4-11 0-22 0-33 0 4-17 8-35 12-52 2-1 2-2 2-4 0-7-4-11-11-11-9 0-14 6-17 15-2 9 3-8-13 52-11 0-24 0-35 0-7 0-11 0-11 7 0 4 4 4 10 4 11 0 22 0 33 0-7 27-14 55-21 82-1 9-5 21-5 26 0 20 18 33 38 33 37 0 60-50 60-54 0-5-4-3-6-4-4 0-5 1-8 7-9 21-27 41-45 41-8 0-13-4-13-17 0-3 2-11 2-14 8-34 17-66 25-100z"><text:p/></draw:path><draw:path draw:style-name="gr133" draw:text-style-name="P84" svg:width="0.0992in" svg:height="0.0358in" svg:x="0.7154in" svg:y="0.4256in" svg:viewBox="0 0 253 92" svg:d="M241 17c4 0 12 0 12-9 0-8-8-8-12-8-76 0-153 0-228 0-5 0-13 0-13 8 0 9 8 9 13 9 75 0 152 0 228 0zM241 92c4 0 12 0 12-8s-8-8-12-8c-76 0-153 0-228 0-5 0-13 0-13 8s8 8 13 8c75 0 152 0 228 0z"><text:p/></draw:path><draw:path draw:style-name="gr133" draw:text-style-name="P84" svg:width="0.0453in" svg:height="0.0858in" svg:x="0.8307in" svg:y="0.3929in" svg:viewBox="0 0 116 219" svg:d="M70 78c11 0 24 0 35 0 7 0 11 0 11-7 0-4-4-4-11-4-11 0-21 0-32 0 4-17 8-35 12-52 0-1 2-2 2-4 0-7-4-11-11-11-10 0-14 6-17 15s3-8-13 52c-11 0-24 0-35 0-7 0-11 0-11 7 0 4 4 4 10 4 11 0 21 0 32 0-7 27-13 55-20 82-1 9-5 21-5 26 0 20 18 33 38 33 37 0 58-50 58-54 0-5-4-4-5-4-3 0-4 1-7 7-10 21-27 41-46 41-7 0-12-4-12-17 0-3 2-11 2-14 8-34 17-66 25-100z"><text:p/></draw:path><draw:path draw:style-name="gr133" draw:text-style-name="P84" svg:width="0.0807in" svg:height="0.0689in" svg:x="0.8929in" svg:y="0.4264in" svg:viewBox="0 0 206 176" svg:d="M153 7c0-6-2-7-7-7-6 0-7 3-10 6-32 46-65 93-97 140-10 15-18 18-35 19-4 0-3 4-4 7 0 3 3 4 4 4 3 0 7-1 11-1 5 0 9 0 12 0 5 0 9 0 14 0 4 0 9 1 14 1 1 0 5 0 5-7 0-4-3-4-4-4s-11 0-11-7c0-3 3-7 4-10 6-8 13-16 18-25 2-1 2-3 6-3 25 0 50 0 75 0 0 5 0 5 2 9 0 4 5 28 5 31 0 5-15 5-16 5-5 0-9 0-9 7 0 3 3 4 4 4 6 0 12-1 17-1 6 0 11 0 18 0 5 0 10 0 16 0 4 0 10 1 15 1 4 0 6-2 6-7 0-4-4-4-7-4-17 0-17-1-18-7-10-50-19-101-28-151zM130 31c6 26 10 53 16 80-24 0-47 0-70 0 18-27 36-54 54-80z"><text:p/></draw:path><draw:path draw:style-name="gr133" draw:text-style-name="P84" svg:width="0.0949in" svg:height="0.1362in" svg:x="1.0409in" svg:y="0.1665in" svg:viewBox="0 0 242 347" svg:d="M171 314c0 11 0 22 0 33 24-2 47-4 71-5 0-6 0-11 0-16-33 0-38-4-38-28 0-99 0-199 0-298-23 1-47 4-71 6 0 5 0 9 0 15 35 0 39 3 39 28 0 35 0 70 0 105-14-17-35-29-61-29-59 0-111 47-111 110s49 112 105 112c31 0 53-16 66-33zM171 182c0 34 0 67 0 101 0 10 0 10-6 18-15 24-36 35-59 35-21 0-39-12-50-32-14-20-15-48-15-67 0-18 1-48 15-70 11-16 29-33 56-33 17 0 38 9 53 30 6 8 6 10 6 18z"><text:p/></draw:path><draw:path draw:style-name="gr133" draw:text-style-name="P84" svg:width="0.0441in" svg:height="0.1933in" svg:x="1.1937in" svg:y="0.1551in" svg:viewBox="0 0 113 492" svg:d="M113 487c0-1 0-2-8-11-62-61-77-154-77-229 0-86 20-171 80-233 5-6 5-7 5-8 0-3-1-6-4-6-5 0-49 34-78 97-25 54-31 108-31 150 0 37 6 98 32 152 30 62 72 93 77 93 3 0 4-2 4-5z"><text:p/></draw:path><draw:path draw:style-name="gr133" draw:text-style-name="P84" svg:width="0.0965in" svg:height="0.176in" svg:x="1.2598in" svg:y="0.1638in" svg:viewBox="0 0 246 448" svg:d="M155 150c14 0 28 0 42 0 10 0 14 0 14-10 0-6-4-6-12-6-14 0-27 0-41 0 3-18 7-37 10-56 1-9 8-44 11-50 6-10 14-17 24-17 1 0 15 0 24 9-21 2-27 19-27 26 0 11 10 18 18 18 13 0 28-11 28-30 0-23-23-34-43-34-17 0-48 10-63 57-3 12-4 16-15 77-12 0-23 0-34 0-10 0-15 0-15 10 0 6 4 6 14 6 11 0 21 0 32 0-13 64-24 129-37 195-9 47-18 92-43 92-1 0-14 0-24-8 23-2 28-20 28-27 0-11-10-18-18-18-14 0-28 11-28 29 0 23 22 35 42 35 27 0 48-29 56-47 15-31 27-91 28-94 10-53 20-105 29-157z"><text:p/></draw:path><draw:path draw:style-name="gr133" draw:text-style-name="P84" svg:width="0.0618in" svg:height="0.0606in" svg:x="1.3531in" svg:y="0.2693in" svg:viewBox="0 0 158 155" svg:d="M36 122c9-10 16-16 45-39 7-6 32-27 42-37 21-21 35-38 35-42s-4-4-5-4c-5 0-5 1-7 3-10 17-17 21-26 21-4 0-9 0-19-10-13-11-20-14-28-14-27 0-46 29-46 41 0 2 4 4 7 4 2 0 4-2 5-6 6-11 24-12 30-12 8 0 16 2 22 2 18 5 21 5 29 5-8 9-15 15-47 42-27 21-37 29-42 36-21 21-31 36-31 39 0 4 4 4 6 4s4-1 5-4c10-12 20-21 32-21 5 0 9 2 19 10 11 10 16 15 28 15 37 0 60-42 60-53 0-4-4-4-6-4-4 0-4 1-5 4-7 18-28 27-45 27-7 0-17-3-25-4-16-5-19-5-24-5-2 0-7 0-9 2z"><text:p/></draw:path><draw:path draw:style-name="gr133" draw:text-style-name="P84" svg:width="0.0441in" svg:height="0.1933in" svg:x="1.4854in" svg:y="0.1551in" svg:viewBox="0 0 113 492" svg:d="M113 487c0-1 0-2-8-11-62-61-77-154-77-229 0-86 20-171 80-233 5-6 5-7 5-8 0-3-1-6-4-6-5 0-49 34-78 97-25 54-31 108-31 150 0 37 6 98 32 152 30 62 72 93 77 93 3 0 4-2 4-5z"><text:p/></draw:path><draw:path draw:style-name="gr133" draw:text-style-name="P84" svg:width="0.0591in" svg:height="0.1232in" svg:x="1.5461in" svg:y="0.1791in" svg:viewBox="0 0 151 314" svg:d="M90 111c15 0 30 0 46 0 10 0 15 0 15-10 0-6-5-6-14-6-14 0-29 0-43 0 18-68 19-78 19-82 0-7-5-13-14-13-1 0-15 0-19 18-7 25-13 52-20 77-15 0-31 0-46 0-10 0-14 0-14 10 0 6 4 6 14 6 14 0 29 0 43 0-36 140-37 148-37 157 0 26 18 46 44 46 51 0 79-73 79-76 0-5-4-5-6-5-4 0-5 1-7 7-22 50-47 63-64 63-10 0-16-7-16-23 0-12 2-15 3-24 13-49 24-96 37-145z"><text:p/></draw:path><draw:path draw:style-name="gr133" draw:text-style-name="P84" svg:width="0.0441in" svg:height="0.1933in" svg:x="1.6224in" svg:y="0.1551in" svg:viewBox="0 0 113 492" svg:d="M113 247c0-38-5-99-32-155-29-60-71-92-77-92-3 0-4 3-4 6 0 1 0 2 8 11 49 49 77 127 77 230 0 84-18 170-79 232-6 6-6 7-6 8 0 3 1 5 4 5 6 0 49-33 79-96 25-54 30-109 30-149z"><text:p/></draw:path><draw:path draw:style-name="gr133" draw:text-style-name="P84" svg:width="0.0449in" svg:height="0.1933in" svg:x="1.6976in" svg:y="0.1551in" svg:viewBox="0 0 115 492" svg:d="M115 247c0-38-6-99-32-155-30-60-73-92-77-92-3 0-6 3-6 6 0 1 0 2 10 11 47 49 75 127 75 230 0 84-18 170-78 232-7 6-7 7-7 8 0 3 3 5 6 5 4 0 49-33 78-96 25-54 31-109 31-149z"><text:p/></draw:path></draw:g></draw:g><text:line-break/></text:p>
      <text:p text:style-name="P22"><text:span text:style-name="T34">(ce qui est évidemment égal à </text:span><text:span text:style-name="T34"><draw:g text:anchor-type="as-char" svg:y="-0.1445in" draw:z-index="20" draw:name="Shape35" draw:style-name="gr131"><svg:title>TexMaths</svg:title><svg:desc>14§display§f_z\left(t_B\right)-f_z\left(t_A\right)§svg§600§FALSE§</svg:desc><draw:g draw:style-name="gr2"><draw:path draw:style-name="gr132" draw:text-style-name="P83" svg:width="1.3295in" svg:height="0.1724in" svg:x="-0.0004in" svg:y="0.0091in" svg:viewBox="0 0 3378 439" svg:d="M1690 439c-565 0-1127 0-1690 0 0-147 0-292 0-439 1125 0 2252 0 3378 0 0 147 0 292 0 439-563 0-1126 0-1688 0z"><text:p/></draw:path><draw:path draw:style-name="gr133" draw:text-style-name="P84" svg:width="0.0961in" svg:height="0.1748in" svg:x="0in" svg:y="0.0083in" svg:viewBox="0 0 245 445" svg:d="M154 150c14 0 28 0 42 0 10 0 15 0 15-10 0-6-5-6-14-6-14 0-26 0-40 0 4-19 7-37 11-56 1-9 8-44 11-50 4-10 13-17 24-17 1 0 14 0 24 9-23 1-27 19-27 26 0 11 9 17 18 17 13 0 27-11 27-29 0-23-22-34-42-34-17 0-49 8-63 57-3 10-4 16-17 77-11 0-22 0-33 0-10 0-14 0-14 10 0 6 4 6 12 6 11 0 23 0 34 0-13 64-25 127-38 191-8 48-17 93-42 93-3 0-14 0-24-9 23-1 27-19 27-26 0-11-9-17-18-17-13 0-27 11-27 29 0 23 21 34 42 34 27 0 46-30 55-48 16-30 28-89 28-93 9-51 19-103 29-154z"><text:p/></draw:path><draw:path draw:style-name="gr133" draw:text-style-name="P84" svg:width="0.0618in" svg:height="0.0602in" svg:x="0.0925in" svg:y="0.1134in" svg:viewBox="0 0 158 154" svg:d="M36 120c10-8 16-15 45-39 7-5 34-25 44-35 21-21 33-39 33-43 0-3-4-3-5-3-3 0-5 0-6 3-11 15-18 21-27 21-4 0-8 0-19-10-11-13-20-14-27-14-28 0-46 29-46 39 0 3 3 4 6 4 4 0 4-1 5-4 6-12 25-12 31-12 8 0 17 1 21 2 20 5 22 5 31 5-10 8-16 15-48 42-28 21-36 29-43 36-21 20-31 35-31 38 0 4 4 4 6 4 4 0 4 0 7-3 8-14 19-21 30-21 5 0 10 0 19 8 11 12 18 16 29 16 36 0 60-42 60-53 0-4-4-4-7-4s-4 1-5 5c-7 17-27 25-44 25-8 0-17-1-25-4-15-3-18-3-25-3-3 0-6 0-9 0z"><text:p/></draw:path><draw:path draw:style-name="gr133" draw:text-style-name="P84" svg:width="0.0449in" svg:height="0.1925in" svg:x="0.2248in" svg:y="-0.0004in" svg:viewBox="0 0 115 490" svg:d="M115 484c0-1 0-1-9-10-61-63-77-155-77-229 0-86 19-171 79-231 7-7 7-7 7-8 0-5-3-6-6-6-4 0-49 34-78 97-24 53-31 107-31 148 0 38 6 96 34 152 29 60 71 93 75 93 3 0 6-2 6-6z"><text:p/></draw:path><draw:path draw:style-name="gr133" draw:text-style-name="P84" svg:width="0.0591in" svg:height="0.122in" svg:x="0.2854in" svg:y="0.0236in" svg:viewBox="0 0 151 311" svg:d="M91 111c15 0 31 0 46 0 10 0 14 0 14-10 0-6-4-6-14-6-14 0-29 0-43 0 18-70 21-80 21-82 0-9-6-13-14-13-3 0-16 0-20 17-7 26-12 52-19 78-16 0-31 0-47 0-9 0-15 0-15 10 0 6 4 6 14 6 14 0 29 0 43 0-35 138-37 146-37 155 0 26 19 45 46 45 49 0 77-70 77-75 0-4-3-4-6-4-4 0-4 2-7 6-21 50-47 61-64 61-10 0-16-5-16-22 0-11 2-14 5-22 12-49 23-97 36-144z"><text:p/></draw:path><draw:path draw:style-name="gr133" draw:text-style-name="P84" svg:width="0.1031in" svg:height="0.0921in" svg:x="0.361in" svg:y="0.0811in" svg:viewBox="0 0 263 235" svg:d="M41 208c-3 12-5 14-31 14-6 0-10 0-10 7 0 6 4 6 10 6 45 0 88 0 133 0 59 0 102-39 102-74 0-24-22-45-59-49 42-7 77-34 77-63 0-27-26-49-71-49-42 0-84 0-126 0-6 0-10 0-10 8 0 5 3 5 10 5 1 0 7 0 14 0 7 1 7 1 7 5 0 3 0 3-2 7-15 62-29 122-44 183zM95 108c7-28 14-56 21-84 3-10 3-11 18-11 17 0 35 0 52 0 35 0 44 22 44 36 0 28-33 59-79 59-18 0-38 0-56 0zM78 222c-9 0-11 0-11-4 0-3 0-1 2-7 8-32 15-63 23-93 24 0 49 0 73 0 34 0 45 20 45 41 0 34-34 63-76 63-18 0-37 0-56 0z"><text:p/></draw:path><draw:path draw:style-name="gr133" draw:text-style-name="P84" svg:width="0.0441in" svg:height="0.1925in" svg:x="0.4957in" svg:y="-0.0004in" svg:viewBox="0 0 113 490" svg:d="M113 245c0-38-5-97-32-153-29-60-71-92-77-92-3 0-4 3-4 6 0 1 0 1 8 11 49 47 77 126 77 228 0 82-18 169-79 231-6 7-6 7-6 8 0 3 1 6 4 6 6 0 49-34 79-97 25-53 30-108 30-148z"><text:p/></draw:path><draw:path draw:style-name="gr133" draw:text-style-name="P84" svg:width="0.1177in" svg:height="0.0079in" svg:x="0.6189in" svg:y="0.0921in" svg:viewBox="0 0 300 21" svg:d="M283 21c8 0 17-1 17-11s-9-10-17-10c-88 0-178 0-266 0-9 0-17 0-17 10s8 11 17 11c88 0 178 0 266 0z"><text:p/></draw:path><draw:path draw:style-name="gr133" draw:text-style-name="P84" svg:width="0.0965in" svg:height="0.1748in" svg:x="0.8059in" svg:y="0.0083in" svg:viewBox="0 0 246 445" svg:d="M155 150c14 0 28 0 42 0 10 0 14 0 14-10 0-6-4-6-12-6-14 0-27 0-41 0 3-19 7-37 10-56 1-9 8-44 11-50 6-10 14-17 24-17 1 0 15 0 24 9-21 1-27 19-27 26 0 11 10 17 18 17 13 0 28-11 28-29 0-23-23-34-43-34-17 0-48 8-63 57-3 10-4 16-15 77-12 0-23 0-34 0-10 0-15 0-15 10 0 6 4 6 14 6 11 0 21 0 32 0-13 64-24 127-37 191-9 48-18 93-43 93-1 0-14 0-24-9 23-1 28-19 28-26 0-11-10-17-18-17-14 0-28 11-28 29 0 23 22 34 42 34 27 0 48-30 56-48 15-30 27-89 28-93 10-51 20-103 29-154z"><text:p/></draw:path><draw:path draw:style-name="gr133" draw:text-style-name="P84" svg:width="0.0618in" svg:height="0.0602in" svg:x="0.8988in" svg:y="0.1134in" svg:viewBox="0 0 158 154" svg:d="M36 120c9-8 16-15 45-39 7-5 32-25 42-35 21-21 35-39 35-43 0-3-4-3-5-3-5 0-5 0-7 3-10 15-17 21-26 21-4 0-9 0-19-10-13-13-20-14-28-14-27 0-46 29-46 39 0 3 4 4 5 4 4 0 6-1 7-4 6-12 24-12 30-12 8 0 16 1 22 2 18 5 21 5 29 5-8 8-15 15-47 42-27 21-37 29-42 36-21 20-31 35-31 38 0 4 4 4 6 4s4 0 5-3c10-14 20-21 32-21 5 0 9 0 19 8 11 12 16 16 28 16 37 0 60-42 60-53 0-4-4-4-6-4-4 0-5 1-7 5-5 17-26 25-43 25-7 0-17-1-25-4-16-3-19-3-24-3-2 0-7 0-9 0z"><text:p/></draw:path><draw:path draw:style-name="gr133" draw:text-style-name="P84" svg:width="0.0441in" svg:height="0.1925in" svg:x="1.0311in" svg:y="-0.0004in" svg:viewBox="0 0 113 490" svg:d="M113 484c0-1 0-1-8-10-62-63-77-155-77-229 0-86 20-171 80-231 5-7 5-7 5-8 0-5-1-6-4-6-5 0-49 34-78 97-25 53-31 107-31 148 0 38 6 96 32 152 30 60 72 93 77 93 3 0 4-2 4-6z"><text:p/></draw:path><draw:path draw:style-name="gr133" draw:text-style-name="P84" svg:width="0.0591in" svg:height="0.122in" svg:x="1.0917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33" draw:text-style-name="P84" svg:width="0.102in" svg:height="0.0961in" svg:x="1.1646in" svg:y="0.0772in" svg:viewBox="0 0 260 245" svg:d="M52 203c-11 19-23 28-44 29-2 0-8 0-8 7 0 4 4 6 6 6 8 0 19-2 29-2 11 0 25 2 35 2 3 0 7 0 7-9 0-4-4-4-6-4s-15-1-15-10c0-4 4-11 6-14 9-14 18-28 28-42 32 0 65 0 98 0 2 19 5 38 8 58-1 3-4 8-24 8-4 0-8 0-8 7 0 2 0 6 4 6 11 0 35-2 45-2 7 0 14 0 21 0 5 0 12 2 19 2 5 0 7-3 7-7 0-6-4-6-9-6-21 0-21-3-23-11-10-71-19-141-29-211-2-9-3-10-9-10-7 0-8 3-12 7-42 66-84 130-126 196zM98 154c24-38 48-74 71-112 6 38 12 74 17 112-29 0-59 0-88 0z"><text:p/></draw:path><draw:path draw:style-name="gr133" draw:text-style-name="P84" svg:width="0.0449in" svg:height="0.1925in" svg:x="1.2941in" svg:y="-0.0004in" svg:viewBox="0 0 115 490" svg:d="M115 245c0-38-6-97-32-153-30-60-73-92-77-92-3 0-6 3-6 6 0 1 0 1 10 11 47 47 75 126 75 228 0 82-18 169-78 231-7 7-7 7-7 8 0 3 3 6 6 6 4 0 49-34 78-97 25-53 31-108 31-148z"><text:p/></draw:path></draw:g></draw:g></text:span><text:span text:style-name="T34">, mais c’est pour comprendre la logique du truc)</text:span>.<text:line-break/></text:p>
      <text:p text:style-name="P35"><text:span text:style-name="T29">Et du coup, par changement de variable </text:span><text:span text:style-name="T30">posé</text:span><text:span text:style-name="T29"> en arrière-plan </text:span><text:span text:style-name="T29"><draw:g text:anchor-type="as-char" svg:y="-0.1445in" draw:z-index="22" draw:name="Shape36" draw:style-name="gr131"><svg:title>TexMaths</svg:title><svg:desc>14§display§V_z=f_z\left(t\right)§svg§600§FALSE§</svg:desc><draw:g draw:style-name="gr2"><draw:path draw:style-name="gr132" draw:text-style-name="P83" svg:width="0.8571in" svg:height="0.172in" svg:x="-0.0004in" svg:y="0.0098in" svg:viewBox="0 0 2178 438" svg:d="M0 0c726 0 1452 0 2178 0 0 145 0 292 0 438-726 0-1452 0-2178 0 0-146 0-293 0-438z"><text:p/></draw:path><draw:path draw:style-name="gr133" draw:text-style-name="P84" svg:width="0.1374in" svg:height="0.135in" svg:x="0.0004in" svg:y="0.0126in" svg:viewBox="0 0 350 344" svg:d="M282 56c23-38 43-39 61-41 7 0 4-5 7-8 0-4-3-7-7-7-12 0-26 1-39 1-17 0-34-1-49-1-3 0-10 0-10 10 0 5 4 5 9 5 12 2 22 6 22 17 0 7-4 13-7 18-50 80-101 160-151 238-12-85-23-172-34-257 0-9 11-16 34-16 7 0 12 0 12-9 0-5-4-6-7-6-19 0-40 1-60 1-10 0-20 0-28 0-10 0-18-1-27-1-2 0-8 0-8 10 0 5 4 5 11 5 28 0 28 5 31 17 13 101 25 202 38 301 1 10 4 11 10 11 8 0 9-3 14-8 58-93 119-186 178-280z"><text:p/></draw:path><draw:path draw:style-name="gr133" draw:text-style-name="P84" svg:width="0.0618in" svg:height="0.0602in" svg:x="0.111in" svg:y="0.1134in" svg:viewBox="0 0 158 154" svg:d="M36 120c10-8 16-15 45-37 7-6 32-27 44-37 21-21 33-38 33-42s-4-4-5-4c-3 0-5 0-6 3-11 17-18 21-27 21-4 0-9 0-19-10-11-11-20-14-28-14-27 0-45 29-45 41 0 2 3 4 6 4 4 0 4-2 5-6 6-11 25-12 30-12 8 0 18 2 22 2 20 5 21 5 29 5-8 9-14 15-47 42-27 21-37 29-42 36-21 21-31 35-31 39 0 3 4 3 6 3s4 0 5-3c10-12 20-21 32-21 5 0 9 0 19 9 11 11 18 15 28 15 37 0 60-41 60-53 0-3-3-4-6-4-4 0-4 2-5 5-7 17-28 25-45 25-7 0-16-1-25-2-16-5-19-5-24-5-2 0-6 0-9 0z"><text:p/></draw:path><draw:path draw:style-name="gr133" draw:text-style-name="P84" svg:width="0.128in" svg:height="0.0449in" svg:x="0.2563in" svg:y="0.074in" svg:viewBox="0 0 326 115" svg:d="M310 20c8 0 16 0 16-10s-8-10-15-10c-98 0-198 0-296 0-5 0-15 0-15 10s10 10 17 10c98 0 195 0 293 0zM311 115c7 0 15 0 15-10s-8-10-16-10c-98 0-195 0-293 0-7 0-17 0-17 10s10 10 15 10c98 0 198 0 296 0z"><text:p/></draw:path><draw:path draw:style-name="gr133" draw:text-style-name="P84" svg:width="0.0969in" svg:height="0.174in" svg:x="0.4594in" svg:y="0.0087in" svg:viewBox="0 0 247 443" svg:d="M155 150c14 0 28 0 42 0 10 0 15 0 15-11 0-5-5-5-13-5-14 0-27 0-41 0 3-19 7-37 10-56 3-11 10-44 13-51 4-9 12-17 22-17 3 0 16 0 24 10-21 1-27 18-27 26 0 11 10 17 19 17 14 0 28-11 28-29 0-23-23-34-44-34-17 0-48 8-62 57-4 10-5 16-16 77-12 0-23 0-34 0-10 0-15 0-15 9 0 7 4 7 14 7 11 0 21 0 32 0-13 64-24 127-37 191-8 48-16 93-43 93-1 0-14 0-24-10 24-2 28-18 28-27 0-11-10-16-18-16-13 0-28 11-28 29 0 22 22 33 42 33 28 0 48-28 56-47 15-31 27-90 28-94 10-50 20-102 29-152z"><text:p/></draw:path><draw:path draw:style-name="gr133" draw:text-style-name="P84" svg:width="0.0618in" svg:height="0.0602in" svg:x="0.5528in" svg:y="0.1134in" svg:viewBox="0 0 158 154" svg:d="M36 120c9-8 16-15 45-37 7-6 32-27 44-37 21-21 33-38 33-42s-4-4-5-4c-5 0-5 0-6 3-11 17-18 21-27 21-4 0-9 0-19-10-13-11-20-14-28-14-27 0-46 29-46 41 0 2 4 4 7 4 4 0 4-2 5-6 6-11 25-12 30-12 8 0 16 2 22 2 18 5 21 5 29 5-8 9-14 15-47 42-27 21-37 29-42 36-21 21-31 35-31 39 0 3 4 3 6 3s4 0 5-3c10-12 20-21 32-21 5 0 9 0 19 9 11 11 18 15 28 15 37 0 60-41 60-53 0-3-3-4-6-4-4 0-4 2-5 5-7 17-28 25-45 25-7 0-16-1-25-2-16-5-19-5-24-5-2 0-6 0-9 0z"><text:p/></draw:path><draw:path draw:style-name="gr133" draw:text-style-name="P84" svg:width="0.0441in" svg:height="0.1917in" svg:x="0.685in" svg:y="0in" svg:viewBox="0 0 113 488" svg:d="M113 483c0-2 0-2-8-10-60-62-77-154-77-228 0-86 20-171 80-232 5-6 5-6 5-9s-1-4-4-4c-5 0-49 34-78 95-25 55-31 109-31 150 0 36 6 96 32 151 30 60 72 92 77 92 3 0 4-1 4-5z"><text:p/></draw:path><draw:path draw:style-name="gr133" draw:text-style-name="P84" svg:width="0.0591in" svg:height="0.122in" svg:x="0.7457in" svg:y="0.0236in" svg:viewBox="0 0 151 311" svg:d="M90 112c15 0 30 0 46 0 10 0 15 0 15-11 0-4-5-4-14-4-14 0-29 0-43 0 17-70 19-80 19-83 0-8-5-14-14-14-1 0-15 1-19 18-7 27-13 52-20 79-15 0-31 0-46 0-10 0-14 0-14 8 0 7 4 7 14 7 14 0 29 0 43 0-36 137-37 145-37 154 0 26 18 45 44 45 51 0 79-70 79-75 0-4-4-4-6-4-4 0-5 2-8 7-21 49-46 62-63 62-11 0-16-7-16-23 0-12 2-15 3-23 13-48 24-96 37-143z"><text:p/></draw:path><draw:path draw:style-name="gr133" draw:text-style-name="P84" svg:width="0.0441in" svg:height="0.1917in" svg:x="0.822in" svg:y="0in" svg:viewBox="0 0 113 488" svg:d="M113 245c0-38-5-98-32-153-29-60-71-92-77-92-3 0-4 1-4 4s0 3 8 13c49 47 77 126 77 228 0 82-18 168-79 231-6 5-6 5-6 7 0 4 1 5 4 5 6 0 49-33 79-95 25-54 30-109 30-148z"><text:p/></draw:path></draw:g></draw:g></text:span><text:span text:style-name="T29">, on a</text:span></text:p>
      <text:p text:style-name="P34"><draw:g text:anchor-type="as-char" svg:y="-0.3165in" draw:z-index="23" draw:name="Shape37" draw:style-name="gr131"><svg:title>TexMaths</svg:title><svg:desc>14§display§\text{W}_1=\int _{t=t_A}^{t_B}\text{d}\left(f_z\left(t\right)\right)\ =\ \int _{V_z=f_z\left(t_A\right)}^{f_z\left(t_B\right)}dV_z=f_z\left(t_B\right)-f_z\left(t_A\right)§svg§600§FALSE§</svg:desc><draw:g draw:style-name="gr2"><draw:path draw:style-name="gr132" draw:text-style-name="P83" svg:width="4.9307in" svg:height="0.5067in" svg:x="0.0055in" svg:y="0.0102in" svg:viewBox="0 0 12525 1288" svg:d="M6263 1288c-2088 0-4176 0-6263 0 0-430 0-858 0-1288 4175 0 8351 0 12525 0 0 430 0 858 0 1288-2087 0-4174 0-6262 0z"><text:p/></draw:path><draw:path draw:style-name="gr133" draw:text-style-name="P84" svg:width="0.1913in" svg:height="0.1358in" svg:x="-0.0004in" svg:y="0.1854in" svg:viewBox="0 0 487 346" svg:d="M438 48c9-28 30-33 49-33 0-5 0-9 0-15-15 1-31 1-45 1s-46-1-58-1c0 6 0 10 0 15 33 0 43 17 43 26 0 2-1 7-3 9-25 76-49 153-74 229-27-80-52-161-78-241 0-3-2-6-2-9 0-14 28-14 41-14 0-5 0-9 0-15-17 1-52 1-70 1-20 0-39-1-59-1 0 6 0 10 0 15 28 0 38 0 43 17 5 11 7 24 12 35-23 70-47 142-69 212-27-82-52-161-78-243-2-1-2-5-2-7 0-14 28-14 41-14 0-5 0-9 0-15-17 1-52 1-70 1-20 0-39-1-59-1 0 6 0 10 0 15 36 0 38 2 45 20 32 101 66 202 98 302 1 5 3 9 8 9 7 0 9-3 11-10 27-84 54-167 80-249 28 84 55 166 83 250 1 5 3 9 10 9 5 0 7-3 9-10 31-97 63-192 94-288z"><text:p/></draw:path><draw:path draw:style-name="gr133" draw:text-style-name="P84" svg:width="0.0492in" svg:height="0.0894in" svg:x="0.2094in" svg:y="0.2575in" svg:viewBox="0 0 126 228" svg:d="M78 10c0-10-1-10-11-10-21 22-53 22-67 22 0 5 0 9 0 13 8 0 31 0 50-10 0 59 0 116 0 175 0 11 0 16-35 16-4 0-8 0-12 0 0 4 0 8 0 12 5 0 49-1 61-1 10 0 54 1 62 1 0-4 0-8 0-12-4 0-10 0-14 0-34 0-34-5-34-16 0-63 0-127 0-190z"><text:p/></draw:path><draw:path draw:style-name="gr133" draw:text-style-name="P84" svg:width="0.1287in" svg:height="0.0449in" svg:x="0.3461in" svg:y="0.2465in" svg:viewBox="0 0 328 115" svg:d="M311 20c7 0 17 0 17-10s-10-10-17-10c-98 0-196 0-294 0-7 0-17 0-17 10s10 10 17 10c98 0 196 0 294 0zM311 115c7 0 17 0 17-10s-10-10-17-10c-98 0-196 0-294 0-7 0-17 0-17 10s10 10 17 10c98 0 196 0 294 0z"><text:p/></draw:path><draw:path draw:style-name="gr133" draw:text-style-name="P84" svg:width="0.1717in" svg:height="0.4291in" svg:x="0.5508in" svg:y="0.0547in" svg:viewBox="0 0 437 1091" svg:d="M24 1068c15-1 24-11 24-23 0-17-12-24-24-24-11 0-24 7-24 24 0 25 25 46 55 46 75 0 103-115 138-258 38-154 70-311 97-469 18-105 36-203 52-266 7-24 23-88 42-88 15 0 28 10 29 12-15 0-24 12-24 24 0 16 13 24 24 24s24-7 24-25c0-27-27-45-53-45-38 0-66 53-93 154-1 6-68 252-123 571-13 76-27 159-42 227-10 35-32 128-71 128-19 0-21-7-31-12z"><text:p/></draw:path><draw:path draw:style-name="gr133" draw:text-style-name="P84" svg:width="0.0453in" svg:height="0.0854in" svg:x="0.739in" svg:y="0.0173in" svg:viewBox="0 0 116 218" svg:d="M70 78c13 0 24 0 36 0 6 0 10 0 10-7 0-4-4-4-10-4-11 0-21 0-32 0 4-17 9-35 13-52 0-1 1-2 1-4 0-7-5-11-12-11-9 0-14 6-16 15-3 9 2-8-14 52-11 0-24 0-35 0-5 0-11 0-11 7 0 4 4 4 11 4 11 0 21 0 32 0-7 27-12 55-19 82-3 9-6 21-6 26 0 20 17 32 37 32 37 0 60-49 60-53 0-5-4-4-6-4-4 0-4 1-7 7-10 21-28 41-46 41-7 0-13-5-13-17 0-3 2-11 3-14 9-34 16-66 24-100z"><text:p/></draw:path><draw:path draw:style-name="gr133" draw:text-style-name="P84" svg:width="0.0811in" svg:height="0.0657in" svg:x="0.8035in" svg:y="0.0551in" svg:viewBox="0 0 207 168" svg:d="M32 147c-3 8-3 10-21 10-7 0-11 0-11 7 0 4 4 4 8 4 37 0 72 0 108 0 44 0 80-28 80-52 0-15-14-32-48-36 24-3 59-20 59-44 0-21-24-36-57-36-34 0-67 0-101 0-6 0-10 0-10 7 0 4 4 4 10 4 3 0 11 0 15 2 0 2 0 2 0 5-11 44-21 86-32 129zM73 77c5-20 10-38 15-57 2-9 2-9 11-9 16 0 31 0 47 0 23 0 35 13 35 25 0 20-27 41-61 41-15 0-32 0-47 0zM62 157c-2 0-6 0-9 0 2-3 2-3 2-6 5-22 11-43 16-66 20 0 41 0 61 0 25 0 37 14 37 30 0 24-29 42-60 42-15 0-32 0-47 0z"><text:p/></draw:path><draw:path draw:style-name="gr133" draw:text-style-name="P84" svg:width="0.0453in" svg:height="0.0854in" svg:x="0.6531in" svg:y="0.4087in" svg:viewBox="0 0 116 218" svg:d="M70 78c11 0 24 0 35 0 7 0 11 0 11-7 0-4-4-4-10-4-11 0-21 0-32 0 4-17 9-35 13-52 0-1 0-2 0-4 0-7-4-11-11-11-9 0-14 6-17 15-2 9 3-8-13 52-11 0-24 0-35 0-7 0-11 0-11 7 0 4 4 4 11 4 11 0 21 0 32 0-7 28-14 55-21 83-1 8-4 20-4 25 0 20 17 32 37 32 37 0 60-49 60-53 0-5-4-4-6-4-4 0-4 1-7 7-10 21-28 41-46 41-7 0-13-5-13-17 0-3 2-11 3-14 9-34 16-66 24-100z"><text:p/></draw:path><draw:path draw:style-name="gr133" draw:text-style-name="P84" svg:width="0.0992in" svg:height="0.0358in" svg:x="0.7154in" svg:y="0.4413in" svg:viewBox="0 0 253 92" svg:d="M241 17c5 0 12 0 12-9 0-8-8-8-12-8-76 0-153 0-228 0-5 0-13 0-13 8 0 9 8 9 14 9 76 0 151 0 227 0zM241 92c4 0 12 0 12-8s-7-8-12-8c-76 0-151 0-227 0-6 0-14 0-14 8s8 8 13 8c75 0 152 0 228 0z"><text:p/></draw:path><draw:path draw:style-name="gr133" draw:text-style-name="P84" svg:width="0.0453in" svg:height="0.0854in" svg:x="0.8307in" svg:y="0.4087in" svg:viewBox="0 0 116 218" svg:d="M70 78c11 0 24 0 35 0 7 0 11 0 11-7 0-4-4-4-10-4-11 0-22 0-33 0 4-17 8-35 12-52 2-1 2-2 2-4 0-7-4-11-11-11-9 0-14 6-17 15-2 9 3-8-13 52-11 0-24 0-35 0-7 0-11 0-11 7 0 4 4 4 10 4 11 0 22 0 33 0-7 28-14 55-21 83-1 8-4 20-4 25 0 20 17 32 37 32 37 0 60-49 60-53 0-5-4-3-6-4-4 0-4 1-7 7-10 21-28 41-46 41-8 0-13-5-13-17 0-3 2-11 2-14 8-34 17-66 25-100z"><text:p/></draw:path><draw:path draw:style-name="gr133" draw:text-style-name="P84" svg:width="0.0811in" svg:height="0.0689in" svg:x="0.8933in" svg:y="0.4433in" svg:viewBox="0 0 207 176" svg:d="M154 7c-1-6-3-7-8-7-6 0-7 3-10 6-32 46-65 93-97 140-10 15-18 18-35 19-4 0-3 4-4 7 0 3 3 4 4 4 3 0 7-1 11-1 5 0 9 0 13 0s7 0 13 0c4 0 9 1 14 1 2 0 7 0 7-7 0-4-5-4-6-4s-11 0-11-7c0-3 3-7 4-8 6-9 13-18 18-27 2-1 2-1 7-1 25 0 49 0 74 0 0 3 0 4 2 7 0 4 5 28 5 31 0 5-15 5-16 5-5 0-7 0-7 7 0 3 1 4 4 4 4 0 11-1 17-1 5 0 11 0 16 0 6 0 12 0 16 0 5 0 11 1 15 1s7-2 7-7c0-4-4-4-8-4-16 0-17-1-17-7-10-50-18-101-28-151zM132 31c4 26 9 53 14 80-23 0-47 0-69 0 18-27 36-54 55-80z"><text:p/></draw:path><draw:path draw:style-name="gr133" draw:text-style-name="P84" svg:width="0.0949in" svg:height="0.1362in" svg:x="1.0421in" svg:y="0.1839in" svg:viewBox="0 0 242 347" svg:d="M169 314c0 11 0 22 0 33 24-3 49-4 73-5 0-6 0-12 0-16-35 0-39-4-39-28 0-99 0-199 0-298-24 1-46 4-70 6 0 5 0 9 0 15 34 0 38 3 38 27 0 35 0 71 0 106-14-17-35-31-62-31-59 0-109 49-109 112s48 112 104 112c32 0 53-17 65-33zM169 182c0 34 0 67 0 101 0 10 0 10-5 18-14 24-37 35-58 35-22 0-40-13-51-32-13-20-14-48-14-67s0-49 15-70c10-16 28-33 55-33 18 0 37 7 53 30 5 8 5 10 5 18z"><text:p/></draw:path><draw:path draw:style-name="gr133" draw:text-style-name="P84" svg:width="0.0449in" svg:height="0.1933in" svg:x="1.1945in" svg:y="0.172in" svg:viewBox="0 0 115 492" svg:d="M115 487c0-1 0-2-9-11-61-61-77-154-77-230 0-85 19-170 79-232 7-6 7-7 7-8 0-5-3-6-6-6-4 0-49 34-78 97-25 53-31 107-31 149 0 38 6 98 32 153 30 62 73 93 77 93 3 0 6-2 6-5z"><text:p/></draw:path><draw:path draw:style-name="gr133" draw:text-style-name="P84" svg:width="0.0961in" svg:height="0.176in" svg:x="1.261in" svg:y="0.1811in" svg:viewBox="0 0 245 448" svg:d="M154 150c14 0 28 0 42 0 10 0 15 0 15-10 0-6-5-6-14-6-14 0-26 0-40 0 3-18 7-37 10-56 2-9 9-44 12-50 4-10 13-17 23-17 2 0 15 0 25 9-23 2-27 19-27 26 0 11 9 17 18 17 13 0 27-10 27-29 0-23-22-34-43-34-17 0-48 8-62 57-3 12-4 16-17 77-11 0-22 0-33 0-10 0-16 0-16 10 0 6 6 6 14 6 11 0 21 0 32 0-12 64-23 129-36 194-8 48-17 93-42 93-3 0-15 0-24-8 23-2 27-20 27-27 0-11-9-18-18-18-13 0-27 11-27 29 0 23 21 35 42 35 27 0 46-29 55-47 15-33 28-92 28-94 9-54 19-105 29-157z"><text:p/></draw:path><draw:path draw:style-name="gr133" draw:text-style-name="P84" svg:width="0.0618in" svg:height="0.0606in" svg:x="1.3535in" svg:y="0.2866in" svg:viewBox="0 0 158 155" svg:d="M36 122c10-10 16-16 45-39 7-6 34-27 44-37 21-21 33-38 33-42s-4-4-5-4c-3 0-5 0-6 3-11 17-18 21-27 21-4 0-8 0-19-10-11-11-20-14-27-14-28 0-46 29-46 41 0 2 3 4 6 4 4 0 4-2 5-6 6-11 25-12 31-12 7 0 17 2 21 2 20 5 22 5 31 5-10 9-16 15-49 42-27 21-35 29-42 36-21 21-31 36-31 39 0 4 4 4 6 4 4 0 4-1 5-4 10-12 21-21 32-21 5 0 10 2 19 10 11 10 18 15 29 15 36 0 60-42 60-53 0-4-4-4-7-4-4 0-4 1-5 4-7 18-27 27-44 27-8 0-17-3-25-4-17-5-20-5-25-5-3 0-6 0-9 2z"><text:p/></draw:path><draw:path draw:style-name="gr133" draw:text-style-name="P84" svg:width="0.0449in" svg:height="0.1933in" svg:x="1.4858in" svg:y="0.172in" svg:viewBox="0 0 115 492" svg:d="M115 487c0-1 0-2-9-11-61-61-77-154-77-230 0-85 19-170 79-232 7-6 7-7 7-8 0-5-3-6-6-6-4 0-49 34-78 97-24 53-31 107-31 149 0 38 6 98 34 153 29 62 71 93 75 93 3 0 6-2 6-5z"><text:p/></draw:path><draw:path draw:style-name="gr133" draw:text-style-name="P84" svg:width="0.0591in" svg:height="0.1232in" svg:x="1.5465in" svg:y="0.1965in" svg:viewBox="0 0 151 314" svg:d="M91 111c15 0 31 0 46 0 10 0 14 0 14-10 0-6-4-6-14-6-14 0-29 0-43 0 18-70 21-80 21-82 0-9-6-13-14-13-2 0-16 0-20 18-7 25-12 52-19 77-16 0-31 0-47 0-9 0-15 0-15 10 0 6 4 6 14 6 14 0 29 0 43 0-35 140-37 148-37 156 0 27 19 47 46 47 50 0 78-73 78-77 0-5-4-5-7-5-4 0-4 2-7 7-21 51-47 63-64 63-10 0-16-7-16-22 0-13 2-15 5-24 12-49 23-96 36-145z"><text:p/></draw:path><draw:path draw:style-name="gr133" draw:text-style-name="P84" svg:width="0.0449in" svg:height="0.1933in" svg:x="1.6232in" svg:y="0.172in" svg:viewBox="0 0 115 492" svg:d="M115 246c0-37-6-98-34-154-29-60-71-92-75-92-3 0-6 3-6 6 0 1 0 2 10 11 47 49 75 127 75 229 0 84-18 171-78 233-7 6-7 7-7 8 0 3 3 5 6 5 4 0 49-33 78-96 24-54 31-109 31-150z"><text:p/></draw:path><draw:path draw:style-name="gr133" draw:text-style-name="P84" svg:width="0.0441in" svg:height="0.1933in" svg:x="1.6988in" svg:y="0.172in" svg:viewBox="0 0 113 492" svg:d="M113 246c0-37-5-98-32-154-29-60-71-92-77-92-3 0-4 3-4 6 0 1 0 2 8 11 49 49 77 127 77 229 0 84-18 171-79 233-6 6-6 7-6 8 0 3 1 5 4 5 6 0 49-33 79-96 25-54 30-109 30-150z"><text:p/></draw:path><draw:path draw:style-name="gr133" draw:text-style-name="P84" svg:width="0.1287in" svg:height="0.0449in" svg:x="1.8921in" svg:y="0.2465in" svg:viewBox="0 0 328 115" svg:d="M311 20c7 0 17 0 17-10s-10-10-17-10c-98 0-198 0-296 0-5 0-15 0-15 10s10 10 17 10c98 0 196 0 294 0zM311 115c7 0 17 0 17-10s-10-10-17-10c-98 0-196 0-294 0-7 0-17 0-17 10s10 10 15 10c98 0 198 0 296 0z"><text:p/></draw:path><draw:path draw:style-name="gr133" draw:text-style-name="P84" svg:width="0.1717in" svg:height="0.4291in" svg:x="2.161in" svg:y="0.0547in" svg:viewBox="0 0 437 1091" svg:d="M24 1068c15-1 24-11 24-23 0-17-13-24-24-24s-24 7-24 24c0 25 24 46 55 46 74 0 102-115 137-258 38-154 70-311 96-469 19-105 37-203 54-266 5-24 22-88 42-88 15 0 28 10 29 12-17 0-24 12-24 24 0 16 11 24 23 24s25-7 25-25c0-27-27-45-55-45-36 0-64 53-91 154-1 6-68 252-123 571-13 76-27 159-43 227-9 35-31 128-72 128-17 0-19-7-29-12z"><text:p/></draw:path><draw:path draw:style-name="gr133" draw:text-style-name="P84" svg:width="0.0713in" svg:height="0.1224in" svg:x="2.3539in" svg:y="0.0075in" svg:viewBox="0 0 182 312" svg:d="M115 105c11 0 22 0 33 0 7 0 12 0 12-7 0-4-5-4-12-4-11 0-21 0-32 0 9-45 11-60 14-70 2-7 10-16 18-16 6 2 9 0 16 5-14 5-16 16-16 19 0 7 7 13 14 13 10 0 20-9 20-21 0-16-17-24-34-24-15 0-32 8-42 25-7 13-9 28-16 69-9 0-19 0-27 0-7 0-13 0-13 7 0 4 6 4 12 4 8 0 16 0 25 0 0 3-21 126-30 164-2 7-8 33-25 33-4-1-8 0-14-4 14-4 14-17 14-19 0-7-5-13-12-13-10 0-20 8-20 21 0 15 15 25 32 25 23 0 38-24 42-31 13-22 20-65 21-70 7-35 13-71 20-106z"><text:p/></draw:path><draw:path draw:style-name="gr133" draw:text-style-name="P84" svg:width="0.0488in" svg:height="0.0437in" svg:x="2.4295in" svg:y="0.0783in" svg:viewBox="0 0 125 112" svg:d="M31 87c10-10 22-18 36-28 17-13 27-21 38-31 11-11 20-22 20-24 0-4-3-4-5-4-4 0-4 0-5 3-10 12-16 14-20 14s-8 0-15-6c-9-7-14-11-23-11-22 0-37 22-37 29 0 5 4 5 5 5 3 0 4-2 6-5 0-2 3-8 22-8 7 0 13 1 25 3 9 1 12 1 16 1-7 7-14 13-32 27-19 12-30 19-41 31-10 8-21 21-21 25 0 3 4 4 6 4s2-1 4-3c8-10 17-15 25-15 7 0 10 3 20 10 7 5 12 8 19 8 28 0 48-29 48-39 0-4-4-4-6-4-4 0-4 1-5 4-6 15-26 17-34 17-6 0-13 0-20-2-12-1-16-1-21-1-4 0-4 0-5 0z"><text:p/></draw:path><draw:path draw:style-name="gr133" draw:text-style-name="P84" svg:width="0.035in" svg:height="0.135in" svg:x="2.5146in" svg:y="0in" svg:viewBox="0 0 90 344" svg:d="M83 0c-66 46-83 119-83 172 0 49 14 123 83 172 2 0 7 0 7-4 0-3-2-3-3-5-46-41-63-100-63-163 0-92 35-138 63-164 1-1 3-2 3-4 0-4-5-4-7-4z"><text:p/></draw:path><draw:path draw:style-name="gr133" draw:text-style-name="P84" svg:width="0.0453in" svg:height="0.0854in" svg:x="2.5654in" svg:y="0.0173in" svg:viewBox="0 0 116 218" svg:d="M70 78c11 0 24 0 35 0 7 0 11 0 11-7 0-4-4-4-10-4-11 0-22 0-33 0 4-17 8-35 12-52 2-1 2-2 2-4 0-7-4-11-11-11-9 0-14 6-17 15s3-8-13 52c-11 0-24 0-35 0-7 0-11 0-11 7 0 4 4 4 10 4 11 0 22 0 33 0-7 27-14 55-21 82-1 9-5 21-5 26 0 20 18 32 38 32 37 0 60-49 60-53 0-5-4-3-6-4-4 0-5 1-8 7-9 21-27 41-46 41-7 0-12-5-12-17 0-3 2-11 2-14 8-34 17-66 25-100z"><text:p/></draw:path><draw:path draw:style-name="gr133" draw:text-style-name="P84" svg:width="0.0811in" svg:height="0.0657in" svg:x="2.6295in" svg:y="0.0551in" svg:viewBox="0 0 207 168" svg:d="M31 147c-2 8-2 10-21 10-6 0-10 0-10 7 0 4 4 4 8 4 35 0 72 0 107 0 45 0 80-28 80-52 0-15-14-32-48-36 25-3 60-20 60-44 0-21-25-36-59-36-33 0-67 0-100 0-5 0-9 0-9 7 0 4 3 4 10 4 1 0 10 0 15 2 0 2 0 2-1 5-11 44-21 86-32 129zM73 77c4-20 10-38 14-57 3-9 3-9 12-9 16 0 30 0 45 0 24 0 37 13 37 25 0 20-27 41-62 41-15 0-31 0-46 0zM62 157c-3 0-6 0-9 0 0-3 0-3 0-6 6-22 11-43 17-66 20 0 41 0 60 0 25 0 38 14 38 30 0 24-29 42-60 42-16 0-31 0-46 0z"><text:p/></draw:path><draw:path draw:style-name="gr133" draw:text-style-name="P84" svg:width="0.035in" svg:height="0.135in" svg:x="2.7421in" svg:y="0in" svg:viewBox="0 0 90 344" svg:d="M7 0c-3 0-7 0-7 4 0 2 1 3 3 6 29 26 63 73 63 162 0 72-23 126-59 160-7 5-7 7-7 8 0 2 1 4 4 4 4 0 38-22 60-65 16-30 26-66 26-107 0-49-14-123-83-172z"><text:p/></draw:path><draw:path draw:style-name="gr133" draw:text-style-name="P84" svg:width="0.1055in" svg:height="0.0945in" svg:x="2.2685in" svg:y="0.402in" svg:viewBox="0 0 269 241" svg:d="M218 41c13-19 24-27 44-28 4-2 7-2 7-9 0-1 0-4-4-4-9 0-20 1-28 1-12 0-26-1-35-1-5 0-7 0-7 7 0 4 4 6 5 6 11 0 14 4 14 9s-3 9-5 14c-38 55-76 111-114 166-10-59-21-117-31-175-1-3-1-5-1-6 0-8 20-8 22-8 6 0 10 0 10-9-1-1 0-4-5-4-10 0-35 1-45 1-9 0-30-1-38-1-3 0-7 0-7 7 0 6 4 6 8 6 20 0 20 1 21 9 13 70 26 140 38 210 2 7 2 9 9 9s8-2 11-7c43-65 88-129 131-193z"><text:p/></draw:path><draw:path draw:style-name="gr133" draw:text-style-name="P84" svg:width="0.0488in" svg:height="0.0437in" svg:x="2.3594in" svg:y="0.4697in" svg:viewBox="0 0 125 112" svg:d="M31 87c10-10 22-18 36-28 16-13 27-21 37-31 12-11 21-22 21-24 0-4-5-4-6-4-3 0-3 0-6 3-8 14-14 14-18 14s-8 0-15-6c-9-7-14-11-24-11-22 0-36 22-36 29 0 5 2 5 5 5s3-2 4-3c2-4 5-10 24-10 7 0 11 1 25 3 9 1 12 1 16 1-7 7-14 13-34 27-17 12-28 19-39 31-10 8-21 21-21 25 0 3 3 4 6 4 2 0 2-1 4-3 7-10 17-14 25-14 7 0 10 2 18 9 7 5 13 8 21 8 28 0 48-29 48-39 0-4-4-4-6-4-4 0-4 1-5 4-6 15-26 18-35 18-5 0-12-1-19-3-14-1-18-1-21-1-4 0-4 0-5 0z"><text:p/></draw:path><draw:path draw:style-name="gr133" draw:text-style-name="P84" svg:width="0.0992in" svg:height="0.0358in" svg:x="2.439in" svg:y="0.4413in" svg:viewBox="0 0 253 92" svg:d="M239 17c6 0 14 0 14-9 0-8-8-8-12-8-76 0-153 0-228 0-5 0-13 0-13 8 0 9 7 9 13 9 75 0 151 0 226 0zM241 92c4 0 12 0 12-8s-8-8-14-8c-75 0-151 0-226 0-6 0-13 0-13 8s8 8 13 8c75 0 152 0 228 0z"><text:p/></draw:path><draw:path draw:style-name="gr133" draw:text-style-name="P84" svg:width="0.0717in" svg:height="0.1224in" svg:x="2.5575in" svg:y="0.3984in" svg:viewBox="0 0 183 312" svg:d="M115 105c11 0 22 0 33 0 7 0 13 0 13-7 0-4-6-4-11-4-11 0-21 0-32 0 8-45 11-60 14-70 1-7 8-16 16-16 6 2 10 0 17 5-14 5-15 16-15 19 0 7 5 13 14 13 8 0 19-9 19-21 0-16-16-24-35-24-15 0-32 8-40 25-7 13-10 28-17 69-10 0-18 0-28 0-7 0-11 0-11 7 0 4 4 4 11 4 8 0 17 0 25 0 0 3-22 126-31 164-1 7-7 33-23 33-6-1-9 0-16-4 14-4 16-17 16-19 0-7-6-13-14-13-9 0-20 8-20 21 0 15 17 25 34 25 22 0 37-22 42-31 11-22 19-65 21-70 5-35 12-71 18-106z"><text:p/></draw:path><draw:path draw:style-name="gr133" draw:text-style-name="P84" svg:width="0.0488in" svg:height="0.0437in" svg:x="2.6335in" svg:y="0.4697in" svg:viewBox="0 0 125 112" svg:d="M29 87c12-10 24-18 37-28 17-13 28-21 38-31 12-11 21-22 21-24 0-4-5-4-6-4-3 0-3 0-6 3-8 14-15 14-19 14-3 0-7 0-14-6-9-7-14-11-24-11-22 0-36 22-36 29 0 5 2 5 4 5 3 0 4-2 5-3 2-4 5-10 24-10 7 0 11 1 24 3 10 1 13 1 17 1-7 7-16 13-34 27-17 12-28 19-39 31-10 8-21 21-21 25 0 3 3 4 4 4 3 0 4-1 6-3 7-10 15-14 25-14 7 0 10 2 18 9 7 5 13 8 20 8 29 0 47-29 47-39 0-4-2-3-4-4-4 0-4 1-5 4-6 15-26 18-35 18-5 0-12-1-19-3-14-1-18-1-21-1-4 0-4 0-7 0z"><text:p/></draw:path><draw:path draw:style-name="gr133" draw:text-style-name="P84" svg:width="0.035in" svg:height="0.135in" svg:x="2.7189in" svg:y="0.3917in" svg:viewBox="0 0 90 344" svg:d="M83 0c-66 46-83 119-83 172 0 49 14 123 83 172 2 0 7 0 7-4 0-3-2-3-5-5-46-41-63-100-63-163 0-92 37-138 65-164 1-1 3-2 3-4 0-4-5-4-7-4z"><text:p/></draw:path><draw:path draw:style-name="gr133" draw:text-style-name="P84" svg:width="0.0461in" svg:height="0.0854in" svg:x="2.7689in" svg:y="0.4087in" svg:viewBox="0 0 118 218" svg:d="M71 78c12 0 24 0 35 0 6 0 12 0 12-7 0-4-6-4-12-4-11 0-21 0-32 0 4-17 9-35 13-52 0-1 1-2 1-4 0-7-5-11-12-11-9 0-14 6-16 15-3 9 2-8-14 52-11 0-24 0-35 0-5 0-11 0-11 7 0 4 4 4 11 4 11 0 21 0 32 0-7 28-12 55-19 83-3 8-6 20-6 25 0 20 17 32 37 32 39 0 60-49 60-53 0-5-4-4-6-4-4 0-4 1-7 7-10 21-26 41-46 41-7 0-13-5-13-17 0-3 2-11 3-14 9-34 17-66 25-100z"><text:p/></draw:path><draw:path draw:style-name="gr133" draw:text-style-name="P84" svg:width="0.0807in" svg:height="0.0689in" svg:x="2.8323in" svg:y="0.4433in" svg:viewBox="0 0 206 176" svg:d="M153 7c-2-6-2-7-7-7-7 0-9 3-10 6-32 46-65 93-97 140-11 15-19 18-35 19-4 0-3 4-4 7 0 3 1 3 3 4 4 0 8-1 11-1 4 0 8 0 13 0s9 0 14 0c4 0 9 1 14 1 1 0 5 0 5-7 0-4-3-2-4-4-3 0-13 0-13-7 0-3 5-7 6-8 6-9 13-18 18-27 2-1 2-1 6-1 25 0 49 0 74 0 1 3 1 4 1 7 2 4 6 28 6 31 0 5-15 5-17 5-3 0-7 0-7 7 0 3 2 4 4 4 6 0 12-1 17-1 6 0 11 0 17 0s11 0 17 0c4 0 10 1 15 1 4 0 6-2 6-7 0-4-4-4-7-4-17 0-17-1-18-7-10-50-19-101-28-151zM130 31c6 26 10 53 16 80-24 0-47 0-70 0 18-27 36-54 54-80z"><text:p/></draw:path><draw:path draw:style-name="gr133" draw:text-style-name="P84" svg:width="0.035in" svg:height="0.135in" svg:x="2.9417in" svg:y="0.3917in" svg:viewBox="0 0 90 344" svg:d="M7 0c-3 0-7 0-7 4 0 2 1 3 4 6 30 26 62 73 62 162 0 72-23 126-59 160-6 5-7 7-7 8 0 2 1 4 6 4 2 0 36-22 58-65 16-30 26-66 26-107 0-49-14-123-83-172z"><text:p/></draw:path><draw:path draw:style-name="gr133" draw:text-style-name="P84" svg:width="0.0917in" svg:height="0.1362in" svg:x="3.0425in" svg:y="0.1839in" svg:viewBox="0 0 234 347" svg:d="M234 6c-2-2 0-6-6-6-8 0-54 4-63 6-4 0-7 2-7 9 0 6 4 6 11 6 24 0 26 3 26 8 0 3-2 7-2 10-10 39-19 77-29 116-9-18-24-32-45-32-59 0-119 73-119 144 0 47 27 80 66 80 10 0 33-3 63-38 4 21 21 38 45 38 18 0 29-12 36-28 8-17 15-47 15-49 0-4-4-4-5-4-6 0-6 1-7 8-9 33-18 62-38 62-14 0-15-13-15-22 0-13 1-16 4-24 24-95 46-189 70-284zM132 283c-3 8-3 10-10 18-21 27-42 35-56 35-24 0-31-28-31-46 0-25 15-86 27-108 15-29 37-48 57-48 32 0 39 41 39 44s-1 5-1 8c-9 32-17 65-25 97z"><text:p/></draw:path><draw:path draw:style-name="gr133" draw:text-style-name="P84" svg:width="0.1378in" svg:height="0.1358in" svg:x="3.1461in" svg:y="0.1854in" svg:viewBox="0 0 351 346" svg:d="M281 56c26-39 45-41 63-41 7-1 5-7 7-9 0-5-2-6-7-6-12 0-26 1-39 1-17 0-33-1-49-1-3 0-10 0-10 10 0 4 5 5 9 5 12 0 22 6 22 16 0 8-7 18-7 19-50 80-101 160-151 240-11-87-22-174-34-261 0-8 12-14 34-14 7 0 13 0 13-9 0-5-5-6-7-6-20 0-41 1-62 1-8 0-18 0-27 0-8 0-18-1-26-1-3 0-10 0-10 10 0 5 6 5 13 5 28 0 28 5 29 17 13 101 27 202 39 303 2 9 3 11 10 11 8 0 10-2 14-9 59-93 118-187 176-281z"><text:p/></draw:path><draw:path draw:style-name="gr133" draw:text-style-name="P84" svg:width="0.0618in" svg:height="0.0606in" svg:x="3.2567in" svg:y="0.2866in" svg:viewBox="0 0 158 155" svg:d="M36 122c9-10 16-16 45-39 7-6 32-27 44-37 21-21 33-38 33-42s-4-4-5-4c-5 0-5 0-7 3-10 17-17 21-26 21-4 0-9 0-19-10-13-11-20-14-28-14-27 0-46 29-46 41 0 2 4 4 7 4 4 0 4-2 5-6 6-11 24-12 30-12 8 0 16 2 22 2 18 5 21 5 29 5-8 9-15 15-47 42-27 21-37 29-42 36-21 21-31 36-31 39 0 4 4 4 6 4s4-1 5-4c10-12 20-21 32-21 5 0 9 2 19 10 11 10 18 15 28 15 37 0 60-42 60-53 0-4-4-4-6-4-4 0-4 1-5 4-7 18-28 27-45 27-7 0-16-3-25-4-16-5-19-5-24-5-2 0-6 0-9 2z"><text:p/></draw:path><draw:path draw:style-name="gr133" draw:text-style-name="P84" svg:width="0.1287in" svg:height="0.0449in" svg:x="3.4024in" svg:y="0.2465in" svg:viewBox="0 0 328 115" svg:d="M311 20c7 0 17 0 17-10s-10-10-17-10c-98 0-196 0-294 0-7 0-17 0-17 10s10 10 17 10c98 0 196 0 294 0zM311 115c7 0 17 0 17-10s-10-10-17-10c-98 0-196 0-294 0-7 0-17 0-17 10s10 10 17 10c98 0 196 0 294 0z"><text:p/></draw:path><draw:path draw:style-name="gr133" draw:text-style-name="P84" svg:width="0.0961in" svg:height="0.176in" svg:x="3.6063in" svg:y="0.1811in" svg:viewBox="0 0 245 448" svg:d="M154 150c14 0 28 0 42 0 10 0 15 0 15-10 0-6-5-6-14-6-14 0-26 0-40 0 4-18 7-37 11-56 1-9 8-44 11-50 4-10 13-17 24-17 1 0 14 0 24 9-23 2-27 19-27 26 0 11 9 17 18 17 13 0 27-10 27-29 0-23-22-34-42-34-17 0-49 8-63 57-3 12-4 16-17 77-11 0-22 0-33 0-10 0-14 0-14 10 0 6 4 6 12 6 11 0 23 0 34 0-13 64-25 129-38 194-8 48-17 93-42 93-3 0-15 0-24-8 23-2 27-20 27-27 0-11-9-18-18-18-13 0-27 11-27 29 0 23 21 35 42 35 27 0 46-29 55-47 16-33 28-92 28-94 9-54 19-105 29-157z"><text:p/></draw:path><draw:path draw:style-name="gr133" draw:text-style-name="P84" svg:width="0.0618in" svg:height="0.0606in" svg:x="3.6988in" svg:y="0.2866in" svg:viewBox="0 0 158 155" svg:d="M38 122c8-10 14-16 43-39 7-6 34-27 44-37 21-21 33-38 33-42s-4-4-5-4c-3 0-5 0-6 3-11 17-18 21-27 21-4 0-8 0-19-10-11-11-20-14-27-14-28 0-46 29-46 41 0 2 3 4 6 4 4 0 5-2 5-6 6-11 25-12 31-12 8 0 17 2 21 2 20 5 22 5 31 5-10 9-16 15-48 42-28 21-36 29-43 36-21 21-31 36-31 39 0 4 4 4 6 4 4 0 4-1 7-4 8-12 19-21 30-21 5 0 10 2 19 10 11 10 18 15 29 15 36 0 60-42 60-53 0-4-4-4-5-4-5 0-6 1-7 4-7 18-27 27-44 27-8 0-17-3-25-4-15-5-18-5-25-5-3 0-6 0-7 2z"><text:p/></draw:path><draw:path draw:style-name="gr133" draw:text-style-name="P84" svg:width="0.0449in" svg:height="0.1933in" svg:x="3.8311in" svg:y="0.172in" svg:viewBox="0 0 115 492" svg:d="M115 487c0-1 0-2-9-11-61-61-77-154-77-230 0-85 19-170 79-232 7-6 7-7 7-8 0-5-2-6-6-6s-49 34-77 97c-25 53-32 107-32 149 0 38 6 98 34 153 29 62 71 93 75 93s6-2 6-5z"><text:p/></draw:path><draw:path draw:style-name="gr133" draw:text-style-name="P84" svg:width="0.0591in" svg:height="0.1232in" svg:x="3.8917in" svg:y="0.1965in" svg:viewBox="0 0 151 314" svg:d="M91 111c15 0 31 0 46 0 10 0 14 0 14-10 0-6-4-6-14-6-14 0-28 0-42 0 17-70 20-80 20-82 0-9-6-13-14-13-2 0-16 0-20 18-7 25-12 52-19 77-16 0-31 0-47 0-9 0-15 0-15 10 0 6 4 6 14 6 14 0 29 0 43 0-35 140-37 148-37 156 0 27 19 47 46 47 50 0 78-73 78-77 0-5-4-5-7-5-4 0-4 2-7 7-21 51-47 63-64 63-10 0-14-7-14-22 0-13 0-15 3-24 12-49 23-96 36-145z"><text:p/></draw:path><draw:path draw:style-name="gr133" draw:text-style-name="P84" svg:width="0.1031in" svg:height="0.0921in" svg:x="3.9673in" svg:y="0.2547in" svg:viewBox="0 0 263 235" svg:d="M41 209c-3 12-5 14-31 14-6 0-10 0-10 8 0 4 4 4 10 4 45 0 89 0 134 0 58 0 102-39 102-73 0-25-22-46-58-49 40-8 75-33 75-64 0-25-26-49-71-49-42 0-83 0-125 0-7 0-11 0-11 8 0 5 4 5 11 5 4 0 7 0 13 1 7 0 8 1 8 4 0 2 0 3-1 9-16 60-31 121-46 182zM95 109c7-28 14-56 21-84 3-11 4-12 18-12 17 0 35 0 52 0 35 0 44 23 44 36 0 28-31 60-77 60-20 0-38 0-58 0zM80 223c-11 0-11 0-11-3s0-2 1-7c8-31 15-63 24-94 24 0 49 0 73 0 32 0 44 21 44 41 0 33-35 63-77 63-18 0-36 0-54 0z"><text:p/></draw:path><draw:path draw:style-name="gr133" draw:text-style-name="P84" svg:width="0.0449in" svg:height="0.1933in" svg:x="4.102in" svg:y="0.172in" svg:viewBox="0 0 115 492" svg:d="M115 246c0-37-6-98-34-154-29-60-71-92-75-92-3 0-6 3-6 6 0 1 0 2 10 11 47 49 75 127 75 229 0 84-18 171-78 233-7 6-7 7-7 8 0 3 3 5 6 5 4 0 49-33 78-96 24-54 31-109 31-150z"><text:p/></draw:path><draw:path draw:style-name="gr133" draw:text-style-name="P84" svg:width="0.1181in" svg:height="0.0075in" svg:x="4.2252in" svg:y="0.2661in" svg:viewBox="0 0 301 20" svg:d="M283 20c8 0 18 0 18-10s-10-10-18-10c-88 0-178 0-266 0-9 0-17 0-17 10s8 10 17 10c88 0 178 0 266 0z"><text:p/></draw:path><draw:path draw:style-name="gr133" draw:text-style-name="P84" svg:width="0.0961in" svg:height="0.176in" svg:x="4.4134in" svg:y="0.1811in" svg:viewBox="0 0 245 448" svg:d="M154 150c14 0 28 0 42 0 10 0 15 0 15-10 0-6-5-6-14-6-14 0-26 0-40 0 4-18 7-37 11-56 1-9 8-44 11-50 4-10 13-17 24-17 1 0 14 0 24 9-23 2-27 19-27 26 0 11 9 17 18 17 13 0 27-10 27-29 0-23-22-34-42-34-17 0-48 8-63 57-3 12-4 16-17 77-11 0-22 0-33 0-10 0-14 0-14 10 0 6 4 6 12 6 11 0 23 0 34 0-13 64-25 129-38 194-8 48-17 93-42 93-3 0-14 0-24-8 23-2 27-20 27-27 0-11-9-18-18-18-13 0-27 11-27 29 0 23 21 35 42 35 27 0 46-29 55-47 16-33 28-92 28-94 9-54 19-105 29-157z"><text:p/></draw:path><draw:path draw:style-name="gr133" draw:text-style-name="P84" svg:width="0.0618in" svg:height="0.0606in" svg:x="4.5059in" svg:y="0.2866in" svg:viewBox="0 0 158 155" svg:d="M38 122c8-10 14-16 43-39 9-6 34-27 44-37 21-21 33-38 33-42s-4-4-5-4c-3 0-5 0-6 3-11 17-18 21-27 21-4 0-8 0-19-10-11-11-18-14-27-14-28 0-46 29-46 41 0 2 3 4 6 4 4 0 5-2 7-6 4-11 23-12 29-12 8 0 17 2 21 2 20 5 22 5 31 5-10 9-16 15-48 42-28 21-36 29-43 36-21 21-31 36-31 39 0 4 4 4 6 4 4 0 4-1 7-4 8-12 19-21 30-21 5 0 10 2 20 10 10 10 17 15 28 15 36 0 60-42 60-53 0-4-4-4-5-4-5 0-6 1-7 4-7 18-27 27-44 27-8 0-17-3-25-4-15-5-18-5-25-5-3 0-6 0-7 2z"><text:p/></draw:path><draw:path draw:style-name="gr133" draw:text-style-name="P84" svg:width="0.0441in" svg:height="0.1933in" svg:x="4.6386in" svg:y="0.172in" svg:viewBox="0 0 113 492" svg:d="M113 487c0-1 0-2-8-11-62-61-77-154-77-230 0-85 18-170 80-232 5-6 5-7 5-8 0-5-1-6-4-6-5 0-50 34-78 97-25 53-31 107-31 149 0 38 4 98 32 153 30 62 72 93 77 93 3 0 4-2 4-5z"><text:p/></draw:path><draw:path draw:style-name="gr133" draw:text-style-name="P84" svg:width="0.0587in" svg:height="0.1232in" svg:x="4.6992in" svg:y="0.1965in" svg:viewBox="0 0 150 314" svg:d="M90 111c15 0 30 0 46 0 10 0 14 0 14-10 0-6-4-6-13-6-14 0-29 0-43 0 17-70 19-80 19-82 0-9-5-13-14-13-1 0-15 0-19 18-7 25-13 52-20 77-15 0-31 0-46 0-10 0-14 0-14 10 0 6 3 6 13 6 14 0 29 0 43 0-35 140-36 148-36 156 0 27 18 47 44 47 51 0 79-73 79-77 0-5-4-5-6-5-5 0-5 2-8 7-21 51-46 63-63 63-11 0-16-7-16-22 0-13 0-15 3-24 13-49 24-96 37-145z"><text:p/></draw:path><draw:path draw:style-name="gr133" draw:text-style-name="P84" svg:width="0.102in" svg:height="0.0961in" svg:x="4.772in" svg:y="0.25in" svg:viewBox="0 0 260 245" svg:d="M52 204c-13 19-23 28-44 28-2 2-8 2-8 9 0 3 4 4 6 4 8 0 19-1 29-1 11 0 25 1 35 1 3 0 7 0 7-7 0-4-4-6-6-6s-15 0-15-9c0-5 4-10 6-13 9-14 18-29 28-43 32 0 65 0 98 0 2 19 5 37 8 57-1 4-4 8-24 8-4 0-10 0-10 9 0 1 2 4 6 4 11 0 35-1 45-1 7 0 14 1 21 1 5 0 12 0 19 0 5 0 7-3 7-7 0-6-4-6-9-6-21 0-21-1-23-9-10-72-19-142-29-213-2-7-3-10-9-10-7 0-9 3-12 8-42 66-84 131-126 196zM97 154c23-38 49-74 72-112 6 38 12 74 17 112-29 0-60 0-89 0z"><text:p/></draw:path><draw:path draw:style-name="gr133" draw:text-style-name="P84" svg:width="0.0449in" svg:height="0.1933in" svg:x="4.9016in" svg:y="0.172in" svg:viewBox="0 0 115 492" svg:d="M115 246c0-37-6-98-32-154-31-60-73-92-77-92-3 0-6 3-6 6 0 1 0 2 10 11 47 49 75 127 75 229 0 84-18 171-78 233-7 6-7 7-7 8 0 3 3 5 6 5 4 0 49-33 78-96 25-54 31-109 31-150z"><text:p/></draw:path></draw:g></draw:g></text:p>
      <text:p text:style-name="P9"/>
      <text:p text:style-name="P9">Bien-sûr, sous réserve que <draw:g text:anchor-type="as-char" svg:y="-0.1366in" draw:z-index="24" draw:name="Shape38" draw:style-name="gr131"><svg:title>TexMaths</svg:title><svg:desc>14§display§f_z§svg§600§FALSE§</svg:desc><draw:g draw:style-name="gr2"><draw:path draw:style-name="gr132" draw:text-style-name="P83" svg:width="0.1445in" svg:height="0.1551in" svg:x="-0.0004in" svg:y="0.0102in" svg:viewBox="0 0 368 395" svg:d="M0 0c122 0 246 0 368 0 0 132 0 263 0 395-122 0-246 0-368 0 0-132 0-263 0-395z"><text:p/></draw:path><draw:path draw:style-name="gr133" draw:text-style-name="P84" svg:width="0.0953in" svg:height="0.1748in" svg:x="0in" svg:y="0in" svg:viewBox="0 0 243 445" svg:d="M153 150c14 0 28 0 44 0 10 0 14 0 14-10 0-6-4-6-13-6-14 0-28 0-41 0 3-19 6-37 10-56 2-9 9-44 11-50 5-10 13-17 24-17 2 0 13 0 23 9-21 1-25 19-25 26 0 11 8 17 16 17 13 0 27-10 27-29 0-23-22-34-41-34-17 0-47 8-63 57-3 10-4 16-15 77-12 0-23 0-34 0-10 0-16 0-16 10 0 6 5 6 15 6 9 0 21 0 32 0-13 64-25 127-37 192-10 47-18 92-43 92-2 0-14 0-24-8 24-2 28-20 28-27 0-11-10-17-18-17-13 0-27 10-27 30 0 22 21 33 41 33 28 0 48-29 56-47 15-31 27-91 27-94 9-52 19-102 29-154z"><text:p/></draw:path><draw:path draw:style-name="gr133" draw:text-style-name="P84" svg:width="0.0622in" svg:height="0.0602in" svg:x="0.0917in" svg:y="0.1051in" svg:viewBox="0 0 159 154" svg:d="M38 120c8-8 14-15 43-39 8-5 34-25 44-35 21-21 34-39 34-43 0-3-4-3-6-3-3 0-4 0-5 3-12 15-19 21-27 21-4 0-10 0-20-10-11-13-20-14-27-14-28 0-46 29-46 39 0 3 3 4 6 4 4 0 4-1 5-4 6-12 26-12 31-12 7 0 17 1 21 2 20 5 21 5 31 5-10 8-15 15-49 40-27 23-35 31-42 38-21 20-31 35-31 38 0 4 4 4 6 4 4 0 4 0 7-3 8-14 19-21 31-21 4 0 9 0 18 9 11 9 18 15 29 15 37 0 59-42 59-53 0-4-2-4-5-4-4 0-4 1-6 5-7 17-27 25-43 25-9 0-17-1-26-4-15-3-18-3-25-3-3 0-6 0-7 0z"><text:p/></draw:path></draw:g></draw:g><text:s/>soit dérivable sur <draw:g text:anchor-type="as-char" svg:y="-0.1445in" draw:z-index="25" draw:name="Shape39" draw:style-name="gr131"><svg:title>TexMaths</svg:title><svg:desc>14§display§\left[t_A,\ t_B\right]§svg§600§FALSE§</svg:desc><draw:g draw:style-name="gr2"><draw:path draw:style-name="gr132" draw:text-style-name="P83" svg:width="0.6134in" svg:height="0.1724in" svg:x="-0.0004in" svg:y="0.0091in" svg:viewBox="0 0 1559 439" svg:d="M779 439c-260 0-519 0-779 0 0-147 0-292 0-439 519 0 1040 0 1559 0 0 147 0 292 0 439-260 0-521 0-780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4" svg:width="0.022in" svg:height="0.0575in" svg:x="0.2563in" svg:y="0.1236in" svg:viewBox="0 0 57 147" svg:d="M57 52c0-32-12-52-32-52-15 0-25 13-25 27 0 12 10 25 25 25 6 0 13-2 17-6 1-1 1-1 3-1 1 0 1 0 1 7 0 36-17 66-33 81-6 6-6 7-6 8 0 3 3 6 6 6 5 0 44-38 44-95z"><text:p/></draw:path><draw:path draw:style-name="gr133" draw:text-style-name="P8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g></draw:g><text:s/>et que cette dérivée soit intégrable sur <draw:g text:anchor-type="as-char" svg:y="-0.1445in" draw:z-index="26" draw:name="Shape40" draw:style-name="gr131"><svg:title>TexMaths</svg:title><svg:desc>14§display§\left[t_A,\ t_B\right]§svg§600§FALSE§</svg:desc><draw:g draw:style-name="gr2"><draw:path draw:style-name="gr132" draw:text-style-name="P83" svg:width="0.6134in" svg:height="0.1724in" svg:x="-0.0004in" svg:y="0.0091in" svg:viewBox="0 0 1559 439" svg:d="M779 439c-260 0-519 0-779 0 0-147 0-292 0-439 519 0 1040 0 1559 0 0 147 0 292 0 439-260 0-521 0-780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4" svg:width="0.022in" svg:height="0.0575in" svg:x="0.2563in" svg:y="0.1236in" svg:viewBox="0 0 57 147" svg:d="M57 52c0-32-12-52-32-52-15 0-25 13-25 27 0 12 10 25 25 25 6 0 13-2 17-6 1-1 1-1 3-1 1 0 1 0 1 7 0 36-17 66-33 81-6 6-6 7-6 8 0 3 3 6 6 6 5 0 44-38 44-95z"><text:p/></draw:path><draw:path draw:style-name="gr133" draw:text-style-name="P8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g></draw:g>, la fonction <text:span text:style-name="T42">packer =</text:span> <draw:g text:anchor-type="as-char" svg:y="-0.2217in" draw:z-index="27" draw:name="Shape41" draw:style-name="gr131"><svg:title>TexMaths</svg:title><svg:desc>14§display§\text{f}^{\circ }\left(_{\ \ \ \ \ \ t\ \ \ \rightarrow \ \ \ 1}^{\left[t_A,\ t_B\right]\ \ \rightarrow \ \left\{1\right\}}\right)§svg§600§FALSE§</svg:desc><draw:g draw:style-name="gr2"><draw:path draw:style-name="gr132" draw:text-style-name="P83" svg:width="1.4898in" svg:height="0.3276in" svg:x="0.0028in" svg:y="0.0094in" svg:viewBox="0 0 3785 833" svg:d="M1893 833c-631 0-1261 0-1893 0 0-277 0-556 0-833 1262 0 2523 0 3785 0 0 277 0 556 0 833-630 0-1262 0-1892 0z"><text:p/></draw:path><draw:path draw:style-name="gr133" draw:text-style-name="P84" svg:width="0.0626in" svg:height="0.1362in" svg:x="-0.0004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133" draw:text-style-name="P84" svg:width="0.0575in" svg:height="0.0575in" svg:x="0.063in" svg:y="0.072in" svg:viewBox="0 0 147 147" svg:d="M147 74c0-42-34-74-74-74-41 0-73 34-73 73 0 42 32 74 73 74 42 0 74-34 74-73zM73 130c-32 0-56-26-56-56 0-32 25-57 56-57 32 0 57 25 57 56 0 32-25 57-57 57z"><text:p/></draw:path><draw:path draw:style-name="gr133" draw:text-style-name="P84" svg:width="0.0728in" svg:height="0.3476in" svg:x="0.2083in" svg:y="0in" svg:viewBox="0 0 186 884" svg:d="M165 878c2 2 4 6 6 6 3 0 7 0 10 0 2 0 5-2 5-6 0-1 0-3-1-4-18-18-45-45-74-98-54-95-73-217-73-333 0-219 61-346 147-433 1-3 1-3 1-4 0-6-3-6-8-6-7 0-9 0-13 4-46 41-99 109-133 213-21 65-32 144-32 226 0 114 21 246 98 361 14 18 21 27 32 39 4 6 11 14 16 17 7 6 12 13 19 18z"><text:p/></draw:path><draw:path draw:style-name="gr133" draw:text-style-name="P84" svg:width="0.0205in" svg:height="0.1354in" svg:x="0.3079in" svg:y="0.0205in" svg:viewBox="0 0 53 345" svg:d="M53 345c0-6 0-12 0-17-12 0-24 0-36 0 0-104 0-208 0-311 12 0 24 0 36 0 0-6 0-11 0-17-18 0-35 0-53 0 0 115 0 230 0 345 18 0 35 0 53 0z"><text:p/></draw:path><draw:path draw:style-name="gr133" draw:text-style-name="P84" svg:width="0.0453in" svg:height="0.0854in" svg:x="0.3386in" svg:y="0.0362in" svg:viewBox="0 0 116 218" svg:d="M70 80c13 0 24 0 36 0 6 0 10 0 10-9 0-4-4-4-10-4-11 0-21 0-32 0 4-17 9-35 13-52 0-1 1-2 1-4 0-7-5-11-12-11-9 0-14 6-16 15-3 9 2-8-14 52-11 0-24 0-35 0-7 0-11 0-11 7 0 6 4 6 11 6 11 0 21 0 32 0-7 26-12 54-19 81-3 8-6 21-6 25 0 20 17 32 37 32 37 0 60-49 60-53 0-5-4-4-6-4-4 0-4 1-7 7-10 21-28 41-46 41-7 0-13-5-13-17 0-3 2-10 3-14 9-32 16-66 24-98z"><text:p/></draw:path><draw:path draw:style-name="gr133" draw:text-style-name="P84" svg:width="0.0811in" svg:height="0.0689in" svg:x="0.4016in" svg:y="0.0717in" svg:viewBox="0 0 207 176" svg:d="M154 7c-1-6-3-7-7-7-7 0-8 3-11 6-32 46-63 93-95 140-12 15-20 18-35 19-6 0-5 4-6 7 0 3 3 4 4 4 4 0 9-1 11-1 5 0 9 0 13 0s10 0 14 0 10 1 14 1c1 0 6 0 6-7 0-4-3-2-5-4-2 0-12 0-12-7 0-3 3-7 5-8 6-9 12-18 17-27 2-1 3-1 7-1 25 0 49 0 74 0 0 3 2 4 2 7 1 4 5 28 5 31 0 5-15 5-16 5-3 0-7 0-7 7 0 3 1 4 4 4 5 0 11-1 17-1 5 0 11 0 16 0 6 0 12 0 16 0 5 0 11 1 17 1 4 0 5-2 5-7 0-4-4-4-8-4-16 0-16-1-17-7-10-50-18-101-28-151zM132 31c5 26 9 53 15 80-24 0-46 0-70 0 18-27 36-54 55-80z"><text:p/></draw:path><draw:path draw:style-name="gr133" draw:text-style-name="P84" svg:width="0.0165in" svg:height="0.0413in" svg:x="0.5165in" svg:y="0.1063in" svg:viewBox="0 0 43 106" svg:d="M35 35c0 18-4 41-28 63-1 1-1 1-1 4 0 2 2 4 4 4 5 0 33-28 33-68 0-21-7-38-23-38-12 0-20 10-20 20 0 11 8 21 20 21 8 0 14-6 15-6z"><text:p/></draw:path><draw:path draw:style-name="gr133" draw:text-style-name="P84" svg:width="0.0453in" svg:height="0.0854in" svg:x="0.6181in" svg:y="0.0362in" svg:viewBox="0 0 116 218" svg:d="M70 80c11 0 24 0 35 0 6 0 11 0 11-9 0-4-5-4-11-4-11 0-21 0-32 0 4-17 8-35 12-52 0-1 2-2 2-4 0-7-6-11-13-11-8 0-12 6-15 15s1-8-14 52c-11 0-24 0-35 0-6 0-10 0-10 7 0 6 3 6 10 6 11 0 21 0 32 0-7 26-13 54-20 81-2 8-5 21-5 25 0 20 17 32 36 32 39 0 60-49 60-53 0-5-4-4-5-4-4 0-4 1-7 7-10 21-27 41-46 41-7 0-12-5-12-17 0-3 0-10 2-14 8-32 17-66 25-98z"><text:p/></draw:path><draw:path draw:style-name="gr133" draw:text-style-name="P84" svg:width="0.0807in" svg:height="0.0657in" svg:x="0.6827in" svg:y="0.0752in" svg:viewBox="0 0 206 168" svg:d="M31 147c-3 8-3 10-21 10-7 0-10 0-10 7 0 4 3 4 7 4 36 0 71 0 108 0 43 0 80-28 80-52 0-15-14-32-48-36 24-3 59-20 59-44 0-21-24-36-58-36-33 0-67 0-100 0-6 0-9 0-9 7 0 4 3 4 9 4 2 0 11 0 15 2 0 2 0 2 0 5-11 44-21 86-32 129zM73 77c4-20 10-38 14-57 1-9 1-9 12-9 16 0 30 0 45 0 24 0 35 13 35 25 0 20-26 41-60 41-15 0-31 0-46 0zM60 157c-1 0-5 0-7 0 0-3 0-3 0-6 6-22 11-43 17-66 20 0 41 0 60 0 25 0 38 14 38 30 0 24-29 42-60 42-16 0-32 0-48 0z"><text:p/></draw:path><draw:path draw:style-name="gr133" draw:text-style-name="P84" svg:width="0.0205in" svg:height="0.1354in" svg:x="0.789in" svg:y="0.0205in" svg:viewBox="0 0 53 345" svg:d="M53 0c-18 0-35 0-53 0 0 6 0 11 0 17 13 0 24 0 36 0 0 103 0 207 0 311-12 0-23 0-36 0 0 5 0 11 0 17 18 0 35 0 53 0 0-115 0-230 0-345z"><text:p/></draw:path><draw:path draw:style-name="gr133" draw:text-style-name="P84" svg:width="0.1331in" svg:height="0.0713in" svg:x="0.9681in" svg:y="0.0516in" svg:viewBox="0 0 339 182" svg:d="M290 99c-44 33-32 52-49 77 0 6 4 6 8 6 6 0 7 0 9-6 2-9 8-30 26-50 20-21 37-25 51-31 2 0 4-3 4-4 0-3-3-4-7-6-49-15-67-50-74-81-2-4-5-4-9-4s-8 0-8 6c7 15 4 23 21 47 7 11 17 21 28 30-93 0-184 0-276 0-6 0-14 0-14 8s8 8 14 8c92 0 183 0 276 0z"><text:p/></draw:path><draw:path draw:style-name="gr133" draw:text-style-name="P84" svg:width="0.0535in" svg:height="0.1354in" svg:x="1.1894in" svg:y="0.0205in" svg:viewBox="0 0 137 345" svg:d="M83 50c0-7 0-18 9-28 12-8 24-11 37-12 5 0 8 0 8-4 0-6-4-6-8-6-38 0-73 15-74 43 0 27 0 55 0 82 0 8 0 19-12 29-8 7-19 13-36 14-4 0-7 0-7 4s3 4 6 6c42 3 49 26 49 35 0 26 0 53 0 81 0 10 0 25 18 37 19 12 46 14 56 14 4 0 8 0 8-5s-4-5-7-5c-32-2-45-17-47-30 0-4 0-5 0-11 0-24 0-48 0-71 0-12 0-23-10-33-4-4-13-12-32-18 14-4 37-12 40-36 2-2 2-3 2-14 0-24 0-48 0-72z"><text:p/></draw:path><draw:path draw:style-name="gr133" draw:text-style-name="P84" svg:width="0.0488in" svg:height="0.0902in" svg:x="1.2709in" svg:y="0.0307in" svg:viewBox="0 0 125 230" svg:d="M77 10c0-9 0-10-10-10-22 22-53 22-67 22 0 5 0 9 0 13 8 0 31 0 50-10 0 59 0 116 0 175 0 13 0 17-35 17-4 0-8 0-12 0 0 4 0 8 0 13 5-2 47-2 60-2 11 0 55 0 62 2 0-5 0-9 0-13-5 0-9 0-13 0-35 0-35-4-35-17 0-63 0-127 0-190z"><text:p/></draw:path><draw:path draw:style-name="gr133" draw:text-style-name="P84" svg:width="0.0535in" svg:height="0.1354in" svg:x="1.3457in" svg:y="0.0205in" svg:viewBox="0 0 137 345" svg:d="M83 220c0-9 0-20 11-30 8-7 18-12 36-12 4-2 7-2 7-6s-4-4-7-4c-40-3-47-27-47-36 0-27 0-55 0-82 0-8 0-25-20-36-18-13-45-14-55-14-4 0-8 0-8 6 0 4 3 4 6 4 33 1 46 17 49 31 0 2 0 5 0 9 0 24 0 49 0 73 0 10 0 23 9 31 5 6 13 13 33 18-14 4-38 13-41 37-1 2-1 2-1 14 0 23 0 47 0 73 0 7 0 16-10 26-11 9-24 11-38 13-4 0-7 0-7 5s4 5 8 5c38 0 73-16 75-44 0-28 0-55 0-81z"><text:p/></draw:path><draw:path draw:style-name="gr133" draw:text-style-name="P84" svg:width="0.0453in" svg:height="0.0854in" svg:x="0.6819in" svg:y="0.189in" svg:viewBox="0 0 116 218" svg:d="M71 78c12 0 24 0 35 0 6 0 10 0 10-7 0-4-4-4-10-4-11 0-21 0-32 0 4-17 9-35 13-52 0-1 1-2 1-4 0-7-5-11-12-11-9 0-14 6-16 15-3 9 2-8-14 52-11 0-24 0-35 0-5 0-11 0-11 7 0 4 4 4 11 4 11 0 21 0 32 0-7 27-12 55-19 82-3 9-6 21-6 26 0 20 17 32 37 32 39 0 60-49 60-53 0-5-4-4-6-4-4 0-4 1-7 7-10 21-28 41-46 41-7 0-13-5-13-17 0-3 2-11 3-14 9-34 17-66 25-100z"><text:p/></draw:path><draw:path draw:style-name="gr133" draw:text-style-name="P84" svg:width="0.1331in" svg:height="0.0713in" svg:x="0.9386in" svg:y="0.2039in" svg:viewBox="0 0 339 182" svg:d="M291 99c-43 33-32 52-49 77 0 6 3 6 7 6 7 0 9 0 10-6 1-9 7-30 25-50 20-21 38-25 52-31 1 0 3-3 3-4 0-3-2-4-6-6-50-15-67-50-74-81-1-4-6-4-10-4-5 0-7 0-7 6 7 15 3 23 20 47 8 11 18 21 29 30-92 0-185 0-277 0-6 0-14 0-14 8s8 8 14 8c92 0 185 0 277 0z"><text:p/></draw:path><draw:path draw:style-name="gr133" draw:text-style-name="P84" svg:width="0.0488in" svg:height="0.0902in" svg:x="1.2913in" svg:y="0.1831in" svg:viewBox="0 0 125 230" svg:d="M77 10c0-9 0-10-10-10-22 22-53 22-67 22 0 5 0 9 0 13 8 0 31 0 49-10 0 59 0 116 0 175 0 13 0 17-34 17-4 0-9 0-14 0 0 4 0 8 0 13 7-2 49-2 62-2 11 0 55 0 62 2 0-5 0-9 0-13-5 0-9 0-13 0-35 0-35-4-35-17 0-63 0-127 0-190z"><text:p/></draw:path><draw:path draw:style-name="gr133" draw:text-style-name="P84" svg:width="0.0736in" svg:height="0.3476in" svg:x="1.4291in" svg:y="0in" svg:viewBox="0 0 188 884" svg:d="M188 443c0-142-34-292-131-402-7-9-25-27-36-38-4-3-4-3-11-3-6 0-10 0-10 6 0 1 1 2 3 4 17 18 43 45 74 98 53 95 73 217 73 335 0 211-59 341-147 431-2 1-3 3-3 4 0 6 4 6 10 6 7 0 7 0 11-4 48-41 99-110 134-213 21-68 33-147 33-224z"><text:p/></draw:path></draw:g></draw:g><text:s/>étant continue sur <draw:g text:anchor-type="as-char" svg:y="-0.1445in" draw:z-index="28" draw:name="Shape42" draw:style-name="gr131"><svg:title>TexMaths</svg:title><svg:desc>14§display§\left[t_A,\ t_B\right]§svg§600§FALSE§</svg:desc><draw:g draw:style-name="gr2"><draw:path draw:style-name="gr132" draw:text-style-name="P83" svg:width="0.6134in" svg:height="0.1724in" svg:x="-0.0004in" svg:y="0.0091in" svg:viewBox="0 0 1559 439" svg:d="M779 439c-260 0-519 0-779 0 0-147 0-292 0-439 519 0 1040 0 1559 0 0 147 0 292 0 439-260 0-521 0-780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4" svg:width="0.022in" svg:height="0.0575in" svg:x="0.2563in" svg:y="0.1236in" svg:viewBox="0 0 57 147" svg:d="M57 52c0-32-12-52-32-52-15 0-25 13-25 27 0 12 10 25 25 25 6 0 13-2 17-6 1-1 1-1 3-1 1 0 1 0 1 7 0 36-17 66-33 81-6 6-6 7-6 8 0 3 3 6 6 6 5 0 44-38 44-95z"><text:p/></draw:path><draw:path draw:style-name="gr133" draw:text-style-name="P8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g></draw:g>.</text:p>
      <text:p text:style-name="P9"/>
      <text:p text:style-name="P23">Sauf que comme c’est un peu <text:span text:style-name="T15">contre-intuitif et plus coûteux en charge mentale</text:span> d’introduire moult moult noms de variables pour faire de la technique mathématique, on va simplifier tout ça en créant une convention : <text:span text:style-name="T32">quand je fais un changement de variable au sein d’une intégrale, </text:span><text:span text:style-name="T35">je nomme cette variable comme la grandeur qu’elle désigne. Il n’y aura pas de conflit vu que dans une intégrale, la variable est muette, mais pour nos humbles cerveaux d’humains ça permet de voir vraiment le sens de ce qu’on est en train de faire.</text:span></text:p>
      <text:p text:style-name="P23"/>
      <text:p text:style-name="P24">Du coup ça donne le fameux:</text:p>
      <text:p text:style-name="P33"><draw:g text:anchor-type="as-char" svg:y="-0.2984in" draw:z-index="36" draw:name="Shape43" draw:style-name="gr131"><svg:title>TexMaths</svg:title><svg:desc>14§display§W_1=\int _{t=t_A}^{t_B}\text{d}z=\int _{z=z_A}^{z_B}\text{d}z§svg§600§FALSE§</svg:desc><draw:g draw:style-name="gr2"><draw:path draw:style-name="gr132" draw:text-style-name="P83" svg:width="2.1972in" svg:height="0.4756in" svg:x="-0.0004in" svg:y="0.0102in" svg:viewBox="0 0 5582 1209" svg:d="M2792 1209c-931 0-1861 0-2792 0 0-404 0-806 0-1209 1861 0 3721 0 5582 0 0 403 0 805 0 1209-930 0-1861 0-2790 0z"><text:p/></draw:path><draw:path draw:style-name="gr133" draw:text-style-name="P84" svg:width="0.1913in" svg:height="0.1358in" svg:x="0.0004in" svg:y="0.1693in" svg:viewBox="0 0 487 346" svg:d="M423 57c12-22 25-39 56-42 4 0 8 0 8-9 0-3-1-6-5-6-12 0-26 1-38 1-17 0-35-1-51-1-2 0-9 0-9 10 0 5 4 5 7 5 12 0 29 5 29 20 0 4-3 8-7 15-43 77-88 155-132 232-5-82-12-163-18-244-1-10-3-23 34-23 8 0 14 0 14-9 0-6-6-6-9-6-19 0-39 1-60 1-11 0-39-1-50-1-4 0-10 0-10 10 0 5 4 5 11 5 23 0 25 3 27 13 1 13 1 25 3 38-42 71-83 144-125 216-6-83-13-166-18-248 0-7 0-19 38-19 4 0 9 0 9-9 0-6-5-6-7-6-19 0-40 1-60 1-18 0-35-1-52-1-2 0-8 0-8 10 0 5 4 5 11 5 25 0 25 5 27 19 7 99 15 199 22 299 0 10 0 13 7 13s9-3 13-10c47-84 96-167 144-251 6 83 13 166 18 248 2 12 3 13 9 13 5 0 8-4 11-8 53-94 108-187 161-281z"><text:p/></draw:path><draw:path draw:style-name="gr133" draw:text-style-name="P84" svg:width="0.0488in" svg:height="0.0894in" svg:x="0.1874in" svg:y="0.2402in" svg:viewBox="0 0 125 228" svg:d="M77 10c0-10 0-10-10-10-22 22-53 22-67 22 0 5 0 9 0 13 8 0 31 0 50-10 0 59 0 116 0 175 0 12 0 17-35 17-4 0-8 0-12 0 0 3 0 7 0 11 5 0 47-1 60-1 11 0 55 1 62 1 0-4 0-8 0-11-5 0-9 0-13 0-35 0-35-5-35-17 0-63 0-127 0-190z"><text:p/></draw:path><draw:path draw:style-name="gr133" draw:text-style-name="P84" svg:width="0.1287in" svg:height="0.0449in" svg:x="0.324in" svg:y="0.2311in" svg:viewBox="0 0 328 115" svg:d="M311 20c7 0 17 0 17-10s-10-10-17-10c-98 0-196 0-294 0-7 0-17 0-17 10s10 10 17 10c98 0 196 0 294 0zM311 115c7 0 17 0 17-10s-10-10-17-10c-98 0-196 0-294 0-7 0-17 0-17 10s10 10 17 10c98 0 196 0 294 0z"><text:p/></draw:path><draw:path draw:style-name="gr133" draw:text-style-name="P84" svg:width="0.1709in" svg:height="0.4291in" svg:x="0.5287in" svg:y="0.037in" svg:viewBox="0 0 435 1091" svg:d="M24 1069c15-2 24-11 24-24 0-17-13-24-24-24s-24 7-24 24c0 25 24 46 55 46 74 0 102-115 137-258 38-155 70-311 96-469 19-103 37-203 54-266 5-24 22-87 42-87 15 0 26 9 29 11-17 0-25 12-25 24 0 17 12 24 24 24s23-7 23-24c0-26-26-46-53-46-38 0-64 53-92 154-2 6-67 252-122 572-13 75-27 158-43 227-9 35-31 127-72 127-18 0-19-7-29-11z"><text:p/></draw:path><draw:path draw:style-name="gr133" draw:text-style-name="P84" svg:width="0.0453in" svg:height="0.0858in" svg:x="0.7169in" svg:y="0in" svg:viewBox="0 0 116 219" svg:d="M70 80c11 0 24 0 35 0 7 0 11 0 11-9 0-4-4-4-10-4-11 0-22 0-33 0 4-17 8-33 12-50 0-3 2-4 2-6 0-5-4-11-11-11-10 0-14 6-17 15s3-8-13 52c-11 0-24 0-35 0-7 0-11 0-11 7 0 6 4 6 10 6 11 0 22 0 33 0-7 26-14 54-21 81-1 8-5 21-5 25 0 20 18 33 38 33 37 0 58-48 58-52 0-6-4-6-5-6-3 0-4 1-7 7-10 23-27 41-46 41-7 0-12-4-12-17 0-3 2-10 2-14 8-32 17-66 25-98z"><text:p/></draw:path><draw:path draw:style-name="gr133" draw:text-style-name="P84" svg:width="0.0807in" svg:height="0.0657in" svg:x="0.7815in" svg:y="0.0382in" svg:viewBox="0 0 206 168" svg:d="M31 147c-2 8-2 10-21 10-6 0-10 0-10 7 0 4 4 4 8 4 35 0 72 0 107 0 45 0 80-28 80-52 0-15-14-32-48-36 25-3 59-20 59-44 0-21-24-36-58-36-33 0-67 0-100 0-5 0-9 0-9 7 0 4 3 4 9 4 2 0 11 0 16 2 0 2 0 4-1 7-11 42-21 85-32 127zM73 77c4-20 10-38 14-57 1-9 1-9 12-9 16 0 30 0 45 0 24 0 37 13 37 25 0 21-27 41-62 41-15 0-31 0-46 0zM60 157c-1 0-4 0-7 0 0-3 0-3 0-4 6-23 11-45 17-68 20 0 41 0 60 0 25 0 38 14 38 30 0 24-29 42-60 42-16 0-32 0-48 0z"><text:p/></draw:path><draw:path draw:style-name="gr133" draw:text-style-name="P84" svg:width="0.0453in" svg:height="0.0858in" svg:x="0.6311in" svg:y="0.3929in" svg:viewBox="0 0 116 219" svg:d="M70 78c11 0 24 0 35 0 7 0 11 0 11-7 0-4-4-4-11-4-11 0-21 0-32 0 4-17 8-35 12-52 0-1 2-2 2-4 0-7-6-11-13-11-8 0-12 6-15 15s1-8-13 52c-12 0-24 0-36 0-6 0-10 0-10 7 0 4 4 4 10 4 11 0 21 0 32 0-7 27-13 55-20 82-2 9-5 21-5 26 0 20 17 33 36 33 39 0 60-50 60-54 0-5-4-4-5-4-4 0-4 1-7 7-10 21-27 41-46 41-7 0-12-4-12-17 0-3 2-11 2-14 8-34 17-66 25-100z"><text:p/></draw:path><draw:path draw:style-name="gr133" draw:text-style-name="P84" svg:width="0.0992in" svg:height="0.0358in" svg:x="0.6933in" svg:y="0.4256in" svg:viewBox="0 0 253 92" svg:d="M239 17c6 0 14 0 14-9 0-8-8-8-12-8-76 0-153 0-228 0-5 0-13 0-13 8 0 9 7 9 13 9 75 0 151 0 226 0zM241 92c4 0 12 0 12-8s-8-8-14-8c-75 0-151 0-226 0-6 0-13 0-13 8s8 8 13 8c75 0 152 0 228 0z"><text:p/></draw:path><draw:path draw:style-name="gr133" draw:text-style-name="P84" svg:width="0.0461in" svg:height="0.0858in" svg:x="0.8079in" svg:y="0.3929in" svg:viewBox="0 0 118 219" svg:d="M71 78c12 0 24 0 35 0 6 0 12 0 12-7 0-4-6-4-12-4-11 0-21 0-32 0 4-17 9-35 13-52 0-1 1-2 1-4 0-7-5-11-12-11-9 0-14 6-16 15-3 9 2-8-14 52-11 0-24 0-35 0-5 0-11 0-11 7 0 4 4 4 11 4 11 0 21 0 32 0-7 27-12 55-19 82-3 9-6 21-6 26 0 20 17 33 37 33 39 0 60-50 60-54 0-5-4-4-6-4-4 0-4 1-7 7-10 21-26 41-46 41-7 0-13-4-13-17 0-3 2-11 3-14 9-34 17-66 25-100z"><text:p/></draw:path><draw:path draw:style-name="gr133" draw:text-style-name="P84" svg:width="0.0811in" svg:height="0.0689in" svg:x="0.8709in" svg:y="0.4264in" svg:viewBox="0 0 207 176" svg:d="M154 7c-1-6-1-7-7-7-7 0-8 3-10 6-32 46-64 93-96 140-12 15-20 18-35 19-6 0-5 4-6 7 0 3 3 3 4 4 4 0 9-1 11-1 5 0 9 0 13 0 6 0 10 0 14 0s10 1 14 1c1 0 6 0 6-7 0-4-3-2-5-4-2 0-12 0-12-7 0-3 4-7 5-10 6-8 13-16 19-25 1-1 1-3 5-3 25 0 49 0 74 0 2 5 2 5 2 9 1 4 5 28 5 31 0 5-15 5-16 5-3 0-7 0-7 7 0 3 1 4 4 4 5 0 11-1 17-1 5 0 11 0 16 0 6 0 12 0 17 0 4 0 10 1 16 1 4 0 5-2 5-7 0-4-4-4-7-4-17 0-17-1-18-7-10-50-18-101-28-151zM132 31c5 26 9 53 15 80-24 0-46 0-70 0 18-27 36-54 55-80z"><text:p/></draw:path><draw:path draw:style-name="gr133" draw:text-style-name="P84" svg:width="0.0949in" svg:height="0.1362in" svg:x="1.0197in" svg:y="0.1665in" svg:viewBox="0 0 242 347" svg:d="M169 314c0 11 0 22 0 33 24-2 49-4 73-5 0-6 0-11 0-16-35 0-38-4-38-28 0-99 0-199 0-298-23 1-47 4-71 6 0 5 0 9 0 15 35 0 38 3 38 28 0 35 0 70 0 105-14-17-35-29-62-29-57 0-109 47-109 110s48 112 104 112c32 0 54-16 65-33zM169 182c0 34 0 67 0 101 0 10 0 10-4 18-15 24-38 35-59 35-22 0-39-12-51-32-13-20-14-48-14-67 0-18 1-48 15-70 10-16 29-33 56-33 17 0 38 9 53 30 4 8 4 10 4 18z"><text:p/></draw:path><draw:path draw:style-name="gr133" draw:text-style-name="P84" svg:width="0.0819in" svg:height="0.0874in" svg:x="1.1283in" svg:y="0.2165in" svg:viewBox="0 0 209 223" svg:d="M45 176c26-29 40-42 59-56 0-1 29-26 47-44 46-47 58-70 58-72 0-4-5-4-6-4-3 0-4 0-7 4-14 24-25 32-36 32-13 0-19-7-26-15-9-11-18-21-33-21-38 0-60 45-60 56 0 1 1 4 5 4s6-1 7-4c9-24 38-24 42-24 10 0 20 4 31 7 20 9 25 9 38 9-18 21-59 56-69 64-15 14-29 27-45 41-32 33-50 61-50 64 0 6 4 3 6 6 4 0 5-2 8-7 11-17 27-31 42-31 11 0 17 4 28 20 8 9 18 18 32 18 49 0 77-63 77-76 0-3-1-6-5-6-5 0-6 3-7 7-12 31-44 41-59 41-10 0-20-3-30-7-16-6-23-7-35-7-4 0-8 0-12 1z"><text:p/></draw:path><draw:path draw:style-name="gr133" draw:text-style-name="P84" svg:width="0.1287in" svg:height="0.0449in" svg:x="1.2831in" svg:y="0.2311in" svg:viewBox="0 0 328 115" svg:d="M311 20c7 0 17 0 17-10s-10-10-17-10c-98 0-196 0-294 0-7 0-17 0-17 10s10 10 17 10c98 0 196 0 294 0zM311 115c7 0 17 0 17-10s-10-10-17-10c-98 0-196 0-294 0-7 0-17 0-17 10s10 10 17 10c98 0 196 0 294 0z"><text:p/></draw:path><draw:path draw:style-name="gr133" draw:text-style-name="P84" svg:width="0.1717in" svg:height="0.4291in" svg:x="1.4878in" svg:y="0.037in" svg:viewBox="0 0 437 1091" svg:d="M24 1069c15-2 24-11 24-24 0-17-13-24-24-24s-24 7-24 24c0 25 25 46 55 46 74 0 102-115 137-258 38-155 70-311 96-469 19-103 37-203 54-266 5-24 22-87 42-87 15 0 28 9 29 11-15 0-24 12-24 24 0 17 11 24 23 24s25-7 25-24c0-26-27-46-55-46-36 0-64 53-91 154-1 6-68 252-123 572-13 75-27 158-43 227-9 35-31 127-72 127-17 0-19-7-29-11z"><text:p/></draw:path><draw:path draw:style-name="gr133" draw:text-style-name="P84" svg:width="0.0618in" svg:height="0.0606in" svg:x="1.6787in" svg:y="0.0256in" svg:viewBox="0 0 158 155" svg:d="M36 122c9-9 16-16 45-39 7-6 32-27 44-35 21-21 33-40 33-44s-4-4-5-4c-5 0-5 1-6 4-11 16-18 21-27 21-4 0-9 0-19-11-13-11-20-14-28-14-27 0-46 31-46 41 0 2 4 4 7 4 4 0 4-2 5-4 6-13 24-13 30-13 8 0 16 1 22 3 18 4 21 4 29 4-8 8-15 15-47 41-27 22-37 30-42 37-21 20-31 35-31 38 0 4 4 4 6 4s4 0 5-2c10-14 20-21 32-21 5 0 9 0 19 8 11 11 18 15 28 15 37 0 60-42 60-53 0-4-3-4-6-4-4 0-4 1-5 6-7 16-28 25-45 25-7 0-16-2-25-4-16-3-19-3-24-3-2 0-6 0-9 0z"><text:p/></draw:path><draw:path draw:style-name="gr133" draw:text-style-name="P84" svg:width="0.0811in" svg:height="0.0657in" svg:x="1.7559in" svg:y="0.0382in" svg:viewBox="0 0 207 168" svg:d="M32 147c-3 8-3 10-21 10-7 0-11 0-11 7 0 4 4 4 8 4 35 0 72 0 107 0 45 0 81-28 81-52 0-15-14-32-48-36 24-3 59-20 59-44 0-21-25-36-59-36-33 0-67 0-100 0-5 0-9 0-9 7 0 4 4 4 10 4 3 0 10 0 15 2 0 2 0 4 0 7-11 42-21 85-32 127zM73 77c4-20 10-38 14-57 3-9 3-9 12-9 16 0 30 0 45 0 25 0 37 13 37 25 0 21-27 41-62 41-15 0-31 0-46 0zM62 157c-3 0-6 0-9 0 0-3 0-3 2-4 5-23 11-45 16-68 20 0 41 0 61 0 23 0 36 14 36 30 0 24-29 42-59 42-15 0-32 0-47 0z"><text:p/></draw:path><draw:path draw:style-name="gr133" draw:text-style-name="P84" svg:width="0.0618in" svg:height="0.0606in" svg:x="1.5929in" svg:y="0.4165in" svg:viewBox="0 0 158 155" svg:d="M36 122c9-10 16-16 45-39 7-6 32-27 42-37 21-19 35-38 35-42s-4-4-5-4c-5 0-5 1-7 4-10 16-17 21-26 21-4 0-9-1-19-11-13-11-20-14-28-14-27 0-46 31-46 41 0 2 4 4 5 4 4 0 6-2 7-6 6-11 24-12 30-12 8 0 16 2 22 4 18 3 21 3 29 3-8 9-15 16-47 42-27 21-37 30-44 36-19 21-29 36-29 39 0 4 4 4 6 4s4-1 5-4c10-12 20-19 32-19 5 0 9 0 19 8 9 10 16 15 28 15 37 0 60-42 60-53 0-4-4-4-6-4-4 0-5 1-7 6-5 16-26 25-43 25-7 0-17-2-25-4-16-3-19-3-24-3-2 0-7 0-9 0z"><text:p/></draw:path><draw:path draw:style-name="gr133" draw:text-style-name="P84" svg:width="0.0992in" svg:height="0.0358in" svg:x="1.6732in" svg:y="0.4256in" svg:viewBox="0 0 253 92" svg:d="M241 17c4 0 12 0 12-9 0-8-8-8-12-8-76 0-153 0-228 0-5 0-13 0-13 8 0 9 8 9 13 9 75 0 152 0 228 0zM241 92c4 0 12 0 12-8s-8-8-12-8c-76 0-153 0-228 0-5 0-13 0-13 8s8 8 13 8c75 0 152 0 228 0z"><text:p/></draw:path><draw:path draw:style-name="gr133" draw:text-style-name="P84" svg:width="0.0618in" svg:height="0.0606in" svg:x="1.7913in" svg:y="0.4165in" svg:viewBox="0 0 158 155" svg:d="M36 122c9-10 16-16 45-39 7-6 32-27 42-37 21-19 35-38 35-42s-4-4-5-4c-5 0-5 1-7 4-10 16-17 21-26 21-4 0-9-1-19-11-13-11-20-14-28-14-27 0-46 31-46 41 0 2 4 4 5 4 4 0 6-2 7-6 6-11 24-12 30-12 8 0 16 2 22 4 18 3 21 3 29 3-8 9-15 16-47 42-27 21-37 30-44 36-19 21-29 36-29 39 0 4 4 4 6 4s4-1 5-4c10-12 20-19 32-19 5 0 9 0 19 8 9 10 16 15 28 15 37 0 60-42 60-53 0-4-4-4-6-4-4 0-5 1-7 6-5 16-26 25-43 25-7 0-17-2-25-4-16-3-19-3-24-3-2 0-7 0-9 0z"><text:p/></draw:path><draw:path draw:style-name="gr133" draw:text-style-name="P84" svg:width="0.0807in" svg:height="0.0689in" svg:x="1.8669in" svg:y="0.4264in" svg:viewBox="0 0 206 176" svg:d="M154 7c-1-6-3-7-8-7-6 0-7 3-10 6-32 46-65 93-97 140-10 15-18 18-35 19-4 0-3 4-4 7 0 3 3 4 4 4 3 0 7-1 11-1 5 0 9 0 13 0s7 0 13 0c4 0 9 1 14 1 2 0 7 0 7-7 0-4-5-4-6-4s-11 0-11-7c0-3 3-7 4-10 6-8 13-16 18-25 2-1 2-3 7-3 25 0 49 0 74 0 0 5 0 5 2 9 0 4 5 28 5 31 0 5-15 5-16 5-5 0-7 0-7 7 0 3 1 4 4 4 4 0 11-1 15-1 7 0 13 0 18 0 6 0 10 0 16 0 5 0 11 1 15 1s6-2 6-7c0-4-3-4-7-4-16 0-17-1-17-7-10-50-18-101-28-151zM132 31c4 26 9 53 14 80-23 0-47 0-69 0 18-27 36-54 55-80z"><text:p/></draw:path><draw:path draw:style-name="gr133" draw:text-style-name="P84" svg:width="0.0957in" svg:height="0.1362in" svg:x="2.015in" svg:y="0.1665in" svg:viewBox="0 0 244 347" svg:d="M171 314c0 11 0 22 0 33 24-2 49-4 73-5 0-6 0-11 0-16-35 0-40-4-40-28 0-99 0-199 0-298-23 1-46 4-70 6 0 5 0 9 0 15 34 0 38 3 38 28 0 35 0 70 0 105-14-17-35-29-61-29-59 0-111 47-111 110s49 112 105 112c31 0 53-16 66-33zM171 182c0 34 0 67 0 101 0 10 0 10-6 18-14 24-36 35-57 35-23 0-41-12-52-32-13-20-14-48-14-67 0-18 0-48 15-70 10-16 28-33 55-33 18 0 38 9 53 30 6 8 6 10 6 18z"><text:p/></draw:path><draw:path draw:style-name="gr133" draw:text-style-name="P84" svg:width="0.0819in" svg:height="0.0874in" svg:x="2.1248in" svg:y="0.2165in" svg:viewBox="0 0 209 223" svg:d="M43 176c27-29 42-42 59-56 0-1 31-26 49-44 46-47 58-70 58-72 0-4-5-4-6-4-4 0-6 0-7 4-15 24-27 32-38 32-12 0-17-7-25-15-8-11-17-21-34-21-36 0-58 45-58 56 0 1 1 4 5 4s6-1 6-4c10-24 38-24 42-24 11 0 19 4 31 7 19 9 25 9 37 9-16 21-58 56-67 64-15 14-29 27-45 41-33 33-50 61-50 64 0 6 4 6 6 6 4 0 5-2 8-7 11-17 25-31 42-31 11 0 15 4 28 20 8 9 17 18 31 18 49 0 78-63 78-76 0-3-3-6-7-6s-5 3-7 7c-11 31-42 41-59 41-9 0-18-3-28-7-16-6-25-7-35-7-1 0-8 0-14 1z"><text:p/></draw:path></draw:g></draw:g></text:p>
      <text:p text:style-name="P3"/>
      <text:p text:style-name="P67">Donc pour conclure, on peut faire du changement de variable en veux-tu en voilà, mais faut garder à l’esprit que c’est sous réserve de 3 conditions qu’on a dites plus haut.</text:p>
      <text:p text:style-name="P7"><text:soft-page-break/><text:span text:style-name="T10">3</text:span><text:span text:style-name="T8">) </text:span><text:span text:style-name="T6">Équation de cercle dans un repère cartésien</text:span></text:p>
      <text:p text:style-name="P25">Dans un plan repéré par un repère cartésien <draw:g text:anchor-type="as-char" svg:y="-0.1445in" draw:z-index="37" draw:name="Shape44" draw:style-name="gr131"><svg:title>TexMaths</svg:title><svg:desc>14§display§\left(O,\ \vec{e_x},\ \vec{e_z}\right)§svg§600§FALSE§</svg:desc><draw:g draw:style-name="gr2"><draw:path draw:style-name="gr132" draw:text-style-name="P83" svg:width="0.9315in" svg:height="0.172in" svg:x="0.0004in" svg:y="0.0098in" svg:viewBox="0 0 2367 438" svg:d="M0 0c789 0 1578 0 2367 0 0 145 0 292 0 438-789 0-1578 0-2367 0 0-146 0-293 0-438z"><text:p/></draw:path><draw:path draw:style-name="gr133" draw:text-style-name="P84" svg:width="0.0441in" svg:height="0.1917in" svg:x="0.0094in" svg:y="0in" svg:viewBox="0 0 113 488" svg:d="M113 483c0-2 0-2-8-10-62-62-77-154-77-228 0-86 18-171 80-232 5-6 5-6 5-9s-1-4-4-4c-5 0-49 34-78 95-25 55-31 109-31 150 0 36 6 96 32 151 30 60 72 92 77 92 3 0 4-1 4-5z"><text:p/></draw:path><draw:path draw:style-name="gr133" draw:text-style-name="P84" svg:width="0.1335in" svg:height="0.139in" svg:x="0.0752in" svg:y="0.0087in" svg:viewBox="0 0 340 354" svg:d="M340 132c0-79-53-132-126-132-106 0-214 111-214 225 0 80 55 129 126 129 104 0 214-106 214-222zM129 341c-49 0-84-39-84-102 0-22 7-94 45-151 35-50 82-77 121-77 41 0 84 28 84 101 0 35-12 112-61 171-24 29-65 58-105 58z"><text:p/></draw:path><draw:path draw:style-name="gr133" draw:text-style-name="P84" svg:width="0.0228in" svg:height="0.0575in" svg:x="0.235in" svg:y="0.1232in" svg:viewBox="0 0 59 147" svg:d="M59 52c0-32-13-52-32-52-16 0-27 13-27 27 0 12 11 26 27 26 5 0 12-3 16-7 2-1 2-1 3-1 2 0 2 0 2 7 0 36-17 66-34 82-6 5-6 6-6 7 0 4 3 6 6 6 4 0 45-38 45-95z"><text:p/></draw:path><draw:path draw:style-name="gr133" draw:text-style-name="P84" svg:width="0.085in" svg:height="0.0378in" svg:x="0.435in" svg:y="0.0071in" svg:viewBox="0 0 217 97" svg:d="M174 57c-6 7-23 21-23 30 0 4 4 10 10 10 4 0 7-5 10-7 5-7 17-21 38-31 4-3 8-6 8-11s-3-7-7-10c-10-7-15-16-20-28-1-4-2-10-9-10s-10 6-10 10c0 3 4 18 11 28-55 0-111 0-165 0-9 0-17 0-17 10 0 9 8 9 17 9 52 0 105 0 157 0z"><text:p/></draw:path><draw:path draw:style-name="gr133" draw:text-style-name="P84" svg:width="0.074in" svg:height="0.0866in" svg:x="0.3783in" svg:y="0.0594in" svg:viewBox="0 0 189 221" svg:d="M69 104c14 0 50-2 75-12 35-15 37-44 37-50 0-22-19-42-52-42-55 0-129 48-129 133 0 50 28 88 77 88 70 0 112-52 112-57 0-3-4-7-7-7-1 0-3 1-6 5-39 49-92 49-99 49-38 0-42-42-42-57 0-6 0-21 8-50 9 0 17 0 26 0zM46 92c18-74 70-82 83-82 22 0 36 15 36 32 0 50-80 50-99 50-7 0-13 0-20 0z"><text:p/></draw:path><draw:path draw:style-name="gr133" draw:text-style-name="P84" svg:width="0.0717in" svg:height="0.0602in" svg:x="0.4661in" svg:y="0.1134in" svg:viewBox="0 0 183 154" svg:d="M69 115c-3 11-14 30-33 30-1 0-11 0-18-5 14-4 16-17 16-18 0-9-6-13-14-13-10 0-20 7-20 21 0 17 20 24 36 24s30-10 38-24c9 18 28 24 41 24 40 0 61-42 61-52 0-4-4-4-5-4-6 0-6 1-7 6-7 23-28 41-48 41-12 0-21-9-21-22 0-10 9-40 18-78 7-27 23-35 34-35 1 0 11 0 20 4-12 3-16 13-16 20s6 12 14 12c7 0 18-7 18-21 0-19-21-25-35-25-16 0-30 11-39 24-5-14-21-24-40-24-40 0-62 42-62 52 0 5 6 5 7 5 4 0 4-1 6-7 8-26 30-40 47-40 11 0 21 5 21 22 0 7-4 24-7 35-4 16-8 31-12 48z"><text:p/></draw:path><draw:path draw:style-name="gr133" draw:text-style-name="P84" svg:width="0.022in" svg:height="0.0575in" svg:x="0.5728in" svg:y="0.1232in" svg:viewBox="0 0 57 147" svg:d="M57 52c0-32-12-52-30-52-17 0-27 13-27 27 0 12 10 26 27 26 5 0 11-3 16-7 2-1 2-1 3-1 0 3 0 0 0 7 0 36-17 66-32 82-6 5-6 6-6 7 0 4 2 6 5 6 5 0 44-38 44-95z"><text:p/></draw:path><draw:path draw:style-name="gr133" draw:text-style-name="P84" svg:width="0.085in" svg:height="0.0378in" svg:x="0.7685in" svg:y="0.0071in" svg:viewBox="0 0 217 97" svg:d="M175 57c-7 7-24 21-24 30 0 4 6 10 10 10s7-5 10-7c5-7 17-21 39-31 3-3 7-6 7-11s-3-7-6-10c-11-7-16-16-21-28-1-4-2-10-9-10s-10 6-10 10c0 3 4 18 12 28-56 0-110 0-166 0-9 0-17 0-17 10 0 9 8 9 17 9 53 0 105 0 158 0z"><text:p/></draw:path><draw:path draw:style-name="gr133" draw:text-style-name="P84" svg:width="0.074in" svg:height="0.0866in" svg:x="0.7157in" svg:y="0.0594in" svg:viewBox="0 0 189 221" svg:d="M70 104c14 0 50-2 76-12 33-15 36-44 36-50 0-22-18-42-53-42-55 0-129 48-129 133 0 50 29 88 77 88 71 0 112-52 112-57 0-3-3-7-6-7-2 0-4 1-7 5-37 49-92 49-98 49-37 0-42-42-42-57 0-6 0-21 7-50 9 0 19 0 27 0zM46 92c20-74 70-82 83-82 24 0 36 15 36 32 0 50-78 50-98 50-7 0-14 0-21 0z"><text:p/></draw:path><draw:path draw:style-name="gr133" draw:text-style-name="P84" svg:width="0.0618in" svg:height="0.0602in" svg:x="0.8055in" svg:y="0.1134in" svg:viewBox="0 0 158 154" svg:d="M36 120c9-8 16-15 45-37 7-6 32-27 42-37 21-21 35-38 35-42s-4-4-5-4c-5 0-5 0-7 3-10 17-17 21-26 21-4 0-9 0-19-10-13-11-20-14-28-14-27 0-46 29-46 41 0 2 4 4 5 4 4 0 6-2 7-6 6-11 24-12 30-12 8 0 16 2 22 2 18 5 21 5 29 5-8 9-15 15-47 42-27 21-37 29-42 36-21 21-31 35-31 39 0 3 4 3 6 3s4 0 5-3c10-13 20-21 32-21 5 0 9 0 19 8 11 12 16 16 28 16 37 0 60-41 60-53 0-3-4-4-6-4-4 0-5 2-7 5-5 17-26 25-43 25-7 0-17-1-25-2-16-5-19-5-24-5-2 0-7 0-9 0z"><text:p/></draw:path><draw:path draw:style-name="gr133" draw:text-style-name="P84" svg:width="0.0441in" svg:height="0.1917in" svg:x="0.8976in" svg:y="0in" svg:viewBox="0 0 113 488" svg:d="M113 245c0-38-5-98-32-153-29-60-71-92-77-92-3 0-4 1-4 4s0 3 8 13c49 47 77 126 77 228 0 82-18 168-79 231-6 5-6 5-6 7 0 4 1 5 4 5 6 0 49-33 79-95 25-54 30-109 30-148z"><text:p/></draw:path></draw:g></draw:g>, un cercle de centre O et de rayon <draw:g text:anchor-type="as-char" svg:y="-0.0835in" draw:z-index="38" draw:name="Shape45" draw:style-name="gr131"><svg:title>TexMaths</svg:title><svg:desc>14§display§r_{\in \mathbb{R}_+\left[\text{m}\right]}§svg§600§FALSE§</svg:desc><draw:g draw:style-name="gr2"><draw:path draw:style-name="gr132" draw:text-style-name="P83" svg:width="0.574in" svg:height="0.1343in" svg:x="0.0047in" svg:y="0.0098in" svg:viewBox="0 0 1459 342" svg:d="M0 0c486 0 973 0 1459 0 0 114 0 228 0 342-486 0-973 0-1459 0 0-114 0-228 0-342z"><text:p/></draw:path><draw:path draw:style-name="gr133" draw:text-style-name="P84" svg:width="0.0783in" svg:height="0.0858in" svg:x="0.0004in" svg:y="0in" svg:viewBox="0 0 200 219" svg:d="M29 187c-1 7-4 17-4 20 0 8 7 12 14 12 6 0 14-3 18-12 2-3 19-67 20-77 4-16 13-50 15-63 3-7 16-29 28-40 5-3 19-16 40-16 12 0 19 6 21 6-16 3-27 14-27 26 0 9 6 17 20 17 12 0 26-11 26-28 0-18-15-32-40-32-33 0-54 24-63 38-5-23-21-38-45-38-23 0-32 20-37 28-8 17-15 46-15 47 0 5 4 3 6 5 5 0 5 0 8-12 8-34 18-57 36-57 9 0 16 3 16 23 0 9-2 15-9 40-9 38-18 75-28 113z"><text:p/></draw:path><draw:path draw:style-name="gr133" draw:text-style-name="P84" svg:width="0.0744in" svg:height="0.087in" svg:x="0.0969in" svg:y="0.0417in" svg:viewBox="0 0 190 222" svg:d="M176 120c6 0 14 0 14-7 0-10-8-10-14-10-53 0-106 0-159 0 5-49 47-86 101-86 19 0 39 0 58 0 6 0 14 0 14-7 0-10-8-10-14-10-19 0-40 0-60 0-64 0-116 50-116 112 0 63 53 110 116 110 20 0 41 0 60 0 6 0 14 0 14-7 0-10-8-10-14-10-19 0-39 0-58 0-54 0-96-35-101-85 53 0 106 0 159 0z"><text:p/></draw:path><draw:path draw:style-name="gr133" draw:text-style-name="P84" svg:width="0.0921in" svg:height="0.0913in" svg:x="0.1886in" svg:y="0.0276in" svg:viewBox="0 0 235 233" svg:d="M85 127c5 0 9 0 13 0 17 27 35 53 52 78 4 6 12 18 15 24 3 4 4 4 11 4 16 0 33 0 48 0 7 0 11 0 11-7 0-3-1-4-4-5-13-3-29-24-38-35-3-3-19-25-43-63 31-6 60-18 60-59 0-47-50-64-91-64-36 0-71 0-108 0-7 0-11 0-11 6 0 7 6 7 8 7 20 0 21 1 21 19 0 56 0 113 0 169 0 18-1 20-21 20-2 0-8 0-8 5 0 7 4 7 11 7 31 0 63 0 94 0 7 0 11 0 11-7 0-5-5-5-10-5-19 0-21-3-21-20 0-24 0-49 0-74zM153 110c9-12 11-30 11-46 0-17-3-35-14-49 14 5 49 14 49 49 0 23-11 39-46 46zM85 31c0-7 0-18 23-18 29 0 43 11 43 51 0 45-11 50-66 50 0-27 0-55 0-83zM39 221c3-6 3-16 3-19 0-57 0-114 0-171 0-3 0-13-3-18 13 0 27 0 39 0-4 5-4 11-4 16 0 58 0 116 0 173 0 3 0 13 3 19-13 0-25 0-38 0zM112 127c3 0 4-1 7-1 6 0 13 0 18-2 6 9 42 70 72 97-12 0-23 0-34 0-21-31-42-63-63-94z"><text:p/></draw:path><draw:path draw:style-name="gr133" draw:text-style-name="P84" svg:width="0.0799in" svg:height="0.0791in" svg:x="0.2929in" svg:y="0.0748in" svg:viewBox="0 0 204 202" svg:d="M109 109c28 0 58 0 86 0 4 0 9 0 9-7s-5-7-9-7c-28 0-58 0-86 0 0-29 0-57 0-85 0-3 0-10-7-10s-7 7-7 10c0 28 0 56 0 85-28 0-57 0-85 0-3 0-10 0-10 7s7 7 10 7c28 0 57 0 85 0 0 28 0 56 0 85 0 3 0 8 7 8s7-5 7-8c0-29 0-57 0-85z"><text:p/></draw:path><draw:path draw:style-name="gr133" draw:text-style-name="P84" svg:width="0.0201in" svg:height="0.1339in" svg:x="0.4114in" svg:y="0.0189in" svg:viewBox="0 0 52 341" svg:d="M52 341c0-6 0-11 0-17-11 0-24 0-35 0 0-102 0-205 0-307 11 0 24 0 35 0 0-6 0-11 0-17-17 0-35 0-52 0 0 113 0 228 0 341 17 0 35 0 52 0z"><text:p/></draw:path><draw:path draw:style-name="gr133" draw:text-style-name="P84" svg:width="0.1138in" svg:height="0.0591in" svg:x="0.4441in" svg:y="0.0598in" svg:viewBox="0 0 290 151" svg:d="M265 47c0-30-16-47-52-47-28 0-46 14-56 32-6-25-25-32-51-32-28 0-46 15-56 34 0-12 0-23 0-34-16 1-33 1-50 3 0 4 0 8 0 12 22 0 25 3 25 20 0 29 0 59 0 88 0 15-3 15-25 15 0 4 0 9 0 13 13-2 25-2 39-2 13 0 37 2 39 2 0-4 0-9 0-13-22 0-25 0-25-15 0-21 0-42 0-62 0-34 28-51 51-51 25 0 28 18 28 36 0 25 0 50 0 77 0 15-5 15-27 15 0 4 0 9 0 13 1 0 25-2 39-2 13 0 37 2 41 2 0-4 0-9 0-13-23 0-27 0-27-15 0-21 0-42 0-62 0-34 30-51 52-51 24 0 27 18 27 36 0 25 0 50 0 77 0 15-3 15-26 15 0 4 0 9 0 13 13-2 24-2 40-2 12 0 36 2 39 2 0-4 0-9 0-13-23 0-25 0-25-15 0-25 0-50 0-76z"><text:p/></draw:path><draw:path draw:style-name="gr133" draw:text-style-name="P84" svg:width="0.0205in" svg:height="0.1339in" svg:x="0.5681in" svg:y="0.0189in" svg:viewBox="0 0 53 341" svg:d="M53 0c-18 0-35 0-53 0 0 6 0 11 0 17 13 0 24 0 36 0 0 102 0 205 0 307-12 0-23 0-36 0 0 6 0 11 0 17 18 0 35 0 53 0 0-113 0-228 0-341z"><text:p/></draw:path></draw:g></draw:g><text:s/>sera d’équation: </text:p>
      <text:p text:style-name="P33"><draw:g text:anchor-type="as-char" svg:y="-0.1689in" draw:z-index="39" draw:name="Shape46" draw:style-name="gr131"><svg:title>TexMaths</svg:title><svg:desc>14§display§x^2+z^2=r^2§svg§600§FALSE§</svg:desc><draw:g draw:style-name="gr2"><draw:path draw:style-name="gr132" draw:text-style-name="P83" svg:width="1.0177in" svg:height="0.165in" svg:x="0.0047in" svg:y="0.0098in" svg:viewBox="0 0 2586 420" svg:d="M0 0c862 0 1724 0 2586 0 0 140 0 280 0 420-862 0-1724 0-2586 0 0-140 0-280 0-420z"><text:p/></draw:path><draw:path draw:style-name="gr133" draw:text-style-name="P84" svg:width="0.0961in" svg:height="0.0874in" svg:x="0.0004in" svg:y="0.0835in" svg:viewBox="0 0 245 223" svg:d="M150 69c3-13 15-58 49-58 2 0 14 0 25 6-14 3-24 15-24 26 0 9 6 17 18 17 11 0 27-8 27-28 0-25-30-32-46-32-28 0-45 25-51 36-12-32-39-36-53-36-52 0-80 63-80 76 0 4 5 2 6 4 4 0 6 0 7-4 17-54 49-65 66-65 10 0 26 4 26 32 0 16-8 48-26 118-9 29-25 50-46 50-5 0-16 0-26-7 13-1 24-12 24-25 0-14-11-18-18-18-15 0-28 13-28 29 0 23 25 33 46 33 32 0 51-35 52-38 6 18 24 38 53 38 50 0 78-65 78-76 0-6-4-6-5-6-4 0-6 3-7 6-16 53-49 64-64 64-20 0-28-15-28-32 0-11 4-22 8-43 6-23 11-45 17-67z"><text:p/></draw:path><draw:path draw:style-name="gr133" draw:text-style-name="P84" svg:width="0.0598in" svg:height="0.0894in" svg:x="0.1138in" svg:y="0in" svg:viewBox="0 0 153 228" svg:d="M153 165c-5 0-7 0-12 0-1 9-5 28-9 32-3 2-30 2-34 2-21 0-42 0-63 0 35-32 48-42 69-58 25-21 49-42 49-74 0-42-37-67-82-67-42 0-71 29-71 62 0 16 15 19 18 19 9 0 18-5 18-18 0-7-1-18-19-18 10-25 33-32 50-32 34 0 52 26 52 54 0 30-21 53-32 66-28 27-55 53-83 81-4 4-4 4-4 14 48 0 95 0 143 0 3-21 7-42 10-63z"><text:p/></draw:path><draw:path draw:style-name="gr133" draw:text-style-name="P84" svg:width="0.1283in" svg:height="0.128in" svg:x="0.2461in" svg:y="0.0571in" svg:viewBox="0 0 327 326" svg:d="M174 174c46 0 90 0 137 0 7 0 16 0 16-10s-9-10-16-10c-47 0-91 0-137 0 0-46 0-91 0-137 0-7 0-17-10-17s-10 10-10 17c0 46 0 91 0 137-46 0-91 0-137 0-7 0-17 0-17 10s10 10 17 10c46 0 91 0 137 0 0 44 0 91 0 135 0 7 0 17 10 17s10-10 10-17c0-44 0-91 0-135z"><text:p/></draw:path><draw:path draw:style-name="gr133" draw:text-style-name="P84" svg:width="0.0815in" svg:height="0.0874in" svg:x="0.437in" svg:y="0.0835in" svg:viewBox="0 0 208 223" svg:d="M43 176c27-29 42-40 59-56 0-1 31-26 49-44 46-45 57-69 57-72 0-4-4-4-5-4-4 0-6 1-7 6-15 23-27 30-38 30-12 0-17-7-25-15-8-11-17-21-34-21-36 0-58 45-58 56 0 3 1 6 5 6s6-3 6-6c10-22 38-24 42-24 11 0 19 4 31 9 19 7 25 7 37 7-16 21-58 56-67 64-15 13-29 27-45 41-33 33-50 61-50 64 0 6 4 6 6 6 4 0 5-2 8-7 11-17 25-31 42-31 11 0 15 5 28 19 8 10 17 19 31 19 49 0 78-63 78-76 0-3-3-6-7-6s-5 3-7 7c-11 33-42 41-59 41-9 0-18-3-28-6-16-7-25-8-35-8-1 0-8 0-14 1z"><text:p/></draw:path><draw:path draw:style-name="gr133" draw:text-style-name="P84" svg:width="0.0598in" svg:height="0.0894in" svg:x="0.535in" svg:y="0in" svg:viewBox="0 0 153 228" svg:d="M153 165c-5 0-9 0-13 0 0 9-4 28-8 32-3 2-30 2-34 2-21 0-43 0-64 0 36-32 49-42 70-58 25-21 49-42 49-74 0-42-37-67-82-67-42 0-71 29-71 62 0 16 15 19 18 19 9 0 18-5 18-18 0-7-2-18-19-18 10-25 33-32 50-32 34 0 52 26 52 54 0 30-21 53-32 66-28 27-55 53-83 81-4 4-4 4-4 14 48 0 94 0 141 0 5-21 7-42 12-63z"><text:p/></draw:path><draw:path draw:style-name="gr133" draw:text-style-name="P84" svg:width="0.1283in" svg:height="0.0449in" svg:x="0.678in" svg:y="0.098in" svg:viewBox="0 0 327 115" svg:d="M311 20c7 0 16 0 16-10s-9-10-16-10c-98 0-196 0-294 0-7 0-17 0-17 10s10 10 17 10c98 0 196 0 294 0zM311 115c7 0 16 0 16-10s-9-10-16-10c-98 0-196 0-294 0-7 0-17 0-17 10s10 10 17 10c98 0 196 0 294 0z"><text:p/></draw:path><draw:path draw:style-name="gr133" draw:text-style-name="P84" svg:width="0.0783in" svg:height="0.0874in" svg:x="0.8772in" svg:y="0.0835in" svg:viewBox="0 0 200 223" svg:d="M28 188c-1 7-4 19-4 21 0 9 7 14 15 14 6 0 14-5 18-14 0-2 17-69 20-79 3-15 13-50 15-63 2-7 16-29 27-40 4-3 18-16 41-16 12 0 12 4 19 6-14 3-25 14-25 26 0 9 4 17 18 17 13 0 28-11 28-28 0-18-17-32-40-32-33 0-55 24-63 38-5-23-23-38-45-38-24 0-32 20-37 28-9 17-15 46-15 48 0 4 4 4 6 4 4 0 5 0 8-11 8-35 18-58 36-58 9 0 14 3 14 23 0 9-1 15-7 40-9 38-19 76-29 114z"><text:p/></draw:path><draw:path draw:style-name="gr133" draw:text-style-name="P84" svg:width="0.0598in" svg:height="0.0894in" svg:x="0.9724in" svg:y="0in" svg:viewBox="0 0 153 228" svg:d="M153 165c-5 0-7 0-12 0-1 9-5 28-9 32-3 2-30 2-34 2-21 0-42 0-63 0 35-32 48-42 69-58 25-21 49-42 49-74 0-42-37-67-82-67-42 0-71 29-71 62 0 16 15 19 18 19 9 0 18-5 18-18 0-7-1-18-19-18 10-25 33-32 50-32 34 0 52 26 52 54 0 30-21 53-32 66-28 27-55 53-83 81-4 4-4 4-4 14 48 0 95 0 143 0 3-21 7-42 10-63z"><text:p/></draw:path></draw:g></draw:g></text:p>
      <text:p text:style-name="Text_20_body"/>
      <text:p text:style-name="P26">Si ce cercle est de centre C (point quelconque du plan), alors on aura l’équation:</text:p>
      <text:p text:style-name="P33"><draw:g text:anchor-type="as-char" svg:y="-0.1854in" draw:z-index="40" draw:name="Shape47" draw:style-name="gr131"><svg:title>TexMaths</svg:title><svg:desc>14§display§\left(x-x_C\right)^2+\left(z-z_C\right)^2=r^2§svg§600§FALSE§</svg:desc><draw:g draw:style-name="gr2"><draw:path draw:style-name="gr132" draw:text-style-name="P83" svg:width="2.2539in" svg:height="0.2142in" svg:x="0.0004in" svg:y="0.0102in" svg:viewBox="0 0 5726 545" svg:d="M2864 545c-955 0-1909 0-2864 0 0-181 0-363 0-545 1909 0 3817 0 5726 0 0 182 0 364 0 545-954 0-1909 0-2862 0z"><text:p/></draw:path><draw:path draw:style-name="gr133" draw:text-style-name="P84" svg:width="0.0449in" svg:height="0.1921in" svg:x="0.0094in" svg:y="0.0421in" svg:viewBox="0 0 115 489" svg:d="M115 484c0-2 0-2-9-10-61-63-78-155-78-228 0-85 20-170 80-232 7-6 7-7 7-8 0-5-3-6-6-6-5 0-49 34-78 96-25 54-31 108-31 150 0 38 6 95 32 151 30 60 72 92 77 92 3 0 6-1 6-5z"><text:p/></draw:path><draw:path draw:style-name="gr133" draw:text-style-name="P84" svg:width="0.0961in" svg:height="0.087in" svg:x="0.0713in" svg:y="0.1016in" svg:viewBox="0 0 245 222" svg:d="M150 69c3-13 14-58 49-58 3 0 14 0 25 7-14 2-24 14-24 27 0 7 6 17 18 17s27-10 27-30c0-25-29-32-46-32-28 0-45 27-52 38-11-32-38-38-52-38-52 0-80 64-80 76 0 5 5 5 6 5 4 0 6-1 7-5 17-52 49-65 66-65 8 0 26 4 26 34 0 14-8 47-26 116-9 31-25 50-48 50-3 0-14 0-24-5 13-3 23-13 23-27s-10-17-18-17c-14 0-27 13-27 28 0 23 25 32 46 32 32 0 51-33 52-37 6 18 24 37 53 37 51 0 79-63 79-75 0-4-5-4-6-4-4 0-6 1-7 4-15 53-49 64-64 64-20 0-28-15-28-32 0-10 2-21 8-43 6-23 11-45 17-67z"><text:p/></draw:path><draw:path draw:style-name="gr133" draw:text-style-name="P84" svg:width="0.1181in" svg:height="0.0075in" svg:x="0.2354in" svg:y="0.1346in" svg:viewBox="0 0 301 20" svg:d="M283 20c8 0 18 0 18-10s-10-10-18-10c-88 0-178 0-266 0-9 0-17 0-17 10s8 10 17 10c88 0 178 0 266 0z"><text:p/></draw:path><draw:path draw:style-name="gr133" draw:text-style-name="P84" svg:width="0.0961in" svg:height="0.087in" svg:x="0.4185in" svg:y="0.1016in" svg:viewBox="0 0 245 222" svg:d="M150 69c4-13 15-58 49-58 3 0 14 0 25 7-14 2-24 14-24 27 0 7 6 17 18 17s27-10 27-30c0-25-28-32-45-32-29 0-46 27-52 38-12-32-39-38-53-38-52 0-80 64-80 76 0 5 5 4 6 5 4 0 6-1 7-5 17-52 49-65 66-65 10 0 26 4 26 34 0 14-8 47-26 116-9 31-25 50-46 50-3 0-16 0-26-5 13-3 24-13 24-27s-11-17-18-17c-15 0-28 13-28 28 0 23 25 32 46 32 34 0 51-33 52-37 6 18 24 37 53 37 51 0 79-63 79-75 0-4-5-4-6-4-4 0-6 1-6 4-16 53-50 64-65 64-20 0-27-15-27-32 0-10 3-21 8-43 6-23 10-45 16-67z"><text:p/></draw:path><draw:path draw:style-name="gr133" draw:text-style-name="P84" svg:width="0.1043in" svg:height="0.0976in" svg:x="0.5331in" svg:y="0.1205in" svg:viewBox="0 0 266 249" svg:d="M266 6c0-3 0-6-4-6-3 0-3 1-6 4-8 9-17 18-25 27-4-4-22-31-66-31-82 0-165 74-165 152 0 55 45 97 106 97 19 0 52-4 87-34 27-23 35-53 35-56 0-4-4-4-5-4-6 0-6 2-7 6-14 46-62 75-104 75-36 0-77-19-77-74 0-10 1-64 42-107 24-27 60-42 92-42 40 0 63 29 63 67 0 9-1 12-1 14 0 4 6 4 7 4 6 0 6 0 7-7 7-28 14-57 21-85z"><text:p/></draw:path><draw:path draw:style-name="gr133" draw:text-style-name="P84" svg:width="0.0449in" svg:height="0.1921in" svg:x="0.665in" svg:y="0.0421in" svg:viewBox="0 0 115 489" svg:d="M115 246c0-39-6-98-32-154-30-60-73-92-77-92-3 0-6 3-6 6 0 1 0 2 10 11 47 49 75 126 75 229 0 83-18 168-78 229-7 7-7 7-7 9 0 3 3 5 6 5 4 0 49-33 78-96 25-53 31-106 31-147z"><text:p/></draw:path><draw:path draw:style-name="gr133" draw:text-style-name="P84" svg:width="0.0598in" svg:height="0.0894in" svg:x="0.7378in" svg:y="0.0004in" svg:viewBox="0 0 153 228" svg:d="M153 165c-5 0-7 0-12 0-1 8-4 28-9 32-3 2-30 2-34 2-21 0-42 0-63 0 36-33 48-41 69-58 25-19 49-42 49-74 0-42-37-67-80-67-44 0-73 31-73 62 0 18 15 19 18 19 9 0 18-5 18-18 0-7-1-18-19-18 11-25 33-32 50-32 34 0 52 26 52 54 0 29-21 53-32 66-28 26-55 53-83 81-4 4-4 4-4 14 48 0 95 0 143 0 3-21 7-42 10-63z"><text:p/></draw:path><draw:path draw:style-name="gr133" draw:text-style-name="P84" svg:width="0.1287in" svg:height="0.1272in" svg:x="0.8697in" svg:y="0.0748in" svg:viewBox="0 0 328 324" svg:d="M174 173c46 0 91 0 137 0 7 0 17 0 17-9 0-10-10-10-17-10-46 0-91 0-137 0 0-46 0-91 0-137 0-7 0-17-10-17s-10 10-10 17c0 46 0 91 0 137-46 0-91 0-137 0-7 0-17 0-17 10 0 9 10 9 17 9 46 0 91 0 137 0 0 45 0 91 0 137 0 7 0 14 10 14s10-7 10-14c0-46 0-92 0-137z"><text:p/></draw:path><draw:path draw:style-name="gr133" draw:text-style-name="P84" svg:width="0.0441in" svg:height="0.1921in" svg:x="1.072in" svg:y="0.0421in" svg:viewBox="0 0 113 489" svg:d="M113 484c0-2 0-2-8-10-62-63-77-155-77-228 0-85 18-170 80-232 5-6 5-7 5-8 0-5-1-6-4-6-5 0-49 34-78 96-25 54-31 108-31 150 0 38 6 95 32 151 30 60 72 92 77 92 3 0 4-1 4-5z"><text:p/></draw:path><draw:path draw:style-name="gr133" draw:text-style-name="P84" svg:width="0.0819in" svg:height="0.087in" svg:x="1.1362in" svg:y="0.1016in" svg:viewBox="0 0 209 222" svg:d="M43 176c27-28 41-40 59-56 17-14 31-26 49-43 46-46 58-70 58-71 0-6-5-5-6-6-4 0-6 1-7 6-15 23-27 32-38 32-12 0-17-9-25-17-8-11-17-21-34-21-36 0-60 46-60 56 0 3 3 6 7 6s6-3 6-6c10-22 38-22 42-22 11 0 19 2 31 7 19 7 25 7 37 7-16 21-58 57-68 64-14 14-30 28-44 42-33 32-50 60-50 64s4 4 6 4c4 0 4-1 8-5 11-18 25-31 41-31 11 0 16 4 29 18 8 10 17 18 31 18 49 0 77-61 77-75 0-3-2-4-6-4s-5 2-7 5c-11 32-42 42-59 42-9 0-18-4-29-7-17-7-24-8-34-8-1 0-9 0-14 1z"><text:p/></draw:path><draw:path draw:style-name="gr133" draw:text-style-name="P84" svg:width="0.1177in" svg:height="0.0075in" svg:x="1.2854in" svg:y="0.1346in" svg:viewBox="0 0 300 20" svg:d="M283 20c8 0 17 0 17-10s-9-10-17-10c-88 0-178 0-266 0-9 0-17 0-17 10s8 10 17 10c88 0 178 0 266 0z"><text:p/></draw:path><draw:path draw:style-name="gr133" draw:text-style-name="P84" svg:width="0.0819in" svg:height="0.087in" svg:x="1.4713in" svg:y="0.1016in" svg:viewBox="0 0 209 222" svg:d="M45 176c26-28 40-40 57-56 17-14 31-26 49-43 46-46 58-70 58-71 0-6-5-6-6-6-3 0-4 1-7 6-15 23-27 32-38 32-12 0-17-9-24-17-9-11-18-21-35-21-36 0-58 46-58 56 0 3 1 6 5 6s6-3 7-6c9-22 38-22 41-22 11 0 19 2 32 7 20 7 24 7 38 7-18 21-60 57-69 64-15 14-29 28-45 42-33 32-50 60-50 64s4 4 6 4c4 0 5-1 8-5 11-18 25-31 42-31 11 0 15 4 28 18 8 10 17 18 32 18 48 0 77-61 77-75 0-3-3-4-7-4s-4 2-5 5c-13 32-44 42-61 42-9 0-18-4-28-7-16-7-25-8-35-8-1 0-8 0-12 1z"><text:p/></draw:path><draw:path draw:style-name="gr133" draw:text-style-name="P84" svg:width="0.1047in" svg:height="0.0976in" svg:x="1.5622in" svg:y="0.1205in" svg:viewBox="0 0 267 249" svg:d="M267 6c0-3-1-6-5-6-2 0-3 1-6 4-8 9-17 18-25 27-3-4-22-31-64-31-84 0-167 74-167 152 0 55 45 97 106 97 19 0 52-4 87-34 28-23 35-53 35-56 0-4-4-4-5-4-5 0-6 2-7 6-14 46-62 75-104 75-36 0-77-19-77-74 0-10 3-64 42-107 24-27 60-42 92-42 41 0 63 29 63 67 0 9 0 12 0 14 0 4 5 4 6 4 6 0 6 0 7-7 7-28 15-57 22-85z"><text:p/></draw:path><draw:path draw:style-name="gr133" draw:text-style-name="P84" svg:width="0.0441in" svg:height="0.1921in" svg:x="1.6945in" svg:y="0.0421in" svg:viewBox="0 0 113 489" svg:d="M113 246c0-39-5-98-32-154-29-60-71-92-77-92-3 0-4 3-4 6 0 1 0 2 8 11 49 49 77 126 77 229 0 83-18 168-79 229-6 7-6 7-6 9 0 3 1 5 4 5 6 0 49-33 79-96 25-53 30-106 30-147z"><text:p/></draw:path><draw:path draw:style-name="gr133" draw:text-style-name="P84" svg:width="0.0591in" svg:height="0.0894in" svg:x="1.7669in" svg:y="0.0004in" svg:viewBox="0 0 151 228" svg:d="M151 165c-4 0-7 0-11 0-1 8-4 28-8 32-3 2-30 2-35 2-21 0-42 0-63 0 36-33 47-41 68-58 25-19 49-42 49-74 0-42-36-67-80-67-43 0-71 31-71 62 0 18 14 19 18 19 9 0 18-5 18-18 0-7-2-18-21-18 12-25 35-32 51-32 35 0 53 26 53 54 0 29-22 53-34 66-28 26-54 53-82 81-3 4-3 4-3 14 48 0 94 0 141 0 3-21 7-42 10-63z"><text:p/></draw:path><draw:path draw:style-name="gr133" draw:text-style-name="P84" svg:width="0.1287in" svg:height="0.0449in" svg:x="1.9098in" svg:y="0.1165in" svg:viewBox="0 0 328 115" svg:d="M311 20c7 0 17 0 17-10s-10-10-17-10c-98 0-196 0-294 0-7 0-17 0-17 10s10 10 17 10c98 0 196 0 294 0zM311 115c7 0 17 0 17-10s-10-10-17-10c-98 0-196 0-294 0-7 0-17 0-17 10s10 10 17 10c98 0 196 0 294 0z"><text:p/></draw:path><draw:path draw:style-name="gr133" draw:text-style-name="P84" svg:width="0.0783in" svg:height="0.087in" svg:x="2.1087in" svg:y="0.1016in" svg:viewBox="0 0 200 222" svg:d="M29 189c-1 7-4 18-4 21 0 8 7 12 14 12 6 0 16-4 18-14 2-1 19-68 20-77 4-16 13-50 17-64 1-5 15-29 26-39 5-4 19-17 40-17 12 0 14 4 21 6-14 3-26 14-26 28 0 7 5 17 19 17 12 0 26-12 26-30 0-17-15-32-40-32-33 0-54 25-63 38-3-21-21-38-45-38-23 0-31 20-37 28-8 17-15 46-15 48 0 5 6 5 7 5 4 0 6-1 8-11 9-35 19-59 35-59 9 0 16 4 16 23 0 11-2 15-7 42-10 37-20 75-30 113z"><text:p/></draw:path><draw:path draw:style-name="gr133" draw:text-style-name="P84" svg:width="0.0598in" svg:height="0.0894in" svg:x="2.2047in" svg:y="0.0177in" svg:viewBox="0 0 153 228" svg:d="M153 165c-5 0-9 0-13 0 0 7-4 28-8 31-3 3-30 3-34 3-21 0-43 0-64 0 36-33 49-42 70-59 25-20 49-41 49-73 0-42-37-67-82-67-42 0-71 29-71 62 0 16 15 18 18 18 9 0 18-6 18-18 0-6-2-19-19-19 10-23 33-30 50-30 34 0 52 26 52 54 0 29-21 53-32 66-28 26-55 53-83 81-4 3-4 4-4 14 48 0 94 0 141 0 5-21 7-42 12-63z"><text:p/></draw:path></draw:g></draw:g></text:p>
      <text:p text:style-name="P33"/>
      <text:p text:style-name="P7"><text:span text:style-name="T10">4</text:span><text:span text:style-name="T8">) </text:span><text:span text:style-name="T6">Équation d’ellipse dans un repère cartésien</text:span></text:p>
      <text:p text:style-name="P27">Déjà il faut rappeler qu’une ellipse <text:span text:style-name="T36">correspond à une figure circulaire qui n’est pas ronde mais ovale.</text:span></text:p>
      <text:p text:style-name="P28">Elle a différentes caractéristiques:</text:p>
      <text:list xml:id="list2602588652" text:style-name="L4">
        <text:list-item>
          <text:p text:style-name="P63">Elle est composée d’un grand axe et d’un petit axe, perpendiculaires entre eux</text:p>
        </text:list-item>
        <text:list-item>
          <text:p text:style-name="P63">Elle dispose d’un centre qui est l’intersection de ses 2 axes</text:p>
        </text:list-item>
        <text:list-item>
          <text:p text:style-name="P63">Elle dispose de 2 foyers <text:span text:style-name="T39">situés sur le grand axe, </text:span>permettant de tracer l’ellipse avec la méthode du jardinier</text:p>
        </text:list-item>
      </text:list>
      <text:p text:style-name="P28"/>
      <text:p text:style-name="P29">L’équation caractéristique d’une ellipse dans un repère cartésien <draw:g text:anchor-type="as-char" svg:y="-0.1445in" draw:z-index="41" draw:name="Shape48" draw:style-name="gr131"><svg:title>TexMaths</svg:title><svg:desc>14§display§\left(O,\ \vec{e_x},\ \vec{e_z}\right)§svg§600§FALSE§</svg:desc><draw:g draw:style-name="gr2"><draw:path draw:style-name="gr132" draw:text-style-name="P83" svg:width="0.9315in" svg:height="0.172in" svg:x="0.0004in" svg:y="0.0098in" svg:viewBox="0 0 2367 438" svg:d="M0 0c789 0 1578 0 2367 0 0 145 0 292 0 438-789 0-1578 0-2367 0 0-146 0-293 0-438z"><text:p/></draw:path><draw:path draw:style-name="gr133" draw:text-style-name="P84" svg:width="0.0441in" svg:height="0.1917in" svg:x="0.0094in" svg:y="0in" svg:viewBox="0 0 113 488" svg:d="M113 483c0-2 0-2-8-10-62-62-77-154-77-228 0-86 18-171 80-232 5-6 5-6 5-9s-1-4-4-4c-5 0-49 34-78 95-25 55-31 109-31 150 0 36 6 96 32 151 30 60 72 92 77 92 3 0 4-1 4-5z"><text:p/></draw:path><draw:path draw:style-name="gr133" draw:text-style-name="P84" svg:width="0.1335in" svg:height="0.139in" svg:x="0.0752in" svg:y="0.0087in" svg:viewBox="0 0 340 354" svg:d="M340 132c0-79-53-132-126-132-106 0-214 111-214 225 0 80 55 129 126 129 104 0 214-106 214-222zM129 341c-49 0-84-39-84-102 0-22 7-94 45-151 35-50 82-77 121-77 41 0 84 28 84 101 0 35-12 112-61 171-24 29-65 58-105 58z"><text:p/></draw:path><draw:path draw:style-name="gr133" draw:text-style-name="P84" svg:width="0.0228in" svg:height="0.0575in" svg:x="0.235in" svg:y="0.1232in" svg:viewBox="0 0 59 147" svg:d="M59 52c0-32-13-52-32-52-16 0-27 13-27 27 0 12 11 26 27 26 5 0 12-3 16-7 2-1 2-1 3-1 2 0 2 0 2 7 0 36-17 66-34 82-6 5-6 6-6 7 0 4 3 6 6 6 4 0 45-38 45-95z"><text:p/></draw:path><draw:path draw:style-name="gr133" draw:text-style-name="P84" svg:width="0.085in" svg:height="0.0378in" svg:x="0.435in" svg:y="0.0071in" svg:viewBox="0 0 217 97" svg:d="M174 57c-6 7-23 21-23 30 0 4 4 10 10 10 4 0 7-5 10-7 5-7 17-21 38-31 4-3 8-6 8-11s-3-7-7-10c-10-7-15-16-20-28-1-4-2-10-9-10s-10 6-10 10c0 3 4 18 11 28-55 0-111 0-165 0-9 0-17 0-17 10 0 9 8 9 17 9 52 0 105 0 157 0z"><text:p/></draw:path><draw:path draw:style-name="gr133" draw:text-style-name="P84" svg:width="0.074in" svg:height="0.0866in" svg:x="0.3783in" svg:y="0.0594in" svg:viewBox="0 0 189 221" svg:d="M69 104c14 0 50-2 75-12 35-15 37-44 37-50 0-22-19-42-52-42-55 0-129 48-129 133 0 50 28 88 77 88 70 0 112-52 112-57 0-3-4-7-7-7-1 0-3 1-6 5-39 49-92 49-99 49-38 0-42-42-42-57 0-6 0-21 8-50 9 0 17 0 26 0zM46 92c18-74 70-82 83-82 22 0 36 15 36 32 0 50-80 50-99 50-7 0-13 0-20 0z"><text:p/></draw:path><draw:path draw:style-name="gr133" draw:text-style-name="P84" svg:width="0.0717in" svg:height="0.0602in" svg:x="0.4661in" svg:y="0.1134in" svg:viewBox="0 0 183 154" svg:d="M69 115c-3 11-14 30-33 30-1 0-11 0-18-5 14-4 16-17 16-18 0-9-6-13-14-13-10 0-20 7-20 21 0 17 20 24 36 24s30-10 38-24c9 18 28 24 41 24 40 0 61-42 61-52 0-4-4-4-5-4-6 0-6 1-7 6-7 23-28 41-48 41-12 0-21-9-21-22 0-10 9-40 18-78 7-27 23-35 34-35 1 0 11 0 20 4-12 3-16 13-16 20s6 12 14 12c7 0 18-7 18-21 0-19-21-25-35-25-16 0-30 11-39 24-5-14-21-24-40-24-40 0-62 42-62 52 0 5 6 5 7 5 4 0 4-1 6-7 8-26 30-40 47-40 11 0 21 5 21 22 0 7-4 24-7 35-4 16-8 31-12 48z"><text:p/></draw:path><draw:path draw:style-name="gr133" draw:text-style-name="P84" svg:width="0.022in" svg:height="0.0575in" svg:x="0.5728in" svg:y="0.1232in" svg:viewBox="0 0 57 147" svg:d="M57 52c0-32-12-52-30-52-17 0-27 13-27 27 0 12 10 26 27 26 5 0 11-3 16-7 2-1 2-1 3-1 0 3 0 0 0 7 0 36-17 66-32 82-6 5-6 6-6 7 0 4 2 6 5 6 5 0 44-38 44-95z"><text:p/></draw:path><draw:path draw:style-name="gr133" draw:text-style-name="P84" svg:width="0.085in" svg:height="0.0378in" svg:x="0.7685in" svg:y="0.0071in" svg:viewBox="0 0 217 97" svg:d="M175 57c-7 7-24 21-24 30 0 4 6 10 10 10s7-5 10-7c5-7 17-21 39-31 3-3 7-6 7-11s-3-7-6-10c-11-7-16-16-21-28-1-4-2-10-9-10s-10 6-10 10c0 3 4 18 12 28-56 0-110 0-166 0-9 0-17 0-17 10 0 9 8 9 17 9 53 0 105 0 158 0z"><text:p/></draw:path><draw:path draw:style-name="gr133" draw:text-style-name="P84" svg:width="0.074in" svg:height="0.0866in" svg:x="0.7157in" svg:y="0.0594in" svg:viewBox="0 0 189 221" svg:d="M70 104c14 0 50-2 76-12 33-15 36-44 36-50 0-22-18-42-53-42-55 0-129 48-129 133 0 50 29 88 77 88 71 0 112-52 112-57 0-3-3-7-6-7-2 0-4 1-7 5-37 49-92 49-98 49-37 0-42-42-42-57 0-6 0-21 7-50 9 0 19 0 27 0zM46 92c20-74 70-82 83-82 24 0 36 15 36 32 0 50-78 50-98 50-7 0-14 0-21 0z"><text:p/></draw:path><draw:path draw:style-name="gr133" draw:text-style-name="P84" svg:width="0.0618in" svg:height="0.0602in" svg:x="0.8055in" svg:y="0.1134in" svg:viewBox="0 0 158 154" svg:d="M36 120c9-8 16-15 45-37 7-6 32-27 42-37 21-21 35-38 35-42s-4-4-5-4c-5 0-5 0-7 3-10 17-17 21-26 21-4 0-9 0-19-10-13-11-20-14-28-14-27 0-46 29-46 41 0 2 4 4 5 4 4 0 6-2 7-6 6-11 24-12 30-12 8 0 16 2 22 2 18 5 21 5 29 5-8 9-15 15-47 42-27 21-37 29-42 36-21 21-31 35-31 39 0 3 4 3 6 3s4 0 5-3c10-13 20-21 32-21 5 0 9 0 19 8 11 12 16 16 28 16 37 0 60-41 60-53 0-3-4-4-6-4-4 0-5 2-7 5-5 17-26 25-43 25-7 0-17-1-25-2-16-5-19-5-24-5-2 0-7 0-9 0z"><text:p/></draw:path><draw:path draw:style-name="gr133" draw:text-style-name="P84" svg:width="0.0441in" svg:height="0.1917in" svg:x="0.8976in" svg:y="0in" svg:viewBox="0 0 113 488" svg:d="M113 245c0-38-5-98-32-153-29-60-71-92-77-92-3 0-4 1-4 4s0 3 8 13c49 47 77 126 77 228 0 82-18 168-79 231-6 5-6 5-6 7 0 4 1 5 4 5 6 0 49-33 79-95 25-54 30-109 30-148z"><text:p/></draw:path></draw:g></draw:g>, de centre O, est</text:p>
      <text:p text:style-name="P33"><draw:g text:anchor-type="as-char" svg:y="-0.2646in" draw:z-index="42" draw:name="Shape49" draw:style-name="gr131"><svg:title>TexMaths</svg:title><svg:desc>14§display§\left(\frac{x}{a}\right)^2+\left(\frac{z}{b}\right)^2=1§svg§600§FALSE§</svg:desc><draw:g draw:style-name="gr2"><draw:path draw:style-name="gr132" draw:text-style-name="P83" svg:width="1.4941in" svg:height="0.3787in" svg:x="0.0004in" svg:y="0.0102in" svg:viewBox="0 0 3796 963" svg:d="M1899 963c-633 0-1266 0-1899 0 0-320 0-642 0-963 1266 0 2530 0 3796 0 0 321 0 643 0 963-633 0-1266 0-1897 0z"><text:p/></draw:path><draw:path draw:style-name="gr133" draw:text-style-name="P84" svg:width="0.0736in" svg:height="0.3469in" svg:x="0.0252in" svg:y="0.0425in" svg:viewBox="0 0 188 882" svg:d="M165 876c2 0 4 5 6 6 4 0 7 0 11 0 1 0 6 0 6-6 0-1-2-2-2-4-18-17-45-45-75-98-54-95-73-215-73-333 0-217 61-346 148-433 2-1 2-2 2-4 0-4-5-4-10-4-6 0-7 0-11 3-48 40-100 109-133 213-21 64-34 144-34 225 0 115 22 246 99 361 13 18 21 27 31 39 6 6 13 14 16 17 7 7 12 13 19 18z"><text:p/></draw:path><draw:path draw:style-name="gr133" draw:text-style-name="P84" svg:width="0.0961in" svg:height="0.0874in" svg:x="0.1346in" svg:y="0.0488in" svg:viewBox="0 0 245 223" svg:d="M151 69c3-13 14-59 48-59 3 0 14 0 25 7-14 3-24 14-24 26 0 7 6 17 18 17s27-8 27-28c0-25-28-32-45-32-29 0-46 25-52 36-12-32-39-36-53-36-52 0-80 63-80 76 0 4 5 2 6 4 4 0 6-2 7-6 17-52 49-64 66-64 10 0 26 5 26 33 0 16-8 48-26 117-9 30-25 51-46 51-3 0-14 0-26-7 13-1 24-12 24-26 0-13-11-17-18-17-15 0-28 13-28 28 0 24 25 34 46 34 34 0 51-35 52-38 6 18 24 38 53 38 51 0 79-65 79-76 0-6-5-6-6-6-4 0-6 2-6 6-16 52-50 64-65 64-20 0-27-15-27-32 0-11 3-22 8-43 6-23 12-45 17-67z"><text:p/></draw:path><draw:path draw:style-name="gr133" draw:text-style-name="P84" svg:width="0.1102in" svg:height="0.0075in" svg:x="0.1291in" svg:y="0.2118in" svg:viewBox="0 0 281 20" svg:d="M141 20c-47 0-93 0-141 0 0-7 0-13 0-20 94 0 188 0 281 0 0 7 0 13 0 20-46 0-93 0-140 0z"><text:p/></draw:path><draw:path draw:style-name="gr133" draw:text-style-name="P84" svg:width="0.0882in" svg:height="0.0874in" svg:x="0.1413in" svg:y="0.3118in" svg:viewBox="0 0 225 223" svg:d="M164 31c-10-18-24-31-46-31-58 0-118 71-118 144 0 46 27 79 64 79 12 0 35-3 65-38 4 21 21 38 45 38 16 0 29-12 36-28 8-17 10-33 15-48 0-6-4-6-7-6-4 0-4 3-5 10-9 31-18 60-38 60-14 0-15-12-15-22 0-11 1-15 7-36 5-21 5-26 11-45 5-23 11-46 17-69 4-14 4-14 4-17 0-8-7-12-14-12-13 0-20 11-21 21zM132 158c-3 9-3 10-10 18-23 27-42 35-56 35-24 0-31-26-31-46 0-24 15-85 27-108 15-28 37-46 57-46 32 0 39 38 39 42 0 3-1 7-3 9-8 32-15 64-23 96z"><text:p/></draw:path><draw:path draw:style-name="gr133" draw:text-style-name="P84" svg:width="0.0728in" svg:height="0.3469in" svg:x="0.2705in" svg:y="0.0425in" svg:viewBox="0 0 186 882" svg:d="M186 441c0-141-32-291-129-402-7-7-25-26-37-36-3-3-5-3-12-3-4 0-8 0-8 4 0 2 1 4 3 6 17 17 43 43 74 98 52 94 73 215 73 333 0 211-60 342-149 433-1 0-1 1-1 2 0 6 4 6 8 6 7 0 9 0 13-4 46-41 99-108 133-212 22-68 32-145 32-225z"><text:p/></draw:path><draw:path draw:style-name="gr133" draw:text-style-name="P84" svg:width="0.0598in" svg:height="0.0894in" svg:x="0.3874in" svg:y="0.0004in" svg:viewBox="0 0 153 228" svg:d="M153 167c-5 0-7 0-12 0-1 7-4 28-9 30-3 2-30 2-34 2-21 0-42 0-63 0 36-31 48-41 69-58 25-19 49-42 49-74 0-42-37-67-80-67-44 0-73 31-73 62 0 18 15 19 18 19 9 0 18-5 18-18 0-6-1-18-19-18 11-25 33-32 50-32 34 0 52 26 52 54 0 30-21 53-32 66-28 28-55 55-83 83-4 2-4 2-4 12 48 0 95 0 143 0 3-21 7-42 10-61z"><text:p/></draw:path><draw:path draw:style-name="gr133" draw:text-style-name="P84" svg:width="0.1287in" svg:height="0.128in" svg:x="0.5197in" svg:y="0.1528in" svg:viewBox="0 0 328 326" svg:d="M174 172c46 0 91 0 137 0 7 0 17 0 17-10 0-9-10-9-17-9-46 0-91 0-137 0 0-47 0-91 0-138 0-7 0-15-10-15s-10 8-10 15c0 47 0 91 0 138-46 0-91 0-137 0-7 0-17 0-17 9 0 10 10 10 17 10 46 0 91 0 137 0 0 46 0 93 0 139 0 7 0 15 10 15s10-8 10-15c0-46 0-93 0-139z"><text:p/></draw:path><draw:path draw:style-name="gr133" draw:text-style-name="P84" svg:width="0.0736in" svg:height="0.3469in" svg:x="0.7374in" svg:y="0.0425in" svg:viewBox="0 0 188 882" svg:d="M165 876c2 2 4 5 6 6 4 0 7 0 11 0 1 0 6 0 6-6 0-1-2-2-3-4-17-17-44-45-74-98-54-95-73-215-73-333 0-217 61-346 148-433 2-1 2-2 2-4 0-4-5-4-10-4-7 0-7 0-13 3-46 40-98 109-133 213-21 64-32 144-32 225 0 115 21 246 98 361 14 18 21 27 32 39 4 6 11 14 16 17 7 7 12 13 19 18z"><text:p/></draw:path><draw:path draw:style-name="gr133" draw:text-style-name="P84" svg:width="0.0819in" svg:height="0.0874in" svg:x="0.8492in" svg:y="0.0488in" svg:viewBox="0 0 209 223" svg:d="M45 176c26-29 40-42 57-56 0-1 31-26 49-44 46-47 58-69 58-72 0-4-5-4-6-4-3 0-6 0-7 4-15 24-27 32-38 32-12 0-17-7-25-15-8-11-17-21-34-21-36 0-58 45-58 56 0 1 1 4 5 4s6-1 7-4c9-24 38-24 41-24 11 0 19 4 32 7 20 9 24 9 38 9-18 21-60 56-69 64-15 14-29 27-45 41-33 33-50 61-50 64 0 6 4 6 6 6 4 0 5-2 8-7 11-17 25-31 42-31 11 0 15 4 28 19 8 10 17 19 31 19 49 0 78-63 78-76 0-3-3-6-7-6s-4 3-5 7c-13 31-44 41-61 41-9 0-18-3-28-6-16-7-25-8-35-8-1 0-8 0-12 1z"><text:p/></draw:path><draw:path draw:style-name="gr133" draw:text-style-name="P84" svg:width="0.0984in" svg:height="0.0075in" svg:x="0.8409in" svg:y="0.2118in" svg:viewBox="0 0 251 20" svg:d="M125 20c-42 0-83 0-125 0 0-7 0-13 0-20 84 0 167 0 251 0 0 7 0 13 0 20-42 0-84 0-126 0z"><text:p/></draw:path><draw:path draw:style-name="gr133" draw:text-style-name="P84" svg:width="0.0713in" svg:height="0.1362in" svg:x="0.8575in" svg:y="0.2626in" svg:viewBox="0 0 182 347" svg:d="M95 6c-3-2 0-6-7-6-11 0-46 4-60 6-3 0-8 1-8 9 0 6 4 6 11 6 24 0 25 4 25 8 0 5-4 20-7 31-14 53-27 107-41 160-5 25-8 32-8 50 0 46 27 77 63 77 57 0 119-74 119-144 0-45-27-78-66-78-22 0-43 14-57 29 12-49 24-99 36-148zM49 192c3-11 3-13 7-17 24-32 46-39 59-39 18 0 31 14 31 46 0 28-16 85-26 104-15 32-37 50-57 50-17 0-34-13-34-49 0-10 0-20 9-50 4-16 7-31 11-45z"><text:p/></draw:path><draw:path draw:style-name="gr133" draw:text-style-name="P84" svg:width="0.0736in" svg:height="0.3469in" svg:x="0.9693in" svg:y="0.0425in" svg:viewBox="0 0 188 882" svg:d="M188 441c0-141-34-291-131-402-7-7-25-26-36-36-4-3-4-3-11-3-4 0-10 0-10 4 0 2 3 4 4 6 16 17 42 43 73 98 53 94 73 215 73 333 0 211-59 342-147 433-2 0-3 1-3 2 0 6 6 6 10 6 7 0 7 0 12-4 47-41 100-108 133-212 21-68 33-145 33-225z"><text:p/></draw:path><draw:path draw:style-name="gr133" draw:text-style-name="P84" svg:width="0.0598in" svg:height="0.0894in" svg:x="1.0866in" svg:y="0.0004in" svg:viewBox="0 0 153 228" svg:d="M153 167c-5 0-9 0-13 0 0 7-4 28-8 30-3 2-30 2-34 2-21 0-43 0-64 0 36-31 49-41 70-58 25-19 49-42 49-74 0-42-37-67-82-67-42 0-71 31-71 62 0 18 15 19 18 19 9 0 18-5 18-18 0-6-2-18-19-18 10-25 33-32 50-32 34 0 52 26 52 54 0 30-21 53-32 66-28 28-55 55-83 83-4 2-4 2-4 12 48 0 94 0 141 0 5-21 7-42 12-61z"><text:p/></draw:path><draw:path draw:style-name="gr133" draw:text-style-name="P84" svg:width="0.1287in" svg:height="0.0453in" svg:x="1.2295in" svg:y="0.1937in" svg:viewBox="0 0 328 116" svg:d="M311 20c7 0 17 0 17-10s-10-10-17-10c-98 0-196 0-294 0-7 0-17 0-17 10s10 10 17 10c98 0 196 0 294 0zM311 116c7 0 17-1 17-11 0-11-10-10-17-10-98 0-196 0-294 0-7 0-17-1-17 10 0 10 10 11 17 11 98 0 196 0 294 0z"><text:p/></draw:path><draw:path draw:style-name="gr133" draw:text-style-name="P84" svg:width="0.0634in" svg:height="0.1287in" svg:x="1.4406in" svg:y="0.1358in" svg:viewBox="0 0 162 328" svg:d="M101 14c0-13 0-14-11-14-31 32-75 32-90 32 0 6 0 10 0 16 10 0 39 0 64-13 0 84 0 168 0 253 0 19-1 24-46 24-5 0-10 0-15 0 0 4 0 10 0 16 17-2 60-2 80-2 19 0 61 0 79 2 0-6 0-12 0-16-5 0-9 0-15 0-45 0-46-5-46-24 0-92 0-183 0-274z"><text:p/></draw:path></draw:g></draw:g></text:p>
      <text:p text:style-name="P29">où <draw:g text:anchor-type="as-char" svg:y="-0.1445in" draw:z-index="43" draw:name="Shape50" draw:style-name="gr131"><svg:title>TexMaths</svg:title><svg:desc>14§display§a\in \left(\mathbb{R}^{\ast }\right)\left[\text{m}\right]§svg§600§FALSE§</svg:desc><draw:g draw:style-name="gr2"><draw:path draw:style-name="gr132" draw:text-style-name="P83" svg:width="0.9764in" svg:height="0.1724in" svg:x="0.0024in" svg:y="0.0098in" svg:viewBox="0 0 2481 439" svg:d="M1242 439c-414 0-828 0-1242 0 0-147 0-292 0-439 828 0 1654 0 2481 0 0 147 0 292 0 439-413 0-826 0-1239 0z"><text:p/></draw:path><draw:path draw:style-name="gr133" draw:text-style-name="P84" svg:width="0.0882in" svg:height="0.087in" svg:x="0.0004in" svg:y="0.0598in" svg:viewBox="0 0 225 222" svg:d="M164 32c-9-18-23-32-45-32-57 0-119 73-119 144 0 46 28 78 66 78 10 0 35-1 64-36 3 20 21 36 45 36 17 0 28-11 36-26 9-18 14-48 14-49 0-4-4-4-5-4-6 0-6 1-7 8-9 32-17 60-38 60-13 0-14-12-14-22 0-11 1-14 6-37 5-20 7-25 11-43 5-22 12-46 18-68 3-14 3-16 3-17 0-9-6-14-14-14-11 0-20 11-21 22zM132 158c-2 10-2 10-10 18-21 28-41 35-55 35-25 0-32-26-32-46 0-24 15-84 28-106 14-30 36-48 56-48 32 0 39 41 39 44 0 2-1 5-1 8-9 31-17 63-25 95z"><text:p/></draw:path><draw:path draw:style-name="gr133" draw:text-style-name="P84" svg:width="0.0961in" svg:height="0.111in" svg:x="0.165in" svg:y="0.0409in" svg:viewBox="0 0 245 283" svg:d="M228 152c9 0 17-1 17-11 0-11-8-9-17-9-70 0-138 0-208 0 5-65 63-112 131-112 25 0 52 0 77 0 9 0 17 0 17-10s-8-10-17-10c-25 0-52 0-77 0-85 0-151 62-151 141s66 142 151 142c25 0 52 0 77 0 9 0 17 0 17-10 0-9-8-9-17-9-25 0-52 0-77 0-68 0-126-47-131-112 70 0 138 0 208 0z"><text:p/></draw:path><draw:path draw:style-name="gr133" draw:text-style-name="P84" svg:width="0.0449in" svg:height="0.1925in" svg:x="0.3508in" svg:y="0.0004in" svg:viewBox="0 0 115 490" svg:d="M115 484c0-1 0-1-9-10-61-63-77-155-77-229 0-86 19-171 79-231 7-7 7-7 7-8 0-5-3-6-6-6-4 0-49 34-78 97-25 53-31 107-31 148 0 38 6 96 32 152 30 60 73 93 77 93 3 0 6-2 6-6z"><text:p/></draw:path><draw:path draw:style-name="gr133" draw:text-style-name="P84" svg:width="0.1323in" svg:height="0.1311in" svg:x="0.4102in" svg:y="0.013in" svg:viewBox="0 0 337 334" svg:d="M123 182c6 0 13 0 18 0 26 38 49 75 75 112 4 8 15 28 21 35 4 5 5 5 16 5 23 0 45 0 68 0 9 0 16 0 16-8 0-4-2-7-7-8-18-5-42-37-54-52-3-4-28-37-60-90 43-7 85-26 85-84 0-68-73-92-130-92-52 0-102 0-154 0-10 0-17 0-17 8 0 9 8 9 13 9 28 0 30 4 30 28 0 81 0 163 0 245 0 23-2 28-30 28-5 0-13 0-13 8s7 8 17 8c45 0 89 0 134 0 9 0 16 0 16-8s-9-8-13-8c-28 0-31-5-31-28 0-35 0-72 0-108zM218 158c14-18 16-45 16-66 0-23-3-50-18-70 19 5 68 20 68 70 0 31-15 56-66 66zM123 43c0-9 0-26 31-26 42 0 63 18 63 75 0 63-15 73-94 73 0-40 0-81 0-122zM56 318c4-9 4-23 4-27 0-81 0-164 0-246 0-6 0-18-4-28 18 0 38 0 56 0-6 8-6 18-6 25 0 83 0 166 0 249 0 4 0 18 5 27-19 0-37 0-55 0zM161 182c4 0 6-2 10-2 7 0 18 0 25-1 7 11 60 98 102 139-17 0-32 0-49 0-29-45-59-91-88-136z"><text:p/></draw:path><draw:path draw:style-name="gr133" draw:text-style-name="P84" svg:width="0.0547in" svg:height="0.0579in" svg:x="0.5587in" svg:y="0.0024in" svg:viewBox="0 0 140 148" svg:d="M80 74c28-12 40-17 50-21 6-3 10-4 10-11 0-6-6-10-11-10-3 0-3 0-7 3-16 10-32 21-48 31 2-17 4-34 6-51 0-7 0-15-10-15-4 0-11 3-11 11 0 3 1 13 1 17 2 6 3 29 4 38-15-10-30-21-46-31-4-3-4-3-8-3-6 0-10 4-10 10 0 7 4 10 7 11 17 7 35 14 52 21-28 13-41 17-49 21-7 3-10 4-10 11 0 6 4 12 10 12 3 0 4 0 7-3 15-11 32-23 47-32-1 18-4 36-5 55 0 7 7 10 11 10s10-3 10-10c0-4-2-13-2-16 0-7-2-31-4-39 14 8 28 18 42 28 9 7 10 7 13 7 5 0 11-6 11-12 0-7-4-8-8-9-17-9-35-16-52-23z"><text:p/></draw:path><draw:path draw:style-name="gr133" draw:text-style-name="P84" svg:width="0.0449in" svg:height="0.1925in" svg:x="0.6465in" svg:y="0.0004in" svg:viewBox="0 0 115 490" svg:d="M115 245c0-38-6-97-32-153-30-60-73-92-77-92-3 0-6 3-6 6 0 1 0 1 10 11 47 47 75 126 75 228 0 82-18 169-78 231-7 7-7 7-7 8 0 3 3 6 6 6 4 0 49-34 78-97 25-53 31-108 31-148z"><text:p/></draw:path><draw:path draw:style-name="gr133" draw:text-style-name="P84" svg:width="0.026in" svg:height="0.1925in" svg:x="0.7661in" svg:y="0.0004in" svg:viewBox="0 0 67 490" svg:d="M67 490c0-7 0-13 0-20-15 0-32 0-47 0 0-150 0-301 0-450 15 0 32 0 47 0 0-7 0-13 0-20-22 0-45 0-67 0 0 164 0 326 0 490 22 0 45 0 67 0z"><text:p/></draw:path><draw:path draw:style-name="gr133" draw:text-style-name="P84" svg:width="0.1512in" svg:height="0.085in" svg:x="0.8028in" svg:y="0.0598in" svg:viewBox="0 0 385 217" svg:d="M39 49c0 43 0 87 0 131 0 21-5 21-39 21 0 5 0 10 0 16 18 0 43-2 56-2s38 2 55 2c0-6 0-11 0-16-33 0-38 0-38-21 0-30 0-61 0-90 0-51 35-79 66-79 32 0 36 27 36 55 0 38 0 75 0 114 0 21-4 21-38 21 0 5 0 10 0 16 17 0 42-2 56-2 13 0 38 2 55 2 0-6 0-11 0-16-32 0-38 0-38-21 0-30 0-61 0-90 0-51 35-79 66-79s36 27 36 55c0 38 0 75 0 114 0 21-5 21-38 21 0 5 0 10 0 16 17 0 42-2 55-2 14 0 39 2 56 2 0-6 0-11 0-16-27 0-38 0-39-14 0-32 0-62 0-93 0-42 0-58-16-76-5-8-22-18-50-18-42 0-63 29-71 49-7-43-44-49-66-49-37 0-59 21-73 52 0-17 0-35 0-52-24 1-46 4-70 6 0 5 0 9 0 15 35 0 39 3 39 28z"><text:p/></draw:path><draw:path draw:style-name="gr133" draw:text-style-name="P84" svg:width="0.026in" svg:height="0.1925in" svg:x="0.9626in" svg:y="0.0004in" svg:viewBox="0 0 67 490" svg:d="M67 0c-22 0-45 0-67 0 0 7 0 13 0 20 15 0 32 0 48 0 0 149 0 300 0 450-16 0-33 0-48 0 0 7 0 13 0 20 22 0 45 0 67 0 0-164 0-326 0-490z"><text:p/></draw:path></draw:g></draw:g><text:s/>correspond à la taille de l’un des 2 axes de l’ellipse</text:p>
      <text:p text:style-name="P20"><text:span text:style-name="T37">et <text:s text:c="2"/></text:span><draw:g text:anchor-type="as-char" svg:y="-0.1445in" draw:z-index="44" draw:name="Shape51" draw:style-name="gr131"><svg:title>TexMaths</svg:title><svg:desc>14§display§b\in \left(\mathbb{R}^{\ast }\right)\left[\text{m}\right]§svg§600§FALSE§</svg:desc><draw:g draw:style-name="gr2"><draw:path draw:style-name="gr132" draw:text-style-name="P83" svg:width="0.9563in" svg:height="0.172in" svg:x="0.0008in" svg:y="0.0098in" svg:viewBox="0 0 2430 438" svg:d="M0 0c811 0 1620 0 2430 0 0 145 0 292 0 438-810 0-1619 0-2430 0 0-146 0-293 0-438z"><text:p/></draw:path><draw:path draw:style-name="gr133" draw:text-style-name="P84" svg:width="0.0709in" svg:height="0.1346in" svg:x="0.0004in" svg:y="0.011in" svg:viewBox="0 0 181 343" svg:d="M94 4c-3-1 0-4-7-4-11 0-46 3-59 4-4 0-10 2-10 10 0 6 4 6 11 6 24 0 26 4 26 8s-5 21-7 31c-14 53-27 106-41 159-6 25-7 31-7 48 0 47 25 77 62 77 58 0 119-73 119-142 0-44-27-78-66-78-23 0-44 14-58 29 13-50 24-99 37-148zM48 190c2-11 2-12 7-18 23-31 46-39 58-39 19 0 31 15 31 46 0 29-15 84-24 104-16 32-39 50-58 50-17 0-33-14-33-50 0-9 0-19 7-48 5-15 7-31 12-45z"><text:p/></draw:path><draw:path draw:style-name="gr133" draw:text-style-name="P84" svg:width="0.0965in" svg:height="0.111in" svg:x="0.1437in" svg:y="0.0402in" svg:viewBox="0 0 246 283" svg:d="M230 152c8 0 16 0 16-9 0-10-8-10-16-10-70 0-139 0-209 0 6-66 62-112 132-112 25 0 51 0 77 0 8 0 16-1 16-11s-8-10-16-10c-27 0-52 0-79 0-84 0-151 64-151 143 0 78 67 140 151 140 27 0 52 0 79 0 8 0 16 0 16-10s-8-9-16-9c-26 0-52 0-77 0-70 0-126-46-132-112 70 0 139 0 209 0z"><text:p/></draw:path><draw:path draw:style-name="gr133" draw:text-style-name="P84" svg:width="0.0441in" svg:height="0.1917in" svg:x="0.3299in" svg:y="0in" svg:viewBox="0 0 113 488" svg:d="M113 483c0-2 0-2-8-10-62-62-77-154-77-228 0-86 20-171 80-232 5-6 5-6 5-9s-1-4-4-4c-5 0-49 34-78 95-25 55-31 109-31 150 0 36 6 96 32 151 30 60 72 92 77 92 3 0 4-1 4-5z"><text:p/></draw:path><draw:path draw:style-name="gr133" draw:text-style-name="P84" svg:width="0.1331in" svg:height="0.1311in" svg:x="0.389in" svg:y="0.0126in" svg:viewBox="0 0 339 334" svg:d="M125 182c5 0 11 0 16 0 26 38 49 74 75 112 5 7 16 26 22 33 3 7 4 7 15 7 23 0 47 0 69 0 8 0 17 0 17-9 0-5-4-7-9-9-18-4-42-36-53-52-4-4-28-35-61-88 43-8 86-26 86-85 0-67-72-91-131-91-52 0-102 0-154 0-9 0-17 0-17 8 0 9 10 9 14 9 28 0 29 3 29 28 0 81 0 162 0 243 0 25-1 28-29 28-4 0-14 0-14 9s8 9 17 9c45 0 89 0 134 0 10 0 17 0 17-9s-8-9-14-9c-28 0-29-4-29-28 0-35 0-71 0-106zM220 157c12-17 14-44 14-65 0-23-3-50-18-70 19 5 68 20 68 69 0 32-14 57-64 66zM125 43c0-9 0-26 30-26 41 0 62 17 62 75 0 63-15 72-92 72 0-41 0-81 0-121zM57 316c5-8 5-22 5-26 0-82 0-164 0-247 0-4 0-18-5-26 19 0 38 0 56 0-7 8-7 18-7 25 0 83 0 165 0 248 0 4 0 18 5 26-19 0-35 0-54 0zM162 182c3-2 6-2 9-2 8 0 18-1 26-2 7 12 61 98 101 138-15 0-32 0-47 0-30-45-59-89-89-134z"><text:p/></draw:path><draw:path draw:style-name="gr133" draw:text-style-name="P84" svg:width="0.0547in" svg:height="0.0579in" svg:x="0.537in" svg:y="0.0024in" svg:viewBox="0 0 140 148" svg:d="M81 74c28-12 41-17 49-21 7-3 10-4 10-11 0-6-4-11-11-11-2 0-3 0-7 4-16 10-31 21-46 31 1-17 2-34 4-51 1-7 0-15-10-15-4 0-11 3-11 10 0 4 1 14 3 17 0 7 2 30 2 39-15-10-30-21-46-31-3-3-4-4-7-4-7 0-11 5-11 11 0 7 4 8 7 10 17 7 35 15 52 22-28 13-41 17-49 21-7 3-10 4-10 11 0 6 4 10 11 10 3 0 3 0 7-3 16-11 31-21 46-30-1 18-4 36-5 54 0 8 7 11 11 11s11-3 11-11c0-3-1-12-3-17 0-5-2-30-2-37 14 8 26 16 40 26 10 7 10 7 13 7 7 0 11-4 11-10 0-7-4-9-7-11-17-7-35-14-52-21z"><text:p/></draw:path><draw:path draw:style-name="gr133" draw:text-style-name="P84" svg:width="0.0441in" svg:height="0.1917in" svg:x="0.6252in" svg:y="0in" svg:viewBox="0 0 113 488" svg:d="M113 245c0-38-5-98-32-153-29-60-71-92-77-92-3 0-4 1-4 4s0 3 8 13c49 47 77 126 77 228 0 82-18 168-79 231-6 5-6 5-6 7 0 4 1 5 4 5 6 0 49-33 79-95 25-54 30-109 30-148z"><text:p/></draw:path><draw:path draw:style-name="gr133" draw:text-style-name="P84" svg:width="0.026in" svg:height="0.1917in" svg:x="0.7445in" svg:y="0in" svg:viewBox="0 0 67 488" svg:d="M67 488c0-7 0-12 0-19-15 0-32 0-47 0 0-150 0-300 0-449 15 0 32 0 47 0 0-7 0-13 0-20-22 0-45 0-67 0 0 162 0 326 0 488 22 0 45 0 67 0z"><text:p/></draw:path><draw:path draw:style-name="gr133" draw:text-style-name="P84" svg:width="0.1508in" svg:height="0.085in" svg:x="0.7819in" svg:y="0.0594in" svg:viewBox="0 0 384 217" svg:d="M38 48c0 43 0 86 0 131 0 22-6 22-38 22 0 5 0 10 0 16 17-2 42-3 55-3 14 0 39 1 56 3 0-6 0-11 0-16-34 0-40 0-40-22 0-31 0-61 0-91 0-50 35-78 68-78 30 0 36 26 36 54 0 38 0 76 0 115 0 22-6 22-39 22 0 5 0 10 0 16 18-2 43-3 56-3 12 0 38 1 54 3 0-6 0-11 0-16-32 0-37 0-37-22 0-31 0-61 0-91 0-50 35-78 65-78 33 0 37 26 37 54 0 38 0 76 0 115 0 22-4 22-38 22 0 5 0 10 0 16 17-2 42-3 56-3 13 0 38 1 55 3 0-6 0-11 0-16-26 0-38 0-38-15 0-32 0-63 0-94 0-42 0-57-16-74-7-8-23-18-51-18-42 0-63 29-72 48-7-42-43-48-66-48-35 0-58 21-72 52 0-17 0-35 0-52-23 1-47 4-69 6 0 5 0 9 0 15 34 0 38 3 38 27z"><text:p/></draw:path><draw:path draw:style-name="gr133" draw:text-style-name="P84" svg:width="0.026in" svg:height="0.1917in" svg:x="0.9409in" svg:y="0in" svg:viewBox="0 0 67 488" svg:d="M67 0c-22 0-45 0-67 0 0 7 0 13 0 20 15 0 32 0 48 0 0 149 0 299 0 449-16 0-33 0-48 0 0 7 0 12 0 19 22 0 45 0 67 0 0-162 0-326 0-488z"><text:p/></draw:path></draw:g></draw:g><text:s/><text:span text:style-name="T37">de même</text:span></text:p>
      <text:p text:style-name="P30"/>
      <text:p text:style-name="P30">Si <draw:g text:anchor-type="as-char" svg:y="-0.1335in" draw:z-index="45" draw:name="Shape52" draw:style-name="gr131"><svg:title>TexMaths</svg:title><svg:desc>14§display§a&gt;b§svg§600§FALSE§</svg:desc><draw:g draw:style-name="gr2"><draw:path draw:style-name="gr132" draw:text-style-name="P83" svg:width="0.4201in" svg:height="0.1209in" svg:x="0.0024in" svg:y="0.0094in" svg:viewBox="0 0 1068 308" svg:d="M535 308c-179 0-357 0-535 0 0-102 0-206 0-308 356 0 713 0 1068 0 0 102 0 206 0 308-178 0-355 0-533 0z"><text:p/></draw:path><draw:path draw:style-name="gr133" draw:text-style-name="P84" svg:width="0.0882in" svg:height="0.0866in" svg:x="0.0004in" svg:y="0.048in" svg:viewBox="0 0 225 221" svg:d="M164 32c-9-18-23-32-45-32-57 0-119 73-119 144 0 46 28 77 66 77 10 0 35-3 64-36 3 19 21 36 45 36 17 0 28-11 36-26 9-17 14-47 14-48 0-6-4-6-5-6-6 0-6 3-7 10-9 31-17 59-38 59-13 0-14-11-14-21 0-11 0-15 6-36 5-21 7-26 11-44 5-24 12-46 18-68 3-14 3-16 3-17 0-9-6-14-14-14-11 0-20 11-21 22zM132 158c-2 10-2 10-10 18-21 26-41 34-55 34-25 0-32-25-32-45 0-24 15-84 28-106 14-30 36-48 56-48 32 0 39 41 39 44 0 2-1 5-1 8-9 31-17 63-25 95z"><text:p/></draw:path><draw:path draw:style-name="gr133" draw:text-style-name="P84" svg:width="0.1177in" svg:height="0.111in" svg:x="0.165in" svg:y="0.0299in" svg:viewBox="0 0 300 283" svg:d="M290 153c5-3 10-6 10-12 0-7-5-8-10-9-91-44-181-86-272-129-7-3-7-3-8-3-6 0-10 4-10 10 0 4 1 7 8 11 87 41 173 80 259 120-86 41-172 80-259 121-7 4-8 7-8 11 0 6 4 10 10 10 1 0 1 0 8-4 91-42 181-84 272-126z"><text:p/></draw:path><draw:path draw:style-name="gr133" draw:text-style-name="P84" svg:width="0.0709in" svg:height="0.135in" svg:x="0.3618in" svg:y="0in" svg:viewBox="0 0 181 344" svg:d="M94 6c-3-2 0-6-7-6-11 0-46 4-59 6-4 0-10 0-10 9 0 6 4 6 11 6 24 0 26 3 26 8 0 3-5 20-7 30-14 53-27 106-41 158-6 25-7 34-7 50 0 47 25 77 62 77 58 0 119-72 119-144 0-43-27-77-66-77-23 0-42 14-58 30 13-49 24-98 37-147zM48 190c2-11 2-11 7-16 23-33 46-40 58-40 19 0 31 14 31 47 0 26-15 84-24 102-16 32-39 50-58 50-17 0-33-12-33-49 0-10 0-19 7-50 5-14 7-30 12-44z"><text:p/></draw:path></draw:g></draw:g>, alors on aura le grand axe suivant <draw:g text:anchor-type="as-char" svg:y="-0.1374in" draw:z-index="46" draw:name="Shape53" draw:style-name="gr131"><svg:title>TexMaths</svg:title><svg:desc>14§display§\vec{e_x}§svg§600§FALSE§</svg:desc><draw:g draw:style-name="gr2"><draw:path draw:style-name="gr132" draw:text-style-name="P83" svg:width="0.1488in" svg:height="0.1472in" svg:x="0.0012in" svg:y="0.0102in" svg:viewBox="0 0 379 375" svg:d="M191 375c-65 0-128 0-191 0 0-125 0-249 0-375 126 0 252 0 379 0 0 126 0 250 0 375-63 0-127 0-188 0z"><text:p/></draw:path><draw:path draw:style-name="gr133" draw:text-style-name="P84" svg:width="0.0858in" svg:height="0.0382in" svg:x="0.0571in" svg:y="0in" svg:viewBox="0 0 219 98" svg:d="M175 59c-7 7-24 19-24 29 0 4 6 10 10 10 6 0 7-5 10-7 6-7 17-21 39-32 3-2 9-5 9-10 0-6-4-7-7-10-11-7-17-17-20-28-1-4-4-11-10-11-7 0-11 7-11 11 0 2 4 18 13 28-56 0-111 0-166 0-8 0-18 0-18 10s10 10 18 10c52 0 104 0 157 0z"><text:p/></draw:path><draw:path draw:style-name="gr133" draw:text-style-name="P84" svg:width="0.074in" svg:height="0.087in" svg:x="0.0004in" svg:y="0.0528in" svg:viewBox="0 0 189 222" svg:d="M70 103c14 0 51-1 76-11 34-15 36-45 36-52 0-20-19-40-53-40-55 0-129 47-129 133 0 50 29 89 77 89 72 0 112-53 112-59 0-3-2-5-5-5s-4 0-7 4c-38 49-93 49-98 49-38 0-43-42-43-58 0-5 0-20 7-50 9 0 19 0 27 0zM46 92c20-74 70-82 83-82 24 0 36 15 36 30 0 52-78 52-98 52-7 0-14 0-21 0z"><text:p/></draw:path><draw:path draw:style-name="gr133" draw:text-style-name="P84" svg:width="0.0724in" svg:height="0.0606in" svg:x="0.0874in" svg:y="0.1075in" svg:viewBox="0 0 185 155" svg:d="M70 114c-4 13-15 31-32 31-2 0-11 0-20-5 14-5 16-17 16-19 0-7-6-12-14-12-9 0-20 8-20 21 0 17 20 25 36 25s31-10 40-25c8 18 26 25 40 25 40 0 61-43 61-53 0-4-5-4-6-4-4 0-4 1-6 5-8 24-28 42-47 42-14 0-21-10-21-22 0-9 8-41 18-78 7-27 22-35 34-35 5 1 11 0 18 4-11 4-16 13-16 19 0 7 6 13 14 13 9 0 20-7 20-21 0-19-22-25-36-25-17 0-31 11-38 24-7-14-23-24-42-24-38 0-61 42-61 53 0 4 5 4 6 4 4 0 6-1 7-5 8-28 29-42 48-42 11 0 19 5 19 22 0 7-4 24-7 36-4 16-7 31-11 46z"><text:p/></draw:path></draw:g></draw:g>, donc une ellipse allongée horizontalement</text:p>
      <text:p text:style-name="P36"><text:span text:style-name="T31">Si </text:span><text:span text:style-name="T31"><draw:g text:anchor-type="as-char" svg:y="-0.1335in" draw:z-index="47" draw:name="Shape54" draw:style-name="gr131"><svg:title>TexMaths</svg:title><svg:desc>14§display§a&lt;b§svg§600§FALSE§</svg:desc><draw:g draw:style-name="gr2"><draw:path draw:style-name="gr132" draw:text-style-name="P83" svg:width="0.4201in" svg:height="0.1209in" svg:x="0.0024in" svg:y="0.0094in" svg:viewBox="0 0 1068 308" svg:d="M535 308c-179 0-357 0-535 0 0-102 0-206 0-308 356 0 713 0 1068 0 0 102 0 206 0 308-178 0-355 0-533 0z"><text:p/></draw:path><draw:path draw:style-name="gr133" draw:text-style-name="P84" svg:width="0.0882in" svg:height="0.0866in" svg:x="0.0004in" svg:y="0.048in" svg:viewBox="0 0 225 221" svg:d="M164 32c-9-18-23-32-45-32-57 0-119 73-119 144 0 46 28 77 66 77 10 0 35-3 64-36 3 19 21 36 45 36 17 0 28-11 36-26 9-17 14-47 14-48 0-6-4-6-5-6-6 0-6 3-7 10-9 31-17 59-38 59-13 0-14-11-14-21 0-11 0-15 6-36 5-21 7-26 11-44 5-24 12-46 18-68 3-14 3-16 3-17 0-9-6-14-14-14-11 0-20 11-21 22zM132 158c-2 10-2 10-10 18-21 26-41 34-55 34-25 0-32-25-32-45 0-24 15-84 28-106 14-30 36-48 56-48 32 0 39 41 39 44 0 2-1 5-1 8-9 31-17 63-25 95z"><text:p/></draw:path><draw:path draw:style-name="gr133" draw:text-style-name="P84" svg:width="0.1177in" svg:height="0.111in" svg:x="0.165in" svg:y="0.0299in" svg:viewBox="0 0 300 283" svg:d="M290 21c7-3 10-6 10-11 0-6-5-10-10-10-2 0-3 0-9 3-91 43-182 85-273 129-5 1-8 2-8 9 0 6 3 9 8 12 91 42 182 84 273 126 6 4 7 4 9 4 5 0 10-4 10-10s-3-8-10-11c-87-41-172-80-258-121 86-40 171-79 258-120z"><text:p/></draw:path><draw:path draw:style-name="gr133" draw:text-style-name="P84" svg:width="0.0709in" svg:height="0.135in" svg:x="0.3618in" svg:y="0in" svg:viewBox="0 0 181 344" svg:d="M94 6c-3-2 0-6-7-6-11 0-46 4-59 6-4 0-10 0-10 9 0 6 4 6 11 6 24 0 26 3 26 8 0 3-5 20-7 30-14 53-27 106-41 158-6 25-7 34-7 50 0 47 25 77 62 77 58 0 119-72 119-144 0-43-27-77-66-77-23 0-42 14-58 30 13-49 24-98 37-147zM48 190c2-11 2-11 7-16 23-33 46-40 58-40 19 0 31 14 31 47 0 26-15 84-24 102-16 32-39 50-58 50-17 0-33-12-33-49 0-10 0-19 7-50 5-14 7-30 12-44z"><text:p/></draw:path></draw:g></draw:g></text:span><text:span text:style-name="T31">, alors on aura le grand axe suivant </text:span><text:span text:style-name="T31"><draw:g text:anchor-type="as-char" svg:y="-0.1374in" draw:z-index="48" draw:name="Shape55" draw:style-name="gr131"><svg:title>TexMaths</svg:title><svg:desc>14§display§\vec{e_z}§svg§600§FALSE§</svg:desc><draw:g draw:style-name="gr2"><draw:path draw:style-name="gr132" draw:text-style-name="P83" svg:width="0.1398in" svg:height="0.1469in" svg:x="0.0012in" svg:y="0.0102in" svg:viewBox="0 0 356 374" svg:d="M0 0c119 0 237 0 356 0 0 124 0 250 0 374-119 0-237 0-356 0 0-124 0-250 0-374z"><text:p/></draw:path><draw:path draw:style-name="gr133" draw:text-style-name="P84" svg:width="0.0846in" svg:height="0.0374in" svg:x="0.0531in" svg:y="0in" svg:viewBox="0 0 216 96" svg:d="M174 59c-7 5-24 19-24 28 0 5 5 9 11 9 4 0 6-3 8-5 6-7 17-21 38-32 3-2 9-5 9-10 0-6-5-9-7-10-10-8-16-17-19-28-1-4-4-11-9-11-7 0-10 7-10 10s3 18 11 29c-56 0-111 0-165 0-9 0-17 0-17 10s8 10 17 10c52 0 103 0 157 0z"><text:p/></draw:path><draw:path draw:style-name="gr133" draw:text-style-name="P84" svg:width="0.074in" svg:height="0.0862in" svg:x="0.0004in" svg:y="0.052in" svg:viewBox="0 0 189 220" svg:d="M70 103c14 0 50-1 74-11 35-14 37-43 37-50 0-21-19-42-52-42-55 0-129 47-129 133 0 50 29 87 77 87 70 0 112-50 112-55s-3-7-7-7c-1 0-3 1-6 5-39 48-92 48-98 48-37 0-43-41-43-56 0-7 1-22 8-52 9 0 19 0 27 0zM46 92c20-74 70-81 83-81 22 0 36 14 36 31 0 50-78 50-99 50-7 0-13 0-20 0z"><text:p/></draw:path><draw:path draw:style-name="gr133" draw:text-style-name="P84" svg:width="0.0618in" svg:height="0.0606in" svg:x="0.089in" svg:y="0.1059in" svg:viewBox="0 0 158 155" svg:d="M36 121c10-8 16-15 45-39 7-5 34-26 44-35 21-20 33-39 33-43s-4-4-5-4c-3 0-5 1-6 4-11 16-18 21-27 21-4 0-9 0-19-10-11-12-20-15-27-15-28 0-46 31-46 40 0 3 3 5 6 5 4 0 4-2 5-5 6-12 25-12 31-12 7 0 17 1 21 3 20 4 21 4 31 4-10 8-16 15-49 40-27 23-35 31-42 38-21 20-31 35-31 38 0 4 4 4 6 4 4 0 4 0 5-3 10-14 21-21 32-21 5 0 10 0 19 9 11 9 18 15 29 15 36 0 59-42 59-53 0-4-3-4-6-4-4 0-4 1-5 5-7 17-27 25-44 25-8 0-17-1-25-4-17-3-20-3-25-3-3 0-6 0-9 0z"><text:p/></draw:path></draw:g></draw:g></text:span><text:span text:style-name="T31">, donc une ellipse allongée verticalement</text:span></text:p>
      <text:p text:style-name="P37"><text:span text:style-name="T28">Si </text:span><text:span text:style-name="T28"><draw:g text:anchor-type="as-char" svg:y="-0.1346in" draw:z-index="49" draw:name="Shape56" draw:style-name="gr131"><svg:title>TexMaths</svg:title><svg:desc>14§display§a=b§svg§600§FALSE§</svg:desc><draw:g draw:style-name="gr2"><draw:path draw:style-name="gr132" draw:text-style-name="P83" svg:width="0.4193in" svg:height="0.115in" svg:x="0.0024in" svg:y="0.0102in" svg:viewBox="0 0 1066 293" svg:d="M0 0c355 0 711 0 1066 0 0 98 0 195 0 293-355 0-711 0-1066 0 0-98 0-195 0-293z"><text:p/></draw:path><draw:path draw:style-name="gr133" draw:text-style-name="P84" svg:width="0.0882in" svg:height="0.0866in" svg:x="0.0004in" svg:y="0.0484in" svg:viewBox="0 0 225 221" svg:d="M164 32c-9-18-24-32-45-32-57 0-119 73-119 144 0 44 27 77 66 77 10 0 33-2 63-37 4 20 21 37 44 37 19 0 30-12 37-27 8-18 15-46 15-47 0-5-4-5-5-5-6 0-6 2-7 9-9 30-19 58-38 58-14 0-16-12-16-22 0-11 2-14 7-35 6-19 7-25 12-43 5-24 11-46 16-69 5-13 5-15 5-16 0-9-6-14-14-14-13 0-20 11-21 22zM131 158c-2 9-2 9-9 16-21 28-42 35-56 35-24 0-31-26-31-44 0-24 15-84 27-106 15-30 37-48 57-48 32 0 39 41 39 43 0 3-1 6-1 9-9 31-17 63-26 95z"><text:p/></draw:path><draw:path draw:style-name="gr133" draw:text-style-name="P84" svg:width="0.128in" svg:height="0.0445in" svg:x="0.1594in" svg:y="0.0638in" svg:viewBox="0 0 326 114" svg:d="M309 20c7 0 17 0 17-10s-10-10-17-10c-98 0-196 0-294 0-7 0-15 0-15 10s8 10 17 10c98 0 194 0 292 0zM309 114c7 0 17 0 17-9 0-10-10-10-17-10-98 0-194 0-292 0-9 0-17 0-17 10 0 9 8 9 15 9 98 0 196 0 294 0z"><text:p/></draw:path><draw:path draw:style-name="gr133" draw:text-style-name="P84" svg:width="0.0705in" svg:height="0.1346in" svg:x="0.361in" svg:y="0in" svg:viewBox="0 0 180 343" svg:d="M94 6c-2-2 0-6-6-6-11 0-47 4-60 6-4 0-10 0-10 9 0 6 4 6 13 6 22 0 24 3 24 8 0 3-5 20-7 30-14 53-27 106-41 159-6 23-7 32-7 49 0 46 25 76 62 76 58 0 118-72 118-143 0-44-26-77-65-77-23 0-42 14-58 29 13-49 24-98 37-146zM48 188c2-9 2-11 8-15 24-32 46-39 59-39 16 0 30 15 30 45 0 29-16 85-25 103-16 33-39 50-58 50-17 0-33-12-33-49 0-9 0-18 9-49 3-15 7-30 10-46z"><text:p/></draw:path></draw:g></draw:g></text:span><text:span text:style-name="T28">, alors les 2 axes seront de même longueur ce qui correspond à un cercle.</text:span></text:p>
      <text:p text:style-name="P36"/>
      <text:p text:style-name="P36"/>
      <text:p text:style-name="P36"/>
      <text:p text:style-name="P26"><text:soft-page-break/>Si <text:span text:style-name="T38">cette ellipse est de</text:span> centre C (point quelconque du plan), alors on aura l’équation:</text:p>
      <text:p text:style-name="P33"><draw:g text:anchor-type="as-char" svg:y="-0.3217in" draw:z-index="50" draw:name="Shape57" draw:style-name="gr131"><svg:title>TexMaths</svg:title><svg:desc>14§display§\left(\frac{x-x_C}{a}\right)^2+\left(\frac{z-z_C}{b}\right)^2=1§svg§600§FALSE§</svg:desc><draw:g draw:style-name="gr2"><draw:path draw:style-name="gr132" draw:text-style-name="P83" svg:width="2.5366in" svg:height="0.4858in" svg:x="0.0004in" svg:y="0.0098in" svg:viewBox="0 0 6444 1235" svg:d="M0 0c2148 0 4296 0 6444 0 0 412 0 823 0 1235-2148 0-4296 0-6444 0 0-412 0-823 0-1235z"><text:p/></draw:path><draw:path draw:style-name="gr133" draw:text-style-name="P84" svg:width="0.0949in" svg:height="0.4638in" svg:x="0.0307in" svg:y="0.0421in" svg:viewBox="0 0 242 1179" svg:d="M242 1173c0-1-1-3-1-4-18-18-52-50-86-104-78-127-114-287-114-474 0-133 18-303 99-450 39-70 78-110 101-131 1-2 1-3 1-4 0-6-4-6-10-6-7 0-8 0-15 8-165 150-217 376-217 583 0 192 45 386 169 533 10 11 28 31 49 49 6 6 7 6 14 6 6 0 10 0 10-6z"><text:p/></draw:path><draw:path draw:style-name="gr133" draw:text-style-name="P84" svg:width="0.0961in" svg:height="0.0874in" svg:x="0.1618in" svg:y="0.1067in" svg:viewBox="0 0 245 223" svg:d="M150 69c3-13 14-58 49-58 3 0 14 0 25 6-14 3-24 15-24 26 0 9 6 17 18 17s27-8 27-28c0-25-29-32-46-32-28 0-45 25-52 38-11-34-38-38-53-38-51 0-79 63-79 76 0 4 5 4 6 4 4 0 6 0 7-4 17-54 49-65 66-65 8 0 26 4 26 32 0 16-8 49-26 118-9 29-25 50-48 50-3 0-14 0-24-5 13-3 23-13 23-27s-10-18-18-18c-14 0-27 14-27 29 0 23 25 33 46 33 32 0 51-35 52-38 6 18 24 38 53 38 51 0 79-63 79-76 0-6-5-6-6-6-4 0-6 3-7 6-15 53-49 64-64 64-20 0-28-15-28-32 0-11 2-21 8-43 6-23 11-45 17-67z"><text:p/></draw:path><draw:path draw:style-name="gr133" draw:text-style-name="P84" svg:width="0.1181in" svg:height="0.0075in" svg:x="0.326in" svg:y="0.1398in" svg:viewBox="0 0 301 20" svg:d="M283 20c8 0 18 0 18-10s-10-10-18-10c-88 0-178 0-266 0-9 0-17 0-17 10s8 10 17 10c88 0 178 0 266 0z"><text:p/></draw:path><draw:path draw:style-name="gr133" draw:text-style-name="P84" svg:width="0.0961in" svg:height="0.0874in" svg:x="0.5091in" svg:y="0.1067in" svg:viewBox="0 0 245 223" svg:d="M150 69c4-13 15-58 49-58 3 0 14 0 25 6-14 3-24 15-24 26 0 9 6 17 18 17s27-8 27-28c0-25-29-32-45-32-29 0-46 25-52 38-12-34-39-38-53-38-52 0-80 63-80 76 0 4 5 2 6 4 4 0 6 0 7-4 17-54 49-65 66-65 10 0 26 4 26 32 0 16-8 49-26 118-9 29-25 50-46 50-3 0-16 0-26-5 13-3 24-13 24-27s-11-18-18-18c-15 0-28 14-28 29 0 23 25 33 46 33 32 0 51-35 52-38 6 18 24 38 53 38 51 0 79-63 79-76 0-6-5-6-6-6-4 0-6 3-6 6-16 53-50 64-65 64-20 0-28-15-28-32 0-11 4-21 8-43 6-23 11-45 17-67z"><text:p/></draw:path><draw:path draw:style-name="gr133" draw:text-style-name="P84" svg:width="0.1043in" svg:height="0.0976in" svg:x="0.6236in" svg:y="0.1252in" svg:viewBox="0 0 266 249" svg:d="M266 4c0-1-1-4-4-4s-3 0-6 4c-8 9-17 18-25 27-4-4-22-31-66-31-82 0-165 74-165 151 0 56 45 98 106 98 19 0 51-4 87-33 27-24 35-54 35-56 0-5-4-5-7-5-4 0-4 2-5 6-14 46-62 76-104 76-36 0-77-20-77-75 0-9 1-64 42-107 24-27 59-42 92-42 40 0 63 28 63 67 0 10-1 12-1 14 0 4 6 4 7 4 6 0 6 0 7-7 7-29 14-57 21-87z"><text:p/></draw:path><draw:path draw:style-name="gr133" draw:text-style-name="P84" svg:width="0.5878in" svg:height="0.0075in" svg:x="0.1563in" svg:y="0.2701in" svg:viewBox="0 0 1494 20" svg:d="M0 0c498 0 996 0 1494 0 0 7 0 13 0 20-498 0-996 0-1494 0 0-7 0-13 0-20z"><text:p/></draw:path><draw:path draw:style-name="gr133" draw:text-style-name="P84" svg:width="0.0882in" svg:height="0.0874in" svg:x="0.4071in" svg:y="0.3689in" svg:viewBox="0 0 225 223" svg:d="M164 32c-10-18-24-32-46-32-58 0-118 73-118 144 0 46 27 79 64 79 10 0 35-2 65-37 4 21 21 37 45 37 16 0 28-12 36-27 8-17 15-48 15-49 0-4-5-4-7-4-4 0-4 1-7 8-7 32-16 62-36 62-14 0-15-13-15-23 0-11 1-15 7-36 5-21 5-27 11-45 5-22 11-46 17-68 4-14 4-16 4-17 0-9-7-14-16-14-11 0-18 11-19 22zM132 160c-3 8-3 9-10 18-23 26-42 35-56 35-24 0-31-28-31-46 0-26 15-86 27-108 15-30 37-48 57-48 32 0 38 41 38 44 0 2 0 5-2 8-8 32-15 64-23 97z"><text:p/></draw:path><draw:path draw:style-name="gr133" draw:text-style-name="P84" svg:width="0.0949in" svg:height="0.4638in" svg:x="0.7748in" svg:y="0.0421in" svg:viewBox="0 0 242 1179" svg:d="M242 591c0-193-45-388-169-535-10-11-30-32-49-49-6-7-7-7-14-7-6 0-10 0-10 6 0 1 1 4 3 4 17 18 50 52 82 105 80 126 115 285 115 476 0 130-17 301-98 448-39 68-80 110-101 130-1 1-1 3-1 4 0 6 4 6 10 6 7 0 8 0 15-7 165-150 217-375 217-581z"><text:p/></draw:path><draw:path draw:style-name="gr133" draw:text-style-name="P84" svg:width="0.0598in" svg:height="0.0894in" svg:x="0.9185in" svg:y="0in" svg:viewBox="0 0 153 228" svg:d="M153 167c-5 0-7 0-12 0-1 7-4 26-9 30-3 2-28 2-34 2-21 0-42 0-63 0 36-32 48-41 69-58 25-19 49-42 49-74 0-42-37-67-80-67-44 0-73 29-73 62 0 18 15 19 20 19 7 0 18-5 18-18 0-7-3-18-21-18 11-25 33-32 50-32 35 0 52 26 52 54 0 30-21 53-32 66-28 28-55 55-83 83-4 2-4 2-4 12 48 0 95 0 143 0 3-21 7-40 10-61z"><text:p/></draw:path><draw:path draw:style-name="gr133" draw:text-style-name="P84" svg:width="0.1287in" svg:height="0.1287in" svg:x="1.0508in" svg:y="0.2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33" draw:text-style-name="P84" svg:width="0.0949in" svg:height="0.4638in" svg:x="1.2736in" svg:y="0.0421in" svg:viewBox="0 0 242 1179" svg:d="M242 1173c0-1-1-3-1-4-18-18-52-50-84-104-80-127-116-287-116-474 0-133 18-303 99-450 39-70 78-110 101-131 1-2 1-3 1-4 0-6-3-6-10-6s-8 0-15 8c-165 150-217 376-217 583 0 192 45 386 169 533 10 11 28 31 49 49 6 6 7 6 14 6s10 0 10-6z"><text:p/></draw:path><draw:path draw:style-name="gr133" draw:text-style-name="P84" svg:width="0.0819in" svg:height="0.0874in" svg:x="1.4075in" svg:y="0.1067in" svg:viewBox="0 0 209 223" svg:d="M45 176c26-28 40-40 57-56 17-15 31-26 49-44 46-45 58-69 58-72 0-4-5-4-6-4-3 0-4 1-7 6-15 23-27 30-38 30-12 0-17-7-24-15-9-11-18-21-35-21-36 0-58 46-58 56 0 3 1 6 5 6s6-3 7-6c9-22 38-24 41-24 11 0 19 4 32 9 20 7 24 7 38 7-18 21-60 56-69 64-15 14-29 27-45 41-33 33-50 61-50 64 0 6 4 6 6 6 4 0 5-2 8-7 11-17 25-30 42-30 11 0 15 4 28 18 8 10 17 19 32 19 48 0 77-63 77-76 0-3-3-6-7-6s-4 3-5 7c-13 33-44 41-61 41-9 0-18-3-28-6-16-7-25-8-35-8-1 0-8 0-12 1z"><text:p/></draw:path><draw:path draw:style-name="gr133" draw:text-style-name="P84" svg:width="0.1181in" svg:height="0.0075in" svg:x="1.5571in" svg:y="0.1398in" svg:viewBox="0 0 301 20" svg:d="M283 20c8 0 18 0 18-10s-10-10-18-10c-88 0-178 0-266 0-9 0-17 0-17 10s8 10 17 10c88 0 178 0 266 0z"><text:p/></draw:path><draw:path draw:style-name="gr133" draw:text-style-name="P84" svg:width="0.0819in" svg:height="0.0874in" svg:x="1.7429in" svg:y="0.1067in" svg:viewBox="0 0 209 223" svg:d="M45 176c26-28 40-40 59-56 15-15 29-26 47-44 48-45 58-69 58-72 0-4-5-4-6-4-3 0-4 1-7 6-14 23-25 30-36 30-13 0-19-7-26-15-9-11-18-21-33-21-38 0-60 46-60 56 0 3 1 6 5 6s6-3 7-6c10-22 38-24 42-24 10 0 20 4 31 9 20 7 25 7 38 7-18 21-59 56-69 64-15 14-29 27-45 41-32 33-50 61-50 64 0 6 4 3 6 6 4 0 5-2 8-7 11-17 27-30 42-30 11 0 17 4 28 18 8 10 18 19 32 19 49 0 77-63 77-76 0-3-1-6-5-6-5 0-6 3-7 7-12 33-44 41-59 41-10 0-20-3-30-6-16-7-23-8-35-8-4 0-8 0-12 1z"><text:p/></draw:path><draw:path draw:style-name="gr133" draw:text-style-name="P84" svg:width="0.1043in" svg:height="0.0976in" svg:x="1.8343in" svg:y="0.1252in" svg:viewBox="0 0 266 249" svg:d="M266 4c0-1-1-4-4-4s-4 0-7 4c-9 9-17 18-25 27-3-4-23-31-65-31-84 0-165 74-165 151 0 56 43 98 105 98 20 0 52-4 88-33 27-24 34-54 34-56 0-5-4-5-6-5-4 0-5 2-5 6-14 46-63 76-105 76-37 0-77-20-77-75 0-9 2-64 42-107 23-27 60-42 93-42 40 0 63 28 63 67 0 10-1 12-1 14 0 4 4 4 6 4 5 0 5 0 8-7 7-29 14-57 21-87z"><text:p/></draw:path><draw:path draw:style-name="gr133" draw:text-style-name="P84" svg:width="0.5551in" svg:height="0.0075in" svg:x="1.3992in" svg:y="0.2701in" svg:viewBox="0 0 1411 20" svg:d="M0 0c470 0 941 0 1411 0 0 7 0 13 0 20-470 0-941 0-1411 0 0-7 0-13 0-20z"><text:p/></draw:path><draw:path draw:style-name="gr133" draw:text-style-name="P84" svg:width="0.0709in" svg:height="0.1358in" svg:x="1.6445in" svg:y="0.3209in" svg:viewBox="0 0 181 346" svg:d="M94 6c0-2 0-6-6-6-11 0-47 4-60 4-4 2-10 2-10 10 0 7 4 7 13 7 24 0 24 3 24 8 0 3-5 20-7 30-13 53-27 108-40 161-7 24-8 32-8 49 0 47 27 77 63 77 57 0 118-73 118-143 0-45-26-80-65-80-24 0-43 16-59 30 13-49 24-98 37-147zM48 190c4-9 4-11 8-16 24-33 46-40 59-40 18 0 31 16 31 47 0 29-17 85-26 105-16 32-39 50-57 50-17 0-34-14-34-50 0-9 0-19 9-49 3-16 7-31 10-47z"><text:p/></draw:path><draw:path draw:style-name="gr133" draw:text-style-name="P84" svg:width="0.0949in" svg:height="0.4638in" svg:x="1.9846in" svg:y="0.0421in" svg:viewBox="0 0 242 1179" svg:d="M242 591c0-193-43-388-169-535-10-11-28-32-48-49-7-7-7-7-14-7s-11 0-11 6c0 1 1 2 3 4 18 18 50 52 84 105 78 126 115 285 115 476 0 130-19 301-100 448-38 68-80 110-99 130-2 1-3 3-3 4 0 6 4 6 11 6s7 0 16-7c163-150 215-375 215-581z"><text:p/></draw:path><draw:path draw:style-name="gr133" draw:text-style-name="P84" svg:width="0.0598in" svg:height="0.0894in" svg:x="2.1291in" svg:y="0in" svg:viewBox="0 0 153 228" svg:d="M153 167c-5 0-7 0-12 0-1 7-5 26-9 30-3 2-30 2-34 2-21 0-42 0-63 0 35-32 48-41 69-58 25-19 49-42 49-74 0-42-37-67-82-67-42 0-71 29-71 62 0 18 15 19 18 19 9 0 18-5 18-18 0-7-1-18-19-18 10-25 33-32 50-32 34 0 52 26 52 54 0 30-21 53-32 66-28 28-55 55-83 83-4 2-4 2-4 12 48 0 95 0 143 0 3-21 7-40 10-61z"><text:p/></draw:path><draw:path draw:style-name="gr133" draw:text-style-name="P84" svg:width="0.128in" svg:height="0.0449in" svg:x="2.2724in" svg:y="0.2516in" svg:viewBox="0 0 326 115" svg:d="M309 20c9 0 17 0 17-10s-8-10-15-10c-98 0-198 0-296 0-7 0-15 0-15 10s8 10 17 10c98 0 194 0 292 0zM311 115c7 0 15 0 15-10s-8-10-17-10c-98 0-194 0-292 0-9 0-17 0-17 10s8 10 15 10c98 0 198 0 296 0z"><text:p/></draw:path><draw:path draw:style-name="gr133" draw:text-style-name="P84" svg:width="0.0634in" svg:height="0.1287in" svg:x="2.4831in" svg:y="0.1941in" svg:viewBox="0 0 162 328" svg:d="M101 13c0-13 0-13-11-13-31 31-75 31-90 31 0 5 0 10 0 15 10 0 39 0 64-12 0 85 0 169 0 254 0 19-1 24-46 24-5 0-10 0-15 0 0 4 0 10 0 16 17-2 60-2 80-2 19 0 63 0 79 2 0-6 0-12 0-16-5 0-9 0-15 0-45 0-46-5-46-24 0-92 0-183 0-275z"><text:p/></draw:path></draw:g></draw:g></text:p>
      <text:p text:style-name="P31"/>
      <text:p text:style-name="P32">Enfin, si l’ellipse n’a pas ses axes colinéaires avec la base du repère, mais est rotée de <text:s text:c="2"/><draw:g text:anchor-type="as-char" svg:y="-0.1346in" draw:z-index="51" draw:name="Shape58" draw:style-name="gr131"><svg:title>TexMaths</svg:title><svg:desc>14§display§\theta _{\in \mathbb{R}\left[\text{rad}\right]}§svg§600§FALSE§</svg:desc><draw:g draw:style-name="gr2"><draw:path draw:style-name="gr132" draw:text-style-name="P83" svg:width="0.5646in" svg:height="0.1843in" svg:x="0.002in" svg:y="0.0102in" svg:viewBox="0 0 1435 469" svg:d="M0 0c479 0 956 0 1435 0 0 157 0 312 0 469-479 0-956 0-1435 0 0-157 0-312 0-469z"><text:p/></draw:path><draw:path draw:style-name="gr133" draw:text-style-name="P84" svg:width="0.0795in" svg:height="0.1374in" svg:x="0.0004in" svg:y="0in" svg:viewBox="0 0 203 350" svg:d="M203 101c0-32-8-101-59-101-68 0-144 139-144 251 0 44 14 99 59 99 68 0 144-140 144-249zM52 168c8-31 18-71 38-105 14-25 32-52 53-52 25 0 28 31 28 59 0 24-4 49-17 98-34 0-69 0-102 0zM150 183c-6 23-16 65-34 98-18 34-36 58-57 58-17 0-27-14-27-59 0-20 3-48 16-97 33 0 68 0 102 0z"><text:p/></draw:path><draw:path draw:style-name="gr133" draw:text-style-name="P84" svg:width="0.0744in" svg:height="0.0878in" svg:x="0.0972in" svg:y="0.0929in" svg:viewBox="0 0 190 224" svg:d="M178 120c5 0 12 0 12-8s-7-8-12-8c-53 0-107 0-160 0 4-51 46-87 101-87 20 0 39 0 59 0 5 0 12 0 12-9 0-8-7-8-12-8-20 0-41 0-60 0-65 0-118 50-118 112 0 63 53 112 118 112 19 0 40 0 60 0 5 0 12 0 12-8 0-9-7-9-12-9-20 0-39 0-59 0-55 0-97-36-101-87 53 0 107 0 160 0z"><text:p/></draw:path><draw:path draw:style-name="gr133" draw:text-style-name="P84" svg:width="0.0929in" svg:height="0.0929in" svg:x="0.1894in" svg:y="0.0783in" svg:viewBox="0 0 237 237" svg:d="M87 129c4 0 8 0 12 0 17 25 35 52 52 78 3 6 11 20 16 25 2 5 2 5 11 5 15 0 32 0 47 0 6 0 12 0 12-7 0-3-2-5-6-6-13-3-29-25-38-36-1-3-19-27-42-63 31-6 60-19 60-61 0-47-50-64-91-64-36 0-72 0-109 0-5 0-11 0-11 7 0 6 7 6 10 6 19 0 21 2 21 19 0 58 0 115 0 172 0 17-2 20-21 20-3 0-10 0-10 6 0 7 6 7 11 7 32 0 63 0 95 0 6 0 12 0 12-7 0-6-6-6-10-6-20 0-21-3-21-20 0-25 0-50 0-75zM154 111c8-13 10-31 10-45 0-17-2-35-13-49 14 3 48 14 48 47 0 23-10 41-45 47zM87 31c0-7 0-18 21-18 29 0 45 12 45 53 0 43-12 50-66 50 0-29 0-57 0-85zM41 224c2-6 2-15 2-18 0-59 0-116 0-174 0-4 0-14-2-19 12 0 26 0 39 0-6 5-6 12-6 18 0 57 0 116 0 175 0 3 0 12 3 18-13 0-24 0-36 0zM113 129c3-2 5-2 7-2 5 0 13 0 17-1 6 8 44 70 72 98-12 0-23 0-34 0-21-32-41-64-62-95z"><text:p/></draw:path><draw:path draw:style-name="gr133" draw:text-style-name="P84" svg:width="0.0205in" svg:height="0.1346in" svg:x="0.3028in" svg:y="0.0693in" svg:viewBox="0 0 53 343" svg:d="M53 343c0-6 0-11 0-17-12 0-24 0-36 0 0-102 0-206 0-309 12 0 24 0 36 0 0-6 0-11 0-17-18 0-35 0-53 0 0 115 0 230 0 343 18 0 35 0 53 0z"><text:p/></draw:path><draw:path draw:style-name="gr133" draw:text-style-name="P84" svg:width="0.048in" svg:height="0.0598in" svg:x="0.3346in" svg:y="0.1106in" svg:viewBox="0 0 123 153" svg:d="M52 74c0-29 14-64 46-64-3 3-6 7-6 12 0 12 9 16 16 16 8 0 15-6 15-16 0-11-10-22-26-22-17 0-37 11-47 38 0-13 0-25 0-38-16 1-33 3-50 4 0 4 0 9 0 13 24 0 27 3 27 19 0 30 0 59 0 89 0 15-5 15-27 15 0 4 0 8 0 13 3 0 25-2 39-2 16 0 31 0 45 2 0-5 0-9 0-13-3 0-4 0-7 0-25 0-25-4-25-15 0-17 0-34 0-51z"><text:p/></draw:path><draw:path draw:style-name="gr133" draw:text-style-name="P84" svg:width="0.0669in" svg:height="0.0614in" svg:x="0.3965in" svg:y="0.1102in" svg:viewBox="0 0 171 157" svg:d="M134 62c0-19 0-33-16-45-14-11-30-17-51-17-32 0-56 13-56 34 0 11 9 16 17 16 10 0 17-7 17-16 0-6-3-13-13-16 13-8 32-8 35-8 18 0 39 12 39 42 0 3 0 7 0 10-18 1-40 2-65 11-31 11-41 31-41 46 0 29 35 38 60 38 27 0 44-16 51-30 1 16 11 28 26 28 11-11 34 0 34-32 0-7 0-14 0-19-4 0-7 0-11 0 0 5 0 11 0 18 0 4 0 21-13 21s-13-17-13-21c0-21 0-41 0-60zM106 105c0 34-28 42-43 42-18 0-35-11-35-28 0-20 17-46 78-48 0 12 0 23 0 34z"><text:p/></draw:path><draw:path draw:style-name="gr133" draw:text-style-name="P84" svg:width="0.0724in" svg:height="0.0949in" svg:x="0.472in" svg:y="0.0772in" svg:viewBox="0 0 185 242" svg:d="M108 4c0 4 0 9 0 13 22 0 25 1 25 19 0 24 0 47 0 70-13-12-29-19-48-19-46 0-85 35-85 78 0 44 36 77 81 77 28 0 45-15 51-21 0 7 0 14 0 21 18-1 35-3 53-3 0-4 0-8 0-12-23 0-25-3-25-20 0-70 0-138 0-207-17 1-35 3-52 4zM132 203c-9 15-27 29-49 29-20 0-33-11-40-21-7-9-11-23-11-46 0-8 0-33 14-50 14-16 31-18 41-18 17 0 31 8 40 19 5 6 5 7 5 13 0 24 0 49 0 74z"><text:p/></draw:path><draw:path draw:style-name="gr133" draw:text-style-name="P84" svg:width="0.0205in" svg:height="0.1346in" svg:x="0.5559in" svg:y="0.0693in" svg:viewBox="0 0 53 343" svg:d="M53 0c-18 0-35 0-53 0 0 6 0 11 0 17 13 0 24 0 36 0 0 103 0 207 0 309-12 0-23 0-36 0 0 6 0 11 0 17 18 0 35 0 53 0 0-113 0-228 0-343z"><text:p/></draw:path></draw:g></draw:g>, alors son équation dans le repère sera:</text:p>
      <text:p text:style-name="Text_20_body"><draw:g text:anchor-type="as-char" svg:y="-0.3217in" draw:z-index="52" draw:name="Shape59" draw:style-name="gr131"><svg:title>TexMaths</svg:title><svg:desc>14§display§\left(\frac{\left(x-x_C\right)\cos \left(\theta \right)\ +\ \left(z-z_C\right)\cos \left(\theta \right)}{a}\right)^2+\left(\frac{\left(x-x_C\right)\sin \left(\theta \right)+\left(z-z_C\right)\sin \left(\theta \right)}{b}\right)^2=1§svg§600§FALSE§</svg:desc><draw:g draw:style-name="gr2"><draw:path draw:style-name="gr132" draw:text-style-name="P83" svg:width="7.1264in" svg:height="0.4858in" svg:x="0.0004in" svg:y="0.0098in" svg:viewBox="0 0 18102 1235" svg:d="M0 0c6034 0 12068 0 18102 0 0 412 0 823 0 1235-6034 0-12068 0-18102 0 0-412 0-823 0-1235z"><text:p/></draw:path><draw:path draw:style-name="gr133" draw:text-style-name="P84" svg:width="0.0949in" svg:height="0.4638in" svg:x="0.0307in" svg:y="0.0421in" svg:viewBox="0 0 242 1179" svg:d="M242 1173c0-1-1-3-1-4-18-18-52-50-86-104-78-127-114-287-114-474 0-133 18-303 99-450 39-70 78-110 101-131 1-2 1-3 1-4 0-6-3-6-10-6s-8 0-15 8c-165 150-217 376-217 583 0 192 45 386 169 533 10 11 28 31 49 49 6 6 7 6 14 6s10 0 10-6z"><text:p/></draw:path><draw:path draw:style-name="gr133" draw:text-style-name="P84" svg:width="0.0441in" svg:height="0.1929in" svg:x="0.1756in" svg:y="0.0469in" svg:viewBox="0 0 113 491" svg:d="M113 486c0-2 0-2-8-10-62-63-77-155-77-231 0-85 18-171 80-232 5-6 5-7 5-9 0-3-1-4-4-4-5 0-49 34-78 95-25 55-31 109-31 150 0 39 6 98 32 154 30 60 72 92 77 92 3 0 4-1 4-5z"><text:p/></draw:path><draw:path draw:style-name="gr133" draw:text-style-name="P84" svg:width="0.0961in" svg:height="0.0874in" svg:x="0.2374in" svg:y="0.1067in" svg:viewBox="0 0 245 223" svg:d="M150 69c3-13 14-58 49-58 1 0 14 0 24 6-14 3-24 15-24 26 0 9 5 17 19 17 10 0 27-8 27-28 0-25-29-32-46-32-28 0-46 25-52 38-13-34-39-38-53-38-51 0-79 63-79 76 0 4 5 4 6 4 4 0 6 0 6-4 16-54 50-65 65-65 10 0 27 4 27 32 0 16-8 49-27 118-7 29-23 50-46 50-3 0-14 0-24-5 12-3 23-13 23-27s-11-18-18-18c-16 0-27 14-27 29 0 23 24 33 46 33 32 0 51-35 52-38 6 18 24 38 53 38 51 0 79-63 79-76 0-6-5-6-6-6-6 0-6 3-7 6-17 53-49 64-66 64-18 0-26-15-26-32 0-11 2-21 8-43 6-23 11-45 17-67z"><text:p/></draw:path><draw:path draw:style-name="gr133" draw:text-style-name="P84" svg:width="0.1177in" svg:height="0.0075in" svg:x="0.4016in" svg:y="0.1398in" svg:viewBox="0 0 300 20" svg:d="M283 20c8 0 17 0 17-10s-9-10-17-10c-88 0-178 0-266 0-9 0-17 0-17 10s8 10 17 10c88 0 178 0 266 0z"><text:p/></draw:path><draw:path draw:style-name="gr133" draw:text-style-name="P84" svg:width="0.0961in" svg:height="0.0874in" svg:x="0.5846in" svg:y="0.1067in" svg:viewBox="0 0 245 223" svg:d="M150 69c3-13 14-58 49-58 3 0 14 0 25 6-14 3-24 15-24 26 0 9 6 17 18 17s27-8 27-28c0-25-29-32-46-32-28 0-45 25-51 38-12-34-39-38-53-38-52 0-80 63-80 76 0 4 5 4 6 4 4 0 6 0 7-4 17-54 49-65 66-65 10 0 26 4 26 32 0 16-8 49-26 118-9 29-25 50-48 50-3 0-14 0-24-5 13-3 23-13 23-27s-10-18-18-18c-14 0-27 14-27 29 0 23 25 33 46 33 32 0 51-35 52-38 6 18 24 38 53 38 51 0 79-63 79-76 0-6-5-6-6-6-4 0-6 3-7 6-15 53-49 64-64 64-20 0-28-15-28-32 0-11 2-21 8-43 6-23 11-45 17-67z"><text:p/></draw:path><draw:path draw:style-name="gr133" draw:text-style-name="P84" svg:width="0.1043in" svg:height="0.0976in" svg:x="0.6992in" svg:y="0.1252in" svg:viewBox="0 0 266 249" svg:d="M266 4c0-1-1-4-4-4s-3 0-7 4c-9 9-16 18-24 27-4-4-22-31-66-31-84 0-165 74-165 151 0 56 43 98 105 98 20 0 52-4 88-33 27-24 35-54 35-56 0-5-4-5-7-5-4 0-4 2-5 6-14 46-63 76-104 76-36 0-77-20-77-75 0-9 1-64 42-107 24-27 59-42 92-42 40 0 63 28 63 67 0 10-1 12-1 14 0 4 4 4 7 4 6 0 6 0 7-7 7-29 14-57 21-87z"><text:p/></draw:path><draw:path draw:style-name="gr133" draw:text-style-name="P84" svg:width="0.0449in" svg:height="0.1929in" svg:x="0.8307in" svg:y="0.0469in" svg:viewBox="0 0 115 491" svg:d="M115 245c0-38-6-98-34-153-29-60-71-92-75-92-3 0-6 1-6 4 0 2 0 3 10 11 47 49 75 128 75 230 0 84-18 171-78 232-7 7-7 7-7 9 0 3 3 5 6 5 4 0 49-33 78-96 24-53 31-108 31-150z"><text:p/></draw:path><draw:path draw:style-name="gr133" draw:text-style-name="P84" svg:width="0.0736in" svg:height="0.0882in" svg:x="0.9339in" svg:y="0.1055in" svg:viewBox="0 0 188 225" svg:d="M41 113c0-81 40-100 67-100 4 0 35 0 52 18-20 1-23 15-23 22 0 13 9 23 23 23 12 0 22-9 22-24 0-34-36-52-74-52-62 0-108 53-108 113 0 63 49 112 106 112 66 0 82-60 82-64 0-6-5-4-6-4-6 0-6 1-7 4-14 46-46 52-64 52-27 0-70-21-70-100z"><text:p/></draw:path><draw:path draw:style-name="gr133" draw:text-style-name="P84" svg:width="0.0854in" svg:height="0.0882in" svg:x="1.0189in" svg:y="0.1055in" svg:viewBox="0 0 218 225" svg:d="M218 115c0-63-49-115-109-115-61 0-109 53-109 115 0 63 52 110 109 110 60 0 109-47 109-110zM109 213c-21 0-42-10-56-32-11-23-11-52-11-70 0-20 0-47 11-68 13-22 37-33 56-33 21 0 44 11 56 32 13 21 13 50 13 69 0 18 0 44-11 65-12 23-33 37-58 37z"><text:p/></draw:path><draw:path draw:style-name="gr133" draw:text-style-name="P84" svg:width="0.063in" svg:height="0.0882in" svg:x="1.1169in" svg:y="0.1055in" svg:viewBox="0 0 161 225" svg:d="M85 125c12 1 52 9 52 44 0 26-17 45-56 45-40 0-59-28-68-70-2-5-2-8-7-8-6 0-6 4-6 12 0 23 0 44 0 66 0 7 0 11 6 11 1 0 2 0 11-9 1-2 1-2 11-12 21 21 43 21 53 21 58 0 80-33 80-68 0-25-15-41-21-46-17-16-35-20-56-24-28-6-60-13-60-41 0-17 12-38 54-38 55 0 56 45 58 61 1 4 4 2 5 4 7 0 7-3 7-11 0-17 0-34 0-51 0-8 0-11-5-11-3 0-3 0-10 6-1 1-7 7-8 8-19-14-40-14-47-14-60 0-78 32-78 60 0 17 7 31 21 42 15 13 29 16 64 23z"><text:p/></draw:path><draw:path draw:style-name="gr133" draw:text-style-name="P84" svg:width="0.0449in" svg:height="0.1929in" svg:x="1.2382in" svg:y="0.0469in" svg:viewBox="0 0 115 491" svg:d="M115 486c0-2 0-2-9-10-61-63-77-155-77-231 0-85 19-171 79-232 7-6 7-7 7-9 0-3-3-4-6-4-4 0-49 34-78 95-25 55-31 109-31 150 0 39 6 98 32 154 30 60 73 92 77 92 3 0 6-1 6-5z"><text:p/></draw:path><draw:path draw:style-name="gr133" draw:text-style-name="P84" svg:width="0.0795in" svg:height="0.1386in" svg:x="1.3028in" svg:y="0.0543in" svg:viewBox="0 0 203 353" svg:d="M203 101c0-32-8-101-59-101-68 0-144 140-144 252 0 46 14 101 59 101 70 0 144-142 144-252zM52 169c8-32 18-71 38-106 14-24 32-52 53-52 25 0 28 32 28 60 0 24-4 49-16 98-35 0-68 0-103 0zM150 185c-4 22-16 64-34 99-18 34-36 58-57 58-17 0-27-14-27-61 0-19 3-49 16-96 33 0 68 0 102 0z"><text:p/></draw:path><draw:path draw:style-name="gr133" draw:text-style-name="P84" svg:width="0.0441in" svg:height="0.1929in" svg:x="1.402in" svg:y="0.0469in" svg:viewBox="0 0 113 491" svg:d="M113 245c0-38-4-98-32-153-29-60-71-92-77-92-3 0-4 1-4 4 0 2 0 3 10 11 47 49 75 128 75 230 0 84-18 171-79 232-6 7-6 7-6 9 0 3 1 5 4 5 6 0 51-33 79-96 25-53 30-108 30-150z"><text:p/></draw:path><draw:path draw:style-name="gr133" draw:text-style-name="P84" svg:width="0.1287in" svg:height="0.1287in" svg:x="1.5843in" svg:y="0.078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133" draw:text-style-name="P84" svg:width="0.0449in" svg:height="0.1929in" svg:x="1.8512in" svg:y="0.0469in" svg:viewBox="0 0 115 491" svg:d="M115 486c0-2 0-2-9-10-61-63-78-155-78-231 0-85 20-171 80-232 7-6 7-7 7-9 0-3-3-4-6-4-4 0-49 34-78 95-25 55-31 109-31 150 0 39 6 98 32 154 30 60 73 92 77 92 3 0 6-1 6-5z"><text:p/></draw:path><draw:path draw:style-name="gr133" draw:text-style-name="P84" svg:width="0.0819in" svg:height="0.0874in" svg:x="1.9157in" svg:y="0.1067in" svg:viewBox="0 0 209 223" svg:d="M45 176c26-28 40-40 57-56 17-15 31-26 49-44 46-45 58-69 58-72 0-4-5-4-6-4-3 0-4 1-7 6-15 23-25 30-36 30-13 0-19-7-26-15-9-11-18-21-35-21-36 0-58 46-58 56 0 3 1 6 5 6s6-3 7-6c9-22 38-24 42-24 10 0 20 4 31 9 20 7 25 7 38 7-18 21-59 56-69 64-15 14-29 27-45 41-33 33-50 61-50 64 0 6 4 3 6 6 4 0 5-2 8-7 11-17 27-30 42-30 11 0 15 4 28 18 8 10 17 19 32 19 48 0 77-63 77-76 0-3-3-6-5-6-6 0-6 3-7 7-12 33-44 41-59 41-11 0-20-3-30-6-16-7-23-8-35-8-1 0-8 0-12 1z"><text:p/></draw:path><draw:path draw:style-name="gr133" draw:text-style-name="P84" svg:width="0.1181in" svg:height="0.0075in" svg:x="2.065in" svg:y="0.1398in" svg:viewBox="0 0 301 20" svg:d="M284 20c7 0 17 0 17-10s-10-10-17-10c-89 0-178 0-267 0-9 0-17 0-17 10s8 10 17 10c89 0 178 0 267 0z"><text:p/></draw:path><draw:path draw:style-name="gr133" draw:text-style-name="P84" svg:width="0.0819in" svg:height="0.0874in" svg:x="2.2508in" svg:y="0.1067in" svg:viewBox="0 0 209 223" svg:d="M45 176c26-28 40-40 59-56 15-15 30-26 47-44 48-45 58-69 58-72 0-4-3-3-5-4-4 0-5 1-8 6-14 23-25 30-36 30-12 0-19-7-26-15-9-11-18-21-33-21-38 0-60 46-60 56 0 3 0 6 5 6 4 0 6-3 7-6 10-22 38-24 42-24 10 0 20 4 31 9 20 7 25 7 38 7-18 21-59 56-69 64-14 14-29 27-43 41-34 33-52 61-52 64 0 6 6 6 7 6 3 0 4-2 7-7 11-17 27-30 42-30 11 0 17 4 29 18 9 10 17 19 31 19 49 0 77-63 77-76 0-3-1-6-5-6-5 0-6 3-7 7-12 33-44 41-59 41-10 0-18-3-30-6-16-7-23-8-33-8-2 0-10 0-14 1z"><text:p/></draw:path><draw:path draw:style-name="gr133" draw:text-style-name="P84" svg:width="0.1043in" svg:height="0.0976in" svg:x="2.3421in" svg:y="0.1252in" svg:viewBox="0 0 266 249" svg:d="M266 4c0-1-1-4-4-4s-3 0-6 4c-8 9-17 18-25 27-4-4-22-31-66-31-82 0-165 74-165 151 0 56 43 98 106 98 19 0 51-4 87-33 27-24 35-54 35-56 0-5-4-5-7-5-4 0-4 2-5 6-14 46-63 76-104 76-36 0-77-20-77-75 0-9 1-64 42-107 24-27 59-42 92-42 40 0 63 28 63 67 0 10-1 12-1 14 0 4 4 4 7 4 6 0 6 0 7-7 7-29 14-57 21-87z"><text:p/></draw:path><draw:path draw:style-name="gr133" draw:text-style-name="P84" svg:width="0.0449in" svg:height="0.1929in" svg:x="2.474in" svg:y="0.0469in" svg:viewBox="0 0 115 491" svg:d="M115 245c0-38-6-98-32-153-31-60-73-92-77-92-3 0-6 1-6 4 0 2 0 3 10 11 47 49 75 128 75 230 0 84-18 171-78 232-7 7-7 7-7 9 0 3 3 5 6 5 4 0 49-33 78-96 24-53 31-108 31-150z"><text:p/></draw:path><draw:path draw:style-name="gr133" draw:text-style-name="P84" svg:width="0.0736in" svg:height="0.0882in" svg:x="2.5772in" svg:y="0.1055in" svg:viewBox="0 0 188 225" svg:d="M41 113c0-81 40-100 67-100 4 0 35 0 53 18-21 1-24 15-24 22 0 13 9 23 23 23 12 0 22-9 22-24 0-34-36-52-74-52-62 0-108 53-108 113 0 63 49 112 106 112 66 0 82-60 82-64 0-6-5-4-6-4-6 0-6 1-7 4-14 46-46 52-64 52-27 0-70-21-70-100z"><text:p/></draw:path><draw:path draw:style-name="gr133" draw:text-style-name="P84" svg:width="0.0854in" svg:height="0.0882in" svg:x="2.6618in" svg:y="0.1055in" svg:viewBox="0 0 218 225" svg:d="M218 115c0-63-49-115-109-115-61 0-109 53-109 115 0 63 52 110 109 110 60 0 109-47 109-110zM109 213c-21 0-42-10-56-32-11-23-11-52-11-70 0-20 0-47 11-68 13-22 37-33 56-33 23 0 44 11 56 32 13 21 13 50 13 69 0 18 0 44-11 65-12 23-33 37-58 37z"><text:p/></draw:path><draw:path draw:style-name="gr133" draw:text-style-name="P84" svg:width="0.063in" svg:height="0.0882in" svg:x="2.7598in" svg:y="0.1055in" svg:viewBox="0 0 161 225" svg:d="M85 125c12 1 52 9 52 44 0 26-17 45-56 45-40 0-59-28-68-70-2-5-2-8-7-8-6 0-6 4-6 12 0 23 0 44 0 66 0 7 0 11 6 11 1 0 2 0 12-9 0-2 0-2 10-12 21 21 43 21 53 21 58 0 80-33 80-68 0-25-15-41-21-46-17-16-35-20-56-24-28-6-60-13-60-41 0-17 12-38 54-38 55 0 58 45 58 61 1 4 4 2 5 4 7 0 7-3 7-11 0-17 0-34 0-51 0-8 0-11-5-11-3 0-3 0-10 6-1 1-6 7-8 8-19-14-40-14-47-14-60 0-78 32-78 60 0 17 7 31 21 42 15 13 29 16 64 23z"><text:p/></draw:path><draw:path draw:style-name="gr133" draw:text-style-name="P84" svg:width="0.0449in" svg:height="0.1929in" svg:x="2.8811in" svg:y="0.0469in" svg:viewBox="0 0 115 491" svg:d="M115 486c0-2 0-2-9-10-61-63-77-155-77-231 0-85 19-171 79-232 7-6 7-7 7-9 0-3-3-4-6-4-4 0-49 34-78 95-25 55-31 109-31 150 0 39 6 98 32 154 31 60 73 92 77 92 3 0 6-1 6-5z"><text:p/></draw:path><draw:path draw:style-name="gr133" draw:text-style-name="P84" svg:width="0.0795in" svg:height="0.1386in" svg:x="2.9457in" svg:y="0.0543in" svg:viewBox="0 0 203 353" svg:d="M203 101c0-32-8-101-59-101-68 0-144 140-144 252 0 46 14 101 59 101 70 0 144-142 144-252zM52 169c8-32 18-71 38-106 14-24 32-52 53-52 25 0 28 32 28 60 0 24-4 49-16 98-35 0-68 0-103 0zM150 185c-4 22-16 64-34 99-17 34-36 58-57 58-17 0-27-14-27-61 0-19 3-49 16-96 33 0 68 0 102 0z"><text:p/></draw:path><draw:path draw:style-name="gr133" draw:text-style-name="P84" svg:width="0.0441in" svg:height="0.1929in" svg:x="3.0449in" svg:y="0.0469in" svg:viewBox="0 0 113 491" svg:d="M113 245c0-38-4-98-32-153-29-60-71-92-77-92-3 0-4 1-4 4 0 2 0 3 10 11 47 49 75 128 75 230 0 84-18 171-79 232-6 7-6 7-6 9 0 3 1 5 4 5 6 0 51-33 79-96 25-53 30-108 30-150z"><text:p/></draw:path><draw:path draw:style-name="gr133" draw:text-style-name="P84" svg:width="2.9528in" svg:height="0.0075in" svg:x="0.1563in" svg:y="0.2701in" svg:viewBox="0 0 7501 20" svg:d="M0 0c2500 0 5001 0 7501 0 0 7 0 13 0 20-2500 0-5001 0-7501 0 0-7 0-13 0-20z"><text:p/></draw:path><draw:path draw:style-name="gr133" draw:text-style-name="P84" svg:width="0.0882in" svg:height="0.0874in" svg:x="1.5894in" svg:y="0.3689in" svg:viewBox="0 0 225 223" svg:d="M164 32c-9-18-24-32-45-32-59 0-119 73-119 144 0 46 27 79 66 79 10 0 33-2 63-37 4 21 21 37 45 37 18 0 29-12 36-27 8-17 15-48 15-49 0-4-4-4-5-4-6 0-6 1-7 8-9 32-18 62-38 62-14 0-15-13-15-23 0-11 1-15 7-36 5-21 7-27 11-45 5-22 11-46 17-68 4-14 4-16 4-17 0-9-6-14-14-14-13 0-20 11-21 22zM132 160c-3 8-3 9-10 18-21 26-42 35-56 35-24 0-31-28-31-46 0-26 15-86 27-108 15-30 37-48 57-48 32 0 39 41 39 44 0 2-1 5-1 8-9 32-17 64-25 97z"><text:p/></draw:path><draw:path draw:style-name="gr133" draw:text-style-name="P84" svg:width="0.0949in" svg:height="0.4638in" svg:x="3.1394in" svg:y="0.0421in" svg:viewBox="0 0 242 1179" svg:d="M242 591c0-193-45-388-169-535-10-11-28-32-49-49-6-7-7-7-14-7-6 0-10 0-10 6 0 1 1 4 3 4 17 18 50 52 82 105 80 126 117 285 117 476 0 130-19 301-100 448-39 68-80 110-101 130 0 1-1 3-1 4 0 6 4 6 10 6 7 0 8 0 15-7 165-150 217-375 217-581z"><text:p/></draw:path><draw:path draw:style-name="gr133" draw:text-style-name="P84" svg:width="0.0598in" svg:height="0.0894in" svg:x="3.2835in" svg:y="0in" svg:viewBox="0 0 153 228" svg:d="M153 167c-5 0-9 0-13 0 0 7-4 26-8 30-3 2-30 2-35 2-21 0-42 0-63 0 36-32 49-41 68-58 27-19 51-42 51-74 0-42-37-67-82-67-42 0-71 29-71 62 0 18 14 19 18 19 9 0 18-5 18-18 0-7-2-18-21-18 12-25 35-32 51-32 35 0 53 26 53 54 0 30-22 53-32 66-28 28-56 55-84 83-3 2-3 2-3 12 48 0 94 0 141 0 5-21 7-40 12-61z"><text:p/></draw:path><draw:path draw:style-name="gr133" draw:text-style-name="P84" svg:width="0.128in" svg:height="0.1287in" svg:x="3.4157in" svg:y="0.2098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133" draw:text-style-name="P84" svg:width="0.0949in" svg:height="0.4638in" svg:x="3.6386in" svg:y="0.0421in" svg:viewBox="0 0 242 1179" svg:d="M242 1173c0-1-1-3-3-4-18-18-50-50-84-104-79-127-114-287-114-474 0-133 16-303 98-450 39-70 79-110 100-131 3-2 3-3 3-4 0-6-4-6-11-6s-7 0-15 8c-164 150-216 376-216 583 0 192 43 386 169 533 10 11 28 31 48 49 7 6 7 6 14 6s11 0 11-6z"><text:p/></draw:path><draw:path draw:style-name="gr133" draw:text-style-name="P84" svg:width="0.0449in" svg:height="0.1929in" svg:x="3.7831in" svg:y="0.0469in" svg:viewBox="0 0 115 491" svg:d="M115 486c0-2 0-2-9-10-61-63-77-155-77-231 0-85 19-171 79-232 7-6 7-7 7-9 0-3-3-4-6-4-4 0-49 34-78 95-25 55-31 109-31 150 0 39 6 98 32 154 30 60 73 92 77 92 3 0 6-1 6-5z"><text:p/></draw:path><draw:path draw:style-name="gr133" draw:text-style-name="P84" svg:width="0.0961in" svg:height="0.0874in" svg:x="3.8449in" svg:y="0.1067in" svg:viewBox="0 0 245 223" svg:d="M150 69c4-13 15-58 49-58 3 0 14 0 25 6-14 3-24 15-24 26 0 9 6 17 18 17s27-8 27-28c0-25-28-32-45-32-29 0-46 25-52 38-12-34-39-38-53-38-52 0-80 63-80 76 0 4 5 2 6 4 4 0 6 0 7-4 17-54 49-65 66-65 10 0 26 4 26 32 0 16-8 49-26 118-9 29-25 50-46 50-3 0-16 0-26-5 13-3 24-13 24-27s-11-18-18-18c-15 0-28 14-28 29 0 23 25 33 46 33 32 0 51-35 52-38 6 18 24 38 53 38 51 0 79-63 79-76 0-6-5-6-6-6-4 0-6 3-6 6-16 53-50 64-65 64-20 0-27-15-27-32 0-11 3-21 7-43 6-23 11-45 17-67z"><text:p/></draw:path><draw:path draw:style-name="gr133" draw:text-style-name="P84" svg:width="0.1181in" svg:height="0.0075in" svg:x="4.0091in" svg:y="0.1398in" svg:viewBox="0 0 301 20" svg:d="M284 20c9 0 17 0 17-10s-8-10-17-10c-89 0-178 0-267 0-9 0-17 0-17 10s8 10 17 10c89 0 178 0 267 0z"><text:p/></draw:path><draw:path draw:style-name="gr133" draw:text-style-name="P84" svg:width="0.0961in" svg:height="0.0874in" svg:x="4.1925in" svg:y="0.1067in" svg:viewBox="0 0 245 223" svg:d="M150 69c3-13 14-58 49-58 1 0 14 0 24 6-14 3-24 15-24 26 0 9 5 17 19 17 10 0 27-8 27-28 0-25-29-32-46-32-28 0-46 25-52 38-13-34-39-38-53-38-51 0-79 63-79 76 0 4 5 4 6 4 4 0 6 0 6-4 16-54 49-65 65-65 10 0 27 4 27 32 0 16-8 49-27 118-7 29-25 50-46 50-3 0-14 0-25-5 13-3 24-13 24-27s-11-18-18-18c-16 0-27 14-27 29 0 23 24 33 46 33 32 0 49-35 52-38 6 18 22 38 53 38 51 0 79-63 79-76 0-6-5-6-6-6-6 0-6 3-7 6-17 53-50 64-66 64-18 0-26-15-26-32 0-11 2-21 8-43 6-23 11-45 17-67z"><text:p/></draw:path><draw:path draw:style-name="gr133" draw:text-style-name="P84" svg:width="0.1047in" svg:height="0.0976in" svg:x="4.3067in" svg:y="0.1252in" svg:viewBox="0 0 267 249" svg:d="M267 4c0-1-1-4-5-4-2 0-3 0-6 4-8 9-17 18-25 27-3-4-22-31-64-31-84 0-167 74-167 151 0 56 45 98 106 98 19 0 52-4 87-33 28-24 35-54 35-56 0-5-4-5-5-5-5 0-6 2-7 6-14 46-62 76-104 76-36 0-77-20-77-75 0-9 3-64 42-107 24-27 60-42 92-42 41 0 65 28 65 67 0 10-2 12-2 14 0 4 5 4 6 4 6 0 6 0 7-7 7-29 15-57 22-87z"><text:p/></draw:path><draw:path draw:style-name="gr133" draw:text-style-name="P84" svg:width="0.0441in" svg:height="0.1929in" svg:x="4.439in" svg:y="0.0469in" svg:viewBox="0 0 113 491" svg:d="M113 245c0-38-5-98-32-153-29-60-71-92-77-92-3 0-4 1-4 4 0 2 0 3 8 11 49 49 77 128 77 230 0 84-18 171-79 232-6 7-6 7-6 9 0 3 1 5 4 5 6 0 49-33 79-96 25-53 30-108 30-150z"><text:p/></draw:path><draw:path draw:style-name="gr133" draw:text-style-name="P84" svg:width="0.063in" svg:height="0.0882in" svg:x="4.5413in" svg:y="0.1055in" svg:viewBox="0 0 161 225" svg:d="M87 125c11 1 52 9 52 44 0 26-19 45-56 45-42 0-59-28-69-70-1-5-1-8-7-8-7 0-7 4-7 12 0 23 0 44 0 66 0 7 0 11 6 11 2 0 2 0 12-9 2-2 2-2 10-12 22 21 43 21 55 21 56 0 78-33 78-68 0-25-14-41-20-46-16-16-36-20-56-24-28-6-61-13-61-41 0-17 12-38 56-38 53 0 56 45 57 61 0 4 4 4 6 4 7 0 7-3 7-11 0-17 0-34 0-51 0-8 0-11-6-11-3 0-4 0-10 6-1 1-7 7-8 8-20-14-39-14-46-14-60 0-80 32-80 60 0 17 8 31 22 42 16 13 30 16 65 23z"><text:p/></draw:path><draw:path draw:style-name="gr133" draw:text-style-name="P84" svg:width="0.0409in" svg:height="0.1291in" svg:x="4.6181in" svg:y="0.0626in" svg:viewBox="0 0 105 329" svg:d="M71 112c-23 1-46 4-70 6 0 5 0 9 0 15 33 0 37 3 37 27 0 43 0 86 0 131 0 23-4 23-38 23 0 4 0 9 0 15 15 0 42-1 55-1 16 0 33 1 50 1 0-6 0-11 0-15-32 0-34-3-34-21 0-61 0-121 0-181zM73 27c0-17-13-27-27-27s-25 14-25 27c0 12 11 25 25 25s27-10 27-25z"><text:p/></draw:path><draw:path draw:style-name="gr133" draw:text-style-name="P84" svg:width="0.0972in" svg:height="0.085in" svg:x="4.6717in" svg:y="0.1067in" svg:viewBox="0 0 248 217" svg:d="M39 48c0 43 0 88 0 131 0 23-5 23-39 23 0 5 0 9 0 15 18 0 43-1 56-1s38 1 55 1c0-6 0-10 0-15-33 0-38 0-38-23 0-29 0-60 0-89 0-52 35-79 66-79 32 0 36 27 36 55 0 38 0 75 0 113 0 23-4 23-38 23 0 5 0 9 0 15 17 0 42-1 56-1 13 0 38 1 55 1 0-6 0-10 0-15-25 0-38 0-38-14 0-31 0-63 0-94 0-44 0-59-15-76-7-8-24-18-52-18-37 0-59 21-73 52 0-17 0-35 0-52-24 1-46 4-70 6 0 5 0 9 0 15 35 0 39 3 39 27z"><text:p/></draw:path><draw:path draw:style-name="gr133" draw:text-style-name="P84" svg:width="0.0441in" svg:height="0.1929in" svg:x="4.8248in" svg:y="0.0469in" svg:viewBox="0 0 113 491" svg:d="M113 486c0-2 0-2-8-10-62-63-77-155-77-231 0-85 18-171 80-232 5-6 5-7 5-9 0-3-1-4-4-4-5 0-49 34-78 95-25 55-31 109-31 150 0 39 6 98 32 154 30 60 72 92 77 92 3 0 4-1 4-5z"><text:p/></draw:path><draw:path draw:style-name="gr133" draw:text-style-name="P84" svg:width="0.0795in" svg:height="0.1386in" svg:x="4.8886in" svg:y="0.0543in" svg:viewBox="0 0 203 353" svg:d="M203 101c0-32-8-101-59-101-68 0-144 140-144 252 0 46 15 101 60 101 69 0 143-142 143-252zM53 169c9-32 18-71 38-106 13-24 31-52 53-52 24 0 27 32 27 60 0 24-4 49-16 98-33 0-68 0-102 0zM151 185c-5 22-15 64-35 99-17 34-35 58-56 58-17 0-26-14-26-61 0-19 2-49 15-96 34 0 69 0 102 0z"><text:p/></draw:path><draw:path draw:style-name="gr133" draw:text-style-name="P84" svg:width="0.0449in" svg:height="0.1929in" svg:x="4.9878in" svg:y="0.0469in" svg:viewBox="0 0 115 491" svg:d="M115 245c0-38-6-98-32-153-30-60-73-92-77-92-3 0-6 1-6 4 0 2 0 3 10 11 47 49 75 128 75 230 0 84-18 171-78 232-7 7-7 7-7 9 0 3 3 5 6 5 4 0 49-33 78-96 25-53 31-108 31-150z"><text:p/></draw:path><draw:path draw:style-name="gr133" draw:text-style-name="P84" svg:width="0.128in" svg:height="0.1287in" svg:x="5.1063in" svg:y="0.078in" svg:viewBox="0 0 326 328" svg:d="M174 174c46 0 91 0 137 0 7 0 15 0 15-10s-8-10-15-10c-46 0-91 0-137 0 0-46 0-91 0-137 0-7 0-17-10-17s-10 10-10 17c0 46 0 91 0 137-46 0-92 0-139 0-7 0-15 0-15 10s8 10 15 10c47 0 93 0 139 0 0 46 0 92 0 138 0 7 0 16 10 16s10-9 10-16c0-46 0-92 0-138z"><text:p/></draw:path><draw:path draw:style-name="gr133" draw:text-style-name="P84" svg:width="0.0449in" svg:height="0.1929in" svg:x="5.3083in" svg:y="0.0469in" svg:viewBox="0 0 115 491" svg:d="M115 486c0-2 0-2-9-10-61-63-77-155-77-231 0-85 19-171 79-232 7-6 7-7 7-9 0-3-3-4-6-4-4 0-49 34-78 95-25 55-31 109-31 150 0 39 6 98 32 154 31 60 73 92 77 92 3 0 6-1 6-5z"><text:p/></draw:path><draw:path draw:style-name="gr133" draw:text-style-name="P84" svg:width="0.0819in" svg:height="0.0874in" svg:x="5.3724in" svg:y="0.1067in" svg:viewBox="0 0 209 223" svg:d="M45 176c26-28 40-40 59-56 15-15 30-26 47-44 48-45 58-69 58-72 0-4-5-4-6-4-3 0-4 1-7 6-14 23-25 30-36 30-13 0-19-7-26-15-9-11-18-21-33-21-38 0-60 46-60 56 0 3 1 6 5 6s6-3 7-6c10-22 38-24 42-24 10 0 20 4 31 9 20 7 25 7 38 7-18 21-59 56-69 64-15 14-29 27-45 41-32 33-50 61-50 64 0 6 4 3 6 6 4 0 5-2 8-7 11-17 27-30 42-30 11 0 17 4 28 18 8 10 18 19 32 19 49 0 77-63 77-76 0-3-1-6-5-6-5 0-6 3-7 7-12 33-44 41-59 41-10 0-20-3-30-6-16-7-23-8-35-8-4 0-8 0-12 1z"><text:p/></draw:path><draw:path draw:style-name="gr133" draw:text-style-name="P84" svg:width="0.1181in" svg:height="0.0075in" svg:x="5.522in" svg:y="0.1398in" svg:viewBox="0 0 301 20" svg:d="M284 20c9 0 17 0 17-10s-8-10-17-10c-88 0-178 0-266 0-8 0-18 0-18 10s10 10 18 10c88 0 178 0 266 0z"><text:p/></draw:path><draw:path draw:style-name="gr133" draw:text-style-name="P84" svg:width="0.0819in" svg:height="0.0874in" svg:x="5.7083in" svg:y="0.1067in" svg:viewBox="0 0 209 223" svg:d="M43 176c27-28 41-40 59-56 17-15 31-26 49-44 46-45 58-69 58-72 0-4-5-4-6-4-4 0-6 1-7 6-15 23-27 30-38 30-12 0-17-7-25-15-8-11-17-21-34-21-36 0-60 46-60 56 0 3 3 6 7 6s6-3 6-6c10-22 38-24 42-24 11 0 19 4 31 9 19 7 25 7 37 7-16 21-58 56-68 64-14 14-30 27-44 41-33 33-50 61-50 64 0 6 4 6 6 6 4 0 4-2 8-7 11-17 25-30 41-30 11 0 16 4 29 18 8 10 17 19 31 19 49 0 77-63 77-76 0-3-2-6-6-6s-5 3-7 7c-11 33-42 41-59 41-9 0-18-3-29-6-17-7-24-8-34-8-1 0-9 0-14 1z"><text:p/></draw:path><draw:path draw:style-name="gr133" draw:text-style-name="P84" svg:width="0.1043in" svg:height="0.0976in" svg:x="5.7992in" svg:y="0.1252in" svg:viewBox="0 0 266 249" svg:d="M266 4c0-1 0-4-4-4-3 0-3 0-6 4-8 9-17 18-25 27-3-4-22-31-64-31-84 0-167 74-167 151 0 56 45 98 106 98 19 0 52-4 87-33 27-24 35-54 35-56 0-5-4-5-5-5-6 0-6 2-7 6-14 46-62 76-104 76-36 0-77-20-77-75 0-9 3-64 42-107 24-27 60-42 92-42 41 0 63 28 63 67 0 10 0 12 0 14 0 4 5 4 6 4 6 0 6 0 7-7 7-29 14-57 21-87z"><text:p/></draw:path><draw:path draw:style-name="gr133" draw:text-style-name="P84" svg:width="0.0449in" svg:height="0.1929in" svg:x="5.9311in" svg:y="0.0469in" svg:viewBox="0 0 115 491" svg:d="M115 245c0-38-6-98-32-153-30-60-73-92-77-92-3 0-6 1-6 4 0 2 0 3 10 11 47 49 77 128 77 230 0 84-18 171-80 232-7 7-7 7-7 9 0 3 3 5 6 5 4 0 49-33 78-96 25-53 31-108 31-150z"><text:p/></draw:path><draw:path draw:style-name="gr133" draw:text-style-name="P84" svg:width="0.063in" svg:height="0.0882in" svg:x="6.0339in" svg:y="0.1055in" svg:viewBox="0 0 161 225" svg:d="M87 125c10 1 50 9 50 44 0 26-17 45-54 45-42 0-61-28-69-70-1-5-3-8-7-8-7 0-7 4-7 12 0 23 0 44 0 66 0 7 0 11 6 11 2 0 2 0 12-9 2-2 2-2 10-12 21 21 43 21 55 21 56 0 78-33 78-68 0-25-14-41-21-46-15-16-35-20-56-24-27-6-60-13-60-41 0-17 12-38 54-38 55 0 58 45 59 61 0 4 4 4 6 4 5 0 5-3 5-11 0-17 0-34 0-51 0-8 0-11-5-11-2 0-3 0-10 6-1 1-6 7-8 8-19-14-38-14-47-14-58 0-78 32-78 60 0 17 8 31 21 42 17 13 29 16 66 23z"><text:p/></draw:path><draw:path draw:style-name="gr133" draw:text-style-name="P84" svg:width="0.0409in" svg:height="0.1291in" svg:x="6.1106in" svg:y="0.0626in" svg:viewBox="0 0 105 329" svg:d="M70 112c-22 1-46 4-69 6 0 5 0 9 0 15 33 0 37 3 37 27 0 43 0 86 0 131 0 23-6 23-38 23 0 4 0 9 0 15 15 0 42-1 53-1 18 0 35 1 52 1 0-6 0-11 0-15-32 0-35-3-35-21 0-61 0-121 0-181zM73 27c0-17-13-27-27-27-15 0-25 14-25 27 0 12 10 25 25 25 14 0 27-10 27-25z"><text:p/></draw:path><draw:path draw:style-name="gr133" draw:text-style-name="P84" svg:width="0.0972in" svg:height="0.085in" svg:x="6.1642in" svg:y="0.1067in" svg:viewBox="0 0 248 217" svg:d="M38 48c0 43 0 88 0 131 0 23-4 23-38 23 0 5 0 9 0 15 17 0 42-1 56-1 13 0 38 1 55 1 0-6 0-10 0-15-33 0-38 0-38-23 0-29 0-60 0-89 0-52 35-79 66-79 30 0 36 27 36 55 0 38 0 75 0 113 0 23-6 23-38 23 0 5 0 9 0 15 17 0 42-1 55-1 14 0 39 1 56 1 0-6 0-10 0-15-25 0-38 0-39-14 0-31 0-63 0-94 0-44 0-59-14-76-7-8-24-18-52-18-37 0-60 21-73 52 0-17 0-35 0-52-24 1-46 4-70 6 0 5 0 9 0 15 35 0 38 3 38 27z"><text:p/></draw:path><draw:path draw:style-name="gr133" draw:text-style-name="P84" svg:width="0.0449in" svg:height="0.1929in" svg:x="6.3169in" svg:y="0.0469in" svg:viewBox="0 0 115 491" svg:d="M115 486c0-2 0-2-9-10-61-63-77-155-77-231 0-85 19-171 79-232 7-6 7-7 7-9 0-3-2-4-6-4s-49 34-77 95c-25 55-32 109-32 150 0 39 6 98 34 154 29 60 71 92 75 92s6-1 6-5z"><text:p/></draw:path><draw:path draw:style-name="gr133" draw:text-style-name="P84" svg:width="0.0795in" svg:height="0.1386in" svg:x="6.3811in" svg:y="0.0543in" svg:viewBox="0 0 203 353" svg:d="M203 101c0-32-8-101-59-101-68 0-144 140-144 252 0 46 14 101 59 101 70 0 144-142 144-252zM52 169c8-32 18-71 38-106 14-24 32-52 54-52 24 0 27 32 27 60 0 24-4 49-16 98-35 0-68 0-103 0zM151 185c-5 22-17 64-35 99-17 34-36 58-57 58-16 0-27-14-27-61 0-19 3-49 16-96 35 0 68 0 103 0z"><text:p/></draw:path><draw:path draw:style-name="gr133" draw:text-style-name="P84" svg:width="0.0449in" svg:height="0.1929in" svg:x="6.4803in" svg:y="0.0469in" svg:viewBox="0 0 115 491" svg:d="M115 245c0-38-6-98-34-153-29-60-71-92-75-92-5 0-6 1-6 4 0 2 0 3 10 11 47 49 75 128 75 230 0 84-18 171-78 232-7 7-7 7-7 9 0 3 1 5 6 5 4 0 49-33 77-96 25-53 32-108 32-150z"><text:p/></draw:path><draw:path draw:style-name="gr133" draw:text-style-name="P84" svg:width="2.7807in" svg:height="0.0075in" svg:x="3.7638in" svg:y="0.2701in" svg:viewBox="0 0 7064 20" svg:d="M0 0c2355 0 4710 0 7064 0 0 7 0 13 0 20-2354 0-4709 0-7064 0 0-7 0-13 0-20z"><text:p/></draw:path><draw:path draw:style-name="gr133" draw:text-style-name="P84" svg:width="0.0709in" svg:height="0.1358in" svg:x="5.1217in" svg:y="0.3209in" svg:viewBox="0 0 181 346" svg:d="M95 6c0-2 0-6-7-6-11 0-47 4-60 4-4 2-8 2-8 10 0 7 4 7 11 7 24 0 25 3 25 8 0 3-6 20-7 30-14 53-27 108-41 161-5 24-8 32-8 49 0 47 27 77 63 77 57 0 118-73 118-143 0-45-26-80-65-80-22 0-43 16-57 30 12-49 24-98 36-147zM49 190c3-9 3-11 7-16 24-33 46-40 59-40 18 0 31 16 31 47 0 29-16 85-26 105-15 32-39 50-57 50-17 0-34-14-34-50 0-9 0-19 9-49 4-16 7-31 11-47z"><text:p/></draw:path><draw:path draw:style-name="gr133" draw:text-style-name="P84" svg:width="0.0949in" svg:height="0.4638in" svg:x="6.5748in" svg:y="0.0421in" svg:viewBox="0 0 242 1179" svg:d="M242 591c0-193-45-388-169-535-10-11-28-32-49-49-6-7-7-7-13-7-7 0-11 0-11 6 0 1 1 2 3 4 18 18 50 52 84 105 78 126 115 285 115 476 0 130-19 301-100 448-39 68-80 110-99 130-2 1-3 3-3 4 0 6 4 6 11 6 6 0 7 0 14-7 165-150 217-375 217-581z"><text:p/></draw:path><draw:path draw:style-name="gr133" draw:text-style-name="P84" svg:width="0.0598in" svg:height="0.0894in" svg:x="6.7193in" svg:y="0in" svg:viewBox="0 0 153 228" svg:d="M153 167c-5 0-9 0-13 0 0 7-4 26-8 30-3 2-30 2-34 2-21 0-43 0-64 0 36-32 49-41 70-58 25-19 49-42 49-74 0-42-37-67-82-67-42 0-71 29-71 62 0 18 15 19 18 19 9 0 18-5 18-18 0-7-2-18-19-18 10-25 33-32 50-32 34 0 52 26 52 54 0 30-21 53-32 66-28 28-56 55-84 83-3 2-3 2-3 12 48 0 94 0 141 0 5-21 7-40 12-61z"><text:p/></draw:path><draw:path draw:style-name="gr133" draw:text-style-name="P84" svg:width="0.1287in" svg:height="0.0449in" svg:x="6.8618in" svg:y="0.2516in" svg:viewBox="0 0 328 115" svg:d="M311 20c8 0 17 0 17-10s-9-10-16-10c-98 0-197 0-295 0-7 0-17 0-17 10s10 10 17 10c98 0 196 0 294 0zM312 115c7 0 16 0 16-10s-9-10-17-10c-98 0-196 0-294 0-7 0-17 0-17 10s10 10 17 10c98 0 197 0 295 0z"><text:p/></draw:path><draw:path draw:style-name="gr133" draw:text-style-name="P84" svg:width="0.0634in" svg:height="0.1287in" svg:x="7.0728in" svg:y="0.1941in" svg:viewBox="0 0 162 328" svg:d="M101 13c0-13 0-13-11-13-31 31-75 31-90 31 0 5 0 10 0 15 10 0 39 0 64-12 0 85 0 169 0 254 0 19-1 24-46 24-5 0-10 0-15 0 0 4 0 10 0 16 17-2 60-2 80-2 19 0 63 0 79 2 0-6 0-12 0-16-5 0-9 0-15 0-45 0-46-5-46-24 0-92 0-183 0-275z"><text:p/></draw:path></draw:g></draw:g></text:p>
      <text:p text:style-name="P26"/>
      <text:p text:style-name="P26"/>
      <text:p text:style-name="P26"/>
      <text:p text:style-name="P26"/>
      <text:p text:style-name="P26"/>
      <text:p text:style-name="P2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text:soft-page-break/><text:span text:style-name="T11">5</text:span><text:span text:style-name="T8">) </text:span><text:span text:style-name="T7">Équations différentiell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189in" fo:margin-bottom="0.599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22:00:22.658169710</meta:creation-date>
    <dc:date>2022-11-30T23:59:18.040019498</dc:date>
    <meta:editing-duration>P24DT8H28M42S</meta:editing-duration>
    <meta:editing-cycles>630</meta:editing-cycles>
    <meta:generator>LibreOffice/6.4.7.2$Linux_X86_64 LibreOffice_project/40$Build-2</meta:generator>
    <meta:document-statistic meta:table-count="0" meta:image-count="0" meta:object-count="0" meta:page-count="8" meta:paragraph-count="98" meta:word-count="1140" meta:character-count="6406" meta:non-whitespace-character-count="5302"/>
  </office:meta>
</office:document-meta>
</file>